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49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213.51pt"/>
    </style:style>
    <style:style style:name="co9" style:family="table-column">
      <style:table-column-properties fo:break-before="auto" style:column-width="265.15pt"/>
    </style:style>
    <style:style style:name="co10" style:family="table-column">
      <style:table-column-properties fo:break-before="auto" style:column-width="190.4pt"/>
    </style:style>
    <style:style style:name="co11" style:family="table-column">
      <style:table-column-properties fo:break-before="auto" style:column-width="441.01pt"/>
    </style:style>
    <style:style style:name="co12" style:family="table-column">
      <style:table-column-properties fo:break-before="auto" style:column-width="179.04pt"/>
    </style:style>
    <style:style style:name="co13" style:family="table-column">
      <style:table-column-properties fo:break-before="auto" style:column-width="87.36pt"/>
    </style:style>
    <style:style style:name="co14" style:family="table-column">
      <style:table-column-properties fo:break-before="auto" style:column-width="105.76pt"/>
    </style:style>
    <style:style style:name="co15" style:family="table-column">
      <style:table-column-properties fo:break-before="auto" style:column-width="198.74pt"/>
    </style:style>
    <style:style style:name="co16" style:family="table-column">
      <style:table-column-properties fo:break-before="auto" style:column-width="126.2pt"/>
    </style:style>
    <style:style style:name="co17" style:family="table-column">
      <style:table-column-properties fo:break-before="auto" style:column-width="17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5.9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ffe5ca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fo:background-color="#fff200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e0efd4"/>
      <style:text-properties style:font-name="Liberation Sans" fo:font-size="10pt" style:font-size-asian="10pt" style:font-size-complex="10pt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daa2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padding="2.01pt"/>
      <style:text-properties style:font-name="Liberation Sans" fo:font-size="10pt" style:font-size-asian="10pt" style:font-size-complex="10pt"/>
    </style:style>
    <style:style style:name="ce59" style:family="table-cell" style:parent-style-name="Default">
      <style:text-properties style:font-name="Calibri" fo:font-size="11pt" style:font-size-asian="11pt" style:font-name-complex="Calibri" style:font-size-complex="11pt"/>
    </style:style>
    <style:style style:name="ce60" style:family="table-cell" style:parent-style-name="Default">
      <style:table-cell-properties fo:background-color="transparent"/>
      <style:text-properties style:font-name="Calibri" fo:font-size="11pt" style:font-size-asian="11pt" style:font-name-complex="Calibri" style:font-size-complex="11pt"/>
    </style:style>
    <style:style style:name="ce61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/>
    </style:style>
    <style:style style:name="T3" style:family="text">
      <style:text-properties style:language-complex="none" style:country-complex="none" style:text-overline-style="none" style:text-overline-color="font-color" style:font-size-asian="9pt" style:font-size-complex="11pt" style:font-weight-asian="normal" style:font-weight-complex="normal" style:font-style-asian="normal" style:font-style-complex="normal" style:text-emphasize="none" style:font-relief="none" style:language-asian="ar" style:country-asian="SA" style:font-name="Calibri" style:font-name-asian="Noto Sans CJK SC" style:font-name-complex="Lohit Devanagari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4" style:family="text">
      <style:text-properties style:text-overline-style="none" style:text-overline-color="font-color" style:font-weight-asian="normal" style:font-weight-complex="normal" style:font-style-asian="normal" style:font-style-complex="normal" style:text-emphasize="none" style:font-relief="none" style:font-name-asian="Noto Sans CJK SC" style:font-name-complex="Lohit Devanagari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10pt" style:language-asian="zh" style:country-asian="CN" style:language-complex="hi" style:country-complex="IN" style:font-size-asian="10pt" style:font-size-complex="10pt"/>
    </style:style>
    <style:style style:name="T5" style:family="text">
      <style:text-properties fo:font-size="12pt"/>
    </style:style>
    <style:style style:name="T6" style:family="text">
      <style:text-properties style:use-window-font-color="true" style:font-name="Calibri" fo:font-size="9pt" fo:language="en" fo:country="US" style:language-asian="ar" style:country-asian="SA" style:font-name-asian="Calibri" style:font-name-complex="Calibri" style:font-size-asian="9pt" style:font-size-complex="11pt"/>
    </style:style>
    <style:style style:name="T7" style:family="text">
      <style:text-properties style:use-window-font-color="true" style:font-name="Calibri" fo:font-size="9pt" fo:language="en" fo:country="US" style:language-asian="ar" style:country-asian="SA" style:font-name-complex="Calibri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arts_list_replace_tr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40" table:default-cell-style-name="ce1"/>
        <table:table-row table:style-name="ro1">
          <table:table-cell table:style-name="ce2" office:value-type="string" calcext:value-type="string">
            <text:p>Removed Left</text:p>
          </table:table-cell>
          <table:table-cell table:style-name="ce2" office:value-type="string" calcext:value-type="string">
            <text:p>Removed Right</text:p>
          </table:table-cell>
          <table:table-cell table:style-name="ce2" office:value-type="string" calcext:value-type="string">
            <text:p>Replaced Left</text:p>
          </table:table-cell>
          <table:table-cell table:style-name="ce2" office:value-type="string" calcext:value-type="string">
            <text:p>Replaced Right</text:p>
          </table:table-cell>
          <table:table-cell table:style-name="ce13" office:value-type="string" calcext:value-type="string">
            <text:p>Location Name</text:p>
          </table:table-cell>
          <table:table-cell table:style-name="ce13" office:value-type="string" calcext:value-type="string">
            <text:p>Location</text:p>
          </table:table-cell>
          <table:table-cell table:style-name="ce13" office:value-type="string" calcext:value-type="string">
            <text:p>Parts No.</text:p>
          </table:table-cell>
          <table:table-cell table:style-name="ce13" office:value-type="string" calcext:value-type="string">
            <text:p>Parts I need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supernoob/replacement description</text:p>
          </table:table-cell>
          <table:table-cell table:style-name="ce13" office:value-type="string" calcext:value-type="string">
            <text:p>supernoob part</text:p>
          </table:table-cell>
          <table:table-cell office:value-type="string" calcext:value-type="string">
            <text:p>part procured</text:p>
          </table:table-cell>
          <table:table-cell office:value-type="string" calcext:value-type="string">
            <text:p>Mouser part</text:p>
          </table:table-cell>
          <table:table-cell table:number-columns-repeated="40"/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formula="of:=VLOOKUP([.F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3 uF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uF 35v</text:p>
          </table:table-cell>
          <table:table-cell table:number-columns-repeated="2" office:value-type="string" calcext:value-type="string">
            <text:p>Nichicon UPW1V101MPD</text:p>
          </table:table-cell>
          <table:table-cell office:value-type="string" calcext:value-type="string">
            <text:p>647-UPW1V10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formula="of:=VLOOKUP([.F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3 uF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uF 35v</text:p>
          </table:table-cell>
          <table:table-cell table:number-columns-repeated="2" office:value-type="string" calcext:value-type="string">
            <text:p>Nichicon UPW1V101MPD</text:p>
          </table:table-cell>
          <table:table-cell office:value-type="string" calcext:value-type="string">
            <text:p>647-UPW1V101MPD</text:p>
          </table:table-cell>
          <table:table-cell table:number-columns-repeated="40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VLOOKUP([.F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 pF <text:s/>Ceramic Capacitor </text:p>
          </table:table-cell>
          <table:table-cell office:value-type="string" calcext:value-type="string">
            <text:p>Kemet C328C220JAG5TA was out of stock; CAP CER RAD 22PF 250V C0G 5%</text:p>
          </table:table-cell>
          <table:table-cell table:number-columns-repeated="2"/>
          <table:table-cell office:value-type="string" calcext:value-type="string">
            <text:p>Kemet C322C220G1G5TA</text:p>
          </table:table-cell>
          <table:table-cell table:style-name="ce52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formula="of:=VLOOKUP([.F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A. 4 D</text:p>
          </table:table-cell>
          <table:table-cell office:value-type="string" calcext:value-type="string">
            <text:p>330 pF 50 V Polystyrene Capacitor </text:p>
          </table:table-cell>
          <table:table-cell table:number-columns-repeated="3"/>
          <table:table-cell table:style-name="ce53" office:value-type="string" calcext:value-type="string">
            <text:p>Xicon 23PW133 can’t find just reuse after cleaning; no heat kills them use axial? 23PS133 </text:p>
          </table:table-cell>
          <table:table-cell table:style-name="Default" office:value-type="string" calcext:value-type="string">
            <text:p>23PS133</text:p>
          </table:table-cell>
          <table:table-cell table:number-columns-repeated="40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VLOOKUP([.F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7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string" calcext:value-type="string">
            <text:p>5 pF 50 V Ceramic Capacitor </text:p>
          </table:table-cell>
          <table:table-cell/>
          <table:table-cell office:value-type="string" calcext:value-type="string">
            <text:p>replace with film or CG type</text:p>
          </table:table-cell>
          <table:table-cell/>
          <table:table-cell table:style-name="ce53" office:value-type="string" calcext:value-type="string">
            <text:p>RCE5C2A5R0C0K1H03B</text:p>
          </table:table-cell>
          <table:table-cell table:style-name="ce59" office:value-type="string" calcext:value-type="string">
            <text:p>81-RCE5C2A5R0C0K1H3B</text:p>
          </table:table-cell>
          <table:table-cell table:number-columns-repeated="40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VLOOKUP([.F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 pF <text:s/>Ceramic Capacitor </text:p>
          </table:table-cell>
          <table:table-cell table:number-columns-repeated="3"/>
          <table:table-cell office:value-type="string" calcext:value-type="string">
            <text:p>Kemet C322C220G1G5TA</text:p>
          </table:table-cell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VLOOKUP([.F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 pF <text:s/>Ceramic Capacitor </text:p>
          </table:table-cell>
          <table:table-cell table:number-columns-repeated="3"/>
          <table:table-cell office:value-type="string" calcext:value-type="string">
            <text:p>Kemet C322C220G1G5TA</text:p>
          </table:table-cell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3"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formula="of:=VLOOKUP([.F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0 uF 6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0 uF 63V</text:p>
          </table:table-cell>
          <table:table-cell office:value-type="string" calcext:value-type="string">
            <text:p>Nichicon UPW1J102MHD</text:p>
          </table:table-cell>
          <table:table-cell office:value-type="string" calcext:value-type="string">
            <text:p>Nichicon UPW1J102MHD6</text:p>
          </table:table-cell>
          <table:table-cell table:style-name="ce60" office:value-type="string" calcext:value-type="string">
            <text:p>647-UPW1J102MHD6</text:p>
          </table:table-cell>
          <table:table-cell table:number-columns-repeated="40"/>
        </table:table-row>
        <table:table-row table:style-name="ro3"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formula="of:=VLOOKUP([.F1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0 uF 6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0 uF 63V</text:p>
          </table:table-cell>
          <table:table-cell office:value-type="string" calcext:value-type="string">
            <text:p>Nichicon UPW1J102MHD</text:p>
          </table:table-cell>
          <table:table-cell office:value-type="string" calcext:value-type="string">
            <text:p>Nichicon UPW1J102MHD6</text:p>
          </table:table-cell>
          <table:table-cell table:style-name="ce60" office:value-type="string" calcext:value-type="string">
            <text:p>647-UPW1J102MHD6</text:p>
          </table:table-cell>
          <table:table-cell table:number-columns-repeated="40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office:value-type="float" office:value="1.119" calcext:value-type="float">
            <text:p>1.119</text:p>
          </table:table-cell>
          <table:table-cell office:value-type="float" office:value="1.12" calcext:value-type="float">
            <text:p>1.12</text:p>
          </table:table-cell>
          <table:table-cell table:formula="of:=VLOOKUP([.F1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uF 50 V Bi.Polar Electrolytic Capacitor </text:p>
          </table:table-cell>
          <table:table-cell office:value-type="string" calcext:value-type="string">
            <text:p>(is 6.3 mm; verify fit, else get 5 mm diameter RFS-50V010ME3#5)</text:p>
          </table:table-cell>
          <table:table-cell office:value-type="string" calcext:value-type="string">
            <text:p>1 uF 50 V</text:p>
          </table:table-cell>
          <table:table-cell/>
          <table:table-cell office:value-type="string" calcext:value-type="string">
            <text:p>Elna RFS-50V010MF3#5</text:p>
          </table:table-cell>
          <table:table-cell table:style-name="ce59" office:value-type="string" calcext:value-type="string">
            <text:p>555-RFS50V010MF3#5</text:p>
          </table:table-cell>
          <table:table-cell table:number-columns-repeated="40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formula="of:=VLOOKUP([.F1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8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0 pF <text:s/>Ceramic Capacitor </text:p>
          </table:table-cell>
          <table:table-cell table:number-columns-repeated="3"/>
          <table:table-cell office:value-type="string" calcext:value-type="string">
            <text:p>FKP2D001001D00JO00</text:p>
          </table:table-cell>
          <table:table-cell table:style-name="ce60" office:value-type="string" calcext:value-type="string">
            <text:p>505-FKP2D001001D00JO </text:p>
          </table:table-cell>
          <table:table-cell table:number-columns-repeated="40"/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formula="of:=VLOOKUP([.F1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string" calcext:value-type="string">
            <text:p>1S2473D <text:s/>Diode </text:p>
          </table:table-cell>
          <table:table-cell table:number-columns-repeated="3"/>
          <table:table-cell table:style-name="ce52"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x</text:p>
          </table:table-cell>
          <table:table-cell table:formula="of:=VLOOKUP([.F1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c</text:p>
          </table:table-cell>
          <table:table-cell office:value-type="string" calcext:value-type="string">
            <text:p>1S2473D <text:s/>Diode </text:p>
          </table:table-cell>
          <table:table-cell/>
          <table:table-cell table:number-columns-repeated="2" office:value-type="string" calcext:value-type="string">
            <text:p>1N4148</text:p>
          </table:table-cell>
          <table:table-cell table:style-name="ce52"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1196" calcext:value-type="float">
            <text:p>1196</text:p>
          </table:table-cell>
          <table:table-cell table:formula="of:=VLOOKUP([.F1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string" calcext:value-type="string">
            <text:p>1.2 kOhm <text:s/>Carbon Resistor ¼ W</text:p>
          </table:table-cell>
          <table:table-cell table:number-columns-repeated="3"/>
          <table:table-cell office:value-type="string" calcext:value-type="string">
            <text:p>KOA Speer MFS1/2DCT52R1201F</text:p>
          </table:table-cell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x</text:p>
          </table:table-cell>
          <table:table-cell office:value-type="float" office:value="820" calcext:value-type="float">
            <text:p>820</text:p>
          </table:table-cell>
          <table:table-cell table:formula="of:=VLOOKUP([.F1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20 Ohm <text:s/>Carbon Resistor ¼ W</text:p>
          </table:table-cell>
          <table:table-cell/>
          <table:table-cell office:value-type="string" calcext:value-type="string">
            <text:p>820 Ohm 1/4-Watt Metal Film</text:p>
          </table:table-cell>
          <table:table-cell/>
          <table:table-cell office:value-type="string" calcext:value-type="string">
            <text:p>KOA Speer MF1/4DC8200F</text:p>
          </table:table-cell>
          <table:table-cell table:style-name="ce59" office:value-type="string" calcext:value-type="string">
            <text:p>660-MF1/4DC8200F</text:p>
          </table:table-cell>
          <table:table-cell table:number-columns-repeated="40"/>
        </table:table-row>
        <table:table-row table:style-name="ro2"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92" calcext:value-type="float">
            <text:p>3.92</text:p>
          </table:table-cell>
          <table:table-cell office:value-type="float" office:value="3.88" calcext:value-type="float">
            <text:p>3.88</text:p>
          </table:table-cell>
          <table:table-cell table:formula="of:=VLOOKUP([.F1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9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string" calcext:value-type="string">
            <text:p>3.9 kOhm <text:s/>Carbon Resistor ½ W</text:p>
          </table:table-cell>
          <table:table-cell office:value-type="string" calcext:value-type="string">
            <text:p>mount closer to board to make trim adjustments easier</text:p>
          </table:table-cell>
          <table:table-cell table:number-columns-repeated="2"/>
          <table:table-cell table:style-name="ce57" office:value-type="string" calcext:value-type="string">
            <text:p>Vishay MBB02070C3901FC100</text:p>
          </table:table-cell>
          <table:table-cell table:style-name="ce57" office:value-type="string" calcext:value-type="string">
            <text:p>594-MBB02070C3901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x</text:p>
          </table:table-cell>
          <table:table-cell office:value-type="float" office:value="1194" calcext:value-type="float">
            <text:p>1194</text:p>
          </table:table-cell>
          <table:table-cell table:formula="of:=VLOOKUP([.F1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/>
          <table:table-cell office:value-type="string" calcext:value-type="string">
            <text:p>KOA Speer MFS1/2DCT52R1201F</text:p>
          </table:table-cell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x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x</text:p>
          </table:table-cell>
          <table:table-cell table:formula="of:=VLOOKUP([.F1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/>
          <table:table-cell office:value-type="string" calcext:value-type="string">
            <text:p>KOA Speer MFS1/2DCT52R1201F</text:p>
          </table:table-cell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x</text:p>
          </table:table-cell>
          <table:table-cell office:value-type="float" office:value="9.96" calcext:value-type="float">
            <text:p>9.96</text:p>
          </table:table-cell>
          <table:table-cell table:formula="of:=VLOOKUP([.F2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 kOhm <text:s/>Carbon Resistor ¼ W</text:p>
          </table:table-cell>
          <table:table-cell/>
          <table:table-cell office:value-type="string" calcext:value-type="string">
            <text:p>10K Ohm 1/4-Watt Metal Film </text:p>
          </table:table-cell>
          <table:table-cell/>
          <table:table-cell office:value-type="string" calcext:value-type="string">
            <text:p>KOA Speer MF1/4CC1002F</text:p>
          </table:table-cell>
          <table:table-cell table:style-name="ce59" office:value-type="string" calcext:value-type="string">
            <text:p>660-MF1/4CC1002F</text:p>
          </table:table-cell>
          <table:table-cell table:number-columns-repeated="40"/>
        </table:table-row>
        <table:table-row table:style-name="ro4">
          <table:table-cell table:style-name="ce6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formula="of:=VLOOKUP([.F2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B 3C,D</text:p>
          </table:table-cell>
          <table:table-cell office:value-type="string" calcext:value-type="string">
            <text:p>27 kOhm <text:s/>Carbon Resistor ¼ W</text:p>
          </table:table-cell>
          <table:table-cell/>
          <table:table-cell office:value-type="string" calcext:value-type="string">
            <text:p>27K Ohm 1/4-Watt Metal Film </text:p>
          </table:table-cell>
          <table:table-cell office:value-type="string" calcext:value-type="string">
            <text:p>KOA Speer MF1/4DC2702F</text:p>
          </table:table-cell>
          <table:table-cell table:style-name="ce58" office:value-type="string" calcext:value-type="string">
            <text:p>Vishay Dale CCF6027K4FKE36</text:p>
          </table:table-cell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formula="of:=VLOOKUP([.F2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/>
          <table:table-cell office:value-type="string" calcext:value-type="string">
            <text:p>KOA Speer MFS1/2DCT52R1201F</text:p>
          </table:table-cell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x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x</text:p>
          </table:table-cell>
          <table:table-cell table:formula="of:=VLOOKUP([.F2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/>
          <table:table-cell office:value-type="string" calcext:value-type="string">
            <text:p>KOA Speer MFS1/2DCT52R1201F</text:p>
          </table:table-cell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office:value-type="float" office:value="9.9" calcext:value-type="float">
            <text:p>9.9</text:p>
          </table:table-cell>
          <table:table-cell office:value-type="float" office:value="9.97" calcext:value-type="float">
            <text:p>9.97</text:p>
          </table:table-cell>
          <table:table-cell office:value-type="float" office:value="9.95" calcext:value-type="float">
            <text:p>9.95</text:p>
          </table:table-cell>
          <table:table-cell office:value-type="float" office:value="9.97" calcext:value-type="float">
            <text:p>9.97</text:p>
          </table:table-cell>
          <table:table-cell table:formula="of:=VLOOKUP([.F2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string" calcext:value-type="string">
            <text:p>10 kOhm <text:s/>Carbon Resistor ¼ W</text:p>
          </table:table-cell>
          <table:table-cell table:number-columns-repeated="3"/>
          <table:table-cell office:value-type="string" calcext:value-type="string">
            <text:p>KOA Speer MF1/4CC1002F</text:p>
          </table:table-cell>
          <table:table-cell table:style-name="ce59" office:value-type="string" calcext:value-type="string">
            <text:p>660-MF1/4CC1002F</text:p>
          </table:table-cell>
          <table:table-cell table:number-columns-repeated="40"/>
        </table:table-row>
        <table:table-row table:style-name="ro3">
          <table:table-cell office:value-type="float" office:value="151.2" calcext:value-type="float">
            <text:p>151.2</text:p>
          </table:table-cell>
          <table:table-cell office:value-type="string" calcext:value-type="string">
            <text:p>x</text:p>
          </table:table-cell>
          <table:table-cell office:value-type="float" office:value="150.2" calcext:value-type="float">
            <text:p>150.2</text:p>
          </table:table-cell>
          <table:table-cell office:value-type="string" calcext:value-type="string">
            <text:p>x</text:p>
          </table:table-cell>
          <table:table-cell table:formula="of:=VLOOKUP([.F2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50 Ohm Fusistor <text:s text:c="2"/>Fusing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 Ohm 1/4-Watt Metal Film </text:p>
          </table:table-cell>
          <table:table-cell office:value-type="string" calcext:value-type="string">
            <text:p>1% KOA Speer MF1/4DCT52A1500F</text:p>
          </table:table-cell>
          <table:table-cell office:value-type="string" calcext:value-type="string">
            <text:p>KOA Speer MF1/4CC1500F</text:p>
          </table:table-cell>
          <table:table-cell table:style-name="ce59" office:value-type="string" calcext:value-type="string">
            <text:p>660-MF1/4CC1500F</text:p>
          </table:table-cell>
          <table:table-cell table:number-columns-repeated="40"/>
        </table:table-row>
        <table:table-row table:style-name="ro3">
          <table:table-cell office:value-type="float" office:value="160.3" calcext:value-type="float">
            <text:p>160.3</text:p>
          </table:table-cell>
          <table:table-cell office:value-type="string" calcext:value-type="string">
            <text:p>x</text:p>
          </table:table-cell>
          <table:table-cell office:value-type="float" office:value="150.2" calcext:value-type="float">
            <text:p>150.2</text:p>
          </table:table-cell>
          <table:table-cell office:value-type="string" calcext:value-type="string">
            <text:p>x</text:p>
          </table:table-cell>
          <table:table-cell table:formula="of:=VLOOKUP([.F2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50 Ohm Fusistor <text:s text:c="2"/>Fusing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 Ohm 1/4-Watt Metal Film </text:p>
          </table:table-cell>
          <table:table-cell office:value-type="string" calcext:value-type="string">
            <text:p>1% KOA Speer MF1/4DCT52A1500F</text:p>
          </table:table-cell>
          <table:table-cell office:value-type="string" calcext:value-type="string">
            <text:p>KOA Speer MF1/4CC1500F</text:p>
          </table:table-cell>
          <table:table-cell table:style-name="ce59" office:value-type="string" calcext:value-type="string">
            <text:p>660-MF1/4CC1500F</text:p>
          </table:table-cell>
          <table:table-cell table:number-columns-repeated="40"/>
        </table:table-row>
        <table:table-row table:style-name="ro2">
          <table:table-cell table:number-columns-repeated="2" office:value-type="float" office:value="56.3" calcext:value-type="float">
            <text:p>56.3</text:p>
          </table:table-cell>
          <table:table-cell office:value-type="float" office:value="56.6" calcext:value-type="float">
            <text:p>56.6</text:p>
          </table:table-cell>
          <table:table-cell office:value-type="float" office:value="56.3" calcext:value-type="float">
            <text:p>56.3</text:p>
          </table:table-cell>
          <table:table-cell table:formula="of:=VLOOKUP([.F2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6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C</text:p>
          </table:table-cell>
          <table:table-cell office:value-type="string" calcext:value-type="string">
            <text:p>56 ohm <text:s/>Carbon Resistor ½ W</text:p>
          </table:table-cell>
          <table:table-cell table:number-columns-repeated="3"/>
          <table:table-cell office:value-type="string" calcext:value-type="string">
            <text:p>Vishay MBB02070C5609FC100</text:p>
          </table:table-cell>
          <table:table-cell office:value-type="string" calcext:value-type="string">
            <text:p>594-MBB02070C5609FC1</text:p>
          </table:table-cell>
          <table:table-cell table:number-columns-repeated="40"/>
        </table:table-row>
        <table:table-row table:style-name="ro2">
          <table:table-cell office:value-type="float" office:value="55.9" calcext:value-type="float">
            <text:p>55.9</text:p>
          </table:table-cell>
          <table:table-cell office:value-type="float" office:value="56.4" calcext:value-type="float">
            <text:p>56.4</text:p>
          </table:table-cell>
          <table:table-cell office:value-type="float" office:value="56.7" calcext:value-type="float">
            <text:p>56.7</text:p>
          </table:table-cell>
          <table:table-cell office:value-type="float" office:value="56.4" calcext:value-type="float">
            <text:p>56.4</text:p>
          </table:table-cell>
          <table:table-cell table:formula="of:=VLOOKUP([.F2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7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string" calcext:value-type="string">
            <text:p>56 ohm <text:s/>Carbon Resistor ½ W</text:p>
          </table:table-cell>
          <table:table-cell table:number-columns-repeated="3"/>
          <table:table-cell office:value-type="string" calcext:value-type="string">
            <text:p>Vishay MBB02070C5609FC100</text:p>
          </table:table-cell>
          <table:table-cell office:value-type="string" calcext:value-type="string">
            <text:p>594-MBB02070C5609FC1</text:p>
          </table:table-cell>
          <table:table-cell table:number-columns-repeated="40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table:formula="of:=VLOOKUP([.F2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8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D</text:p>
          </table:table-cell>
          <table:table-cell office:value-type="string" calcext:value-type="string">
            <text:p>4.7 Ohm <text:s/>Carbon Resistor ½ W</text:p>
          </table:table-cell>
          <table:table-cell table:number-columns-repeated="3"/>
          <table:table-cell table:style-name="ce57" office:value-type="string" calcext:value-type="string">
            <text:p>Vishay MBB02070C4708FCT00</text:p>
          </table:table-cell>
          <table:table-cell office:value-type="string" calcext:value-type="string">
            <text:p>594-MBB02070C4708FCT</text:p>
          </table:table-cell>
          <table:table-cell table:number-columns-repeated="40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formula="of:=VLOOKUP([.F3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3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string" calcext:value-type="string">
            <text:p>4.7 Ohm <text:s/>Carbon Resistor ½ W</text:p>
          </table:table-cell>
          <table:table-cell table:number-columns-repeated="3"/>
          <table:table-cell table:style-name="ce57" office:value-type="string" calcext:value-type="string">
            <text:p>Vishay MBB02070C4708FCT00</text:p>
          </table:table-cell>
          <table:table-cell office:value-type="string" calcext:value-type="string">
            <text:p>594-MBB02070C4708FCT</text:p>
          </table:table-cell>
          <table:table-cell table:number-columns-repeated="40"/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formula="of:=VLOOKUP([.F3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3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string" calcext:value-type="string">
            <text:p>2SA750(3) (E. U) <text:s/>Transistor </text:p>
          </table:table-cell>
          <table:table-cell office:value-type="string" calcext:value-type="string">
            <text:p>(PNP) ECB</text:p>
          </table:table-cell>
          <table:table-cell table:number-columns-repeated="2" office:value-type="string" calcext:value-type="string">
            <text:p>KSA992FB</text:p>
          </table:table-cell>
          <table:table-cell office:value-type="string" calcext:value-type="string">
            <text:p>KSA992FBU</text:p>
          </table:table-cell>
          <table:table-cell table:style-name="Default" office:value-type="string" calcext:value-type="string">
            <text:p>512-KSA992FBU</text:p>
          </table:table-cell>
          <table:table-cell table:number-columns-repeated="40"/>
        </table:table-row>
        <table:table-row table:style-name="ro2">
          <table:table-cell office:value-type="float" office:value="93.4" calcext:value-type="float">
            <text:p>93.4</text:p>
          </table:table-cell>
          <table:table-cell office:value-type="float" office:value="102.4" calcext:value-type="float">
            <text:p>102.4</text:p>
          </table:table-cell>
          <table:table-cell office:value-type="float" office:value="97.4" calcext:value-type="float">
            <text:p>97.4</text:p>
          </table:table-cell>
          <table:table-cell office:value-type="float" office:value="106.6" calcext:value-type="float">
            <text:p>106.6</text:p>
          </table:table-cell>
          <table:table-cell table:formula="of:=VLOOKUP([.F3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string" calcext:value-type="string">
            <text:p>100 Ohm (B) Volume <text:s/>trim resistor </text:p>
          </table:table-cell>
          <table:table-cell table:style-name="ce56"/>
          <table:table-cell office:value-type="string" calcext:value-type="string">
            <text:p>100 Ohm Single Turn Sealed 3/8” </text:p>
          </table:table-cell>
          <table:table-cell table:number-columns-repeated="2" office:value-type="string" calcext:value-type="string">
            <text:p>Bourns 3386H-1-101LF</text:p>
          </table:table-cell>
          <table:table-cell office:value-type="string" calcext:value-type="string">
            <text:p>652-3386H-1-101LF</text:p>
          </table:table-cell>
          <table:table-cell table:number-columns-repeated="40"/>
        </table:table-row>
        <table:table-row table:style-name="ro2">
          <table:table-cell office:value-type="float" office:value="1.86" calcext:value-type="float">
            <text:p>1.86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table:formula="of:=VLOOKUP([.F3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string" calcext:value-type="string">
            <text:p>2.2k Ohm (B) Volume <text:s/>trim resistor </text:p>
          </table:table-cell>
          <table:table-cell office:value-type="string" calcext:value-type="string">
            <text:p>lee suggested: <text:s/>Bourns single turn cermet type (Bourns 3362X-1-202LF) so it stands and points the adjustment up when board is mounted. Want 2 solder tabs at bottom/back. But 3362 is ¼ with philips head while 3386 is 3/8. fits current .4 inches</text:p>
          </table:table-cell>
          <table:table-cell office:value-type="string" calcext:value-type="string">
            <text:p>2.2K Ohm Single Turn Sealed 3/8”</text:p>
          </table:table-cell>
          <table:table-cell table:number-columns-repeated="2" office:value-type="string" calcext:value-type="string">
            <text:p>Bourns 3386H-1-222LF</text:p>
          </table:table-cell>
          <table:table-cell table:style-name="Default" office:value-type="string" calcext:value-type="string">
            <text:p>652-3386H-1-222LF</text:p>
          </table:table-cell>
          <table:table-cell table:number-columns-repeated="40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940" calcext:value-type="float">
            <text:p>940</text:p>
          </table:table-cell>
          <table:table-cell office:value-type="float" office:value="1031" calcext:value-type="float">
            <text:p>1031</text:p>
          </table:table-cell>
          <table:table-cell office:value-type="float" office:value="978" calcext:value-type="float">
            <text:p>978</text:p>
          </table:table-cell>
          <table:table-cell table:formula="of:=VLOOKUP([.F3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 4D</text:p>
          </table:table-cell>
          <table:table-cell office:value-type="string" calcext:value-type="string">
            <text:p>1k Ohm (B) Volume <text:s/>trim resistor </text:p>
          </table:table-cell>
          <table:table-cell table:style-name="ce56"/>
          <table:table-cell office:value-type="string" calcext:value-type="string">
            <text:p>1K Ohm Single Turn Sealed 3/8” </text:p>
          </table:table-cell>
          <table:table-cell table:number-columns-repeated="2" office:value-type="string" calcext:value-type="string">
            <text:p>Bourns 3386X-1-102LF</text:p>
          </table:table-cell>
          <table:table-cell office:value-type="string" calcext:value-type="string">
            <text:p>652-3386X-1-102LF</text:p>
          </table:table-cell>
          <table:table-cell table:number-columns-repeated="40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643" calcext:value-type="float">
            <text:p>643</text:p>
          </table:table-cell>
          <table:table-cell office:value-type="float" office:value="664" calcext:value-type="float">
            <text:p>664</text:p>
          </table:table-cell>
          <table:table-cell table:formula="of:=VLOOKUP([.F3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A. 4 D</text:p>
          </table:table-cell>
          <table:table-cell office:value-type="string" calcext:value-type="string">
            <text:p>EQB01-22 <text:s/>Zener Diode </text:p>
          </table:table-cell>
          <table:table-cell office:value-type="string" calcext:value-type="string">
            <text:p>apparently a 22V 1W</text:p>
          </table:table-cell>
          <table:table-cell office:value-type="string" calcext:value-type="string">
            <text:p>22v 1.3-Watt</text:p>
          </table:table-cell>
          <table:table-cell table:number-columns-repeated="2" office:value-type="string" calcext:value-type="string">
            <text:p>BZX85B22-TR</text:p>
          </table:table-cell>
          <table:table-cell table:style-name="ce59" office:value-type="string" calcext:value-type="string">
            <text:p>78-BZX85B2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~800</text:p>
          </table:table-cell>
          <table:table-cell office:value-type="float" office:value="662" calcext:value-type="float">
            <text:p>662</text:p>
          </table:table-cell>
          <table:table-cell office:value-type="float" office:value="635" calcext:value-type="float">
            <text:p>635</text:p>
          </table:table-cell>
          <table:table-cell office:value-type="float" office:value="667" calcext:value-type="float">
            <text:p>667</text:p>
          </table:table-cell>
          <table:table-cell table:formula="of:=VLOOKUP([.F3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string" calcext:value-type="string">
            <text:p>EQB01-22 <text:s/>Zener Diode </text:p>
          </table:table-cell>
          <table:table-cell office:value-type="string" calcext:value-type="string">
            <text:p>apparently a 22V 1W</text:p>
          </table:table-cell>
          <table:table-cell office:value-type="string" calcext:value-type="string">
            <text:p>22v 1.3-Watt</text:p>
          </table:table-cell>
          <table:table-cell table:number-columns-repeated="2" office:value-type="string" calcext:value-type="string">
            <text:p>BZX85B22-TR</text:p>
          </table:table-cell>
          <table:table-cell table:style-name="ce59" office:value-type="string" calcext:value-type="string">
            <text:p>78-BZX85B2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top aback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3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100 pF <text:s/>Ceram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0 pF 100v Polypropylene Film WIMA 5%</text:p>
          </table:table-cell>
          <table:table-cell table:number-columns-repeated="2" office:value-type="string" calcext:value-type="string">
            <text:p>FKP2D001001D00JO00</text:p>
          </table:table-cell>
          <table:table-cell office:value-type="string" calcext:value-type="string">
            <text:p>505-FKP2D001001D00JO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id mid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VLOOKUP([.F38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2 B</text:p>
          </table:table-cell>
          <table:table-cell office:value-type="string" calcext:value-type="string">
            <text:p>100 pF <text:s/>Ceram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0 pF 100v Polypropylene Film WIMA 5%</text:p>
          </table:table-cell>
          <table:table-cell table:number-columns-repeated="2" office:value-type="string" calcext:value-type="string">
            <text:p>FKP2D001001D00JO00</text:p>
          </table:table-cell>
          <table:table-cell office:value-type="string" calcext:value-type="string">
            <text:p>505-FKP2D001001D00JO 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3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220 uF 6.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470uf 25v (Leestero prefers Bi-Polar Here)</text:p>
          </table:table-cell>
          <table:table-cell table:number-columns-repeated="2" office:value-type="string" calcext:value-type="string">
            <text:p>Nichicon UKA1E471MPD1TD </text:p>
          </table:table-cell>
          <table:table-cell table:style-name="ce52" office:value-type="string" calcext:value-type="string">
            <text:p>647-UKA1E471MPD1TD 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4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220 uF 6.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470uf 25v (Leestero prefers Bi-Polar Here)</text:p>
          </table:table-cell>
          <table:table-cell table:number-columns-repeated="2" office:value-type="string" calcext:value-type="string">
            <text:p>Nichicon UKA1E471MPD1TD </text:p>
          </table:table-cell>
          <table:table-cell table:style-name="ce52" office:value-type="string" calcext:value-type="string">
            <text:p>647-UKA1E471MPD1TD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5.5 n</text:p>
          </table:table-cell>
          <table:table-cell/>
          <table:table-cell office:value-type="string" calcext:value-type="string">
            <text:p>45.5n</text:p>
          </table:table-cell>
          <table:table-cell/>
          <table:table-cell table:formula="of:=VLOOKUP([.F4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0.047 uF <text:s/>Mylar Capacitor </text:p>
          </table:table-cell>
          <table:table-cell table:number-columns-repeated="3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0.0 n</text:p>
          </table:table-cell>
          <table:table-cell/>
          <table:table-cell office:value-type="string" calcext:value-type="string">
            <text:p>46.4 n</text:p>
          </table:table-cell>
          <table:table-cell/>
          <table:table-cell table:formula="of:=VLOOKUP([.F4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/2B</text:p>
          </table:table-cell>
          <table:table-cell office:value-type="string" calcext:value-type="string">
            <text:p>0.047 uF <text:s/>Mylar Capacitor </text:p>
          </table:table-cell>
          <table:table-cell table:number-columns-repeated="3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4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table:number-columns-repeated="2" office:value-type="string" calcext:value-type="string">
            <text:p>Nichicon UKT1V100MDD</text:p>
          </table:table-cell>
          <table:table-cell table:style-name="ce52" office:value-type="string" calcext:value-type="string">
            <text:p>647-UKT1V100MDD1TD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4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table:number-columns-repeated="2" office:value-type="string" calcext:value-type="string">
            <text:p>Nichicon UKT1V100MDD</text:p>
          </table:table-cell>
          <table:table-cell table:style-name="ce52" office:value-type="string" calcext:value-type="string">
            <text:p>647-UKT1V100MDD1T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2.3 n</text:p>
          </table:table-cell>
          <table:table-cell/>
          <table:table-cell office:value-type="string" calcext:value-type="string">
            <text:p>46.1 n</text:p>
          </table:table-cell>
          <table:table-cell/>
          <table:table-cell table:formula="of:=VLOOKUP([.F45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0.047 uF <text:s/>Mylar Capacitor </text:p>
          </table:table-cell>
          <table:table-cell table:number-columns-repeated="3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49.8?</text:p>
          </table:table-cell>
          <table:table-cell/>
          <table:table-cell office:value-type="string" calcext:value-type="string">
            <text:p>45.5n</text:p>
          </table:table-cell>
          <table:table-cell/>
          <table:table-cell table:formula="of:=VLOOKUP([.F46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0.047 uF <text:s/>Mylar Capacitor </text:p>
          </table:table-cell>
          <table:table-cell table:number-columns-repeated="3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 + jumper</text:p>
          </table:table-cell>
          <table:table-cell/>
          <table:table-cell table:formula="of:=VLOOKUP([.F4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7+C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uF 25V (LL) in Series 25 V Bi.Polar Electrolytic Capacitor </text:p>
          </table:table-cell>
          <table:table-cell/>
          <table:table-cell office:value-type="string" calcext:value-type="string">
            <text:p><text:s/>4.7uf 63v Stack Polyester Film WIMA 5%</text:p>
          </table:table-cell>
          <table:table-cell table:number-columns-repeated="2" office:value-type="string" calcext:value-type="string">
            <text:p>MKS2C044701M00JO00</text:p>
          </table:table-cell>
          <table:table-cell table:style-name="ce52" office:value-type="string" calcext:value-type="string">
            <text:p>505-MKS2C044701M00JO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 + jumper</text:p>
          </table:table-cell>
          <table:table-cell/>
          <table:table-cell table:formula="of:=VLOOKUP([.F48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8+C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10uF 25V (LL) in Series 25 V Bi.Polar Electrolytic Capacitor </text:p>
          </table:table-cell>
          <table:table-cell/>
          <table:table-cell office:value-type="string" calcext:value-type="string">
            <text:p><text:s/>4.7uf 63v Stack Polyester Film WIMA 5%</text:p>
          </table:table-cell>
          <table:table-cell table:number-columns-repeated="2" office:value-type="string" calcext:value-type="string">
            <text:p>MKS2C044701M00JO00</text:p>
          </table:table-cell>
          <table:table-cell table:style-name="ce52" office:value-type="string" calcext:value-type="string">
            <text:p>505-MKS2C044701M00JO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4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uf 50v <text:s/>Bi.Polar Electrolytic Capacitor </text:p>
          </table:table-cell>
          <table:table-cell/>
          <table:table-cell office:value-type="string" calcext:value-type="string">
            <text:p><text:s/>47uf 63v</text:p>
          </table:table-cell>
          <table:table-cell table:number-columns-repeated="2" office:value-type="string" calcext:value-type="string">
            <text:p>Nichicon UPW1J470MPD</text:p>
          </table:table-cell>
          <table:table-cell table:style-name="ce52" office:value-type="string" calcext:value-type="string">
            <text:p>647-UPW1J470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5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10uf 50v <text:s/>Bi.Polar Electrolytic Capacitor </text:p>
          </table:table-cell>
          <table:table-cell/>
          <table:table-cell office:value-type="string" calcext:value-type="string">
            <text:p><text:s/>47uf 63v</text:p>
          </table:table-cell>
          <table:table-cell table:number-columns-repeated="2" office:value-type="string" calcext:value-type="string">
            <text:p>Nichicon UPW1J470MPD</text:p>
          </table:table-cell>
          <table:table-cell table:style-name="ce52" office:value-type="string" calcext:value-type="string">
            <text:p>647-UPW1J470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5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uf 50v <text:s/>Bi.Polar Electrolytic Capacitor </text:p>
          </table:table-cell>
          <table:table-cell/>
          <table:table-cell office:value-type="string" calcext:value-type="string">
            <text:p><text:s/>47uf 63v</text:p>
          </table:table-cell>
          <table:table-cell table:number-columns-repeated="2" office:value-type="string" calcext:value-type="string">
            <text:p>Nichicon UPW1J470MPD</text:p>
          </table:table-cell>
          <table:table-cell table:style-name="ce52" office:value-type="string" calcext:value-type="string">
            <text:p>647-UPW1J470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5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A</text:p>
          </table:table-cell>
          <table:table-cell office:value-type="string" calcext:value-type="string">
            <text:p>10uf 50v <text:s/>Bi.Polar Electrolytic Capacitor </text:p>
          </table:table-cell>
          <table:table-cell/>
          <table:table-cell office:value-type="string" calcext:value-type="string">
            <text:p><text:s/>47uf 63v</text:p>
          </table:table-cell>
          <table:table-cell table:number-columns-repeated="2" office:value-type="string" calcext:value-type="string">
            <text:p>Nichicon UPW1J470MPD</text:p>
          </table:table-cell>
          <table:table-cell table:style-name="ce52" office:value-type="string" calcext:value-type="string">
            <text:p>647-UPW1J470MPD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5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, 2C</text:p>
          </table:table-cell>
          <table:table-cell office:value-type="string" calcext:value-type="string">
            <text:p>1.0 uF 100V Mylar Capacitor </text:p>
          </table:table-cell>
          <table:table-cell/>
          <table:table-cell office:value-type="string" calcext:value-type="string">
            <text:p>(thinks polyester) 1uF 450v Polypropylene Film TDK 5%</text:p>
          </table:table-cell>
          <table:table-cell office:value-type="string" calcext:value-type="string">
            <text:p>B32672Z4105J00</text:p>
          </table:table-cell>
          <table:table-cell table:style-name="ce53" table:formula="of:=[.N53]" office:value-type="string" office:string-value="B32672Z4105J00" calcext:value-type="string">
            <text:p>B32672Z4105J00</text:p>
          </table:table-cell>
          <table:table-cell table:style-name="ce52" office:value-type="string" calcext:value-type="string">
            <text:p>871-B32672Z4105J000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VLOOKUP([.F5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, 2C</text:p>
          </table:table-cell>
          <table:table-cell office:value-type="string" calcext:value-type="string">
            <text:p>1.0 uF 100V Mylar Capacitor </text:p>
          </table:table-cell>
          <table:table-cell/>
          <table:table-cell office:value-type="string" calcext:value-type="string">
            <text:p>(thinks polyester) 1uF 450v Polypropylene Film TDK 5%</text:p>
          </table:table-cell>
          <table:table-cell office:value-type="string" calcext:value-type="string">
            <text:p>B32672Z4105J00</text:p>
          </table:table-cell>
          <table:table-cell table:style-name="ce53" table:formula="of:=[.N54]" office:value-type="string" office:string-value="B32672Z4105J00" calcext:value-type="string">
            <text:p>B32672Z4105J00</text:p>
          </table:table-cell>
          <table:table-cell table:style-name="ce52" office:value-type="string" calcext:value-type="string">
            <text:p>871-B32672Z4105J000</text:p>
          </table:table-cell>
          <table:table-cell table:number-columns-repeated="40"/>
        </table:table-row>
        <table:table-row table:style-name="ro5"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?</text:p>
          </table:table-cell>
          <table:table-cell/>
          <table:table-cell table:formula="of:=VLOOKUP([.F55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1188" calcext:value-type="float">
            <text:p>1188</text:p>
          </table:table-cell>
          <table:table-cell/>
          <table:table-cell office:value-type="float" office:value="1151" calcext:value-type="float">
            <text:p>1151</text:p>
          </table:table-cell>
          <table:table-cell/>
          <table:table-cell table:formula="of:=VLOOKUP([.F56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1192" calcext:value-type="float">
            <text:p>1192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table:formula="of:=VLOOKUP([.F5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1201" calcext:value-type="float">
            <text:p>1201</text:p>
          </table:table-cell>
          <table:table-cell/>
          <table:table-cell office:value-type="float" office:value="1151" calcext:value-type="float">
            <text:p>1151</text:p>
          </table:table-cell>
          <table:table-cell/>
          <table:table-cell table:formula="of:=VLOOKUP([.F58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5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88.8" calcext:value-type="float">
            <text:p>88.8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6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6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82 Ohm <text:s/>Fusing Resistor ¼ W</text:p>
          </table:table-cell>
          <table:table-cell/>
          <table:table-cell table:style-name="ce52"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6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string" calcext:value-type="string">
            <text:p>82 Ohm <text:s/>Fusing Resistor ¼ W</text:p>
          </table:table-cell>
          <table:table-cell/>
          <table:table-cell table:style-name="ce52"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16 nF</text:p>
          </table:table-cell>
          <table:table-cell/>
          <table:table-cell table:formula="of:=VLOOKUP([.F6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string" calcext:value-type="string">
            <text:p>10000 pF 500 V Ceramic Capacitor </text:p>
          </table:table-cell>
          <table:table-cell office:value-type="string" calcext:value-type="string">
            <text:p>10 nF = 0.01 uF, replace C0G, 10.6mm separation, thin; 594-S103M47Z5UN63L0R</text:p>
          </table:table-cell>
          <table:table-cell table:number-columns-repeated="2"/>
          <table:table-cell office:value-type="string" calcext:value-type="string">
            <text:p>Vishay S103M47Z5UN63L0R</text:p>
          </table:table-cell>
          <table:table-cell office:value-type="string" calcext:value-type="string">
            <text:p><text:s/>594-S103M47Z5UN63L0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18 nF</text:p>
          </table:table-cell>
          <table:table-cell/>
          <table:table-cell table:formula="of:=VLOOKUP([.F6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string" calcext:value-type="string">
            <text:p>10000 pF 500 V Ceramic Capacitor </text:p>
          </table:table-cell>
          <table:table-cell office:value-type="string" calcext:value-type="string">
            <text:p>10 nF = 0.01 uF, replace C0G, 10.6mm separation, thin; 594-S103M47Z5UN63L0R</text:p>
          </table:table-cell>
          <table:table-cell table:number-columns-repeated="2"/>
          <table:table-cell office:value-type="string" calcext:value-type="string">
            <text:p>Vishay S103M47Z5UN63L0R</text:p>
          </table:table-cell>
          <table:table-cell office:value-type="string" calcext:value-type="string">
            <text:p><text:s/>594-S103M47Z5UN63L0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6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63 V Bi.Polar Electrolytic Capacitor </text:p>
          </table:table-cell>
          <table:table-cell office:value-type="string" calcext:value-type="string">
            <text:p>15.9 mm diameter, 29.8 mm tall, 8 mm lead spacing; replaced 647-UPW1J821MHD with 647-UPW1J821MHD6</text:p>
          </table:table-cell>
          <table:table-cell office:value-type="string" calcext:value-type="string">
            <text:p>820uF 63v</text:p>
          </table:table-cell>
          <table:table-cell office:value-type="string" calcext:value-type="string">
            <text:p>Nichicon UPW1J821MHD</text:p>
          </table:table-cell>
          <table:table-cell table:style-name="ce52" table:formula="of:=[.N65]" office:value-type="string" office:string-value="Nichicon UPW1J821MHD" calcext:value-type="string">
            <text:p>Nichicon UPW1J821MHD</text:p>
          </table:table-cell>
          <table:table-cell table:style-name="ce52" office:value-type="string" calcext:value-type="string">
            <text:p>647-UPW1J82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6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63 V Bi.Polar Electrolytic Capacitor </text:p>
          </table:table-cell>
          <table:table-cell office:value-type="string" calcext:value-type="string">
            <text:p>15.9 mm diameter, 29.8 mm tall, 8 mm lead spacing; replaced 647-UPW1J821MHD with 647-UPW1J821MHD6</text:p>
          </table:table-cell>
          <table:table-cell office:value-type="string" calcext:value-type="string">
            <text:p>820uF 63v</text:p>
          </table:table-cell>
          <table:table-cell office:value-type="string" calcext:value-type="string">
            <text:p>Nichicon UPW1J821MHD</text:p>
          </table:table-cell>
          <table:table-cell table:style-name="ce52" table:formula="of:=[.N66]" office:value-type="string" office:string-value="Nichicon UPW1J821MHD" calcext:value-type="string">
            <text:p>Nichicon UPW1J821MHD</text:p>
          </table:table-cell>
          <table:table-cell table:style-name="ce52" office:value-type="string" calcext:value-type="string">
            <text:p>647-UPW1J82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6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63 V Bi.Polar Electrolytic Capacitor </text:p>
          </table:table-cell>
          <table:table-cell office:value-type="string" calcext:value-type="string">
            <text:p>15.9 mm diameter, 29.8 mm tall, 8 mm lead spacing; replaced 647-UPW1J821MHD with 647-UPW1J821MHD6</text:p>
          </table:table-cell>
          <table:table-cell office:value-type="string" calcext:value-type="string">
            <text:p>820uF 63v</text:p>
          </table:table-cell>
          <table:table-cell office:value-type="string" calcext:value-type="string">
            <text:p>Nichicon UPW1J821MHD</text:p>
          </table:table-cell>
          <table:table-cell table:style-name="ce52" table:formula="of:=[.N67]" office:value-type="string" office:string-value="Nichicon UPW1J821MHD" calcext:value-type="string">
            <text:p>Nichicon UPW1J821MHD</text:p>
          </table:table-cell>
          <table:table-cell table:style-name="ce52" office:value-type="string" calcext:value-type="string">
            <text:p>647-UPW1J82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6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63 V Bi.Polar Electrolytic Capacitor </text:p>
          </table:table-cell>
          <table:table-cell office:value-type="string" calcext:value-type="string">
            <text:p>15.9 mm diameter, 29.8 mm tall, 8 mm lead spacing; replaced 647-UPW1J821MHD with 647-UPW1J821MHD6</text:p>
          </table:table-cell>
          <table:table-cell office:value-type="string" calcext:value-type="string">
            <text:p>820uF 63v</text:p>
          </table:table-cell>
          <table:table-cell office:value-type="string" calcext:value-type="string">
            <text:p>Nichicon UPW1J821MHD</text:p>
          </table:table-cell>
          <table:table-cell table:style-name="ce52" table:formula="of:=[.N68]" office:value-type="string" office:string-value="Nichicon UPW1J821MHD" calcext:value-type="string">
            <text:p>Nichicon UPW1J821MHD</text:p>
          </table:table-cell>
          <table:table-cell table:style-name="ce52" office:value-type="string" calcext:value-type="string">
            <text:p>647-UPW1J82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6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63 V Bi.Polar Electrolytic Capacitor </text:p>
          </table:table-cell>
          <table:table-cell office:value-type="string" calcext:value-type="string">
            <text:p>13.1 mm diameter, 23 mm tall, 5.4 mm lead spacing</text:p>
          </table:table-cell>
          <table:table-cell office:value-type="string" calcext:value-type="string">
            <text:p>330uf 63v</text:p>
          </table:table-cell>
          <table:table-cell office:value-type="string" calcext:value-type="string">
            <text:p>Nichicon UPW1J331MHD</text:p>
          </table:table-cell>
          <table:table-cell table:style-name="ce52" table:formula="of:=[.N69]" office:value-type="string" office:string-value="Nichicon UPW1J331MHD" calcext:value-type="string">
            <text:p>Nichicon UPW1J331MHD</text:p>
          </table:table-cell>
          <table:table-cell table:style-name="ce52" office:value-type="string" calcext:value-type="string">
            <text:p>647-UPW1J33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7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63 V Bi.Polar Electrolytic Capacitor </text:p>
          </table:table-cell>
          <table:table-cell office:value-type="string" calcext:value-type="string">
            <text:p>13.1 mm diameter, 23 mm tall, 5.4 mm lead spacing</text:p>
          </table:table-cell>
          <table:table-cell office:value-type="string" calcext:value-type="string">
            <text:p>330uf 63v</text:p>
          </table:table-cell>
          <table:table-cell office:value-type="string" calcext:value-type="string">
            <text:p>Nichicon UPW1J331MHD</text:p>
          </table:table-cell>
          <table:table-cell table:style-name="ce52" table:formula="of:=[.N70]" office:value-type="string" office:string-value="Nichicon UPW1J331MHD" calcext:value-type="string">
            <text:p>Nichicon UPW1J331MHD</text:p>
          </table:table-cell>
          <table:table-cell table:style-name="ce52" office:value-type="string" calcext:value-type="string">
            <text:p>647-UPW1J33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7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63 V Bi.Polar Electrolytic Capacitor </text:p>
          </table:table-cell>
          <table:table-cell office:value-type="string" calcext:value-type="string">
            <text:p>13.1 mm diameter, 23 mm tall, 5.4 mm lead spacing</text:p>
          </table:table-cell>
          <table:table-cell office:value-type="string" calcext:value-type="string">
            <text:p>330uf 63v</text:p>
          </table:table-cell>
          <table:table-cell office:value-type="string" calcext:value-type="string">
            <text:p>Nichicon UPW1J331MHD</text:p>
          </table:table-cell>
          <table:table-cell table:style-name="ce52" table:formula="of:=[.N71]" office:value-type="string" office:string-value="Nichicon UPW1J331MHD" calcext:value-type="string">
            <text:p>Nichicon UPW1J331MHD</text:p>
          </table:table-cell>
          <table:table-cell table:style-name="ce52" office:value-type="string" calcext:value-type="string">
            <text:p>647-UPW1J331MH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7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63 V Bi.Polar Electrolytic Capacitor </text:p>
          </table:table-cell>
          <table:table-cell office:value-type="string" calcext:value-type="string">
            <text:p>13.1 mm diameter, 23 mm tall, 5.4 mm lead spacing</text:p>
          </table:table-cell>
          <table:table-cell office:value-type="string" calcext:value-type="string">
            <text:p>330uf 63v</text:p>
          </table:table-cell>
          <table:table-cell office:value-type="string" calcext:value-type="string">
            <text:p>Nichicon UPW1J331MHD</text:p>
          </table:table-cell>
          <table:table-cell table:style-name="ce52" table:formula="of:=[.N72]" office:value-type="string" office:string-value="Nichicon UPW1J331MHD" calcext:value-type="string">
            <text:p>Nichicon UPW1J331MHD</text:p>
          </table:table-cell>
          <table:table-cell table:style-name="ce52" office:value-type="string" calcext:value-type="string">
            <text:p>647-UPW1J331MHD</text:p>
          </table:table-cell>
          <table:table-cell table:number-columns-repeated="40"/>
        </table:table-row>
        <table:table-row table:style-name="ro2">
          <table:table-cell table:style-name="ce46"/>
          <table:table-cell table:number-columns-repeated="3"/>
          <table:table-cell table:formula="of:=VLOOKUP([.F7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pF <text:s/>Ceramic Capacitor </text:p>
          </table:table-cell>
          <table:table-cell office:value-type="string" calcext:value-type="string">
            <text:p>9.4 mm diameter, 5.4 mm lead spacing</text:p>
          </table:table-cell>
          <table:table-cell table:style-name="ce56" table:number-columns-repeated="2"/>
          <table:table-cell table:style-name="ce52" office:value-type="string" calcext:value-type="string">
            <text:p>Vishay S471K29X7RP63K5R</text:p>
          </table:table-cell>
          <table:table-cell table:style-name="ce52" office:value-type="string" calcext:value-type="string">
            <text:p>594-S471K29X7RP63K5R</text:p>
          </table:table-cell>
          <table:table-cell table:number-columns-repeated="40"/>
        </table:table-row>
        <table:table-row table:style-name="ro2">
          <table:table-cell table:style-name="ce46"/>
          <table:table-cell table:number-columns-repeated="3"/>
          <table:table-cell table:formula="of:=VLOOKUP([.F7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pF <text:s/>Ceramic Capacitor </text:p>
          </table:table-cell>
          <table:table-cell office:value-type="string" calcext:value-type="string">
            <text:p>9.4 mm diameter, 5.4 mm lead spacing</text:p>
          </table:table-cell>
          <table:table-cell table:style-name="ce56" table:number-columns-repeated="2"/>
          <table:table-cell table:style-name="ce52" office:value-type="string" calcext:value-type="string">
            <text:p>Vishay S471K29X7RP63K5R</text:p>
          </table:table-cell>
          <table:table-cell table:style-name="ce52" office:value-type="string" calcext:value-type="string">
            <text:p>594-S471K29X7RP63K5R</text:p>
          </table:table-cell>
          <table:table-cell table:number-columns-repeated="40"/>
        </table:table-row>
        <table:table-row table:style-name="ro2">
          <table:table-cell table:style-name="ce46"/>
          <table:table-cell table:number-columns-repeated="3"/>
          <table:table-cell table:formula="of:=VLOOKUP([.F7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pF <text:s/>Ceramic Capacitor </text:p>
          </table:table-cell>
          <table:table-cell office:value-type="string" calcext:value-type="string">
            <text:p>9.4 mm diameter, 5.4 mm lead spacing</text:p>
          </table:table-cell>
          <table:table-cell table:style-name="ce56" table:number-columns-repeated="2"/>
          <table:table-cell table:style-name="ce52" office:value-type="string" calcext:value-type="string">
            <text:p>Vishay S471K29X7RP63K5R</text:p>
          </table:table-cell>
          <table:table-cell table:style-name="ce52" office:value-type="string" calcext:value-type="string">
            <text:p>594-S471K29X7RP63K5R</text:p>
          </table:table-cell>
          <table:table-cell table:number-columns-repeated="40"/>
        </table:table-row>
        <table:table-row table:style-name="ro2">
          <table:table-cell table:style-name="ce46"/>
          <table:table-cell table:number-columns-repeated="3"/>
          <table:table-cell table:formula="of:=VLOOKUP([.F7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pF <text:s/>Ceramic Capacitor </text:p>
          </table:table-cell>
          <table:table-cell office:value-type="string" calcext:value-type="string">
            <text:p>9.4 mm diameter, 5.4 mm lead spacing</text:p>
          </table:table-cell>
          <table:table-cell table:style-name="ce56" table:number-columns-repeated="2"/>
          <table:table-cell table:style-name="ce52" office:value-type="string" calcext:value-type="string">
            <text:p>Vishay S471K29X7RP63K5R</text:p>
          </table:table-cell>
          <table:table-cell table:style-name="ce52" office:value-type="string" calcext:value-type="string">
            <text:p>594-S471K29X7RP63K5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7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470uf 25v</text:p>
          </table:table-cell>
          <table:table-cell office:value-type="string" calcext:value-type="string">
            <text:p>Nichicon UPW1E471MPD</text:p>
          </table:table-cell>
          <table:table-cell table:style-name="ce52" table:formula="of:=[.N77]" office:value-type="string" office:string-value="Nichicon UPW1E471MPD" calcext:value-type="string">
            <text:p>Nichicon UPW1E471MPD</text:p>
          </table:table-cell>
          <table:table-cell office:value-type="string" calcext:value-type="string">
            <text:p>647-UPW1E47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7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470uf 25v</text:p>
          </table:table-cell>
          <table:table-cell office:value-type="string" calcext:value-type="string">
            <text:p>Nichicon UPW1E471MPD</text:p>
          </table:table-cell>
          <table:table-cell table:style-name="ce52" table:formula="of:=[.N78]" office:value-type="string" office:string-value="Nichicon UPW1E471MPD" calcext:value-type="string">
            <text:p>Nichicon UPW1E471MPD</text:p>
          </table:table-cell>
          <table:table-cell office:value-type="string" calcext:value-type="string">
            <text:p>647-UPW1E47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0.459" calcext:value-type="float">
            <text:p>0.459</text:p>
          </table:table-cell>
          <table:table-cell/>
          <table:table-cell table:formula="of:=VLOOKUP([.F7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47 uF (LL) 50 V Bi.Polar Electrolytic Capacitor </text:p>
          </table:table-cell>
          <table:table-cell office:value-type="string" calcext:value-type="string">
            <text:p>5 mm diameter, 5 mm LS</text:p>
          </table:table-cell>
          <table:table-cell office:value-type="string" calcext:value-type="string">
            <text:p>0.47uf 100v</text:p>
          </table:table-cell>
          <table:table-cell office:value-type="string" calcext:value-type="string">
            <text:p>WIMA MKS2D034701E00JSSD</text:p>
          </table:table-cell>
          <table:table-cell table:style-name="ce52" table:formula="of:=[.N79]" office:value-type="string" office:string-value="WIMA MKS2D034701E00JSSD" calcext:value-type="string">
            <text:p>WIMA MKS2D034701E00JSSD</text:p>
          </table:table-cell>
          <table:table-cell table:style-name="ce52" office:value-type="string" calcext:value-type="string">
            <text:p>505-MKS2D034701E00JS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0.465" calcext:value-type="float">
            <text:p>0.465</text:p>
          </table:table-cell>
          <table:table-cell/>
          <table:table-cell table:formula="of:=VLOOKUP([.F8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47 uF (LL) 50 V Bi.Polar Electrolytic Capacitor </text:p>
          </table:table-cell>
          <table:table-cell office:value-type="string" calcext:value-type="string">
            <text:p>5 mm diameter, 5 mm LS</text:p>
          </table:table-cell>
          <table:table-cell office:value-type="string" calcext:value-type="string">
            <text:p>0.47uf 100v</text:p>
          </table:table-cell>
          <table:table-cell office:value-type="string" calcext:value-type="string">
            <text:p>WIMA MKS2D034701E00JSSD</text:p>
          </table:table-cell>
          <table:table-cell table:style-name="ce52" table:formula="of:=[.N80]" office:value-type="string" office:string-value="WIMA MKS2D034701E00JSSD" calcext:value-type="string">
            <text:p>WIMA MKS2D034701E00JSSD</text:p>
          </table:table-cell>
          <table:table-cell table:style-name="ce52" office:value-type="string" calcext:value-type="string">
            <text:p>505-MKS2D034701E00JS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0.459" calcext:value-type="float">
            <text:p>0.459</text:p>
          </table:table-cell>
          <table:table-cell/>
          <table:table-cell table:formula="of:=VLOOKUP([.F8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47 uF (LL) 50 V Bi.Polar Electrolytic Capacitor </text:p>
          </table:table-cell>
          <table:table-cell office:value-type="string" calcext:value-type="string">
            <text:p>5 mm diameter, 5 mm LS</text:p>
          </table:table-cell>
          <table:table-cell office:value-type="string" calcext:value-type="string">
            <text:p>0.47uf 100v</text:p>
          </table:table-cell>
          <table:table-cell office:value-type="string" calcext:value-type="string">
            <text:p>WIMA MKS2D034701E00JSSD</text:p>
          </table:table-cell>
          <table:table-cell table:style-name="ce52" table:formula="of:=[.N81]" office:value-type="string" office:string-value="WIMA MKS2D034701E00JSSD" calcext:value-type="string">
            <text:p>WIMA MKS2D034701E00JSSD</text:p>
          </table:table-cell>
          <table:table-cell table:style-name="ce52" office:value-type="string" calcext:value-type="string">
            <text:p>505-MKS2D034701E00JS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table:formula="of:=VLOOKUP([.F8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47 uF (LL) 50 V Bi.Polar Electrolytic Capacitor </text:p>
          </table:table-cell>
          <table:table-cell office:value-type="string" calcext:value-type="string">
            <text:p>5 mm diameter, 5 mm LS</text:p>
          </table:table-cell>
          <table:table-cell office:value-type="string" calcext:value-type="string">
            <text:p>0.47uf 100v</text:p>
          </table:table-cell>
          <table:table-cell office:value-type="string" calcext:value-type="string">
            <text:p>WIMA MKS2D034701E00JSSD</text:p>
          </table:table-cell>
          <table:table-cell table:style-name="ce52" table:formula="of:=[.N82]" office:value-type="string" office:string-value="WIMA MKS2D034701E00JSSD" calcext:value-type="string">
            <text:p>WIMA MKS2D034701E00JSSD</text:p>
          </table:table-cell>
          <table:table-cell table:style-name="ce52" office:value-type="string" calcext:value-type="string">
            <text:p>505-MKS2D034701E00JS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8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35 V Bi.Polar Electrolytic Capacitor </text:p>
          </table:table-cell>
          <table:table-cell office:value-type="string" calcext:value-type="string">
            <text:p>9.9 mm diameter, 6 mm LS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Nichicon UPW1H221MPD</text:p>
          </table:table-cell>
          <table:table-cell table:style-name="ce52" table:formula="of:=[.N83]" office:value-type="string" office:string-value="Nichicon UPW1H221MPD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8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35 V Bi.Polar Electrolytic Capacitor </text:p>
          </table:table-cell>
          <table:table-cell office:value-type="string" calcext:value-type="string">
            <text:p>9.9 mm diameter, 6 mm LS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Nichicon UPW1H221MPD</text:p>
          </table:table-cell>
          <table:table-cell table:style-name="ce52" table:formula="of:=[.N84]" office:value-type="string" office:string-value="Nichicon UPW1H221MPD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8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35 V Bi.Polar Electrolytic Capacitor </text:p>
          </table:table-cell>
          <table:table-cell office:value-type="string" calcext:value-type="string">
            <text:p>9.9 mm diameter, 6 mm LS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Nichicon UPW1H221MPD</text:p>
          </table:table-cell>
          <table:table-cell table:style-name="ce52" table:formula="of:=[.N85]" office:value-type="string" office:string-value="Nichicon UPW1H221MPD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8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uF 35 V Bi.Polar Electrolytic Capacitor </text:p>
          </table:table-cell>
          <table:table-cell office:value-type="string" calcext:value-type="string">
            <text:p>9.9 mm diameter, 6 mm LS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Nichicon UPW1H221MPD</text:p>
          </table:table-cell>
          <table:table-cell table:style-name="ce52" table:formula="of:=[.N86]" office:value-type="string" office:string-value="Nichicon UPW1H221MPD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t with effort</text:p>
          </table:table-cell>
          <table:table-cell/>
          <table:table-cell table:formula="of:=VLOOKUP([.F8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N.P. 6.3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0uf 25v but suggests 16 V is better</text:p>
          </table:table-cell>
          <table:table-cell table:style-name="ce56" office:value-type="string" calcext:value-type="string">
            <text:p>Nichicon UES1E221MHM</text:p>
          </table:table-cell>
          <table:table-cell table:style-name="ce52" table:formula="of:=[.N87]" office:value-type="string" office:string-value="Nichicon UES1E221MHM" calcext:value-type="string">
            <text:p>Nichicon UES1E221MHM</text:p>
          </table:table-cell>
          <table:table-cell table:style-name="ce52" office:value-type="string" calcext:value-type="string">
            <text:p>647-UES1E221MHM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t with effort</text:p>
          </table:table-cell>
          <table:table-cell/>
          <table:table-cell table:formula="of:=VLOOKUP([.F8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 uF N.P. 6.3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0uf 25v but suggests 16 V is better</text:p>
          </table:table-cell>
          <table:table-cell table:style-name="ce56" office:value-type="string" calcext:value-type="string">
            <text:p>Nichicon UES1E221MHM</text:p>
          </table:table-cell>
          <table:table-cell table:style-name="ce52" table:formula="of:=[.N88]" office:value-type="string" office:string-value="Nichicon UES1E221MHM" calcext:value-type="string">
            <text:p>Nichicon UES1E221MHM</text:p>
          </table:table-cell>
          <table:table-cell table:style-name="ce52" office:value-type="string" calcext:value-type="string">
            <text:p>647-UES1E221MHM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8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 uF 50 V Bi.Polar Electrolytic Capacitor </text:p>
          </table:table-cell>
          <table:table-cell office:value-type="string" calcext:value-type="string">
            <text:p>10.3 mm 6,7 mm LS</text:p>
          </table:table-cell>
          <table:table-cell table:style-name="ce56" office:value-type="string" calcext:value-type="string">
            <text:p>100uf 63V</text:p>
          </table:table-cell>
          <table:table-cell table:style-name="ce56" office:value-type="string" calcext:value-type="string">
            <text:p>Nichicon UPW1J101MPD</text:p>
          </table:table-cell>
          <table:table-cell table:style-name="ce52" office:value-type="string" calcext:value-type="string">
            <text:p>Nichicon UPW1J101MPD</text:p>
          </table:table-cell>
          <table:table-cell table:style-name="ce52" office:value-type="string" calcext:value-type="string">
            <text:p>647-UPW1J10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470 10v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9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0 uF 10V Bi.Polar Electrolytic Capacitor </text:p>
          </table:table-cell>
          <table:table-cell office:value-type="string" calcext:value-type="string">
            <text:p>12.9 mm diameter, 6 mm LS</text:p>
          </table:table-cell>
          <table:table-cell table:style-name="ce56" office:value-type="string" calcext:value-type="string">
            <text:p>470uF 25v </text:p>
          </table:table-cell>
          <table:table-cell table:number-columns-repeated="2" table:style-name="ce56" office:value-type="string" calcext:value-type="string">
            <text:p>Nichicon UPW1E471MPD</text:p>
          </table:table-cell>
          <table:table-cell table:style-name="ce52" office:value-type="string" calcext:value-type="string">
            <text:p>647-UPW1E47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470 10v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9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 uF 50 V Bi.Polar Electrolytic Capacitor </text:p>
          </table:table-cell>
          <table:table-cell office:value-type="string" calcext:value-type="string">
            <text:p>10 mm, 5 mm LS</text:p>
          </table:table-cell>
          <table:table-cell table:style-name="ce56" office:value-type="string" calcext:value-type="string">
            <text:p>100uF 63v</text:p>
          </table:table-cell>
          <table:table-cell table:style-name="ce56" office:value-type="string" calcext:value-type="string">
            <text:p>Nichicon UPW1J101MPD</text:p>
          </table:table-cell>
          <table:table-cell table:style-name="ce52" office:value-type="string" calcext:value-type="string">
            <text:p>Nichicon UPW1J101MPD</text:p>
          </table:table-cell>
          <table:table-cell table:style-name="ce52" office:value-type="string" calcext:value-type="string">
            <text:p>647-UPW1J101MPD</text:p>
          </table:table-cell>
          <table:table-cell table:number-columns-repeated="40"/>
        </table:table-row>
        <table:table-row table:style-name="ro2">
          <table:table-cell table:style-name="ce4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9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2" office:value-type="string" calcext:value-type="string">
            <text:p>C6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.7 uF 50V Bi.Polar Electrolytic Capacitor </text:p>
          </table:table-cell>
          <table:table-cell office:value-type="string" calcext:value-type="string">
            <text:p>6 mm, 5 mm LS</text:p>
          </table:table-cell>
          <table:table-cell table:style-name="ce56" office:value-type="string" calcext:value-type="string">
            <text:p>4.7uF 50v</text:p>
          </table:table-cell>
          <table:table-cell table:number-columns-repeated="2" table:style-name="ce56" office:value-type="string" calcext:value-type="string">
            <text:p>Nichicon UPW1H4R7MDD</text:p>
          </table:table-cell>
          <table:table-cell table:style-name="ce52" office:value-type="string" calcext:value-type="string">
            <text:p>647-UPW1H4R7MDD1TA</text:p>
          </table:table-cell>
          <table:table-cell table:number-columns-repeated="40"/>
        </table:table-row>
        <table:table-row table:style-name="ro2">
          <table:table-cell table:style-name="ce4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9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2" office:value-type="string" calcext:value-type="string">
            <text:p>C6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.7 uF 50V Bi.Polar Electrolytic Capacitor </text:p>
          </table:table-cell>
          <table:table-cell office:value-type="string" calcext:value-type="string">
            <text:p>6 mm, 5 mm LS</text:p>
          </table:table-cell>
          <table:table-cell table:style-name="ce56" office:value-type="string" calcext:value-type="string">
            <text:p>4.7uF 50v</text:p>
          </table:table-cell>
          <table:table-cell table:number-columns-repeated="2" table:style-name="ce56" office:value-type="string" calcext:value-type="string">
            <text:p>Nichicon UPW1H4R7MDD</text:p>
          </table:table-cell>
          <table:table-cell table:style-name="ce52" office:value-type="string" calcext:value-type="string">
            <text:p>647-UPW1H4R7MDD1TA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/>
          <table:table-cell table:formula="of:=VLOOKUP([.F9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000 uF 63 V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00uF 63v</text:p>
          </table:table-cell>
          <table:table-cell table:number-columns-repeated="2" office:value-type="string" calcext:value-type="string">
            <text:p>KEMIT ALT22A153DE063 (85C 26k Hour)</text:p>
          </table:table-cell>
          <table:table-cell table:style-name="ce52" office:value-type="string" calcext:value-type="string">
            <text:p>80-ALT22A153DE06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/>
          <table:table-cell table:formula="of:=VLOOKUP([.F9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000 uF 63 V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00uF 63v</text:p>
          </table:table-cell>
          <table:table-cell table:number-columns-repeated="2" office:value-type="string" calcext:value-type="string">
            <text:p>KEMIT ALT22A153DE063 (85C 26k Hour)</text:p>
          </table:table-cell>
          <table:table-cell table:style-name="ce52" office:value-type="string" calcext:value-type="string">
            <text:p>80-ALT22A153DE06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/>
          <table:table-cell table:formula="of:=VLOOKUP([.F9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000 uF 63 V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00uF 63v</text:p>
          </table:table-cell>
          <table:table-cell table:number-columns-repeated="2" office:value-type="string" calcext:value-type="string">
            <text:p>KEMIT ALT22A153DE063 (85C 26k Hour)</text:p>
          </table:table-cell>
          <table:table-cell table:style-name="ce52" office:value-type="string" calcext:value-type="string">
            <text:p>80-ALT22A153DE06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string" calcext:value-type="string">
            <text:p>x</text:p>
          </table:table-cell>
          <table:table-cell/>
          <table:table-cell table:formula="of:=VLOOKUP([.F9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000 uF 63 V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00uF 63v</text:p>
          </table:table-cell>
          <table:table-cell table:number-columns-repeated="2" office:value-type="string" calcext:value-type="string">
            <text:p>KEMIT ALT22A153DE063 (85C 26k Hour)</text:p>
          </table:table-cell>
          <table:table-cell table:style-name="ce52" office:value-type="string" calcext:value-type="string">
            <text:p>80-ALT22A153DE06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float" office:value="2.19" calcext:value-type="float">
            <text:p>2.19</text:p>
          </table:table-cell>
          <table:table-cell/>
          <table:table-cell table:formula="of:=VLOOKUP([.F9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.2 uF Bypass Caps Polyester Film 100V Mylar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float" office:value="2.21" calcext:value-type="float">
            <text:p>2.21</text:p>
          </table:table-cell>
          <table:table-cell/>
          <table:table-cell table:formula="of:=VLOOKUP([.F9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.2 uF Bypass Caps Polyester Film 100V Mylar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float" office:value="2.19" calcext:value-type="float">
            <text:p>2.19</text:p>
          </table:table-cell>
          <table:table-cell/>
          <table:table-cell table:formula="of:=VLOOKUP([.F10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.2 uF Bypass Caps Polyester Film 100V Mylar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46" office:value-type="float" office:value="2.21" calcext:value-type="float">
            <text:p>2.21</text:p>
          </table:table-cell>
          <table:table-cell/>
          <table:table-cell table:formula="of:=VLOOKUP([.F10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.2 uF Bypass Caps Polyester Film 100V Mylar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59" calcext:value-type="float">
            <text:p>559</text:p>
          </table:table-cell>
          <table:table-cell/>
          <table:table-cell table:formula="of:=VLOOKUP([.F10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59" calcext:value-type="float">
            <text:p>559</text:p>
          </table:table-cell>
          <table:table-cell/>
          <table:table-cell table:formula="of:=VLOOKUP([.F10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table:formula="of:=VLOOKUP([.F10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table:formula="of:=VLOOKUP([.F10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table:formula="of:=VLOOKUP([.F10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table:formula="of:=VLOOKUP([.F10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table:formula="of:=VLOOKUP([.F10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table:formula="of:=VLOOKUP([.F10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string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table:formula="of:=VLOOKUP([.F11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7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1S2473D <text:s/>Diode </text:p>
          </table:table-cell>
          <table:table-cell table:number-columns-repeated="2"/>
          <table:table-cell office:value-type="string" calcext:value-type="string">
            <text:p>1N4148* but this listed as 17~18 is oddanother part</text:p>
          </table:table-cell>
          <table:table-cell table:style-name="ce52"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table:formula="of:=VLOOKUP([.F11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8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1S2473D <text:s/>Diode </text:p>
          </table:table-cell>
          <table:table-cell table:number-columns-repeated="2"/>
          <table:table-cell office:value-type="string" calcext:value-type="string">
            <text:p>1N4148* but this listed as 17~18 is oddanother part</text:p>
          </table:table-cell>
          <table:table-cell table:style-name="ce52"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table:formula="of:=VLOOKUP([.F11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10D2 (1S2227) <text:s/>Diode </text:p>
          </table:table-cell>
          <table:table-cell table:number-columns-repeated="3"/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table:formula="of:=VLOOKUP([.F11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10D2 (1S2227) <text:s/>Diode </text:p>
          </table:table-cell>
          <table:table-cell table:number-columns-repeated="3"/>
          <table:table-cell table:style-name="ce56" office:value-type="string" calcext:value-type="string">
            <text:p>1N5393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5">
          <table:table-cell office:value-type="string" calcext:value-type="string">
            <text:p>red ball w/ rubber sleeve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table:formula="of:=VLOOKUP([.F11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1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string" calcext:value-type="string">
            <text:p>1S2473D <text:s/>Diode </text:p>
          </table:table-cell>
          <table:table-cell table:number-columns-repeated="3"/>
          <table:table-cell table:style-name="ce52"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1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10D1 (1S2226) 1A 100 V Diode </text:p>
          </table:table-cell>
          <table:table-cell table:style-name="ce56" office:value-type="string" calcext:value-type="string">
            <text:p>10D1 (1S2226) 1Amp 100v Diode</text:p>
          </table:table-cell>
          <table:table-cell table:style-name="ce56" office:value-type="string" calcext:value-type="string">
            <text:p>1N4004 1-Amp 400V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Vishay 1N4004-E3/54</text:p>
          </table:table-cell>
          <table:table-cell office:value-type="string" calcext:value-type="string">
            <text:p>625-1N4004-E3/54</text:p>
          </table:table-cell>
          <table:table-cell table:number-columns-repeated="40"/>
        </table:table-row>
        <table:table-row table:style-name="ro5">
          <table:table-cell table:style-name="ce4" office:value-type="string" calcext:value-type="string">
            <text:p>???</text:p>
          </table:table-cell>
          <table:table-cell table:number-columns-repeated="3"/>
          <table:table-cell table:formula="of:=VLOOKUP([.F11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D1212 Varistor <text:s/>Varistor </text:p>
          </table:table-cell>
          <table:table-cell table:style-name="ce53" office:value-type="string" calcext:value-type="string">
            <text:p>not on schematic</text:p>
          </table:table-cell>
          <table:table-cell office:value-type="string" calcext:value-type="string">
            <text:p>double (series) 1N4148 diodes</text:p>
          </table:table-cell>
          <table:table-cell/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table:style-name="ce4" office:value-type="string" calcext:value-type="string">
            <text:p>???</text:p>
          </table:table-cell>
          <table:table-cell table:number-columns-repeated="3"/>
          <table:table-cell table:formula="of:=VLOOKUP([.F11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D1212 Varistor <text:s/>Varistor </text:p>
          </table:table-cell>
          <table:table-cell table:style-name="ce53" office:value-type="string" calcext:value-type="string">
            <text:p>not on schematic</text:p>
          </table:table-cell>
          <table:table-cell office:value-type="string" calcext:value-type="string">
            <text:p>double (series) 1N4148 diodes</text:p>
          </table:table-cell>
          <table:table-cell/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number-columns-repeated="4"/>
          <table:table-cell table:formula="of:=VLOOKUP([.F11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office:value-type="string" calcext:value-type="string">
            <text:p>7 A 125V AC Fuse XX – Little Fuse 312 3AG 125V fuse 7 A</text:p>
          </table:table-cell>
          <table:table-cell office:value-type="string" calcext:value-type="string">
            <text:p>fast blow fuse; <text:a xlink:href="https://www.littelfuse.com/products/fuses/cartridge-fuses/3ab_3ag-6_3x32mm-fuses/312.aspx" xlink:type="simple">https://www.littelfuse.com/products/fuses/cartridge-fuses/3ab_3ag-6_3x32mm-fuses/312.aspx</text:a></text:p>
          </table:table-cell>
          <table:table-cell table:number-columns-repeated="2"/>
          <table:table-cell office:value-type="string" calcext:value-type="string">
            <text:p>Little Fuse 0312007.MXP</text:p>
          </table:table-cell>
          <table:table-cell office:value-type="string" calcext:value-type="string">
            <text:p>576-0312007.MXP</text:p>
          </table:table-cell>
          <table:table-cell table:number-columns-repeated="40"/>
        </table:table-row>
        <table:table-row table:style-name="ro2">
          <table:table-cell table:number-columns-repeated="4"/>
          <table:table-cell table:formula="of:=VLOOKUP([.F12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office:value-type="string" calcext:value-type="string">
            <text:p>7 A 125V AC Fuse XX – Little Fuse 312 3AG 125V fuse 7 A</text:p>
          </table:table-cell>
          <table:table-cell office:value-type="string" calcext:value-type="string">
            <text:p>fast blow fuse; <text:a xlink:href="https://www.littelfuse.com/products/fuses/cartridge-fuses/3ab_3ag-6_3x32mm-fuses/312.aspx" xlink:type="simple">https://www.littelfuse.com/products/fuses/cartridge-fuses/3ab_3ag-6_3x32mm-fuses/312.aspx</text:a></text:p>
          </table:table-cell>
          <table:table-cell table:number-columns-repeated="2"/>
          <table:table-cell office:value-type="string" calcext:value-type="string">
            <text:p>Little Fuse 0312007.MXP</text:p>
          </table:table-cell>
          <table:table-cell office:value-type="string" calcext:value-type="string">
            <text:p>576-0312007.MXP</text:p>
          </table:table-cell>
          <table:table-cell table:number-columns-repeated="40"/>
        </table:table-row>
        <table:table-row table:style-name="ro2">
          <table:table-cell table:number-columns-repeated="4"/>
          <table:table-cell table:formula="of:=VLOOKUP([.F12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office:value-type="string" calcext:value-type="string">
            <text:p>7 A 125V AC Fuse XX – Little Fuse 312 3AG 125V fuse 7 A</text:p>
          </table:table-cell>
          <table:table-cell office:value-type="string" calcext:value-type="string">
            <text:p>fast blow fuse; <text:a xlink:href="https://www.littelfuse.com/products/fuses/cartridge-fuses/3ab_3ag-6_3x32mm-fuses/312.aspx" xlink:type="simple">https://www.littelfuse.com/products/fuses/cartridge-fuses/3ab_3ag-6_3x32mm-fuses/312.aspx</text:a></text:p>
          </table:table-cell>
          <table:table-cell table:number-columns-repeated="2"/>
          <table:table-cell office:value-type="string" calcext:value-type="string">
            <text:p>Little Fuse 0312007.MXP</text:p>
          </table:table-cell>
          <table:table-cell office:value-type="string" calcext:value-type="string">
            <text:p>576-0312007.MXP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2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office:value-type="string" calcext:value-type="string">
            <text:p>7 A 125V AC Fuse XX – Little Fuse 312 3AG 125V fuse 7 A</text:p>
          </table:table-cell>
          <table:table-cell office:value-type="string" calcext:value-type="string">
            <text:p>fast blow fuse; <text:a xlink:href="https://www.littelfuse.com/products/fuses/cartridge-fuses/3ab_3ag-6_3x32mm-fuses/312.aspx" xlink:type="simple">https://www.littelfuse.com/products/fuses/cartridge-fuses/3ab_3ag-6_3x32mm-fuses/312.aspx</text:a></text:p>
          </table:table-cell>
          <table:table-cell table:number-columns-repeated="2"/>
          <table:table-cell office:value-type="string" calcext:value-type="string">
            <text:p>Little Fuse 0312007.MXP</text:p>
          </table:table-cell>
          <table:table-cell office:value-type="string" calcext:value-type="string">
            <text:p>576-0312007.MXP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2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2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6k</text:p>
          </table:table-cell>
          <table:table-cell/>
          <table:table-cell table:formula="of:=VLOOKUP([.F12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5k</text:p>
          </table:table-cell>
          <table:table-cell/>
          <table:table-cell table:formula="of:=VLOOKUP([.F12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2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2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2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.94k</text:p>
          </table:table-cell>
          <table:table-cell/>
          <table:table-cell table:formula="of:=VLOOKUP([.F13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 office:value-type="string" calcext:value-type="string">
            <text:p>Vishay MBB02070C1002FC100</text:p>
          </table:table-cell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.56k</text:p>
          </table:table-cell>
          <table:table-cell/>
          <table:table-cell table:formula="of:=VLOOKUP([.F13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.6 kOhm <text:s/>Carbon Resistor ¼ W</text:p>
          </table:table-cell>
          <table:table-cell table:number-columns-repeated="3"/>
          <table:table-cell office:value-type="string" calcext:value-type="string">
            <text:p>Vishay MBA02040C5601FC100</text:p>
          </table:table-cell>
          <table:table-cell office:value-type="string" calcext:value-type="string">
            <text:p>594-5063JD5K6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.56k</text:p>
          </table:table-cell>
          <table:table-cell/>
          <table:table-cell table:formula="of:=VLOOKUP([.F13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.6 kOhm <text:s/>Carbon Resistor ¼ W</text:p>
          </table:table-cell>
          <table:table-cell table:number-columns-repeated="3"/>
          <table:table-cell office:value-type="string" calcext:value-type="string">
            <text:p>Vishay MBA02040C5601FC100</text:p>
          </table:table-cell>
          <table:table-cell office:value-type="string" calcext:value-type="string">
            <text:p>594-5063JD5K6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ounted at angle with ceramic</text:p>
          </table:table-cell>
          <table:table-cell/>
          <table:table-cell office:value-type="string" calcext:value-type="string">
            <text:p>1.791k</text:p>
          </table:table-cell>
          <table:table-cell/>
          <table:table-cell table:formula="of:=VLOOKUP([.F13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8 kOhm <text:s/>Carbon Resistor ½ W</text:p>
          </table:table-cell>
          <table:table-cell office:value-type="string" calcext:value-type="string">
            <text:p>9 mm length, 12 mm LS</text:p>
          </table:table-cell>
          <table:table-cell table:number-columns-repeated="2"/>
          <table:table-cell office:value-type="string" calcext:value-type="string">
            <text:p>Vishay MBB02070C1801FC100</text:p>
          </table:table-cell>
          <table:table-cell office:value-type="string" calcext:value-type="string">
            <text:p>594-MBB02070C1801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ounted at angle with ceramic</text:p>
          </table:table-cell>
          <table:table-cell/>
          <table:table-cell office:value-type="string" calcext:value-type="string">
            <text:p>1.793k</text:p>
          </table:table-cell>
          <table:table-cell/>
          <table:table-cell table:formula="of:=VLOOKUP([.F13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8 kOhm <text:s/>Carbon Resistor ½ W</text:p>
          </table:table-cell>
          <table:table-cell office:value-type="string" calcext:value-type="string">
            <text:p>9 mm length, 12 mm LS</text:p>
          </table:table-cell>
          <table:table-cell table:number-columns-repeated="2"/>
          <table:table-cell office:value-type="string" calcext:value-type="string">
            <text:p>Vishay MBB02070C1801FC100</text:p>
          </table:table-cell>
          <table:table-cell office:value-type="string" calcext:value-type="string">
            <text:p>594-MBB02070C1801FC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7.87k</text:p>
          </table:table-cell>
          <table:table-cell/>
          <table:table-cell table:formula="of:=VLOOKUP([.F13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 kOhm <text:s/>Carbon Resistor ¼ W</text:p>
          </table:table-cell>
          <table:table-cell table:number-columns-repeated="3"/>
          <table:table-cell office:value-type="string" calcext:value-type="string">
            <text:p>Vishay MBA02040C1802FC100</text:p>
          </table:table-cell>
          <table:table-cell office:value-type="string" calcext:value-type="string">
            <text:p>594-5063JD18K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7.88k</text:p>
          </table:table-cell>
          <table:table-cell/>
          <table:table-cell table:formula="of:=VLOOKUP([.F13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 kOhm <text:s/>Carbon Resistor ¼ W</text:p>
          </table:table-cell>
          <table:table-cell table:number-columns-repeated="3"/>
          <table:table-cell office:value-type="string" calcext:value-type="string">
            <text:p>Vishay MBA02040C1802FC100</text:p>
          </table:table-cell>
          <table:table-cell office:value-type="string" calcext:value-type="string">
            <text:p>594-5063JD18K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.75k</text:p>
          </table:table-cell>
          <table:table-cell/>
          <table:table-cell table:formula="of:=VLOOKUP([.F13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.8 Kohm <text:s/>Carbon Resistor ¼ W</text:p>
          </table:table-cell>
          <table:table-cell table:number-columns-repeated="3"/>
          <table:table-cell office:value-type="string" calcext:value-type="string">
            <text:p>Vishay MBA02040C6801FC100</text:p>
          </table:table-cell>
          <table:table-cell office:value-type="string" calcext:value-type="string">
            <text:p>594-5063JD6K8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.76k</text:p>
          </table:table-cell>
          <table:table-cell/>
          <table:table-cell table:formula="of:=VLOOKUP([.F13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.8 Kohm <text:s/>Carbon Resistor ¼ W</text:p>
          </table:table-cell>
          <table:table-cell table:number-columns-repeated="3"/>
          <table:table-cell office:value-type="string" calcext:value-type="string">
            <text:p>Vishay MBA02040C6801FC100</text:p>
          </table:table-cell>
          <table:table-cell office:value-type="string" calcext:value-type="string">
            <text:p>594-5063JD6K800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1.9k</text:p>
          </table:table-cell>
          <table:table-cell/>
          <table:table-cell table:formula="of:=VLOOKUP([.F13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 kOhm <text:s/>Carbon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2K ½ Watt (1% Metal Film)</text:p>
          </table:table-cell>
          <table:table-cell office:value-type="string" calcext:value-type="string">
            <text:p>MFR4-22KFI</text:p>
          </table:table-cell>
          <table:table-cell table:style-name="ce52" office:value-type="string" calcext:value-type="string">
            <text:p>Vishay MBA02040C2202FC100</text:p>
          </table:table-cell>
          <table:table-cell table:style-name="ce52" office:value-type="string" calcext:value-type="string">
            <text:p>594-5063JD22K1%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1.9k</text:p>
          </table:table-cell>
          <table:table-cell/>
          <table:table-cell table:formula="of:=VLOOKUP([.F14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4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 kOhm <text:s/>Carbon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2K ½ Watt (1% Metal Film)</text:p>
          </table:table-cell>
          <table:table-cell office:value-type="string" calcext:value-type="string">
            <text:p>MFR4-22KFI</text:p>
          </table:table-cell>
          <table:table-cell table:style-name="ce52" office:value-type="string" calcext:value-type="string">
            <text:p>Vishay MBA02040C2202FC100</text:p>
          </table:table-cell>
          <table:table-cell table:style-name="ce52" office:value-type="string" calcext:value-type="string">
            <text:p>594-5063JD22K1%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4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L601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Relay <text:s text:c="2"/></text:p>
          </table:table-cell>
          <table:table-cell/>
          <table:table-cell table:style-name="ce56"/>
          <table:table-cell table:style-name="ce56" office:value-type="string" calcext:value-type="string">
            <text:p>Omron MY2-02-DC24</text:p>
          </table:table-cell>
          <table:table-cell table:formula="of:=[.N141]" office:value-type="string" office:string-value="Omron MY2-02-DC24" calcext:value-type="string">
            <text:p>Omron MY2-02-DC24</text:p>
          </table:table-cell>
          <table:table-cell office:value-type="string" calcext:value-type="string">
            <text:p>653-MY2-02DC24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4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string" calcext:value-type="string">
            <text:p>2SA847 (1)(F, G) <text:s/>Transistor </text:p>
          </table:table-cell>
          <table:table-cell office:value-type="string" calcext:value-type="string">
            <text:p>use opposite of KSC1845 KSA992, replacing to match gain</text:p>
          </table:table-cell>
          <table:table-cell table:number-columns-repeated="2"/>
          <table:table-cell office:value-type="string" calcext:value-type="string">
            <text:p>KSA992FTA</text:p>
          </table:table-cell>
          <table:table-cell office:value-type="string" calcext:value-type="string">
            <text:p>512-KSA992FTA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4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string" calcext:value-type="string">
            <text:p>2SA847 (1)(F, G) <text:s/>Transistor </text:p>
          </table:table-cell>
          <table:table-cell office:value-type="string" calcext:value-type="string">
            <text:p>use opposite of KSC1845 KSA992, replacing to match gain</text:p>
          </table:table-cell>
          <table:table-cell table:number-columns-repeated="2"/>
          <table:table-cell office:value-type="string" calcext:value-type="string">
            <text:p>KSA992FTA</text:p>
          </table:table-cell>
          <table:table-cell office:value-type="string" calcext:value-type="string">
            <text:p>512-KSA992FTA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table:formula="of:=VLOOKUP([.F14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2SC1708 (F, G) <text:s/>Transistor </text:p>
          </table:table-cell>
          <table:table-cell table:number-columns-repeated="2"/>
          <table:table-cell office:value-type="string" calcext:value-type="string">
            <text:p>KSC1845F</text:p>
          </table:table-cell>
          <table:table-cell office:value-type="string" calcext:value-type="string">
            <text:p>KSC1845FTA </text:p>
          </table:table-cell>
          <table:table-cell office:value-type="string" calcext:value-type="string">
            <text:p>512-KSC1845FTA 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table:formula="of:=VLOOKUP([.F14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2SC1708 (F, G) <text:s/>Transistor </text:p>
          </table:table-cell>
          <table:table-cell table:number-columns-repeated="2"/>
          <table:table-cell office:value-type="string" calcext:value-type="string">
            <text:p>KSC1845F</text:p>
          </table:table-cell>
          <table:table-cell office:value-type="string" calcext:value-type="string">
            <text:p>KSC1845FTA </text:p>
          </table:table-cell>
          <table:table-cell office:value-type="string" calcext:value-type="string">
            <text:p>512-KSC1845FTA </text:p>
          </table:table-cell>
          <table:table-cell table:number-columns-repeated="40"/>
        </table:table-row>
        <table:table-row table:style-name="ro2">
          <table:table-cell table:style-name="ce12"/>
          <table:table-cell table:number-columns-repeated="3"/>
          <table:table-cell table:formula="of:=VLOOKUP([.F14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2SC945 (Q, P) <text:s/>Transistor </text:p>
          </table:table-cell>
          <table:table-cell office:value-type="string" calcext:value-type="string">
            <text:p>center collector</text:p>
          </table:table-cell>
          <table:table-cell table:number-columns-repeated="2"/>
          <table:table-cell office:value-type="string" calcext:value-type="string">
            <text:p>KSC945CYTA</text:p>
          </table:table-cell>
          <table:table-cell office:value-type="string" calcext:value-type="string">
            <text:p>512-KSC945CYTA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table:formula="of:=VLOOKUP([.F14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RD-13E (B) <text:s/>Zener Diode </text:p>
          </table:table-cell>
          <table:table-cell office:value-type="string" calcext:value-type="string">
            <text:p>RD13E 33E 1/2W 13V; others suggest BZX79-B13</text:p>
          </table:table-cell>
          <table:table-cell office:value-type="string" calcext:value-type="string">
            <text:p>13V 1/2W Zener</text:p>
          </table:table-cell>
          <table:table-cell office:value-type="string" calcext:value-type="string">
            <text:p>1N5243B</text:p>
          </table:table-cell>
          <table:table-cell table:style-name="ce52" office:value-type="string" calcext:value-type="string">
            <text:p>1N5243BTR</text:p>
          </table:table-cell>
          <table:table-cell office:value-type="string" calcext:value-type="string">
            <text:p>512-1N5243BT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table:formula="of:=VLOOKUP([.F14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string" calcext:value-type="string">
            <text:p>RD-13E (B) <text:s/>Zener Diode </text:p>
          </table:table-cell>
          <table:table-cell office:value-type="string" calcext:value-type="string">
            <text:p>RD13E 33E 1/2W 13V; others suggest BZX79-B13</text:p>
          </table:table-cell>
          <table:table-cell office:value-type="string" calcext:value-type="string">
            <text:p>13V 1/2W Zener</text:p>
          </table:table-cell>
          <table:table-cell office:value-type="string" calcext:value-type="string">
            <text:p>1N5243B</text:p>
          </table:table-cell>
          <table:table-cell table:style-name="ce52" office:value-type="string" calcext:value-type="string">
            <text:p>1N5243BTR</text:p>
          </table:table-cell>
          <table:table-cell office:value-type="string" calcext:value-type="string">
            <text:p>512-1N5243BT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3 dots -06 81R measures 596</text:p>
          </table:table-cell>
          <table:table-cell/>
          <table:table-cell office:value-type="float" office:value="716" calcext:value-type="float">
            <text:p>716</text:p>
          </table:table-cell>
          <table:table-cell/>
          <table:table-cell table:formula="of:=VLOOKUP([.F14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EQA01-06R <text:s/>Zener Diode </text:p>
          </table:table-cell>
          <table:table-cell table:style-name="ce56" office:value-type="string" calcext:value-type="string">
            <text:p>EQA01-06R 5.6v Zener; some suggest 1N5232B</text:p>
          </table:table-cell>
          <table:table-cell table:style-name="ce56" office:value-type="string" calcext:value-type="string">
            <text:p>5.6v 1-Watt Zener </text:p>
          </table:table-cell>
          <table:table-cell table:number-columns-repeated="2" table:style-name="ce56" office:value-type="string" calcext:value-type="string">
            <text:p>Nexperia BZV85-C5V6,113</text:p>
          </table:table-cell>
          <table:table-cell office:value-type="string" calcext:value-type="string">
            <text:p>771-BZV85-C5V611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62 B7 measures 730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table:formula="of:=VLOOKUP([.F15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</text:p>
          </table:table-cell>
          <table:table-cell office:value-type="string" calcext:value-type="string">
            <text:p>RD-6.2E (B) <text:s/>Zener Diode </text:p>
          </table:table-cell>
          <table:table-cell table:style-name="ce56" office:value-type="string" calcext:value-type="string">
            <text:p><text:span text:style-name="T3">RD-6.2E 6.2v ½-Watt Zener; some suggest </text:span><text:span text:style-name="T4">1N5234C</text:span></text:p>
          </table:table-cell>
          <table:table-cell table:style-name="ce56" office:value-type="string" calcext:value-type="string">
            <text:p>6.2v ½-Watt Zener</text:p>
          </table:table-cell>
          <table:table-cell table:number-columns-repeated="2" table:style-name="ce56" office:value-type="string" calcext:value-type="string">
            <text:p>On Semi 1N5234C</text:p>
          </table:table-cell>
          <table:table-cell office:value-type="string" calcext:value-type="string">
            <text:p>512-1N5234C</text:p>
          </table:table-cell>
          <table:table-cell table:number-columns-repeated="40"/>
        </table:table-row>
        <table:table-row table:style-name="ro2">
          <table:table-cell office:value-type="float" office:value="10.64" calcext:value-type="float">
            <text:p>10.64</text:p>
          </table:table-cell>
          <table:table-cell/>
          <table:table-cell office:value-type="float" office:value="2.18" calcext:value-type="float">
            <text:p>2.18</text:p>
          </table:table-cell>
          <table:table-cell/>
          <table:table-cell table:formula="of:=VLOOKUP([.F151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table:style-name="ce7" office:value-type="string" calcext:value-type="string">
            <text:p>C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BRN (polar caps in series for bipolar) 25 V Bi.Polar Electrolytic Capacitor </text:p>
          </table:table-cell>
          <table:table-cell/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table:style-name="ce52"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10.78" calcext:value-type="float">
            <text:p>10.78</text:p>
          </table:table-cell>
          <table:table-cell/>
          <table:table-cell office:value-type="float" office:value="2.21" calcext:value-type="float">
            <text:p>2.21</text:p>
          </table:table-cell>
          <table:table-cell/>
          <table:table-cell table:formula="of:=VLOOKUP([.F152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table:style-name="ce7" office:value-type="string" calcext:value-type="string">
            <text:p>C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BRN (polar caps in series for bipolar) 25 V Bi.Polar Electrolytic Capacitor </text:p>
          </table:table-cell>
          <table:table-cell/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table:style-name="ce52"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10.82" calcext:value-type="float">
            <text:p>10.82</text:p>
          </table:table-cell>
          <table:table-cell/>
          <table:table-cell office:value-type="string" calcext:value-type="string">
            <text:p>see c01</text:p>
          </table:table-cell>
          <table:table-cell/>
          <table:table-cell table:formula="of:=VLOOKUP([.F153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table:style-name="ce7" office:value-type="string" calcext:value-type="string">
            <text:p>C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BRN (polar caps in series for bipolar) 25 V Bi.Polar Electrolytic Capacitor </text:p>
          </table:table-cell>
          <table:table-cell/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table:style-name="ce52"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see c02</text:p>
          </table:table-cell>
          <table:table-cell/>
          <table:table-cell table:formula="of:=VLOOKUP([.F154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table:style-name="ce7" office:value-type="string" calcext:value-type="string">
            <text:p>C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BRN (polar caps in series for bipolar) 25 V Bi.Polar Electrolytic Capacitor </text:p>
          </table:table-cell>
          <table:table-cell/>
          <table:table-cell office:value-type="string" calcext:value-type="string">
            <text:p>2.2 uF 450v Polypropylene Film</text:p>
          </table:table-cell>
          <table:table-cell table:number-columns-repeated="2" office:value-type="string" calcext:value-type="string">
            <text:p>Panasonic ECW-FE2W225J</text:p>
          </table:table-cell>
          <table:table-cell table:style-name="ce52"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342" calcext:value-type="float">
            <text:p>342</text:p>
          </table:table-cell>
          <table:table-cell/>
          <table:table-cell office:value-type="float" office:value="326" calcext:value-type="float">
            <text:p>326</text:p>
          </table:table-cell>
          <table:table-cell/>
          <table:table-cell table:formula="of:=VLOOKUP([.F15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style-name="ce56" office:value-type="string" calcext:value-type="string">
            <text:p>.33uF 450v Polypropylene Film 5%</text:p>
          </table:table-cell>
          <table:table-cell table:number-columns-repeated="2" office:value-type="string" calcext:value-type="string">
            <text:p>Panasonic ECW-FE2W334J</text:p>
          </table:table-cell>
          <table:table-cell table:style-name="ce52" office:value-type="string" calcext:value-type="string">
            <text:p>667-ECW-FE2W334J</text:p>
          </table:table-cell>
          <table:table-cell table:number-columns-repeated="40"/>
        </table:table-row>
        <table:table-row table:style-name="ro2"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table:formula="of:=VLOOKUP([.F15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style-name="ce56" office:value-type="string" calcext:value-type="string">
            <text:p>.33uF 450v Polypropylene Film 5%</text:p>
          </table:table-cell>
          <table:table-cell table:number-columns-repeated="2" office:value-type="string" calcext:value-type="string">
            <text:p>Panasonic ECW-FE2W334J</text:p>
          </table:table-cell>
          <table:table-cell table:style-name="ce52" office:value-type="string" calcext:value-type="string">
            <text:p>667-ECW-FE2W334J</text:p>
          </table:table-cell>
          <table:table-cell table:number-columns-repeated="40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VLOOKUP([.F15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10 pF 100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 pF 100V (C0G) 5%</text:p>
          </table:table-cell>
          <table:table-cell table:number-columns-repeated="2" table:style-name="ce56" office:value-type="string" calcext:value-type="string">
            <text:p>RDE5C2A220J0M1H3A</text:p>
          </table:table-cell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VLOOKUP([.F15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10 pF 100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 pF 100V (C0G) 5%</text:p>
          </table:table-cell>
          <table:table-cell table:number-columns-repeated="2" table:style-name="ce56" office:value-type="string" calcext:value-type="string">
            <text:p>RDE5C2A220J0M1H3A</text:p>
          </table:table-cell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office:value-type="float" office:value="15.29" calcext:value-type="float">
            <text:p>15.29</text:p>
          </table:table-cell>
          <table:table-cell/>
          <table:table-cell office:value-type="float" office:value="10.46" calcext:value-type="float">
            <text:p>10.46</text:p>
          </table:table-cell>
          <table:table-cell/>
          <table:table-cell table:formula="of:=VLOOKUP([.F15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</text:p>
          </table:table-cell>
          <table:table-cell table:number-columns-repeated="2" table:style-name="ce56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15.96" calcext:value-type="float">
            <text:p>15.96</text:p>
          </table:table-cell>
          <table:table-cell/>
          <table:table-cell office:value-type="float" office:value="10.36" calcext:value-type="float">
            <text:p>10.36</text:p>
          </table:table-cell>
          <table:table-cell/>
          <table:table-cell table:formula="of:=VLOOKUP([.F16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</text:p>
          </table:table-cell>
          <table:table-cell table:number-columns-repeated="2" table:style-name="ce56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0.047" calcext:value-type="float">
            <text:p>0.047</text:p>
          </table:table-cell>
          <table:table-cell/>
          <table:table-cell office:value-type="float" office:value="0.047" calcext:value-type="float">
            <text:p>0.047</text:p>
          </table:table-cell>
          <table:table-cell/>
          <table:table-cell table:formula="of:=VLOOKUP([.F16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style-name="ce56" table:number-columns-repeated="2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float" office:value="0.051" calcext:value-type="float">
            <text:p>0.051</text:p>
          </table:table-cell>
          <table:table-cell/>
          <table:table-cell office:value-type="float" office:value="0.046" calcext:value-type="float">
            <text:p>0.046</text:p>
          </table:table-cell>
          <table:table-cell/>
          <table:table-cell table:formula="of:=VLOOKUP([.F16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style-name="ce56" table:number-columns-repeated="2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float" office:value="13.78" calcext:value-type="float">
            <text:p>13.78</text:p>
          </table:table-cell>
          <table:table-cell/>
          <table:table-cell office:value-type="float" office:value="10.46" calcext:value-type="float">
            <text:p>10.46</text:p>
          </table:table-cell>
          <table:table-cell/>
          <table:table-cell table:formula="of:=VLOOKUP([.F16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10 uF BRN 25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 (signal)</text:p>
          </table:table-cell>
          <table:table-cell table:number-columns-repeated="2" table:style-name="ce56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14.29" calcext:value-type="float">
            <text:p>14.29</text:p>
          </table:table-cell>
          <table:table-cell/>
          <table:table-cell office:value-type="float" office:value="10.46" calcext:value-type="float">
            <text:p>10.46</text:p>
          </table:table-cell>
          <table:table-cell/>
          <table:table-cell table:formula="of:=VLOOKUP([.F16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0 uF BRN 25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 (signal)</text:p>
          </table:table-cell>
          <table:table-cell table:number-columns-repeated="2" table:style-name="ce56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VLOOKUP([.F16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10 pF 100 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pf 100v (C0G) 5%</text:p>
          </table:table-cell>
          <table:table-cell table:number-columns-repeated="2" office:value-type="string" calcext:value-type="string">
            <text:p>RDE5C2A220J0M1H3A</text:p>
          </table:table-cell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VLOOKUP([.F16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10 pF 100 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pf 100v (C0G) 5%</text:p>
          </table:table-cell>
          <table:table-cell table:number-columns-repeated="2" office:value-type="string" calcext:value-type="string">
            <text:p>RDE5C2A220J0M1H3A</text:p>
          </table:table-cell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office:value-type="float" office:value="0.486" calcext:value-type="float">
            <text:p>0.486</text:p>
          </table:table-cell>
          <table:table-cell/>
          <table:table-cell office:value-type="float" office:value="0.455" calcext:value-type="float">
            <text:p>0.455</text:p>
          </table:table-cell>
          <table:table-cell/>
          <table:table-cell table:formula="of:=VLOOKUP([.F16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0.47 uF (Polyester) 250 V Mylar Capacitor </text:p>
          </table:table-cell>
          <table:table-cell office:value-type="string" calcext:value-type="string">
            <text:p>supernoob part is huge and needed LS =11 mm</text:p>
          </table:table-cell>
          <table:table-cell table:style-name="ce56" office:value-type="string" calcext:value-type="string">
            <text:p>0.47uF 250v Polypropylene Film (5%)</text:p>
          </table:table-cell>
          <table:table-cell office:value-type="string" calcext:value-type="string">
            <text:p>WIMA MKP4F034704D00JB</text:p>
          </table:table-cell>
          <table:table-cell office:value-type="string" calcext:value-type="string">
            <text:p>Panasonic ECW-FD2W474P1</text:p>
          </table:table-cell>
          <table:table-cell table:style-name="ce52" office:value-type="string" calcext:value-type="string">
            <text:p>667-ECW-FD2W474P1</text:p>
          </table:table-cell>
          <table:table-cell table:number-columns-repeated="40"/>
        </table:table-row>
        <table:table-row table:style-name="ro2">
          <table:table-cell office:value-type="float" office:value="0.488" calcext:value-type="float">
            <text:p>0.488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table:formula="of:=VLOOKUP([.F16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0.47 uF (Polyester) 250 V Mylar Capacitor </text:p>
          </table:table-cell>
          <table:table-cell office:value-type="string" calcext:value-type="string">
            <text:p>supernoob part is huge and needed LS =11 mm</text:p>
          </table:table-cell>
          <table:table-cell table:style-name="ce56" office:value-type="string" calcext:value-type="string">
            <text:p>0.47uF 250v Polypropylene Film (5%)</text:p>
          </table:table-cell>
          <table:table-cell office:value-type="string" calcext:value-type="string">
            <text:p>WIMA MKP4F034704D00JB</text:p>
          </table:table-cell>
          <table:table-cell office:value-type="string" calcext:value-type="string">
            <text:p>Panasonic ECW-FD2W474P1</text:p>
          </table:table-cell>
          <table:table-cell table:style-name="ce52" office:value-type="string" calcext:value-type="string">
            <text:p>667-ECW-FD2W474P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6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7+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100uF Polar In Series for Bi-Polar Configuration 6.3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Single 47uf 16v (Bi-Polar)</text:p>
          </table:table-cell>
          <table:table-cell table:number-columns-repeated="2" office:value-type="string" calcext:value-type="string">
            <text:p>Nichicon UES1C470MPM</text:p>
          </table:table-cell>
          <table:table-cell table:style-name="ce52" office:value-type="string" calcext:value-type="string">
            <text:p>647-UES1C470MPM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7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8+C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100uF Polar In Series for Bi-Polar Configuration 6.3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Single 47uf 16v (Bi-Polar)</text:p>
          </table:table-cell>
          <table:table-cell table:number-columns-repeated="2" office:value-type="string" calcext:value-type="string">
            <text:p>Nichicon UES1C470MPM</text:p>
          </table:table-cell>
          <table:table-cell table:style-name="ce52" office:value-type="string" calcext:value-type="string">
            <text:p>647-UES1C470MPM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emoved only; .1038</text:p>
          </table:table-cell>
          <table:table-cell table:number-columns-repeated="3"/>
          <table:table-cell table:formula="of:=VLOOKUP([.F17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table:style-name="ce7" office:value-type="string" calcext:value-type="string">
            <text:p>C3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2 C</text:p>
          </table:table-cell>
          <table:table-cell office:value-type="string" calcext:value-type="string">
            <text:p>0.1 uF Film (bypass) <text:s/>Mylar Capacitor </text:p>
          </table:table-cell>
          <table:table-cell office:value-type="string" calcext:value-type="string">
            <text:p>not in manual BOM</text:p>
          </table:table-cell>
          <table:table-cell table:style-name="ce53" office:value-type="string" calcext:value-type="string">
            <text:p><text:s/>Removed</text:p>
          </table:table-cell>
          <table:table-cell/>
          <table:table-cell office:value-type="string" calcext:value-type="string">
            <text:p>Vishay MKP1837410161F</text:p>
          </table:table-cell>
          <table:table-cell table:style-name="ce52" office:value-type="string" calcext:value-type="string">
            <text:p>75-MKP1837410161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emoved only; .1014</text:p>
          </table:table-cell>
          <table:table-cell table:number-columns-repeated="3"/>
          <table:table-cell table:formula="of:=VLOOKUP([.F17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table:style-name="ce7" office:value-type="string" calcext:value-type="string">
            <text:p>C3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2 C</text:p>
          </table:table-cell>
          <table:table-cell office:value-type="string" calcext:value-type="string">
            <text:p>0.1 uF Film (bypass) <text:s/>Mylar Capacitor </text:p>
          </table:table-cell>
          <table:table-cell office:value-type="string" calcext:value-type="string">
            <text:p>not in manual BOM</text:p>
          </table:table-cell>
          <table:table-cell table:style-name="ce53" office:value-type="string" calcext:value-type="string">
            <text:p><text:s/>Removed</text:p>
          </table:table-cell>
          <table:table-cell/>
          <table:table-cell office:value-type="string" calcext:value-type="string">
            <text:p>Vishay MKP1837410161F</text:p>
          </table:table-cell>
          <table:table-cell table:style-name="ce52" office:value-type="string" calcext:value-type="string">
            <text:p>75-MKP1837410161F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.57/5.67</text:p>
          </table:table-cell>
          <table:table-cell/>
          <table:table-cell office:value-type="float" office:value="2.17" calcext:value-type="float">
            <text:p>2.17</text:p>
          </table:table-cell>
          <table:table-cell/>
          <table:table-cell table:formula="of:=VLOOKUP([.F17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3+C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</text:p>
          </table:table-cell>
          <table:table-cell office:value-type="string" calcext:value-type="string">
            <text:p>4.7uF BRN (LL) in Series for Bi-Polar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Single 2.2 uF 450v Polypropylene Film 5%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office:value-type="string" calcext:value-type="string">
            <text:p>this part is probably too big but fits, needs to be narrower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5.77/5.7</text:p>
          </table:table-cell>
          <table:table-cell/>
          <table:table-cell office:value-type="float" office:value="2.17" calcext:value-type="float">
            <text:p>2.17</text:p>
          </table:table-cell>
          <table:table-cell/>
          <table:table-cell table:formula="of:=VLOOKUP([.F17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4+C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</text:p>
          </table:table-cell>
          <table:table-cell office:value-type="string" calcext:value-type="string">
            <text:p>4.7uF BRN (LL) in Series for Bi-Polar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Single 2.2 uF 450v Polypropylene Film 5%</text:p>
          </table:table-cell>
          <table:table-cell table:number-columns-repeated="2" office:value-type="string" calcext:value-type="string">
            <text:p>Panasonic ECW-FE2W225J</text:p>
          </table:table-cell>
          <table:table-cell office:value-type="string" calcext:value-type="string">
            <text:p>667-ECW-FE2W225J</text:p>
          </table:table-cell>
          <table:table-cell office:value-type="string" calcext:value-type="string">
            <text:p>this part is probably too big but fits, needs to be narrower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7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9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47uF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220uF 50v</text:p>
          </table:table-cell>
          <table:table-cell table:number-columns-repeated="2" office:value-type="string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7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47uF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220uF 50v</text:p>
          </table:table-cell>
          <table:table-cell table:number-columns-repeated="2" office:value-type="string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7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47uF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220uF 50v</text:p>
          </table:table-cell>
          <table:table-cell table:number-columns-repeated="2" office:value-type="string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VLOOKUP([.F17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1 B</text:p>
          </table:table-cell>
          <table:table-cell office:value-type="string" calcext:value-type="string">
            <text:p>47uF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220uF 50v</text:p>
          </table:table-cell>
          <table:table-cell table:number-columns-repeated="2" office:value-type="string" calcext:value-type="string">
            <text:p>Nichicon UPW1H221MPD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office:value-type="float" office:value="0.051" calcext:value-type="float">
            <text:p>0.051</text:p>
          </table:table-cell>
          <table:table-cell/>
          <table:table-cell office:value-type="float" office:value="0.047" calcext:value-type="float">
            <text:p>0.047</text:p>
          </table:table-cell>
          <table:table-cell/>
          <table:table-cell table:formula="of:=VLOOKUP([.F17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number-columns-repeated="2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float" office:value="0.049" calcext:value-type="float">
            <text:p>0.049</text:p>
          </table:table-cell>
          <table:table-cell/>
          <table:table-cell office:value-type="float" office:value="0.047" calcext:value-type="float">
            <text:p>0.047</text:p>
          </table:table-cell>
          <table:table-cell/>
          <table:table-cell table:formula="of:=VLOOKUP([.F18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A</text:p>
          </table:table-cell>
          <table:table-cell office:value-type="string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number-columns-repeated="2"/>
          <table:table-cell office:value-type="string" calcext:value-type="string">
            <text:p>Vishay BFC241890017</text:p>
          </table:table-cell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office:value-type="float" office:value="10.47" calcext:value-type="float">
            <text:p>10.47</text:p>
          </table:table-cell>
          <table:table-cell/>
          <table:table-cell table:style-name="ce47" office:value-type="float" office:value="10.15" calcext:value-type="float">
            <text:p>10.15</text:p>
          </table:table-cell>
          <table:table-cell/>
          <table:table-cell table:formula="of:=VLOOKUP([.F18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C</text:p>
          </table:table-cell>
          <table:table-cell office:value-type="string" calcext:value-type="string">
            <text:p>10uF BRN (LL)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table:number-columns-repeated="2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10.08" calcext:value-type="float">
            <text:p>10.08</text:p>
          </table:table-cell>
          <table:table-cell/>
          <table:table-cell office:value-type="float" office:value="10.27" calcext:value-type="float">
            <text:p>10.27</text:p>
          </table:table-cell>
          <table:table-cell/>
          <table:table-cell table:formula="of:=VLOOKUP([.F18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10uF BRN (LL)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table:number-columns-repeated="2" office:value-type="string" calcext:value-type="string">
            <text:p>Nichicon UKL1V100KDDANA</text:p>
          </table:table-cell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6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1070; 937 in place</text:p>
          </table:table-cell>
          <table:table-cell/>
          <table:table-cell table:formula="of:=VLOOKUP([.F18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D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958 in place</text:p>
          </table:table-cell>
          <table:table-cell/>
          <table:table-cell table:formula="of:=VLOOKUP([.F18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D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string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82.5" calcext:value-type="float">
            <text:p>82.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18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B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82.4" calcext:value-type="float">
            <text:p>82.4</text:p>
          </table:table-cell>
          <table:table-cell/>
          <table:table-cell office:value-type="float" office:value="82.4" calcext:value-type="float">
            <text:p>82.4</text:p>
          </table:table-cell>
          <table:table-cell/>
          <table:table-cell table:formula="of:=VLOOKUP([.F18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B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table:formula="of:=VLOOKUP([.F18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l A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81.4" calcext:value-type="float">
            <text:p>81.4</text:p>
          </table:table-cell>
          <table:table-cell/>
          <table:table-cell office:value-type="float" office:value="82.4" calcext:value-type="float">
            <text:p>82.4</text:p>
          </table:table-cell>
          <table:table-cell/>
          <table:table-cell table:formula="of:=VLOOKUP([.F18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l A</text:p>
          </table:table-cell>
          <table:table-cell office:value-type="string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 table:style-name="ce52" office:value-type="string" calcext:value-type="string">
            <text:p>Vishay MBA02040C8209FRP00</text:p>
          </table:table-cell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 table:visibility="filter">
          <table:table-cell table:number-columns-repeated="4"/>
          <table:table-cell table:style-name="Default" table:number-columns-repeated="52"/>
        </table:table-row>
        <table:table-row table:style-name="ro2" table:number-rows-repeated="1048386">
          <table:table-cell table:number-columns-repeated="56"/>
        </table:table-row>
        <table:table-row table:style-name="ro2">
          <table:table-cell table:number-columns-repeated="56"/>
        </table:table-row>
      </table:table>
      <table:table table:name="bom_reduced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quantity</text:p>
          </table:table-cell>
          <table:table-cell office:value-type="string" calcext:value-type="string">
            <text:p>part 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9 kOhm <text:s/>Carbon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6 ohm <text:s/>Carbon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6 ohm <text:s/>Carbon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 Ohm <text:s/>Carbon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 Ohm <text:s/>Carbon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2 kOhm <text:s/>Carbon Resistor ¼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 kOhm <text:s/>Carbon Resistor ¼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 kOhm <text:s/>Carbon Resistor ¼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3 Ohm <text:s/>Cement Resistor 5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3 Ohm <text:s/>Cement Resistor 5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 Ohm <text:s/>Cement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 pF 50 V Ceramic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00 pF 500V 500 V Ceramic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00 pF 500V 500 V Ceramic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00 pF 500V 500 V Ceramic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D2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D2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D2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D2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1 (1S2226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S-3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S-3R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1588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2 (1S2227)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S2473D <text:s/>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D1 (1S2226) <text:s/>Diode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000 uF 63 V Electrolytic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K97 FET <text:s/>FET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2 Ohm <text:s/>Fusing Resistor ¼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2 Ohm <text:s/>Fusing Resistor ¼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2 Ohm <text:s/>Fusing Resistor ¼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2 Ohm <text:s/>Fusing Resistor ¼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60 ohm <text:s/>Metal Film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 ohm <text:s/>Metal Film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 kOhm <text:s/>Metal Film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 kOhm <text:s/>Metal Film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0 kOhm <text:s/>Metal Film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 kOhm <text:s/>Metal Film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 kOhm <text:s/>Metal Film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1 uF 150V Mylar Capacitor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0 uF 100V Mylar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0 uF 100V Mylar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33 uF 100V Mylar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33 uF 100V Mylar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3 uF 100V Mylar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3 uF 100V Mylar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 k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5 k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 Ohm <text:s/>Non. Flammable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 Ohm <text:s/>Non. Flammable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 Ohm <text:s/>Non. Flammable Resistor ½ 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 Ohm <text:s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7 kOhm <text:s/>Non. Flammable Resistor 2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7 kOhm <text:s/>Non. Flammable Resistor 2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 Ohm <text:s text:c="2"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 Ohm <text:s text:c="2"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9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 k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 kOhm <text:s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.3 kOhm <text:s/>Non. Flammable Resistor 2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.3 kOhm <text:s/>Non. Flammable Resistor 2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 Ohm <text:s text:c="2"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 Ohm <text:s text:c="2"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90 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7 k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7 kOhm <text:s/>Non. Flammable Resistor 2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 kOhm <text:s/>Non. Flammable Resistor ½ 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0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0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6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60 pF 50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0 pF 50V Polystyrene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 pF 50 V Polystyrene Capaci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0 pF 50 V Polystyrene Capaci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116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47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906 (G. H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26(W) (F, G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906 (G. H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222(2) (U. E) <text:s text:c="2"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222(2) (U. E) <text:s text:c="2"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222(2) (U. E) <text:s text:c="2"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98 (F, G, H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26(W) (F, G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,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,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400(1) (E,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1400(1) (E, U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1400(1) (E, U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750(3) (E. U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899 (B, V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1904 (B, V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1904 (B, V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899 (B, V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D382 (M, L, K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B537 (M, L, K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D438 (E, F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B560 (E, F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733 (P, Q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D356 (D, E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B526 (D, E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708 (E, U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847 (1)(F, G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C1708 (F, G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SA847 (F, G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A733 (P, Q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SC945 (Q, P) <text:s/>Trans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1212 Varistor <text:s/>Varisto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QB01-22 <text:s/>Zener 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QB01-22 <text:s/>Zener 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D33E (B) <text:s/>Zener 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D33E (B) <text:s/>Zener 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QA01-06R <text:s/>Zener 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D6.2E (B) <text:s/>Zener Diod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D-13E (B) <text:s/>Zener 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QA01-06R <text:s/>Zener Diode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D-6.2E (B) <text:s/>Zener Diode </text:p>
          </table:table-cell>
        </table:table-row>
      </table:table>
      <table:table table:name="parts_list_mods" table:style-name="ta1">
        <table:table-column table:style-name="co13" table:default-cell-style-name="ce13"/>
        <table:table-column table:style-name="co2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6" table:default-cell-style-name="ce25"/>
        <table:table-column table:style-name="co14" table:default-cell-style-name="ce13"/>
        <table:table-column table:style-name="co3" table:number-columns-repeated="7" table:default-cell-style-name="ce13"/>
        <table:table-column table:style-name="co15" table:default-cell-style-name="ce13"/>
        <table:table-column table:style-name="co7" table:default-cell-style-name="ce13"/>
        <table:table-column table:style-name="co9" table:default-cell-style-name="ce13"/>
        <table:table-column table:style-name="co3" table:default-cell-style-name="ce13"/>
        <table:table-column table:style-name="co16" table:default-cell-style-name="ce13"/>
        <table:table-column table:style-name="co11" table:default-cell-style-name="ce13"/>
        <table:table-column table:style-name="co3" table:default-cell-style-name="ce13"/>
        <table:table-column table:style-name="co12" table:default-cell-style-name="ce13"/>
        <table:table-column table:style-name="co3" table:number-columns-repeated="40" table:default-cell-style-name="ce13"/>
        <table:table-row table:style-name="ro7">
          <table:table-cell office:value-type="string" calcext:value-type="string">
            <text:p>Original Order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arts No.</text:p>
          </table:table-cell>
          <table:table-cell office:value-type="string" calcext:value-type="string">
            <text:p>Lee Stereo Replaces</text:p>
          </table:table-cell>
          <table:table-cell office:value-type="string" calcext:value-type="string">
            <text:p>Parts I need</text:p>
          </table:table-cell>
          <table:table-cell table:style-name="ce26" office:value-type="string" calcext:value-type="string">
            <text:p>Stock No. (not confirmed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d Type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pernoob/replacement description</text:p>
          </table:table-cell>
          <table:table-cell office:value-type="string" calcext:value-type="string">
            <text:p>supernoob part</text:p>
          </table:table-cell>
          <table:table-cell office:value-type="string" calcext:value-type="string">
            <text:p>audio.sansui.amp_rebuild.txt:</text:p>
          </table:table-cell>
          <table:table-cell office:value-type="string" calcext:value-type="string">
            <text:p>part procured</text:p>
          </table:table-cell>
          <table:table-cell office:value-type="string" calcext:value-type="string">
            <text:p>Get at least</text:p>
          </table:table-cell>
          <table:table-cell office:value-type="string" calcext:value-type="string">
            <text:p>Mouser part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 uF</text:p>
          </table:table-cell>
          <table:table-cell office:value-type="string" calcext:value-type="string">
            <text:p>50 V</text:p>
          </table:table-cell>
          <table:table-cell table:formula="of:=VLOOKUP([.L2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NCATENATE([.I2]; &quot; &quot;; [.J2]; &quot; &quot;; [.K2]; &quot; &quot;; [.M2])" office:value-type="string" office:string-value="47 uF 50 V Bi.Polar Electrolytic Capacitor " calcext:value-type="string">
            <text:p>47 uF 50 V Bi.Polar Electrolytic Capacitor </text:p>
          </table:table-cell>
          <table:table-cell office:value-type="string" calcext:value-type="string">
            <text:p>10.3 mm 6,7 mm LS</text:p>
          </table:table-cell>
          <table:table-cell table:style-name="ce56" office:value-type="string" calcext:value-type="string">
            <text:p>100uf 63V</text:p>
          </table:table-cell>
          <table:table-cell table:style-name="ce56" office:value-type="string" calcext:value-type="string">
            <text:p>Nichicon UPW1J101MPD</text:p>
          </table:table-cell>
          <table:table-cell/>
          <table:table-cell table:style-name="ce52" office:value-type="string" calcext:value-type="string">
            <text:p>Nichicon UPW1J101MPD</text:p>
          </table:table-cell>
          <table:table-cell table:style-name="ce52"/>
          <table:table-cell table:style-name="ce52" office:value-type="string" calcext:value-type="string">
            <text:p>647-UPW1J101MP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0 uF</text:p>
          </table:table-cell>
          <table:table-cell office:value-type="string" calcext:value-type="string">
            <text:p>10V</text:p>
          </table:table-cell>
          <table:table-cell table:formula="of:=VLOOKUP([.L3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NCATENATE([.I3]; &quot; &quot;; [.J3]; &quot; &quot;; [.K3]; &quot; &quot;; [.M3])" office:value-type="string" office:string-value="330 uF 10V Bi.Polar Electrolytic Capacitor " calcext:value-type="string">
            <text:p>330 uF 10V Bi.Polar Electrolytic Capacitor </text:p>
          </table:table-cell>
          <table:table-cell office:value-type="string" calcext:value-type="string">
            <text:p>12.9 mm diameter, 6 mm LS</text:p>
          </table:table-cell>
          <table:table-cell table:style-name="ce56" office:value-type="string" calcext:value-type="string">
            <text:p>470uF 25v </text:p>
          </table:table-cell>
          <table:table-cell table:style-name="ce56" office:value-type="string" calcext:value-type="string">
            <text:p>Nichicon UPW1E471MPD</text:p>
          </table:table-cell>
          <table:table-cell/>
          <table:table-cell table:style-name="ce56" office:value-type="string" calcext:value-type="string">
            <text:p>Nichicon UPW1E471MPD</text:p>
          </table:table-cell>
          <table:table-cell/>
          <table:table-cell table:style-name="ce52" office:value-type="string" calcext:value-type="string">
            <text:p>647-UPW1E471MP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 uF</text:p>
          </table:table-cell>
          <table:table-cell office:value-type="string" calcext:value-type="string">
            <text:p>50 V</text:p>
          </table:table-cell>
          <table:table-cell table:formula="of:=VLOOKUP([.L4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NCATENATE([.I4]; &quot; &quot;; [.J4]; &quot; &quot;; [.K4]; &quot; &quot;; [.M4])" office:value-type="string" office:string-value="33 uF 50 V Bi.Polar Electrolytic Capacitor " calcext:value-type="string">
            <text:p>33 uF 50 V Bi.Polar Electrolytic Capacitor </text:p>
          </table:table-cell>
          <table:table-cell office:value-type="string" calcext:value-type="string">
            <text:p>10 mm, 5 mm LS</text:p>
          </table:table-cell>
          <table:table-cell table:style-name="ce56" office:value-type="string" calcext:value-type="string">
            <text:p>100uF 63v</text:p>
          </table:table-cell>
          <table:table-cell table:style-name="ce56" office:value-type="string" calcext:value-type="string">
            <text:p>Nichicon UPW1J101MPD</text:p>
          </table:table-cell>
          <table:table-cell/>
          <table:table-cell table:style-name="ce52" office:value-type="string" calcext:value-type="string">
            <text:p>Nichicon UPW1J101MPD</text:p>
          </table:table-cell>
          <table:table-cell table:style-name="ce52"/>
          <table:table-cell table:style-name="ce52" office:value-type="string" calcext:value-type="string">
            <text:p>647-UPW1J101MPD</text:p>
          </table:table-cell>
          <table:table-cell table:number-columns-repeated="4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x</text:p>
          </table:table-cell>
          <table:table-cell table:formula="of:=VLOOKUP([.D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5]; &quot; &quot;; [.J5]; &quot; &quot;; [.K5]; &quot; &quot;; [.M5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x</text:p>
          </table:table-cell>
          <table:table-cell table:formula="of:=VLOOKUP([.D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6]; &quot; &quot;; [.J6]; &quot; &quot;; [.K6]; &quot; &quot;; [.M6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x</text:p>
          </table:table-cell>
          <table:table-cell table:formula="of:=VLOOKUP([.D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7]; &quot; &quot;; [.J7]; &quot; &quot;; [.K7]; &quot; &quot;; [.M7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x</text:p>
          </table:table-cell>
          <table:table-cell table:formula="of:=VLOOKUP([.D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0340</text:p>
          </table:table-cell>
          <table:table-cell office:value-type="string" calcext:value-type="string">
            <text:p>10D1 (1S2226) 1A</text:p>
          </table:table-cell>
          <table:table-cell office:value-type="string" calcext:value-type="string">
            <text:p>100 V</text:p>
          </table:table-cell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8]; &quot; &quot;; [.J8]; &quot; &quot;; [.K8]; &quot; &quot;; [.M8])" office:value-type="string" office:string-value="10D1 (1S2226) 1A 100 V Diode " calcext:value-type="string">
            <text:p>10D1 (1S2226) 1A 100 V Diode </text:p>
          </table:table-cell>
          <table:table-cell table:style-name="ce56" office:value-type="string" calcext:value-type="string">
            <text:p>10D1 (1S2226) 1Amp 100v Diode</text:p>
          </table:table-cell>
          <table:table-cell table:style-name="ce56" office:value-type="string" calcext:value-type="string">
            <text:p>1N4004 1-Amp 400V</text:p>
          </table:table-cell>
          <table:table-cell office:value-type="string" calcext:value-type="string">
            <text:p>1N4004</text:p>
          </table:table-cell>
          <table:table-cell/>
          <table:table-cell office:value-type="string" calcext:value-type="string">
            <text:p>Vishay 1N4004-E3/54</text:p>
          </table:table-cell>
          <table:table-cell/>
          <table:table-cell office:value-type="string" calcext:value-type="string">
            <text:p>625-1N4004-E3/54</text:p>
          </table:table-cell>
          <table:table-cell table:number-columns-repeated="4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x</text:p>
          </table:table-cell>
          <table:table-cell table:formula="of:=VLOOKUP([.D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9]; &quot; &quot;; [.J9]; &quot; &quot;; [.K9]; &quot; &quot;; [.M9])" office:value-type="string" office:string-value="2SC945 (Q, P)  Transistor " calcext:value-type="string">
            <text:p>2SC945 (Q, P) <text:s/>Transistor </text:p>
          </table:table-cell>
          <table:table-cell office:value-type="string" calcext:value-type="string">
            <text:p>center collector</text:p>
          </table:table-cell>
          <table:table-cell table:number-columns-repeated="3"/>
          <table:table-cell office:value-type="string" calcext:value-type="string">
            <text:p>KSC945CYTA</text:p>
          </table:table-cell>
          <table:table-cell office:value-type="string" calcext:value-type="string">
            <text:p>10?</text:p>
          </table:table-cell>
          <table:table-cell office:value-type="string" calcext:value-type="string">
            <text:p>512-KSC945CYTA</text:p>
          </table:table-cell>
          <table:table-cell table:number-columns-repeated="4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x</text:p>
          </table:table-cell>
          <table:table-cell table:formula="of:=VLOOKUP([.D1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5760</text:p>
          </table:table-cell>
          <table:table-cell office:value-type="string" calcext:value-type="string">
            <text:p>EQA01-06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0]; &quot; &quot;; [.J10]; &quot; &quot;; [.K10]; &quot; &quot;; [.M10])" office:value-type="string" office:string-value="EQA01-06R  Zener Diode " calcext:value-type="string">
            <text:p>EQA01-06R <text:s/>Zener Diode </text:p>
          </table:table-cell>
          <table:table-cell table:style-name="ce56" office:value-type="string" calcext:value-type="string">
            <text:p>EQA01-06R 5.6v Zener; some suggest 1N5232B</text:p>
          </table:table-cell>
          <table:table-cell table:style-name="ce56" office:value-type="string" calcext:value-type="string">
            <text:p>5.6v 1-Watt Zener </text:p>
          </table:table-cell>
          <table:table-cell table:style-name="ce56" office:value-type="string" calcext:value-type="string">
            <text:p>Nexperia BZV85-C5V6,113</text:p>
          </table:table-cell>
          <table:table-cell/>
          <table:table-cell table:style-name="ce56" office:value-type="string" calcext:value-type="string">
            <text:p>Nexperia BZV85-C5V6,113</text:p>
          </table:table-cell>
          <table:table-cell/>
          <table:table-cell office:value-type="string" calcext:value-type="string">
            <text:p>771-BZV85-C5V6113</text:p>
          </table:table-cell>
          <table:table-cell table:number-columns-repeated="4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x</text:p>
          </table:table-cell>
          <table:table-cell table:formula="of:=VLOOKUP([.D1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6390</text:p>
          </table:table-cell>
          <table:table-cell office:value-type="string" calcext:value-type="string">
            <text:p>RD-6.2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</text:p>
          </table:table-cell>
          <table:table-cell office:value-type="float" office:value="1" calcext:value-type="float">
            <text:p>1</text:p>
          </table:table-cell>
          <table:table-cell table:formula="of:=CONCATENATE([.I11]; &quot; &quot;; [.J11]; &quot; &quot;; [.K11]; &quot; &quot;; [.M11])" office:value-type="string" office:string-value="RD-6.2E (B)  Zener Diode " calcext:value-type="string">
            <text:p>RD-6.2E (B) <text:s/>Zener Diode </text:p>
          </table:table-cell>
          <table:table-cell table:style-name="ce56" office:value-type="string" calcext:value-type="string">
            <text:p><text:span text:style-name="T3">RD-6.2E 6.2v ½-Watt Zener; some suggest </text:span><text:span text:style-name="T4">1N5234C</text:span></text:p>
          </table:table-cell>
          <table:table-cell table:style-name="ce56" office:value-type="string" calcext:value-type="string">
            <text:p>6.2v ½-Watt Zener</text:p>
          </table:table-cell>
          <table:table-cell table:style-name="ce56" office:value-type="string" calcext:value-type="string">
            <text:p>On Semi 1N5234C</text:p>
          </table:table-cell>
          <table:table-cell/>
          <table:table-cell table:style-name="ce56" office:value-type="string" calcext:value-type="string">
            <text:p>On Semi 1N5234C</text:p>
          </table:table-cell>
          <table:table-cell/>
          <table:table-cell office:value-type="string" calcext:value-type="string">
            <text:p>512-1N5234C</text:p>
          </table:table-cell>
          <table:table-cell table:number-columns-repeated="4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 table:formula="of:=VLOOKUP([.D1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12]; &quot; &quot;; [.J12]; &quot; &quot;; [.K12]; &quot; &quot;; [.M12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style-name="ce52"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 table:formula="of:=VLOOKUP([.D1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3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13]; &quot; &quot;; [.J13]; &quot; &quot;; [.K13]; &quot; &quot;; [.M13])" office:value-type="string" office:string-value="2SA750(3) (E. U)  Transistor " calcext:value-type="string">
            <text:p>2SA750(3) (E. U) <text:s/>Transistor </text:p>
          </table:table-cell>
          <table:table-cell office:value-type="string" calcext:value-type="string">
            <text:p>(PNP) ECB</text:p>
          </table:table-cell>
          <table:table-cell table:number-columns-repeated="2" office:value-type="string" calcext:value-type="string">
            <text:p>KSA992FB</text:p>
          </table:table-cell>
          <table:table-cell/>
          <table:table-cell office:value-type="string" calcext:value-type="string">
            <text:p>KSA992FBU</text:p>
          </table:table-cell>
          <table:table-cell/>
          <table:table-cell table:style-name="Default" office:value-type="string" calcext:value-type="string">
            <text:p>512-KSA992FBU</text:p>
          </table:table-cell>
          <table:table-cell table:number-columns-repeated="4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x</text:p>
          </table:table-cell>
          <table:table-cell table:formula="of:=VLOOKUP([.D1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1, 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655103</text:p>
          </table:table-cell>
          <table:table-cell office:value-type="string" calcext:value-type="string">
            <text:p>10000 pF</text:p>
          </table:table-cell>
          <table:table-cell office:value-type="string" calcext:value-type="string">
            <text:p>500 V</text:p>
          </table:table-cell>
          <table:table-cell table:formula="of:=VLOOKUP([.L14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I14]; &quot; &quot;; [.J14]; &quot; &quot;; [.K14]; &quot; &quot;; [.M14])" office:value-type="string" office:string-value="10000 pF 500 V Ceramic Capacitor " calcext:value-type="string">
            <text:p>10000 pF 500 V Ceramic Capacitor </text:p>
          </table:table-cell>
          <table:table-cell office:value-type="string" calcext:value-type="string">
            <text:p>10 nF = 0.01 uF, replace C0G, 10.6mm separation, thin; 594-S103M47Z5UN63L0R</text:p>
          </table:table-cell>
          <table:table-cell table:number-columns-repeated="3"/>
          <table:table-cell office:value-type="string" calcext:value-type="string">
            <text:p>Vishay S103M47Z5UN63L0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94-S103M47Z5UN63L0R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1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70 uF</text:p>
          </table:table-cell>
          <table:table-cell office:value-type="string" calcext:value-type="string">
            <text:p>16 V</text:p>
          </table:table-cell>
          <table:table-cell table:formula="of:=VLOOKUP([.L15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15]; &quot; &quot;; [.J15]; &quot; &quot;; [.K15]; &quot; &quot;; [.M15])" office:value-type="string" office:string-value="470 uF 16 V Bi.Polar Electrolytic Capacitor " calcext:value-type="string">
            <text:p>47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470uf 25v</text:p>
          </table:table-cell>
          <table:table-cell office:value-type="string" calcext:value-type="string">
            <text:p>Nichicon UPW1E471MPD</text:p>
          </table:table-cell>
          <table:table-cell/>
          <table:table-cell table:style-name="ce52" table:formula="of:=[.T15]" office:value-type="string" office:string-value="Nichicon UPW1E471MPD" calcext:value-type="string">
            <text:p>Nichicon UPW1E471MPD</text:p>
          </table:table-cell>
          <table:table-cell table:style-name="ce52"/>
          <table:table-cell office:value-type="string" calcext:value-type="string">
            <text:p>647-UPW1E471MP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1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9-3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53" office:value-type="string" calcext:value-type="string">
            <text:p>220 uF N.P.</text:p>
          </table:table-cell>
          <table:table-cell office:value-type="string" calcext:value-type="string">
            <text:p>6.3V</text:p>
          </table:table-cell>
          <table:table-cell table:formula="of:=VLOOKUP([.L16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16]; &quot; &quot;; [.J16]; &quot; &quot;; [.K16]; &quot; &quot;; [.M16])" office:value-type="string" office:string-value="220 uF N.P. 6.3V Bi.Polar Electrolytic Capacitor " calcext:value-type="string">
            <text:p>220 uF N.P. 6.3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0uf 25v but suggests 16 V is better</text:p>
          </table:table-cell>
          <table:table-cell table:style-name="ce56" office:value-type="string" calcext:value-type="string">
            <text:p>Nichicon UES1E221MHM</text:p>
          </table:table-cell>
          <table:table-cell/>
          <table:table-cell table:style-name="ce52" table:formula="of:=[.T16]" office:value-type="string" office:string-value="Nichicon UES1E221MHM" calcext:value-type="string">
            <text:p>Nichicon UES1E221MHM</text:p>
          </table:table-cell>
          <table:table-cell table:style-name="ce52"/>
          <table:table-cell table:style-name="ce52" office:value-type="string" calcext:value-type="string">
            <text:p>647-UES1E221MHM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1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6-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.7 uF</text:p>
          </table:table-cell>
          <table:table-cell office:value-type="string" calcext:value-type="string">
            <text:p>50V</text:p>
          </table:table-cell>
          <table:table-cell table:formula="of:=VLOOKUP([.L17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17]; &quot; &quot;; [.J17]; &quot; &quot;; [.K17]; &quot; &quot;; [.M17])" office:value-type="string" office:string-value="4.7 uF 50V Bi.Polar Electrolytic Capacitor " calcext:value-type="string">
            <text:p>4.7 uF 50V Bi.Polar Electrolytic Capacitor </text:p>
          </table:table-cell>
          <table:table-cell office:value-type="string" calcext:value-type="string">
            <text:p>6 mm, 5 mm LS</text:p>
          </table:table-cell>
          <table:table-cell table:style-name="ce56" office:value-type="string" calcext:value-type="string">
            <text:p>4.7uF 50v</text:p>
          </table:table-cell>
          <table:table-cell table:style-name="ce56" office:value-type="string" calcext:value-type="string">
            <text:p>Nichicon UPW1H4R7MDD</text:p>
          </table:table-cell>
          <table:table-cell/>
          <table:table-cell table:style-name="ce56" office:value-type="string" calcext:value-type="string">
            <text:p>Nichicon UPW1H4R7MDD</text:p>
          </table:table-cell>
          <table:table-cell table:style-name="ce52"/>
          <table:table-cell table:style-name="ce52" office:value-type="string" calcext:value-type="string">
            <text:p>647-UPW1H4R7MDD1TA</text:p>
          </table:table-cell>
          <table:table-cell table:number-columns-repeated="4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x</text:p>
          </table:table-cell>
          <table:table-cell table:formula="of:=VLOOKUP([.D1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5, 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10350</text:p>
          </table:table-cell>
          <table:table-cell table:style-name="ce25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8]; &quot; &quot;; [.J18]; &quot; &quot;; [.K18]; &quot; &quot;; [.M18])" office:value-type="string" office:string-value="10D2 (1S2227)  Diode 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/>
          <table:table-cell table:style-name="ce56" office:value-type="string" calcext:value-type="string">
            <text:p>1N5393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x</text:p>
          </table:table-cell>
          <table:table-cell table:formula="of:=VLOOKUP([.D1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7, 0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10350</text:p>
          </table:table-cell>
          <table:table-cell table:style-name="ce25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9]; &quot; &quot;; [.J19]; &quot; &quot;; [.K19]; &quot; &quot;; [.M19])" office:value-type="string" office:string-value="10D2 (1S2227)  Diode 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/>
          <table:table-cell table:style-name="ce56" office:value-type="string" calcext:value-type="string">
            <text:p>1N5393</text:p>
          </table:table-cell>
          <table:table-cell table:style-name="ce56"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x</text:p>
          </table:table-cell>
          <table:table-cell table:formula="of:=VLOOKUP([.D2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9, 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10350</text:p>
          </table:table-cell>
          <table:table-cell table:style-name="ce25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20]; &quot; &quot;; [.J20]; &quot; &quot;; [.K20]; &quot; &quot;; [.M20])" office:value-type="string" office:string-value="10D2 (1S2227)  Diode 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/>
          <table:table-cell table:style-name="ce56" office:value-type="string" calcext:value-type="string">
            <text:p>1N5393</text:p>
          </table:table-cell>
          <table:table-cell table:style-name="ce56"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x</text:p>
          </table:table-cell>
          <table:table-cell table:formula="of:=VLOOKUP([.D2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11, 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10350</text:p>
          </table:table-cell>
          <table:table-cell table:style-name="ce25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21]; &quot; &quot;; [.J21]; &quot; &quot;; [.K21]; &quot; &quot;; [.M21])" office:value-type="string" office:string-value="10D2 (1S2227)  Diode " calcext:value-type="string">
            <text:p>10D2 (1S2227) <text:s/>Diode </text:p>
          </table:table-cell>
          <table:table-cell office:value-type="string" calcext:value-type="string">
            <text:p>Obsolete 1N4003 is 1A 1.1 V forward, MUR220RLG is 2A .95 V forward, MUR 240G is 2A 400V, 1N5393 is also 1.5A 1V forward 200V but MUR devices are ultrafast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/>
          <table:table-cell table:style-name="ce56" office:value-type="string" calcext:value-type="string">
            <text:p>1N5393</text:p>
          </table:table-cell>
          <table:table-cell table:style-name="ce56"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x</text:p>
          </table:table-cell>
          <table:table-cell table:formula="of:=VLOOKUP([.D2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7~18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1" calcext:value-type="float">
            <text:p>1</text:p>
          </table:table-cell>
          <table:table-cell table:formula="of:=CONCATENATE([.I22]; &quot; &quot;; [.J22]; &quot; &quot;; [.K22]; &quot; &quot;; [.M22])" office:value-type="string" office:string-value="1S2473D  Diode " calcext:value-type="string">
            <text:p>1S2473D <text:s/>Diode </text:p>
          </table:table-cell>
          <table:table-cell table:number-columns-repeated="2"/>
          <table:table-cell office:value-type="string" calcext:value-type="string">
            <text:p>1N4148* but this listed as 17~18 is oddanother part</text:p>
          </table:table-cell>
          <table:table-cell/>
          <table:table-cell table:style-name="ce52" office:value-type="string" calcext:value-type="string">
            <text:p>1N4148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x</text:p>
          </table:table-cell>
          <table:table-cell table:formula="of:=VLOOKUP([.D2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23]; &quot; &quot;; [.J23]; &quot; &quot;; [.K23]; &quot; &quot;; [.M23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table:style-name="ce52" office:value-type="string" calcext:value-type="string">
            <text:p>1N4148</text:p>
          </table:table-cell>
          <table:table-cell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x</text:p>
          </table:table-cell>
          <table:table-cell table:formula="of:=VLOOKUP([.D2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24]; &quot; &quot;; [.J24]; &quot; &quot;; [.K24]; &quot; &quot;; [.M24])" office:value-type="string" office:string-value="VD1212 Varistor  Varistor " calcext:value-type="string">
            <text:p>VD1212 Varistor <text:s/>Varistor </text:p>
          </table:table-cell>
          <table:table-cell table:style-name="ce53" office:value-type="string" calcext:value-type="string">
            <text:p>not on schematic</text:p>
          </table:table-cell>
          <table:table-cell table:number-columns-repeated="2"/>
          <table:table-cell office:value-type="string" calcext:value-type="string">
            <text:p>2 <text:span text:style-name="T5">1N4148 In series</text:span></text:p>
          </table:table-cell>
          <table:table-cell table:style-name="ce52" office:value-type="string" calcext:value-type="string">
            <text:p>1N4148</text:p>
          </table:table-cell>
          <table:table-cell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251" calcext:value-type="float">
            <text:p>251</text:p>
          </table:table-cell>
          <table:table-cell office:value-type="string" calcext:value-type="string">
            <text:p>x</text:p>
          </table:table-cell>
          <table:table-cell table:formula="of:=VLOOKUP([.D2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25]; &quot; &quot;; [.J25]; &quot; &quot;; [.K25]; &quot; &quot;; [.M25])" office:value-type="string" office:string-value="VD1212 Varistor  Varistor " calcext:value-type="string">
            <text:p>VD1212 Varistor <text:s/>Varistor </text:p>
          </table:table-cell>
          <table:table-cell table:style-name="ce53" office:value-type="string" calcext:value-type="string">
            <text:p>not on schematic</text:p>
          </table:table-cell>
          <table:table-cell table:number-columns-repeated="2"/>
          <table:table-cell office:value-type="string" calcext:value-type="string">
            <text:p>2 <text:span text:style-name="T5">1N4148 In series</text:span></text:p>
          </table:table-cell>
          <table:table-cell table:style-name="ce52" office:value-type="string" calcext:value-type="string">
            <text:p>1N4148</text:p>
          </table:table-cell>
          <table:table-cell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2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9, 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.6 kOhm</text:p>
          </table:table-cell>
          <table:table-cell/>
          <table:table-cell table:formula="of:=VLOOKUP([.L26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3"/>
          <table:table-cell table:formula="of:=CONCATENATE([.I26]; &quot; &quot;; [.J26]; &quot; &quot;; [.K26]; &quot; &quot;; [.M26])" office:value-type="string" office:string-value="5.6 kOhm  Carbon Resistor ¼ W" calcext:value-type="string">
            <text:p>5.6 kOhm <text:s/>Carbon Resistor ¼ W</text:p>
          </table:table-cell>
          <table:table-cell table:number-columns-repeated="4"/>
          <table:table-cell office:value-type="string" calcext:value-type="string">
            <text:p>Vishay MBA02040C5601FC100</text:p>
          </table:table-cell>
          <table:table-cell/>
          <table:table-cell office:value-type="string" calcext:value-type="string">
            <text:p>594-5063JD5K6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2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5, R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8 kOhm</text:p>
          </table:table-cell>
          <table:table-cell/>
          <table:table-cell table:formula="of:=VLOOKUP([.L27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table:number-columns-repeated="3"/>
          <table:table-cell table:formula="of:=CONCATENATE([.I27]; &quot; &quot;; [.J27]; &quot; &quot;; [.K27]; &quot; &quot;; [.M27])" office:value-type="string" office:string-value="1.8 kOhm  Carbon Resistor ½ W" calcext:value-type="string">
            <text:p>1.8 kOhm <text:s/>Carbon Resistor ½ W</text:p>
          </table:table-cell>
          <table:table-cell office:value-type="string" calcext:value-type="string">
            <text:p>9 mm length, 12 mm LS</text:p>
          </table:table-cell>
          <table:table-cell table:number-columns-repeated="3"/>
          <table:table-cell office:value-type="string" calcext:value-type="string">
            <text:p>Vishay MBB02070C1801FC100</text:p>
          </table:table-cell>
          <table:table-cell/>
          <table:table-cell office:value-type="string" calcext:value-type="string">
            <text:p>594-MBB02070C1801FC1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2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27, R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 kOhm</text:p>
          </table:table-cell>
          <table:table-cell/>
          <table:table-cell table:formula="of:=VLOOKUP([.L28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3"/>
          <table:table-cell table:formula="of:=CONCATENATE([.I28]; &quot; &quot;; [.J28]; &quot; &quot;; [.K28]; &quot; &quot;; [.M28])" office:value-type="string" office:string-value="18 kOhm  Carbon Resistor ¼ W" calcext:value-type="string">
            <text:p>18 kOhm <text:s/>Carbon Resistor ¼ W</text:p>
          </table:table-cell>
          <table:table-cell table:number-columns-repeated="4"/>
          <table:table-cell office:value-type="string" calcext:value-type="string">
            <text:p>Vishay MBA02040C1802FC100</text:p>
          </table:table-cell>
          <table:table-cell/>
          <table:table-cell office:value-type="string" calcext:value-type="string">
            <text:p>594-5063JD18K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2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1, R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.8 Kohm</text:p>
          </table:table-cell>
          <table:table-cell/>
          <table:table-cell table:formula="of:=VLOOKUP([.L29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3"/>
          <table:table-cell table:formula="of:=CONCATENATE([.I29]; &quot; &quot;; [.J29]; &quot; &quot;; [.K29]; &quot; &quot;; [.M29])" office:value-type="string" office:string-value="6.8 Kohm  Carbon Resistor ¼ W" calcext:value-type="string">
            <text:p>6.8 Kohm <text:s/>Carbon Resistor ¼ W</text:p>
          </table:table-cell>
          <table:table-cell table:number-columns-repeated="4"/>
          <table:table-cell office:value-type="string" calcext:value-type="string">
            <text:p>Vishay MBA02040C6801FC100</text:p>
          </table:table-cell>
          <table:table-cell/>
          <table:table-cell office:value-type="string" calcext:value-type="string">
            <text:p>594-5063JD6K8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3, 34</text:p>
          </table:table-cell>
          <table:table-cell office:value-type="string" calcext:value-type="string">
            <text:p>x</text:p>
          </table:table-cell>
          <table:table-cell table:style-name="ce52" office:value-type="float" office:value="2" calcext:value-type="float">
            <text:p>2</text:p>
          </table:table-cell>
          <table:table-cell/>
          <table:table-cell office:value-type="string" calcext:value-type="string">
            <text:p>22 kOhm</text:p>
          </table:table-cell>
          <table:table-cell/>
          <table:table-cell table:formula="of:=VLOOKUP([.L30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30]; &quot; &quot;; [.J30]; &quot; &quot;; [.K30]; &quot; &quot;; [.M30])" office:value-type="string" office:string-value="22 kOhm  Carbon Resistor ¼ W" calcext:value-type="string">
            <text:p>22 kOhm <text:s/>Carbon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2K ½ Watt (1% Metal Film)</text:p>
          </table:table-cell>
          <table:table-cell office:value-type="string" calcext:value-type="string">
            <text:p>MFR4-22KFI</text:p>
          </table:table-cell>
          <table:table-cell/>
          <table:table-cell table:style-name="ce52" office:value-type="string" calcext:value-type="string">
            <text:p>Vishay MBA02040C2202FC100</text:p>
          </table:table-cell>
          <table:table-cell/>
          <table:table-cell table:style-name="ce52" office:value-type="string" calcext:value-type="string">
            <text:p>594-5063JD22K1%</text:p>
          </table:table-cell>
          <table:table-cell table:number-columns-repeated="4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table:formula="of:=VLOOKUP([.D3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9, 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'0306270, 1</text:p>
          </table:table-cell>
          <table:table-cell table:style-name="ce25" office:value-type="string" calcext:value-type="string">
            <text:p>2SC1708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31]; &quot; &quot;; [.J31]; &quot; &quot;; [.K31]; &quot; &quot;; [.M31])" office:value-type="string" office:string-value="2SC1708 (F, G)  Transistor " calcext:value-type="string">
            <text:p>2SC1708 (F, G) <text:s/>Transistor </text:p>
          </table:table-cell>
          <table:table-cell table:number-columns-repeated="2"/>
          <table:table-cell office:value-type="string" calcext:value-type="string">
            <text:p>KSC1845F</text:p>
          </table:table-cell>
          <table:table-cell/>
          <table:table-cell office:value-type="string" calcext:value-type="string">
            <text:p>KSC1845FTA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2-KSC1845FTA </text:p>
          </table:table-cell>
          <table:table-cell table:number-columns-repeated="4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x</text:p>
          </table:table-cell>
          <table:table-cell table:formula="of:=VLOOKUP([.D3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01, 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16310</text:p>
          </table:table-cell>
          <table:table-cell office:value-type="string" calcext:value-type="string">
            <text:p>RD-1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32]; &quot; &quot;; [.J32]; &quot; &quot;; [.K32]; &quot; &quot;; [.M32])" office:value-type="string" office:string-value="RD-13E (B)  Zener Diode " calcext:value-type="string">
            <text:p>RD-13E (B) <text:s/>Zener Diode </text:p>
          </table:table-cell>
          <table:table-cell office:value-type="string" calcext:value-type="string">
            <text:p>RD13E 33E 1/2W 13V; others suggest BZX79-B13</text:p>
          </table:table-cell>
          <table:table-cell office:value-type="string" calcext:value-type="string">
            <text:p>13V 1/2W Zener</text:p>
          </table:table-cell>
          <table:table-cell office:value-type="string" calcext:value-type="string">
            <text:p>1N5243B</text:p>
          </table:table-cell>
          <table:table-cell/>
          <table:table-cell table:style-name="ce52" office:value-type="string" calcext:value-type="string">
            <text:p>1N5243BTR</text:p>
          </table:table-cell>
          <table:table-cell table:style-name="ce52"/>
          <table:table-cell office:value-type="string" calcext:value-type="string">
            <text:p>512-1N5243BTR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3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office:value-type="string" calcext:value-type="string">
            <text:p>C01-C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Uf BRN (polar caps in series for bipolar)</text:p>
          </table:table-cell>
          <table:table-cell office:value-type="string" calcext:value-type="string">
            <text:p>25 V</text:p>
          </table:table-cell>
          <table:table-cell table:formula="of:=VLOOKUP([.L33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33]; &quot; &quot;; [.J33]; &quot; &quot;; [.K33]; &quot; &quot;; [.M33])" office:value-type="string" office:string-value="10Uf BRN (polar caps in series for bipolar) 25 V Bi.Polar Electrolytic Capacitor " calcext:value-type="string">
            <text:p>10Uf BRN (polar caps in series for bipolar) 25 V Bi.Polar Electrolytic Capacitor </text:p>
          </table:table-cell>
          <table:table-cell/>
          <table:table-cell office:value-type="string" calcext:value-type="string">
            <text:p>2.2 uF 450v Polypropylene Film</text:p>
          </table:table-cell>
          <table:table-cell office:value-type="string" calcext:value-type="string">
            <text:p>Panasonic ECW-FE2W225J</text:p>
          </table:table-cell>
          <table:table-cell/>
          <table:table-cell office:value-type="string" calcext:value-type="string">
            <text:p>Panasonic ECW-FE2W225J</text:p>
          </table:table-cell>
          <table:table-cell table:style-name="ce52"/>
          <table:table-cell table:style-name="ce52"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 table:formula="of:=VLOOKUP([.D3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5, 0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L34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formula="of:=CONCATENATE([.I34]; &quot; &quot;; [.J34]; &quot; &quot;; [.K34]; &quot; &quot;; [.M34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style-name="ce56" office:value-type="string" calcext:value-type="string">
            <text:p>.33uF 450v Polypropylene Film 5%</text:p>
          </table:table-cell>
          <table:table-cell office:value-type="string" calcext:value-type="string">
            <text:p>Panasonic ECW-FE2W334J</text:p>
          </table:table-cell>
          <table:table-cell/>
          <table:table-cell office:value-type="string" calcext:value-type="string">
            <text:p>Panasonic ECW-FE2W334J</text:p>
          </table:table-cell>
          <table:table-cell table:style-name="ce52"/>
          <table:table-cell table:style-name="ce52" office:value-type="string" calcext:value-type="string">
            <text:p>667-ECW-FE2W334J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7, 0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pF</text:p>
          </table:table-cell>
          <table:table-cell office:value-type="string" calcext:value-type="string">
            <text:p>100V</text:p>
          </table:table-cell>
          <table:table-cell table:formula="of:=VLOOKUP([.L35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35]; &quot; &quot;; [.J35]; &quot; &quot;; [.K35]; &quot; &quot;; [.M35])" office:value-type="string" office:string-value="10 pF 100V Ceramic Capacitor " calcext:value-type="string">
            <text:p>10 pF 100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 pF 100V (C0G) 5%</text:p>
          </table:table-cell>
          <table:table-cell table:style-name="ce56" office:value-type="string" calcext:value-type="string">
            <text:p>RDE5C2A220J0M1H3A</text:p>
          </table:table-cell>
          <table:table-cell/>
          <table:table-cell table:style-name="ce56" office:value-type="string" calcext:value-type="string">
            <text:p>RDE5C2A220J0M1H3A</text:p>
          </table:table-cell>
          <table:table-cell table:style-name="ce52"/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5, 1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uF</text:p>
          </table:table-cell>
          <table:table-cell office:value-type="string" calcext:value-type="string">
            <text:p>16 V</text:p>
          </table:table-cell>
          <table:table-cell table:formula="of:=VLOOKUP([.L36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36]; &quot; &quot;; [.J36]; &quot; &quot;; [.K36]; &quot; &quot;; [.M36])" office:value-type="string" office:string-value="10 uF 16 V Bi.Polar Electrolytic Capacitor 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</text:p>
          </table:table-cell>
          <table:table-cell table:style-name="ce56" office:value-type="string" calcext:value-type="string">
            <text:p>Nichicon UKL1V100KDDANA</text:p>
          </table:table-cell>
          <table:table-cell/>
          <table:table-cell table:style-name="ce56" office:value-type="string" calcext:value-type="string">
            <text:p>Nichicon UKL1V100KDDANA</text:p>
          </table:table-cell>
          <table:table-cell/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9, 2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47 uF</text:p>
          </table:table-cell>
          <table:table-cell/>
          <table:table-cell table:formula="of:=VLOOKUP([.L37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37]; &quot; &quot;; [.J37]; &quot; &quot;; [.K37]; &quot; &quot;; [.M37])" office:value-type="string" office:string-value="0.047 uF  Mylar Capacitor 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style-name="ce56" table:number-columns-repeated="2"/>
          <table:table-cell/>
          <table:table-cell office:value-type="string" calcext:value-type="string">
            <text:p>Vishay BFC241890017</text:p>
          </table:table-cell>
          <table:table-cell/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1, 2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uF BRN</text:p>
          </table:table-cell>
          <table:table-cell office:value-type="string" calcext:value-type="string">
            <text:p>25 V</text:p>
          </table:table-cell>
          <table:table-cell table:formula="of:=VLOOKUP([.L38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38]; &quot; &quot;; [.J38]; &quot; &quot;; [.K38]; &quot; &quot;; [.M38])" office:value-type="string" office:string-value="10 uF BRN 25 V Bi.Polar Electrolytic Capacitor " calcext:value-type="string">
            <text:p>10 uF BRN 25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10uF 35v (signal)</text:p>
          </table:table-cell>
          <table:table-cell table:style-name="ce56" office:value-type="string" calcext:value-type="string">
            <text:p>Nichicon UKL1V100KDDANA</text:p>
          </table:table-cell>
          <table:table-cell/>
          <table:table-cell table:style-name="ce56" office:value-type="string" calcext:value-type="string">
            <text:p>Nichicon UKL1V100KDDANA</text:p>
          </table:table-cell>
          <table:table-cell/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3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3-2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pF</text:p>
          </table:table-cell>
          <table:table-cell office:value-type="string" calcext:value-type="string">
            <text:p>100 V</text:p>
          </table:table-cell>
          <table:table-cell table:formula="of:=VLOOKUP([.L39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39]; &quot; &quot;; [.J39]; &quot; &quot;; [.K39]; &quot; &quot;; [.M39])" office:value-type="string" office:string-value="10 pF 100 V Ceramic Capacitor " calcext:value-type="string">
            <text:p>10 pF 100 V Ceram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22pf 100v (C0G) 5%</text:p>
          </table:table-cell>
          <table:table-cell office:value-type="string" calcext:value-type="string">
            <text:p>RDE5C2A220J0M1H3A</text:p>
          </table:table-cell>
          <table:table-cell/>
          <table:table-cell office:value-type="string" calcext:value-type="string">
            <text:p>RDE5C2A220J0M1H3A</text:p>
          </table:table-cell>
          <table:table-cell/>
          <table:table-cell office:value-type="string" calcext:value-type="string">
            <text:p>81-RDE5C2A220J0M1H3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5-C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47 uF (Polyester)</text:p>
          </table:table-cell>
          <table:table-cell office:value-type="string" calcext:value-type="string">
            <text:p>250 V</text:p>
          </table:table-cell>
          <table:table-cell table:formula="of:=VLOOKUP([.L40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0]; &quot; &quot;; [.J40]; &quot; &quot;; [.K40]; &quot; &quot;; [.M40])" office:value-type="string" office:string-value="0.47 uF (Polyester) 250 V Mylar Capacitor " calcext:value-type="string">
            <text:p>0.47 uF (Polyester) 250 V Mylar Capacitor </text:p>
          </table:table-cell>
          <table:table-cell office:value-type="string" calcext:value-type="string">
            <text:p>supernoob part is huge and needed LS =11 mm</text:p>
          </table:table-cell>
          <table:table-cell table:style-name="ce56" office:value-type="string" calcext:value-type="string">
            <text:p>0.47uF 250v Polypropylene Film (5%)</text:p>
          </table:table-cell>
          <table:table-cell office:value-type="string" calcext:value-type="string">
            <text:p>WIMA MKP4F034704D00JB</text:p>
          </table:table-cell>
          <table:table-cell/>
          <table:table-cell office:value-type="string" calcext:value-type="string">
            <text:p>Panasonic ECW-FD2W474P1</text:p>
          </table:table-cell>
          <table:table-cell/>
          <table:table-cell table:style-name="ce52" office:value-type="string" calcext:value-type="string">
            <text:p>667-ECW-FD2W474P1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27+29, C28+C3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uF Polar In Series for Bi-Polar Configuration</text:p>
          </table:table-cell>
          <table:table-cell office:value-type="string" calcext:value-type="string">
            <text:p>6.3 V</text:p>
          </table:table-cell>
          <table:table-cell table:formula="of:=VLOOKUP([.L41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41]; &quot; &quot;; [.J41]; &quot; &quot;; [.K41]; &quot; &quot;; [.M41])" office:value-type="string" office:string-value="100uF Polar In Series for Bi-Polar Configuration 6.3 V Bi.Polar Electrolytic Capacitor " calcext:value-type="string">
            <text:p>100uF Polar In Series for Bi-Polar Configuration 6.3 V Bi.Polar Electrolytic Capacitor </text:p>
          </table:table-cell>
          <table:table-cell office:value-type="string" calcext:value-type="string">
            <text:p>not in manual BOM</text:p>
          </table:table-cell>
          <table:table-cell table:style-name="ce56" office:value-type="string" calcext:value-type="string">
            <text:p>Single 47uf 16v (Bi-Polar)</text:p>
          </table:table-cell>
          <table:table-cell office:value-type="string" calcext:value-type="string">
            <text:p>Nichicon UES1C470MPM</text:p>
          </table:table-cell>
          <table:table-cell/>
          <table:table-cell office:value-type="string" calcext:value-type="string">
            <text:p>Nichicon UES1C470MPM</text:p>
          </table:table-cell>
          <table:table-cell/>
          <table:table-cell table:style-name="ce52" office:value-type="string" calcext:value-type="string">
            <text:p>647-UES1C470MPM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1 &amp; C3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0.1 uF Film (bypass)</text:p>
          </table:table-cell>
          <table:table-cell/>
          <table:table-cell table:formula="of:=VLOOKUP([.L42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2]; &quot; &quot;; [.J42]; &quot; &quot;; [.K42]; &quot; &quot;; [.M42])" office:value-type="string" office:string-value="0.1 uF Film (bypass)  Mylar Capacitor " calcext:value-type="string">
            <text:p>0.1 uF Film (bypass) <text:s/>Mylar Capacitor </text:p>
          </table:table-cell>
          <table:table-cell office:value-type="string" calcext:value-type="string">
            <text:p>not in manual BOM</text:p>
          </table:table-cell>
          <table:table-cell table:style-name="ce53" office:value-type="string" calcext:value-type="string">
            <text:p><text:s/>Removed</text:p>
          </table:table-cell>
          <table:table-cell table:number-columns-repeated="2"/>
          <table:table-cell office:value-type="string" calcext:value-type="string">
            <text:p>Vishay MKP1837410161F</text:p>
          </table:table-cell>
          <table:table-cell/>
          <table:table-cell table:style-name="ce52" office:value-type="string" calcext:value-type="string">
            <text:p>75-MKP1837410161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3+C35 &amp; C34+3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4.7uF BRN (LL) in Series for Bi-Polar</text:p>
          </table:table-cell>
          <table:table-cell office:value-type="string" calcext:value-type="string">
            <text:p>50 V</text:p>
          </table:table-cell>
          <table:table-cell table:formula="of:=VLOOKUP([.L43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3]; &quot; &quot;; [.J43]; &quot; &quot;; [.K43]; &quot; &quot;; [.M43])" office:value-type="string" office:string-value="4.7uF BRN (LL) in Series for Bi-Polar 50 V Bi.Polar Electrolytic Capacitor " calcext:value-type="string">
            <text:p>4.7uF BRN (LL) in Series for Bi-Polar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Single 2.2 uF 450v Polypropylene Film 5%</text:p>
          </table:table-cell>
          <table:table-cell office:value-type="string" calcext:value-type="string">
            <text:p>Panasonic ECW-FE2W225J</text:p>
          </table:table-cell>
          <table:table-cell/>
          <table:table-cell office:value-type="string" calcext:value-type="string">
            <text:p>Panasonic ECW-FE2W225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39-C4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47uF</text:p>
          </table:table-cell>
          <table:table-cell office:value-type="string" calcext:value-type="string">
            <text:p>50 V</text:p>
          </table:table-cell>
          <table:table-cell table:formula="of:=VLOOKUP([.L44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44]; &quot; &quot;; [.J44]; &quot; &quot;; [.K44]; &quot; &quot;; [.M44])" office:value-type="string" office:string-value="47uF 50 V Bi.Polar Electrolytic Capacitor " calcext:value-type="string">
            <text:p>47uF 50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220uF 50v</text:p>
          </table:table-cell>
          <table:table-cell office:value-type="string" calcext:value-type="string">
            <text:p>Nichicon UPW1H221MPD</text:p>
          </table:table-cell>
          <table:table-cell/>
          <table:table-cell office:value-type="string" calcext:value-type="string">
            <text:p>Nichicon UPW1H221MPD</text:p>
          </table:table-cell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3-C4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0.047 uF</text:p>
          </table:table-cell>
          <table:table-cell/>
          <table:table-cell table:formula="of:=VLOOKUP([.L45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5]; &quot; &quot;; [.J45]; &quot; &quot;; [.K45]; &quot; &quot;; [.M45])" office:value-type="string" office:string-value="0.047 uF  Mylar Capacitor " calcext:value-type="string">
            <text:p>0.047 uF <text:s/>Mylar Capacitor </text:p>
          </table:table-cell>
          <table:table-cell office:value-type="string" calcext:value-type="string">
            <text:p>from schematic, no unit given, confirm, 5 mm LS</text:p>
          </table:table-cell>
          <table:table-cell table:number-columns-repeated="3"/>
          <table:table-cell office:value-type="string" calcext:value-type="string">
            <text:p>Vishay BFC241890017</text:p>
          </table:table-cell>
          <table:table-cell/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45-C4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uF BRN (LL)</text:p>
          </table:table-cell>
          <table:table-cell office:value-type="string" calcext:value-type="string">
            <text:p>25 V</text:p>
          </table:table-cell>
          <table:table-cell table:formula="of:=VLOOKUP([.L46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6]; &quot; &quot;; [.J46]; &quot; &quot;; [.K46]; &quot; &quot;; [.M46])" office:value-type="string" office:string-value="10uF BRN (LL) 25 V Bi.Polar Electrolytic Capacitor " calcext:value-type="string">
            <text:p>10uF BRN (LL)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office:value-type="string" calcext:value-type="string">
            <text:p>Nichicon UKL1V100KDDANA</text:p>
          </table:table-cell>
          <table:table-cell/>
          <table:table-cell office:value-type="string" calcext:value-type="string">
            <text:p>Nichicon UKL1V100KDDANA</text:p>
          </table:table-cell>
          <table:table-cell/>
          <table:table-cell table:style-name="ce52" office:value-type="string" calcext:value-type="string">
            <text:p>647-UKL1V100KDDANA</text:p>
          </table:table-cell>
          <table:table-cell table:number-columns-repeated="4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 table:formula="of:=VLOOKUP([.D4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7, 3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91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L47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B</text:p>
          </table:table-cell>
          <table:table-cell office:value-type="float" office:value="2" calcext:value-type="float">
            <text:p>2</text:p>
          </table:table-cell>
          <table:table-cell table:formula="of:=CONCATENATE([.I47]; &quot; &quot;; [.J47]; &quot; &quot;; [.K47]; &quot; &quot;; [.M47])" office:value-type="string" office:string-value="82 Ohm  Fusing Resistor ¼ W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/>
          <table:table-cell table:style-name="ce52" office:value-type="string" calcext:value-type="string">
            <text:p>Vishay MBA02040C8209FRP00</text:p>
          </table:table-cell>
          <table:table-cell/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 table:formula="of:=VLOOKUP([.D4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9, 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91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L48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l A</text:p>
          </table:table-cell>
          <table:table-cell office:value-type="float" office:value="2" calcext:value-type="float">
            <text:p>2</text:p>
          </table:table-cell>
          <table:table-cell table:formula="of:=CONCATENATE([.I48]; &quot; &quot;; [.J48]; &quot; &quot;; [.K48]; &quot; &quot;; [.M48])" office:value-type="string" office:string-value="82 Ohm  Fusing Resistor ¼ W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/>
          <table:table-cell table:style-name="ce52" office:value-type="string" calcext:value-type="string">
            <text:p>Vishay MBA02040C8209FRP00</text:p>
          </table:table-cell>
          <table:table-cell/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4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 pF</text:p>
          </table:table-cell>
          <table:table-cell/>
          <table:table-cell table:formula="of:=VLOOKUP([.L49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49]; &quot; &quot;; [.J49]; &quot; &quot;; [.K49]; &quot; &quot;; [.M49])" office:value-type="string" office:string-value="22 pF  Ceramic Capacitor " calcext:value-type="string">
            <text:p>22 pF <text:s/>Ceramic Capacitor </text:p>
          </table:table-cell>
          <table:table-cell office:value-type="string" calcext:value-type="string">
            <text:p>Kemet C328C220JAG5TA was out of stock; CAP CER RAD 22PF 250V C0G 5%</text:p>
          </table:table-cell>
          <table:table-cell table:number-columns-repeated="3"/>
          <table:table-cell office:value-type="string" calcext:value-type="string">
            <text:p>Kemet C322C220G1G5TA</text:p>
          </table:table-cell>
          <table:table-cell/>
          <table:table-cell table:style-name="ce52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 table:formula="of:=VLOOKUP([.D5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62033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50 V</text:p>
          </table:table-cell>
          <table:table-cell table:formula="of:=VLOOKUP([.L50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A. 4 D</text:p>
          </table:table-cell>
          <table:table-cell office:value-type="float" office:value="2" calcext:value-type="float">
            <text:p>2</text:p>
          </table:table-cell>
          <table:table-cell table:formula="of:=CONCATENATE([.I50]; &quot; &quot;; [.J50]; &quot; &quot;; [.K50]; &quot; &quot;; [.M50])" office:value-type="string" office:string-value="330 pF 50 V Polystyrene Capacitor " calcext:value-type="string">
            <text:p>330 pF 50 V Polystyrene Capacitor </text:p>
          </table:table-cell>
          <table:table-cell table:number-columns-repeated="4"/>
          <table:table-cell table:style-name="ce53" office:value-type="string" calcext:value-type="string">
            <text:p>Xicon 23PW133 can’t find just reuse after cleaning; no heat kills them use axial? 23PS133 </text:p>
          </table:table-cell>
          <table:table-cell table:style-name="ce53"/>
          <table:table-cell table:style-name="Default" office:value-type="string" calcext:value-type="string">
            <text:p>23PS133</text:p>
          </table:table-cell>
          <table:table-cell table:number-columns-repeated="40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 table:formula="of:=VLOOKUP([.D5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7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'0669505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50 V</text:p>
          </table:table-cell>
          <table:table-cell table:formula="of:=VLOOKUP([.L51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2" calcext:value-type="float">
            <text:p>2</text:p>
          </table:table-cell>
          <table:table-cell table:formula="of:=CONCATENATE([.I51]; &quot; &quot;; [.J51]; &quot; &quot;; [.K51]; &quot; &quot;; [.M51])" office:value-type="string" office:string-value="5 pF 50 V Ceramic Capacitor " calcext:value-type="string">
            <text:p>5 pF 50 V Ceramic Capacitor </text:p>
          </table:table-cell>
          <table:table-cell/>
          <table:table-cell office:value-type="string" calcext:value-type="string">
            <text:p>replace with film or CG type</text:p>
          </table:table-cell>
          <table:table-cell table:number-columns-repeated="2"/>
          <table:table-cell table:style-name="ce53" office:value-type="string" calcext:value-type="string">
            <text:p>RCE5C2A5R0C0K1H03B</text:p>
          </table:table-cell>
          <table:table-cell table:style-name="ce53"/>
          <table:table-cell table:style-name="ce59" office:value-type="string" calcext:value-type="string">
            <text:p>81-RCE5C2A5R0C0K1H3B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5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 pF</text:p>
          </table:table-cell>
          <table:table-cell/>
          <table:table-cell table:formula="of:=VLOOKUP([.L52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52]; &quot; &quot;; [.J52]; &quot; &quot;; [.K52]; &quot; &quot;; [.M52])" office:value-type="string" office:string-value="22 pF  Ceramic Capacitor " calcext:value-type="string">
            <text:p>22 pF <text:s/>Ceramic Capacitor </text:p>
          </table:table-cell>
          <table:table-cell table:number-columns-repeated="4"/>
          <table:table-cell office:value-type="string" calcext:value-type="string">
            <text:p>Kemet C322C220G1G5TA</text:p>
          </table:table-cell>
          <table:table-cell/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5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 pF</text:p>
          </table:table-cell>
          <table:table-cell/>
          <table:table-cell table:formula="of:=VLOOKUP([.L53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53]; &quot; &quot;; [.J53]; &quot; &quot;; [.K53]; &quot; &quot;; [.M53])" office:value-type="string" office:string-value="22 pF  Ceramic Capacitor " calcext:value-type="string">
            <text:p>22 pF <text:s/>Ceramic Capacitor </text:p>
          </table:table-cell>
          <table:table-cell table:number-columns-repeated="4"/>
          <table:table-cell office:value-type="string" calcext:value-type="string">
            <text:p>Kemet C322C220G1G5TA</text:p>
          </table:table-cell>
          <table:table-cell/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5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uF</text:p>
          </table:table-cell>
          <table:table-cell office:value-type="string" calcext:value-type="string">
            <text:p>50 V</text:p>
          </table:table-cell>
          <table:table-cell table:formula="of:=VLOOKUP([.L54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54]; &quot; &quot;; [.J54]; &quot; &quot;; [.K54]; &quot; &quot;; [.M54])" office:value-type="string" office:string-value="1 uF 50 V Bi.Polar Electrolytic Capacitor " calcext:value-type="string">
            <text:p>1 uF 50 V Bi.Polar Electrolytic Capacitor </text:p>
          </table:table-cell>
          <table:table-cell office:value-type="string" calcext:value-type="string">
            <text:p>(is 6.3 mm; verify fit, else get 5 mm diameter RFS-50V010ME3#5)</text:p>
          </table:table-cell>
          <table:table-cell office:value-type="string" calcext:value-type="string">
            <text:p>1 uF 50 V</text:p>
          </table:table-cell>
          <table:table-cell table:number-columns-repeated="2"/>
          <table:table-cell office:value-type="string" calcext:value-type="string">
            <text:p>Elna RFS-50V010MF3#5</text:p>
          </table:table-cell>
          <table:table-cell/>
          <table:table-cell table:style-name="ce59" office:value-type="string" calcext:value-type="string">
            <text:p>555-RFS50V010MF3#5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5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8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/>
          <table:table-cell office:value-type="string" calcext:value-type="string">
            <text:p>100 pF</text:p>
          </table:table-cell>
          <table:table-cell/>
          <table:table-cell table:formula="of:=VLOOKUP([.L55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55]; &quot; &quot;; [.J55]; &quot; &quot;; [.K55]; &quot; &quot;; [.M55])" office:value-type="string" office:string-value="100 pF  Ceramic Capacitor " calcext:value-type="string">
            <text:p>100 pF <text:s/>Ceramic Capacitor </text:p>
          </table:table-cell>
          <table:table-cell table:number-columns-repeated="4"/>
          <table:table-cell office:value-type="string" calcext:value-type="string">
            <text:p>FKP2D001001D00JO00</text:p>
          </table:table-cell>
          <table:table-cell/>
          <table:table-cell table:style-name="ce60" office:value-type="string" calcext:value-type="string">
            <text:p>505-FKP2D001001D00JO </text:p>
          </table:table-cell>
          <table:table-cell table:number-columns-repeated="4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 table:formula="of:=VLOOKUP([.D5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A. 4c</text:p>
          </table:table-cell>
          <table:table-cell office:value-type="float" office:value="2" calcext:value-type="float">
            <text:p>2</text:p>
          </table:table-cell>
          <table:table-cell table:formula="of:=CONCATENATE([.I56]; &quot; &quot;; [.J56]; &quot; &quot;; [.K56]; &quot; &quot;; [.M56])" office:value-type="string" office:string-value="1S2473D  Diode " calcext:value-type="string">
            <text:p>1S2473D <text:s/>Diode </text:p>
          </table:table-cell>
          <table:table-cell/>
          <table:table-cell table:number-columns-repeated="2" office:value-type="string" calcext:value-type="string">
            <text:p>1N4148</text:p>
          </table:table-cell>
          <table:table-cell/>
          <table:table-cell table:style-name="ce52" office:value-type="string" calcext:value-type="string">
            <text:p>1N4148</text:p>
          </table:table-cell>
          <table:table-cell table:style-name="ce52"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x</text:p>
          </table:table-cell>
          <table:table-cell table:formula="of:=VLOOKUP([.D5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'0107122</text:p>
          </table:table-cell>
          <table:table-cell office:value-type="string" calcext:value-type="string">
            <text:p>1.2 kOhm</text:p>
          </table:table-cell>
          <table:table-cell/>
          <table:table-cell table:formula="of:=VLOOKUP([.L57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2" calcext:value-type="float">
            <text:p>2</text:p>
          </table:table-cell>
          <table:table-cell table:formula="of:=CONCATENATE([.I57]; &quot; &quot;; [.J57]; &quot; &quot;; [.K57]; &quot; &quot;; [.M57])" office:value-type="string" office:string-value="1.2 kOhm  Carbon Resistor ¼ W" calcext:value-type="string">
            <text:p>1.2 kOhm <text:s/>Carbon Resistor ¼ W</text:p>
          </table:table-cell>
          <table:table-cell table:number-columns-repeated="4"/>
          <table:table-cell office:value-type="string" calcext:value-type="string">
            <text:p>KOA Speer MFS1/2DCT52R1201F</text:p>
          </table:table-cell>
          <table:table-cell/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5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20 Ohm</text:p>
          </table:table-cell>
          <table:table-cell/>
          <table:table-cell table:formula="of:=VLOOKUP([.L58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58]; &quot; &quot;; [.J58]; &quot; &quot;; [.K58]; &quot; &quot;; [.M58])" office:value-type="string" office:string-value="820 Ohm  Carbon Resistor ¼ W" calcext:value-type="string">
            <text:p>820 Ohm <text:s/>Carbon Resistor ¼ W</text:p>
          </table:table-cell>
          <table:table-cell/>
          <table:table-cell office:value-type="string" calcext:value-type="string">
            <text:p>820 Ohm 1/4-Watt Metal Film</text:p>
          </table:table-cell>
          <table:table-cell table:number-columns-repeated="2"/>
          <table:table-cell office:value-type="string" calcext:value-type="string">
            <text:p>KOA Speer MF1/4DC8200F</text:p>
          </table:table-cell>
          <table:table-cell/>
          <table:table-cell table:style-name="ce59" office:value-type="string" calcext:value-type="string">
            <text:p>660-MF1/4DC82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5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2 kOhm</text:p>
          </table:table-cell>
          <table:table-cell/>
          <table:table-cell table:formula="of:=VLOOKUP([.L59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59]; &quot; &quot;; [.J59]; &quot; &quot;; [.K59]; &quot; &quot;; [.M59])" office:value-type="string" office:string-value="1.2 kOhm  Carbon Resistor ¼ W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 table:number-columns-repeated="2"/>
          <table:table-cell office:value-type="string" calcext:value-type="string">
            <text:p>KOA Speer MFS1/2DCT52R1201F</text:p>
          </table:table-cell>
          <table:table-cell/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6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2 kOhm</text:p>
          </table:table-cell>
          <table:table-cell/>
          <table:table-cell table:formula="of:=VLOOKUP([.L60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60]; &quot; &quot;; [.J60]; &quot; &quot;; [.K60]; &quot; &quot;; [.M60])" office:value-type="string" office:string-value="1.2 kOhm  Carbon Resistor ¼ W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 table:number-columns-repeated="2"/>
          <table:table-cell office:value-type="string" calcext:value-type="string">
            <text:p>KOA Speer MFS1/2DCT52R1201F</text:p>
          </table:table-cell>
          <table:table-cell/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6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 kOhm</text:p>
          </table:table-cell>
          <table:table-cell/>
          <table:table-cell table:formula="of:=VLOOKUP([.L61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61]; &quot; &quot;; [.J61]; &quot; &quot;; [.K61]; &quot; &quot;; [.M61])" office:value-type="string" office:string-value="10 kOhm  Carbon Resistor ¼ W" calcext:value-type="string">
            <text:p>10 kOhm <text:s/>Carbon Resistor ¼ W</text:p>
          </table:table-cell>
          <table:table-cell/>
          <table:table-cell office:value-type="string" calcext:value-type="string">
            <text:p>10K Ohm 1/4-Watt Metal Film </text:p>
          </table:table-cell>
          <table:table-cell table:number-columns-repeated="2"/>
          <table:table-cell office:value-type="string" calcext:value-type="string">
            <text:p>KOA Speer MF1/4CC1002F</text:p>
          </table:table-cell>
          <table:table-cell/>
          <table:table-cell table:style-name="ce59" office:value-type="string" calcext:value-type="string">
            <text:p>660-MF1/4CC1002F</text:p>
          </table:table-cell>
          <table:table-cell table:number-columns-repeated="40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x</text:p>
          </table:table-cell>
          <table:table-cell table:formula="of:=VLOOKUP([.D6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7273</text:p>
          </table:table-cell>
          <table:table-cell office:value-type="string" calcext:value-type="string">
            <text:p>27 kOhm</text:p>
          </table:table-cell>
          <table:table-cell/>
          <table:table-cell table:formula="of:=VLOOKUP([.L62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B 3C,D</text:p>
          </table:table-cell>
          <table:table-cell office:value-type="float" office:value="2" calcext:value-type="float">
            <text:p>2</text:p>
          </table:table-cell>
          <table:table-cell table:formula="of:=CONCATENATE([.I62]; &quot; &quot;; [.J62]; &quot; &quot;; [.K62]; &quot; &quot;; [.M62])" office:value-type="string" office:string-value="27 kOhm  Carbon Resistor ¼ W" calcext:value-type="string">
            <text:p>27 kOhm <text:s/>Carbon Resistor ¼ W</text:p>
          </table:table-cell>
          <table:table-cell/>
          <table:table-cell office:value-type="string" calcext:value-type="string">
            <text:p>27K Ohm 1/4-Watt Metal Film </text:p>
          </table:table-cell>
          <table:table-cell office:value-type="string" calcext:value-type="string">
            <text:p>KOA Speer MF1/4DC2702F</text:p>
          </table:table-cell>
          <table:table-cell/>
          <table:table-cell table:style-name="ce58" office:value-type="string" calcext:value-type="string">
            <text:p>Vishay Dale CCF6027K4FKE36</text:p>
          </table:table-cell>
          <table:table-cell table:style-name="ce58"/>
          <table:table-cell table:style-name="Default" office:value-type="string" calcext:value-type="string">
            <text:p>80-C322C220G1G5TA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6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2 kOhm</text:p>
          </table:table-cell>
          <table:table-cell/>
          <table:table-cell table:formula="of:=VLOOKUP([.L63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63]; &quot; &quot;; [.J63]; &quot; &quot;; [.K63]; &quot; &quot;; [.M63])" office:value-type="string" office:string-value="1.2 kOhm  Carbon Resistor ¼ W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 table:number-columns-repeated="2"/>
          <table:table-cell office:value-type="string" calcext:value-type="string">
            <text:p>KOA Speer MFS1/2DCT52R1201F</text:p>
          </table:table-cell>
          <table:table-cell/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6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2 kOhm</text:p>
          </table:table-cell>
          <table:table-cell/>
          <table:table-cell table:formula="of:=VLOOKUP([.L64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[.I64]; &quot; &quot;; [.J64]; &quot; &quot;; [.K64]; &quot; &quot;; [.M64])" office:value-type="string" office:string-value="1.2 kOhm  Carbon Resistor ¼ W" calcext:value-type="string">
            <text:p>1.2 kOhm <text:s/>Carbon Resistor ¼ W</text:p>
          </table:table-cell>
          <table:table-cell/>
          <table:table-cell office:value-type="string" calcext:value-type="string">
            <text:p>1.2 kOhm Ohm 1/4-Watt Metal Film</text:p>
          </table:table-cell>
          <table:table-cell table:number-columns-repeated="2"/>
          <table:table-cell office:value-type="string" calcext:value-type="string">
            <text:p>KOA Speer MFS1/2DCT52R1201F</text:p>
          </table:table-cell>
          <table:table-cell/>
          <table:table-cell table:style-name="Default" office:value-type="string" calcext:value-type="string">
            <text:p>660-MFS1/2DCT52R1201</text:p>
          </table:table-cell>
          <table:table-cell table:number-columns-repeated="40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x</text:p>
          </table:table-cell>
          <table:table-cell table:formula="of:=VLOOKUP([.D6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07103</text:p>
          </table:table-cell>
          <table:table-cell office:value-type="string" calcext:value-type="string">
            <text:p>10 kOhm</text:p>
          </table:table-cell>
          <table:table-cell/>
          <table:table-cell table:formula="of:=VLOOKUP([.L65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2" calcext:value-type="float">
            <text:p>2</text:p>
          </table:table-cell>
          <table:table-cell table:formula="of:=CONCATENATE([.I65]; &quot; &quot;; [.J65]; &quot; &quot;; [.K65]; &quot; &quot;; [.M65])" office:value-type="string" office:string-value="10 kOhm  Carbon Resistor ¼ W" calcext:value-type="string">
            <text:p>10 kOhm <text:s/>Carbon Resistor ¼ W</text:p>
          </table:table-cell>
          <table:table-cell table:number-columns-repeated="4"/>
          <table:table-cell office:value-type="string" calcext:value-type="string">
            <text:p>KOA Speer MF1/4CC1002F</text:p>
          </table:table-cell>
          <table:table-cell/>
          <table:table-cell table:style-name="ce59" office:value-type="string" calcext:value-type="string">
            <text:p>660-MF1/4CC1002F</text:p>
          </table:table-cell>
          <table:table-cell table:number-columns-repeated="4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x</text:p>
          </table:table-cell>
          <table:table-cell table:formula="of:=VLOOKUP([.D6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1</text:p>
          </table:table-cell>
          <table:table-cell table:style-name="ce5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033570" calcext:value-type="float">
            <text:p>1033570</text:p>
          </table:table-cell>
          <table:table-cell office:value-type="string" calcext:value-type="string">
            <text:p>100 Ohm (B) Volume</text:p>
          </table:table-cell>
          <table:table-cell/>
          <table:table-cell office:value-type="string" calcext:value-type="string">
            <text:p>trim re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66]; &quot; &quot;; [.J66]; &quot; &quot;; [.K66]; &quot; &quot;; [.M66])" office:value-type="string" office:string-value="100 Ohm (B) Volume  trim resistor " calcext:value-type="string">
            <text:p>100 Ohm (B) Volume <text:s/>trim resistor </text:p>
          </table:table-cell>
          <table:table-cell table:style-name="ce56"/>
          <table:table-cell office:value-type="string" calcext:value-type="string">
            <text:p>100 Ohm Single Turn Sealed 3/8” </text:p>
          </table:table-cell>
          <table:table-cell office:value-type="string" calcext:value-type="string">
            <text:p>Bourns 3386H-1-101LF</text:p>
          </table:table-cell>
          <table:table-cell/>
          <table:table-cell office:value-type="string" calcext:value-type="string">
            <text:p>Bourns 3386H-1-101LF</text:p>
          </table:table-cell>
          <table:table-cell/>
          <table:table-cell office:value-type="string" calcext:value-type="string">
            <text:p>652-3386H-1-101LF</text:p>
          </table:table-cell>
          <table:table-cell table:number-columns-repeated="4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x</text:p>
          </table:table-cell>
          <table:table-cell table:formula="of:=VLOOKUP([.D6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2</text:p>
          </table:table-cell>
          <table:table-cell table:style-name="ce53"/>
          <table:table-cell office:value-type="float" office:value="2" calcext:value-type="float">
            <text:p>2</text:p>
          </table:table-cell>
          <table:table-cell office:value-type="float" office:value="1035440" calcext:value-type="float">
            <text:p>1035440</text:p>
          </table:table-cell>
          <table:table-cell office:value-type="string" calcext:value-type="string">
            <text:p>2.2k Ohm (B) Volume</text:p>
          </table:table-cell>
          <table:table-cell/>
          <table:table-cell office:value-type="string" calcext:value-type="string">
            <text:p>trim re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67]; &quot; &quot;; [.J67]; &quot; &quot;; [.K67]; &quot; &quot;; [.M67])" office:value-type="string" office:string-value="2.2k Ohm (B) Volume  trim resistor " calcext:value-type="string">
            <text:p>2.2k Ohm (B) Volume <text:s/>trim resistor </text:p>
          </table:table-cell>
          <table:table-cell office:value-type="string" calcext:value-type="string">
            <text:p>lee suggested: <text:s/>Bourns single turn cermet type (Bourns 3362X-1-202LF) so it stands and points the adjustment up when board is mounted. Want 2 solder tabs at bottom/back. But 3362 is ¼ with philips head while 3386 is 3/8. fits current .4 inches</text:p>
          </table:table-cell>
          <table:table-cell office:value-type="string" calcext:value-type="string">
            <text:p>2.2K Ohm Single Turn Sealed 3/8”</text:p>
          </table:table-cell>
          <table:table-cell office:value-type="string" calcext:value-type="string">
            <text:p>Bourns 3386H-1-222LF</text:p>
          </table:table-cell>
          <table:table-cell/>
          <table:table-cell office:value-type="string" calcext:value-type="string">
            <text:p>Bourns 3386H-1-222LF</text:p>
          </table:table-cell>
          <table:table-cell/>
          <table:table-cell table:style-name="Default" office:value-type="string" calcext:value-type="string">
            <text:p>652-3386H-1-222LF</text:p>
          </table:table-cell>
          <table:table-cell table:number-columns-repeated="4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x</text:p>
          </table:table-cell>
          <table:table-cell table:formula="of:=VLOOKUP([.D6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3</text:p>
          </table:table-cell>
          <table:table-cell table:style-name="ce5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035310" calcext:value-type="float">
            <text:p>1035310</text:p>
          </table:table-cell>
          <table:table-cell office:value-type="string" calcext:value-type="string">
            <text:p>1k Ohm (B) Volume</text:p>
          </table:table-cell>
          <table:table-cell/>
          <table:table-cell office:value-type="string" calcext:value-type="string">
            <text:p>trim re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A 4D</text:p>
          </table:table-cell>
          <table:table-cell office:value-type="float" office:value="2" calcext:value-type="float">
            <text:p>2</text:p>
          </table:table-cell>
          <table:table-cell table:formula="of:=CONCATENATE([.I68]; &quot; &quot;; [.J68]; &quot; &quot;; [.K68]; &quot; &quot;; [.M68])" office:value-type="string" office:string-value="1k Ohm (B) Volume  trim resistor " calcext:value-type="string">
            <text:p>1k Ohm (B) Volume <text:s/>trim resistor </text:p>
          </table:table-cell>
          <table:table-cell table:style-name="ce56"/>
          <table:table-cell office:value-type="string" calcext:value-type="string">
            <text:p>1K Ohm Single Turn Sealed 3/8” </text:p>
          </table:table-cell>
          <table:table-cell office:value-type="string" calcext:value-type="string">
            <text:p>Bourns 3386X-1-102LF</text:p>
          </table:table-cell>
          <table:table-cell/>
          <table:table-cell office:value-type="string" calcext:value-type="string">
            <text:p>Bourns 3386X-1-102LF</text:p>
          </table:table-cell>
          <table:table-cell/>
          <table:table-cell office:value-type="string" calcext:value-type="string">
            <text:p>652-3386X-1-102LF</text:p>
          </table:table-cell>
          <table:table-cell table:number-columns-repeated="40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 table:formula="of:=VLOOKUP([.D6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16170</text:p>
          </table:table-cell>
          <table:table-cell office:value-type="string" calcext:value-type="string">
            <text:p>EQB01-22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3"/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69]; &quot; &quot;; [.J69]; &quot; &quot;; [.K69]; &quot; &quot;; [.M69])" office:value-type="string" office:string-value="EQB01-22  Zener Diode " calcext:value-type="string">
            <text:p>EQB01-22 <text:s/>Zener Diode </text:p>
          </table:table-cell>
          <table:table-cell office:value-type="string" calcext:value-type="string">
            <text:p>apparently a 22V 1W</text:p>
          </table:table-cell>
          <table:table-cell office:value-type="string" calcext:value-type="string">
            <text:p>22v 1.3-Watt</text:p>
          </table:table-cell>
          <table:table-cell office:value-type="string" calcext:value-type="string">
            <text:p>BZX85B22-TR</text:p>
          </table:table-cell>
          <table:table-cell/>
          <table:table-cell office:value-type="string" calcext:value-type="string">
            <text:p>BZX85B22-TR</text:p>
          </table:table-cell>
          <table:table-cell/>
          <table:table-cell table:style-name="ce59" office:value-type="string" calcext:value-type="string">
            <text:p>78-BZX85B22</text:p>
          </table:table-cell>
          <table:table-cell table:number-columns-repeated="40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 table:formula="of:=VLOOKUP([.D7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16170</text:p>
          </table:table-cell>
          <table:table-cell office:value-type="string" calcext:value-type="string">
            <text:p>EQB01-22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2" calcext:value-type="float">
            <text:p>2</text:p>
          </table:table-cell>
          <table:table-cell table:formula="of:=CONCATENATE([.I70]; &quot; &quot;; [.J70]; &quot; &quot;; [.K70]; &quot; &quot;; [.M70])" office:value-type="string" office:string-value="EQB01-22  Zener Diode " calcext:value-type="string">
            <text:p>EQB01-22 <text:s/>Zener Diode </text:p>
          </table:table-cell>
          <table:table-cell office:value-type="string" calcext:value-type="string">
            <text:p>apparently a 22V 1W</text:p>
          </table:table-cell>
          <table:table-cell office:value-type="string" calcext:value-type="string">
            <text:p>22v 1.3-Watt</text:p>
          </table:table-cell>
          <table:table-cell office:value-type="string" calcext:value-type="string">
            <text:p>BZX85B22-TR</text:p>
          </table:table-cell>
          <table:table-cell/>
          <table:table-cell office:value-type="string" calcext:value-type="string">
            <text:p>BZX85B22-TR</text:p>
          </table:table-cell>
          <table:table-cell/>
          <table:table-cell table:style-name="ce59" office:value-type="string" calcext:value-type="string">
            <text:p>78-BZX85B2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3-C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0 pF</text:p>
          </table:table-cell>
          <table:table-cell/>
          <table:table-cell table:formula="of:=VLOOKUP([.L71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71]; &quot; &quot;; [.J71]; &quot; &quot;; [.K71]; &quot; &quot;; [.M71])" office:value-type="string" office:string-value="100 pF  Ceramic Capacitor " calcext:value-type="string">
            <text:p>100 pF <text:s/>Ceram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0 pF 100v Polypropylene Film WIMA 5%</text:p>
          </table:table-cell>
          <table:table-cell office:value-type="string" calcext:value-type="string">
            <text:p>FKP2D001001D00JO00</text:p>
          </table:table-cell>
          <table:table-cell/>
          <table:table-cell office:value-type="string" calcext:value-type="string">
            <text:p>FKP2D001001D00JO00</text:p>
          </table:table-cell>
          <table:table-cell table:style-name="ce53"/>
          <table:table-cell office:value-type="string" calcext:value-type="string">
            <text:p>505-FKP2D001001D00JO 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5-C0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220 uF</text:p>
          </table:table-cell>
          <table:table-cell office:value-type="string" calcext:value-type="string">
            <text:p>6.3 V</text:p>
          </table:table-cell>
          <table:table-cell table:formula="of:=VLOOKUP([.L72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72]; &quot; &quot;; [.J72]; &quot; &quot;; [.K72]; &quot; &quot;; [.M72])" office:value-type="string" office:string-value="220 uF 6.3 V Bi.Polar Electrolytic Capacitor " calcext:value-type="string">
            <text:p>220 uF 6.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470uf 25v (Leestero prefers Bi-Polar Here)</text:p>
          </table:table-cell>
          <table:table-cell office:value-type="string" calcext:value-type="string">
            <text:p>Nichicon UKA1E471MPD1TD </text:p>
          </table:table-cell>
          <table:table-cell/>
          <table:table-cell office:value-type="string" calcext:value-type="string">
            <text:p>Nichicon UKA1E471MPD1TD </text:p>
          </table:table-cell>
          <table:table-cell table:style-name="ce53"/>
          <table:table-cell table:style-name="ce52" office:value-type="string" calcext:value-type="string">
            <text:p>647-UKA1E471MPD1TD 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1, 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47 uF</text:p>
          </table:table-cell>
          <table:table-cell/>
          <table:table-cell table:formula="of:=VLOOKUP([.L73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4"/>
          <table:table-cell table:formula="of:=CONCATENATE([.I73]; &quot; &quot;; [.J73]; &quot; &quot;; [.K73]; &quot; &quot;; [.M73])" office:value-type="string" office:string-value="0.047 uF  Mylar Capacitor " calcext:value-type="string">
            <text:p>0.047 uF <text:s/>Mylar Capacitor </text:p>
          </table:table-cell>
          <table:table-cell table:number-columns-repeated="4"/>
          <table:table-cell office:value-type="string" calcext:value-type="string">
            <text:p>Vishay BFC241890017</text:p>
          </table:table-cell>
          <table:table-cell/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9-C2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 uF</text:p>
          </table:table-cell>
          <table:table-cell office:value-type="string" calcext:value-type="string">
            <text:p>16 V</text:p>
          </table:table-cell>
          <table:table-cell table:formula="of:=VLOOKUP([.L74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74]; &quot; &quot;; [.J74]; &quot; &quot;; [.K74]; &quot; &quot;; [.M74])" office:value-type="string" office:string-value="10 uF 16 V Bi.Polar Electrolytic Capacitor " calcext:value-type="string">
            <text:p>10 uF 16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<text:s/>10uF 35v</text:p>
          </table:table-cell>
          <table:table-cell office:value-type="string" calcext:value-type="string">
            <text:p>Nichicon UKT1V100MDD</text:p>
          </table:table-cell>
          <table:table-cell/>
          <table:table-cell office:value-type="string" calcext:value-type="string">
            <text:p>Nichicon UKT1V100MDD</text:p>
          </table:table-cell>
          <table:table-cell table:style-name="ce53"/>
          <table:table-cell table:style-name="ce52" office:value-type="string" calcext:value-type="string">
            <text:p>647-UKT1V100MDD1T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5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1-C2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0.047 uF</text:p>
          </table:table-cell>
          <table:table-cell/>
          <table:table-cell table:formula="of:=VLOOKUP([.L75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75]; &quot; &quot;; [.J75]; &quot; &quot;; [.K75]; &quot; &quot;; [.M75])" office:value-type="string" office:string-value="0.047 uF  Mylar Capacitor " calcext:value-type="string">
            <text:p>0.047 uF <text:s/>Mylar Capacitor </text:p>
          </table:table-cell>
          <table:table-cell table:number-columns-repeated="4"/>
          <table:table-cell office:value-type="string" calcext:value-type="string">
            <text:p>Vishay BFC241890017</text:p>
          </table:table-cell>
          <table:table-cell/>
          <table:table-cell office:value-type="string" calcext:value-type="string">
            <text:p>594-2222-418-90017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6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7+C29, C28+C3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10uF 25V (LL) in Series</text:p>
          </table:table-cell>
          <table:table-cell office:value-type="string" calcext:value-type="string">
            <text:p>25 V</text:p>
          </table:table-cell>
          <table:table-cell table:formula="of:=VLOOKUP([.L76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76]; &quot; &quot;; [.J76]; &quot; &quot;; [.K76]; &quot; &quot;; [.M76])" office:value-type="string" office:string-value="10uF 25V (LL) in Series 25 V Bi.Polar Electrolytic Capacitor " calcext:value-type="string">
            <text:p>10uF 25V (LL) in Series 25 V Bi.Polar Electrolytic Capacitor </text:p>
          </table:table-cell>
          <table:table-cell/>
          <table:table-cell office:value-type="string" calcext:value-type="string">
            <text:p><text:s/>4.7uf 63v Stack Polyester Film WIMA 5%</text:p>
          </table:table-cell>
          <table:table-cell office:value-type="string" calcext:value-type="string">
            <text:p>MKS2C044701M00JO00</text:p>
          </table:table-cell>
          <table:table-cell/>
          <table:table-cell office:value-type="string" calcext:value-type="string">
            <text:p>MKS2C044701M00JO00</text:p>
          </table:table-cell>
          <table:table-cell table:style-name="ce53"/>
          <table:table-cell table:style-name="ce52" office:value-type="string" calcext:value-type="string">
            <text:p>505-MKS2C044701M00JO </text:p>
          </table:table-cell>
          <table:table-cell table:number-columns-repeated="4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table:formula="of:=VLOOKUP([.D7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O1, 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2109</text:p>
          </table:table-cell>
          <table:table-cell office:value-type="string" calcext:value-type="string">
            <text:p>1.0 uF</text:p>
          </table:table-cell>
          <table:table-cell office:value-type="string" calcext:value-type="string">
            <text:p>100V</text:p>
          </table:table-cell>
          <table:table-cell table:formula="of:=VLOOKUP([.L77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C, 2C</text:p>
          </table:table-cell>
          <table:table-cell office:value-type="float" office:value="2" calcext:value-type="float">
            <text:p>2</text:p>
          </table:table-cell>
          <table:table-cell table:formula="of:=CONCATENATE([.I77]; &quot; &quot;; [.J77]; &quot; &quot;; [.K77]; &quot; &quot;; [.M77])" office:value-type="string" office:string-value="1.0 uF 100V Mylar Capacitor " calcext:value-type="string">
            <text:p>1.0 uF 100V Mylar Capacitor </text:p>
          </table:table-cell>
          <table:table-cell/>
          <table:table-cell office:value-type="string" calcext:value-type="string">
            <text:p>(thinks polyester) 1uF 450v Polypropylene Film TDK 5%</text:p>
          </table:table-cell>
          <table:table-cell office:value-type="string" calcext:value-type="string">
            <text:p>B32672Z4105J00</text:p>
          </table:table-cell>
          <table:table-cell/>
          <table:table-cell table:style-name="ce53" table:formula="of:=[.T77]" office:value-type="string" office:string-value="B32672Z4105J00" calcext:value-type="string">
            <text:p>B32672Z4105J00</text:p>
          </table:table-cell>
          <table:table-cell table:style-name="ce53"/>
          <table:table-cell table:style-name="ce52" office:value-type="string" calcext:value-type="string">
            <text:p>871-B32672Z4105J000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5-0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20 uF</text:p>
          </table:table-cell>
          <table:table-cell office:value-type="string" calcext:value-type="string">
            <text:p>63 V</text:p>
          </table:table-cell>
          <table:table-cell table:formula="of:=VLOOKUP([.L78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78]; &quot; &quot;; [.J78]; &quot; &quot;; [.K78]; &quot; &quot;; [.M78])" office:value-type="string" office:string-value="220 uF 63 V Bi.Polar Electrolytic Capacitor " calcext:value-type="string">
            <text:p>220 uF 63 V Bi.Polar Electrolytic Capacitor </text:p>
          </table:table-cell>
          <table:table-cell office:value-type="string" calcext:value-type="string">
            <text:p>15.9 mm diameter, 29.8 mm tall, 8 mm lead spacing; replaced 647-UPW1J821MHD with 647-UPW1J821MHD6</text:p>
          </table:table-cell>
          <table:table-cell office:value-type="string" calcext:value-type="string">
            <text:p>820uF 63v</text:p>
          </table:table-cell>
          <table:table-cell office:value-type="string" calcext:value-type="string">
            <text:p>Nichicon UPW1J821MHD</text:p>
          </table:table-cell>
          <table:table-cell/>
          <table:table-cell table:style-name="ce52" table:formula="of:=[.T78]" office:value-type="string" office:string-value="Nichicon UPW1J821MHD" calcext:value-type="string">
            <text:p>Nichicon UPW1J821MHD</text:p>
          </table:table-cell>
          <table:table-cell table:style-name="ce52"/>
          <table:table-cell table:style-name="ce52" office:value-type="string" calcext:value-type="string">
            <text:p>647-UPW1J821MH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7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9, C10, C11, C1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 uF</text:p>
          </table:table-cell>
          <table:table-cell office:value-type="string" calcext:value-type="string">
            <text:p>63 V</text:p>
          </table:table-cell>
          <table:table-cell table:formula="of:=VLOOKUP([.L79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79]; &quot; &quot;; [.J79]; &quot; &quot;; [.K79]; &quot; &quot;; [.M79])" office:value-type="string" office:string-value="100 uF 63 V Bi.Polar Electrolytic Capacitor " calcext:value-type="string">
            <text:p>100 uF 63 V Bi.Polar Electrolytic Capacitor </text:p>
          </table:table-cell>
          <table:table-cell office:value-type="string" calcext:value-type="string">
            <text:p>13.1 mm diameter, 23 mm tall, 5.4 mm lead spacing</text:p>
          </table:table-cell>
          <table:table-cell office:value-type="string" calcext:value-type="string">
            <text:p>330uf 63v</text:p>
          </table:table-cell>
          <table:table-cell office:value-type="string" calcext:value-type="string">
            <text:p>Nichicon UPW1J331MHD</text:p>
          </table:table-cell>
          <table:table-cell/>
          <table:table-cell table:style-name="ce52" table:formula="of:=[.T79]" office:value-type="string" office:string-value="Nichicon UPW1J331MHD" calcext:value-type="string">
            <text:p>Nichicon UPW1J331MHD</text:p>
          </table:table-cell>
          <table:table-cell table:style-name="ce52"/>
          <table:table-cell table:style-name="ce52" office:value-type="string" calcext:value-type="string">
            <text:p>647-UPW1J331MH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3-C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70 pF</text:p>
          </table:table-cell>
          <table:table-cell/>
          <table:table-cell table:formula="of:=VLOOKUP([.L80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0]; &quot; &quot;; [.J80]; &quot; &quot;; [.K80]; &quot; &quot;; [.M80])" office:value-type="string" office:string-value="470 pF  Ceramic Capacitor " calcext:value-type="string">
            <text:p>470 pF <text:s/>Ceramic Capacitor </text:p>
          </table:table-cell>
          <table:table-cell office:value-type="string" calcext:value-type="string">
            <text:p>9.4 mm diameter, 5.4 mm lead spacing</text:p>
          </table:table-cell>
          <table:table-cell table:style-name="ce56" table:number-columns-repeated="2"/>
          <table:table-cell/>
          <table:table-cell table:style-name="ce52" office:value-type="string" calcext:value-type="string">
            <text:p>Vishay S471K29X7RP63K5R</text:p>
          </table:table-cell>
          <table:table-cell table:style-name="ce52"/>
          <table:table-cell table:style-name="ce52" office:value-type="string" calcext:value-type="string">
            <text:p>594-S471K29X7RP63K5R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19-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47 uF (LL)</text:p>
          </table:table-cell>
          <table:table-cell office:value-type="string" calcext:value-type="string">
            <text:p>50 V</text:p>
          </table:table-cell>
          <table:table-cell table:formula="of:=VLOOKUP([.L81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1]; &quot; &quot;; [.J81]; &quot; &quot;; [.K81]; &quot; &quot;; [.M81])" office:value-type="string" office:string-value="0.47 uF (LL) 50 V Bi.Polar Electrolytic Capacitor " calcext:value-type="string">
            <text:p>0.47 uF (LL) 50 V Bi.Polar Electrolytic Capacitor </text:p>
          </table:table-cell>
          <table:table-cell office:value-type="string" calcext:value-type="string">
            <text:p>5 mm diameter, 5 mm LS</text:p>
          </table:table-cell>
          <table:table-cell office:value-type="string" calcext:value-type="string">
            <text:p>0.47uf 100v</text:p>
          </table:table-cell>
          <table:table-cell office:value-type="string" calcext:value-type="string">
            <text:p>WIMA MKS2D034701E00JSSD</text:p>
          </table:table-cell>
          <table:table-cell/>
          <table:table-cell table:style-name="ce52" table:formula="of:=[.T81]" office:value-type="string" office:string-value="WIMA MKS2D034701E00JSSD" calcext:value-type="string">
            <text:p>WIMA MKS2D034701E00JSSD</text:p>
          </table:table-cell>
          <table:table-cell table:style-name="ce52"/>
          <table:table-cell table:style-name="ce52" office:value-type="string" calcext:value-type="string">
            <text:p>505-MKS2D034701E00JS 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23-2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 uF</text:p>
          </table:table-cell>
          <table:table-cell office:value-type="string" calcext:value-type="string">
            <text:p>35 V</text:p>
          </table:table-cell>
          <table:table-cell table:formula="of:=VLOOKUP([.L82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2]; &quot; &quot;; [.J82]; &quot; &quot;; [.K82]; &quot; &quot;; [.M82])" office:value-type="string" office:string-value="100 uF 35 V Bi.Polar Electrolytic Capacitor " calcext:value-type="string">
            <text:p>100 uF 35 V Bi.Polar Electrolytic Capacitor </text:p>
          </table:table-cell>
          <table:table-cell office:value-type="string" calcext:value-type="string">
            <text:p>9.9 mm diameter, 6 mm LS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Nichicon UPW1H221MPD</text:p>
          </table:table-cell>
          <table:table-cell/>
          <table:table-cell table:style-name="ce52" table:formula="of:=[.T82]" office:value-type="string" office:string-value="Nichicon UPW1H221MPD" calcext:value-type="string">
            <text:p>Nichicon UPW1H221MPD</text:p>
          </table:table-cell>
          <table:table-cell table:style-name="ce52"/>
          <table:table-cell table:style-name="ce52" office:value-type="string" calcext:value-type="string">
            <text:p>647-UPW1H221MPD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1-70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5000 uF</text:p>
          </table:table-cell>
          <table:table-cell office:value-type="string" calcext:value-type="string">
            <text:p>63 V</text:p>
          </table:table-cell>
          <table:table-cell table:formula="of:=VLOOKUP([.L83];[$part_translation.$A$1:$part_translation.$B$15];2;0)" office:value-type="string" office:string-value="Electrolytic Capacitor" calcext:value-type="string">
            <text:p>Electrolytic Capacitor</text:p>
          </table:table-cell>
          <table:table-cell office:value-type="string" calcext:value-type="string">
            <text:p>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3]; &quot; &quot;; [.J83]; &quot; &quot;; [.K83]; &quot; &quot;; [.M83])" office:value-type="string" office:string-value="15000 uF 63 V Electrolytic Capacitor " calcext:value-type="string">
            <text:p>15000 uF 63 V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00uF 63v</text:p>
          </table:table-cell>
          <table:table-cell office:value-type="string" calcext:value-type="string">
            <text:p>KEMIT ALT22A153DE063 (85C 26k Hour)</text:p>
          </table:table-cell>
          <table:table-cell/>
          <table:table-cell office:value-type="string" calcext:value-type="string">
            <text:p>KEMIT ALT22A153DE063 (85C 26k Hour)</text:p>
          </table:table-cell>
          <table:table-cell table:style-name="ce52"/>
          <table:table-cell table:style-name="ce52" office:value-type="string" calcext:value-type="string">
            <text:p>80-ALT22A153DE063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707-C7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<text:span text:style-name="T6">2.2 uF Bypass Caps </text:span><text:span text:style-name="T7">Polyester Film</text:span></text:p>
          </table:table-cell>
          <table:table-cell office:value-type="string" calcext:value-type="string">
            <text:p>100V</text:p>
          </table:table-cell>
          <table:table-cell table:formula="of:=VLOOKUP([.L84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4]; &quot; &quot;; [.J84]; &quot; &quot;; [.K84]; &quot; &quot;; [.M84])" office:value-type="string" office:string-value="2.2 uF Bypass Caps Polyester Film 100V Mylar Capacitor " calcext:value-type="string">
            <text:p>2.2 uF Bypass Caps Polyester Film 100V Mylar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2.2 uF 450v Polypropylene Film</text:p>
          </table:table-cell>
          <table:table-cell office:value-type="string" calcext:value-type="string">
            <text:p>Panasonic ECW-FE2W225J</text:p>
          </table:table-cell>
          <table:table-cell/>
          <table:table-cell office:value-type="string" calcext:value-type="string">
            <text:p>Panasonic ECW-FE2W225J</text:p>
          </table:table-cell>
          <table:table-cell/>
          <table:table-cell office:value-type="string" calcext:value-type="string">
            <text:p>667-ECW-FE2W225J</text:p>
          </table:table-cell>
          <table:table-cell table:number-columns-repeated="4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x</text:p>
          </table:table-cell>
          <table:table-cell table:formula="of:=VLOOKUP([.D8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1~ 0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432500</text:p>
          </table:table-cell>
          <table:table-cell office:value-type="string" calcext:value-type="string">
            <text:p>7 A 125V AC Fuse XX – Little Fuse 312 3AG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7 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office:value-type="float" office:value="4" calcext:value-type="float">
            <text:p>4</text:p>
          </table:table-cell>
          <table:table-cell table:formula="of:=CONCATENATE([.I85]; &quot; &quot;; [.J85]; &quot; &quot;; [.K85]; &quot; &quot;; [.M85])" office:value-type="string" office:string-value="7 A 125V AC Fuse XX – Little Fuse 312 3AG 125V fuse 7 A" calcext:value-type="string">
            <text:p>7 A 125V AC Fuse XX – Little Fuse 312 3AG 125V fuse 7 A</text:p>
          </table:table-cell>
          <table:table-cell office:value-type="string" calcext:value-type="string">
            <text:p>fast blow fuse; <text:a xlink:href="https://www.littelfuse.com/products/fuses/cartridge-fuses/3ab_3ag-6_3x32mm-fuses/312.aspx" xlink:type="simple">https://www.littelfuse.com/products/fuses/cartridge-fuses/3ab_3ag-6_3x32mm-fuses/312.aspx</text:a></text:p>
          </table:table-cell>
          <table:table-cell table:number-columns-repeated="3"/>
          <table:table-cell office:value-type="string" calcext:value-type="string">
            <text:p>Little Fuse 0312007.MXP</text:p>
          </table:table-cell>
          <table:table-cell/>
          <table:table-cell office:value-type="string" calcext:value-type="string">
            <text:p>576-0312007.MXP</text:p>
          </table:table-cell>
          <table:table-cell table:number-columns-repeated="40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VLOOKUP([.D8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D01, 0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86]; &quot; &quot;; [.J86]; &quot; &quot;; [.K86]; &quot; &quot;; [.M86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table:style-name="ce53" table:formula="of:=[.T86]" office:value-type="string" office:string-value="1N4148" calcext:value-type="string">
            <text:p>1N4148</text:p>
          </table:table-cell>
          <table:table-cell table:style-name="ce52"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8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2, C0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3 uF</text:p>
          </table:table-cell>
          <table:table-cell office:value-type="string" calcext:value-type="string">
            <text:p>25 V</text:p>
          </table:table-cell>
          <table:table-cell table:formula="of:=VLOOKUP([.L87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7]; &quot; &quot;; [.J87]; &quot; &quot;; [.K87]; &quot; &quot;; [.M87])" office:value-type="string" office:string-value="33 uF 25 V Bi.Polar Electrolytic Capacitor " calcext:value-type="string">
            <text:p>33 uF 25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Nichicon UPW1V101MPD</text:p>
          </table:table-cell>
          <table:table-cell/>
          <table:table-cell office:value-type="string" calcext:value-type="string">
            <text:p>Nichicon UPW1V101MPD</text:p>
          </table:table-cell>
          <table:table-cell/>
          <table:table-cell office:value-type="string" calcext:value-type="string">
            <text:p>647-UPW1V101MPD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8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1, C1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70 uF</text:p>
          </table:table-cell>
          <table:table-cell office:value-type="string" calcext:value-type="string">
            <text:p>63 V</text:p>
          </table:table-cell>
          <table:table-cell table:formula="of:=VLOOKUP([.L88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88]; &quot; &quot;; [.J88]; &quot; &quot;; [.K88]; &quot; &quot;; [.M88])" office:value-type="string" office:string-value="470 uF 63 V Bi.Polar Electrolytic Capacitor " calcext:value-type="string">
            <text:p>470 uF 63 V Bi.Polar Electrolytic Capacitor 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00 uF 63V</text:p>
          </table:table-cell>
          <table:table-cell office:value-type="string" calcext:value-type="string">
            <text:p>Nichicon UPW1J102MHD</text:p>
          </table:table-cell>
          <table:table-cell/>
          <table:table-cell office:value-type="string" calcext:value-type="string">
            <text:p>Nichicon UPW1J102MHD6</text:p>
          </table:table-cell>
          <table:table-cell/>
          <table:table-cell table:style-name="ce60" office:value-type="string" calcext:value-type="string">
            <text:p>647-UPW1J102MHD6</text:p>
          </table:table-cell>
          <table:table-cell table:number-columns-repeated="40"/>
        </table:table-row>
        <table:table-row table:style-name="ro3">
          <table:table-cell table:number-columns-repeated="2"/>
          <table:table-cell table:formula="of:=VLOOKUP([.D8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3, 2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56" office:value-type="string" calcext:value-type="string">
            <text:p>150 Ohm Fusistor </text:p>
          </table:table-cell>
          <table:table-cell/>
          <table:table-cell table:formula="of:=VLOOKUP([.L89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NCATENATE([.I89]; &quot; &quot;; [.J89]; &quot; &quot;; [.K89]; &quot; &quot;; [.M89])" office:value-type="string" office:string-value="150 Ohm Fusistor   Fusing Resistor ¼ W" calcext:value-type="string">
            <text:p>150 Ohm Fusistor <text:s text:c="2"/>Fusing Resistor 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50 Ohm 1/4-Watt Metal Film </text:p>
          </table:table-cell>
          <table:table-cell office:value-type="string" calcext:value-type="string">
            <text:p>1% KOA Speer MF1/4DCT52A1500F</text:p>
          </table:table-cell>
          <table:table-cell/>
          <table:table-cell office:value-type="string" calcext:value-type="string">
            <text:p>KOA Speer MF1/4CC1500F</text:p>
          </table:table-cell>
          <table:table-cell/>
          <table:table-cell table:style-name="ce59" office:value-type="string" calcext:value-type="string">
            <text:p>660-MF1/4CC15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9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31-C3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10uf 50v</text:p>
          </table:table-cell>
          <table:table-cell/>
          <table:table-cell table:formula="of:=VLOOKUP([.L90];[$part_translation.$A$1:$part_translation.$B$15];2;0)" office:value-type="string" office:string-value="Bi.Polar Electrolytic Capacitor" calcext:value-type="string">
            <text:p>Bi.Polar Electrolytic Capacitor</text:p>
          </table:table-cell>
          <table:table-cell office:value-type="string" calcext:value-type="string">
            <text:p>BP.E.C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NCATENATE([.I90]; &quot; &quot;; [.J90]; &quot; &quot;; [.K90]; &quot; &quot;; [.M90])" office:value-type="string" office:string-value="10uf 50v  Bi.Polar Electrolytic Capacitor " calcext:value-type="string">
            <text:p>10uf 50v <text:s/>Bi.Polar Electrolytic Capacitor </text:p>
          </table:table-cell>
          <table:table-cell/>
          <table:table-cell office:value-type="string" calcext:value-type="string">
            <text:p><text:s/>47uf 63v</text:p>
          </table:table-cell>
          <table:table-cell office:value-type="string" calcext:value-type="string">
            <text:p>Nichicon UPW1J470MPD</text:p>
          </table:table-cell>
          <table:table-cell/>
          <table:table-cell office:value-type="string" calcext:value-type="string">
            <text:p>Nichicon UPW1J470MPD</text:p>
          </table:table-cell>
          <table:table-cell table:style-name="ce53"/>
          <table:table-cell table:style-name="ce52" office:value-type="string" calcext:value-type="string">
            <text:p>647-UPW1J470MPD</text:p>
          </table:table-cell>
          <table:table-cell table:number-columns-repeated="40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formula="of:=VLOOKUP([.D9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1, 0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float" office:value="2" calcext:value-type="float">
            <text:p>2</text:p>
          </table:table-cell>
          <table:table-cell table:formula="of:=CONCATENATE([.I91]; &quot; &quot;; [.J91]; &quot; &quot;; [.K91]; &quot; &quot;; [.M91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table:style-name="ce53" table:formula="of:=[.T91]" office:value-type="string" office:string-value="1N4148" calcext:value-type="string">
            <text:p>1N4148</text:p>
          </table:table-cell>
          <table:table-cell table:style-name="ce53"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table:formula="of:=VLOOKUP([.D9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3, 0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92]; &quot; &quot;; [.J92]; &quot; &quot;; [.K92]; &quot; &quot;; [.M92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office:value-type="string" calcext:value-type="string">
            <text:p>double (series) 1N4148 diodes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2 <text:span text:style-name="T5">1N4148 In series</text:span></text:p>
          </table:table-cell>
          <table:table-cell table:style-name="ce53" table:formula="of:=[.T92]" office:value-type="string" office:string-value="1N4148" calcext:value-type="string">
            <text:p>1N4148</text:p>
          </table:table-cell>
          <table:table-cell table:style-name="ce53"/>
          <table:table-cell office:value-type="string" calcext:value-type="string">
            <text:p>512-1N4148</text:p>
          </table:table-cell>
          <table:table-cell table:number-columns-repeated="4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x</text:p>
          </table:table-cell>
          <table:table-cell table:formula="of:=VLOOKUP([.D9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7, 4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193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L93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93]; &quot; &quot;; [.J93]; &quot; &quot;; [.K93]; &quot; &quot;; [.M93])" office:value-type="string" office:string-value="82 Ohm  Fusing Resistor ¼ W" calcext:value-type="string">
            <text:p>82 Ohm <text:s/>Fusing Resistor ¼ W</text:p>
          </table:table-cell>
          <table:table-cell/>
          <table:table-cell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/>
          <table:table-cell table:style-name="ce52" office:value-type="string" calcext:value-type="string">
            <text:p>Vishay MBA02040C8209FRP00</text:p>
          </table:table-cell>
          <table:table-cell/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table:formula="of:=VLOOKUP([.D9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9, 5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193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L94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94]; &quot; &quot;; [.J94]; &quot; &quot;; [.K94]; &quot; &quot;; [.M94])" office:value-type="string" office:string-value="82 Ohm  Fusing Resistor ¼ W" calcext:value-type="string">
            <text:p>82 Ohm <text:s/>Fusing Resistor ¼ W</text:p>
          </table:table-cell>
          <table:table-cell/>
          <table:table-cell table:style-name="ce52" office:value-type="string" calcext:value-type="string">
            <text:p><text:s/>82ohm ¼ Watt Metal Film KOA 1%</text:p>
          </table:table-cell>
          <table:table-cell office:value-type="string" calcext:value-type="string">
            <text:p>MF1/4DCT52R82R0F</text:p>
          </table:table-cell>
          <table:table-cell/>
          <table:table-cell table:style-name="ce52" office:value-type="string" calcext:value-type="string">
            <text:p>Vishay MBA02040C8209FRP00</text:p>
          </table:table-cell>
          <table:table-cell/>
          <table:table-cell table:style-name="ce52" office:value-type="string" calcext:value-type="string">
            <text:p>594-5063JD82R00F</text:p>
          </table:table-cell>
          <table:table-cell table:number-columns-repeated="40"/>
        </table:table-row>
        <table:table-row table:style-name="ro2">
          <table:table-cell table:number-columns-repeated="2"/>
          <table:table-cell table:formula="of:=VLOOKUP([.D9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7-14</text:p>
          </table:table-cell>
          <table:table-cell office:value-type="string" calcext:value-type="string">
            <text:p>x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10k Ohm</text:p>
          </table:table-cell>
          <table:table-cell table:number-columns-repeated="3"/>
          <table:table-cell office:value-type="string" calcext:value-type="string">
            <text:p>¼ 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I95]; &quot; &quot;; [.J95]; &quot; &quot;; [.K95]; &quot; &quot;; [.M95])" office:value-type="string" office:string-value="10k Ohm   ¼ W" calcext:value-type="string">
            <text:p>10k Ohm <text:s text:c="2"/>¼ W</text:p>
          </table:table-cell>
          <table:table-cell office:value-type="string" calcext:value-type="string">
            <text:p>not in manual BOM</text:p>
          </table:table-cell>
          <table:table-cell office:value-type="string" calcext:value-type="string">
            <text:p>10k ½-Watt 1% Metal Film</text:p>
          </table:table-cell>
          <table:table-cell office:value-type="string" calcext:value-type="string">
            <text:p>SFR25H001002FR500</text:p>
          </table:table-cell>
          <table:table-cell/>
          <table:table-cell office:value-type="string" calcext:value-type="string">
            <text:p>Vishay MBB02070C1002FC100</text:p>
          </table:table-cell>
          <table:table-cell/>
          <table:table-cell table:style-name="ce52" office:value-type="string" calcext:value-type="string">
            <text:p>594-MBB02070C1002FC1</text:p>
          </table:table-cell>
          <table:table-cell table:number-columns-repeated="4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x</text:p>
          </table:table-cell>
          <table:table-cell table:formula="of:=VLOOKUP([.D9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7~18B</text:p>
          </table:table-cell>
          <table:table-cell table:number-columns-repeated="2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96]; &quot; &quot;; [.J96]; &quot; &quot;; [.K96]; &quot; &quot;; [.M96])" office:value-type="string" office:string-value="1S1588  Diode " calcext:value-type="string">
            <text:p>1S1588 <text:s/>Diode </text:p>
          </table:table-cell>
          <table:table-cell table:number-columns-repeated="4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x</text:p>
          </table:table-cell>
          <table:table-cell table:formula="of:=VLOOKUP([.D9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3, 04</text:p>
          </table:table-cell>
          <table:table-cell table:number-columns-repeated="2"/>
          <table:table-cell office:value-type="string" calcext:value-type="string">
            <text:p>0655103</text:p>
          </table:table-cell>
          <table:table-cell office:value-type="string" calcext:value-type="string">
            <text:p>10000 pF</text:p>
          </table:table-cell>
          <table:table-cell office:value-type="string" calcext:value-type="string">
            <text:p>500 V</text:p>
          </table:table-cell>
          <table:table-cell table:formula="of:=VLOOKUP([.L97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I97]; &quot; &quot;; [.J97]; &quot; &quot;; [.K97]; &quot; &quot;; [.M97])" office:value-type="string" office:string-value="10000 pF 500 V Ceramic Capacitor " calcext:value-type="string">
            <text:p>10000 pF 500 V Ceramic Capacitor </text:p>
          </table:table-cell>
          <table:table-cell table:style-name="ce53" office:value-type="string" calcext:value-type="string">
            <text:p>not on the board</text:p>
          </table:table-cell>
          <table:table-cell table:number-columns-repeated="46"/>
        </table:table-row>
        <table:table-row table:style-name="ro2">
          <table:table-cell table:number-columns-repeated="2"/>
          <table:table-cell table:formula="of:=VLOOKUP([.D9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2</text:p>
          </table:table-cell>
          <table:table-cell table:number-columns-repeated="3"/>
          <table:table-cell office:value-type="string" calcext:value-type="string">
            <text:p>0.027 uF</text:p>
          </table:table-cell>
          <table:table-cell/>
          <table:table-cell table:formula="of:=VLOOKUP([.L98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NCATENATE([.I98]; &quot; &quot;; [.J98]; &quot; &quot;; [.K98]; &quot; &quot;; [.M98])" office:value-type="string" office:string-value="0.027 uF  Mylar Capacitor " calcext:value-type="string">
            <text:p>0.027 uF <text:s/>Mylar Capacitor </text:p>
          </table:table-cell>
          <table:table-cell/>
          <table:table-cell table:style-name="ce56" table:number-columns-repeated="2"/>
          <table:table-cell table:number-columns-repeated="4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x</text:p>
          </table:table-cell>
          <table:table-cell table:formula="of:=VLOOKUP([.D9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3</text:p>
          </table:table-cell>
          <table:table-cell table:number-columns-repeated="2"/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L99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99]; &quot; &quot;; [.J99]; &quot; &quot;; [.K99]; &quot; &quot;; [.M99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number-columns-repeated="4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x</text:p>
          </table:table-cell>
          <table:table-cell table:formula="of:=VLOOKUP([.D10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1, 02</text:p>
          </table:table-cell>
          <table:table-cell table:number-columns-repeated="2"/>
          <table:table-cell table:style-name="ce13" office:value-type="string" calcext:value-type="string">
            <text:p>0311290</text:p>
          </table:table-cell>
          <table:table-cell table:style-name="ce25" office:value-type="string" calcext:value-type="string">
            <text:p>SS-3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00]; &quot; &quot;; [.J100]; &quot; &quot;; [.K100]; &quot; &quot;; [.M100])" office:value-type="string" office:string-value="SS-3  Diode " calcext:value-type="string">
            <text:p>SS-3 <text:s/>Diode </text:p>
          </table:table-cell>
          <table:table-cell table:style-name="ce53" office:value-type="string" calcext:value-type="string">
            <text:p>supernoob claims 10D2 1A</text:p>
          </table:table-cell>
          <table:table-cell table:style-name="ce56" office:value-type="string" calcext:value-type="string">
            <text:p>2A / 200V Ultrafast Diode</text:p>
          </table:table-cell>
          <table:table-cell table:style-name="ce56" office:value-type="string" calcext:value-type="string">
            <text:p>MUR220RLG</text:p>
          </table:table-cell>
          <table:table-cell table:number-columns-repeated="4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x</text:p>
          </table:table-cell>
          <table:table-cell table:formula="of:=VLOOKUP([.D10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3, 04</text:p>
          </table:table-cell>
          <table:table-cell table:number-columns-repeated="2"/>
          <table:table-cell table:style-name="ce13" office:value-type="string" calcext:value-type="string">
            <text:p>0311300</text:p>
          </table:table-cell>
          <table:table-cell table:style-name="ce25" office:value-type="string" calcext:value-type="string">
            <text:p>SS-3R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01]; &quot; &quot;; [.J101]; &quot; &quot;; [.K101]; &quot; &quot;; [.M101])" office:value-type="string" office:string-value="SS-3R  Diode " calcext:value-type="string">
            <text:p>SS-3R <text:s/>Diode </text:p>
          </table:table-cell>
          <table:table-cell table:number-columns-repeated="4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x</text:p>
          </table:table-cell>
          <table:table-cell table:formula="of:=VLOOKUP([.D10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3~14</text:p>
          </table:table-cell>
          <table:table-cell table:style-name="ce53"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1 A</text:p>
          </table:table-cell>
          <table:table-cell office:value-type="float" office:value="1" calcext:value-type="float">
            <text:p>1</text:p>
          </table:table-cell>
          <table:table-cell table:formula="of:=CONCATENATE([.I102]; &quot; &quot;; [.J102]; &quot; &quot;; [.K102]; &quot; &quot;; [.M102])" office:value-type="string" office:string-value="1S2473D  Diode " calcext:value-type="string">
            <text:p>1S2473D <text:s/>Diode </text:p>
          </table:table-cell>
          <table:table-cell table:number-columns-repeated="2"/>
          <table:table-cell office:value-type="string" calcext:value-type="string">
            <text:p>1N4148* but this listed as 17~18 is oddanother part</text:p>
          </table:table-cell>
          <table:table-cell/>
          <table:table-cell table:style-name="ce52" office:value-type="string" calcext:value-type="string">
            <text:p>1N4148</text:p>
          </table:table-cell>
          <table:table-cell table:style-name="ce47"/>
          <table:table-cell table:style-name="Default"/>
          <table:table-cell table:number-columns-repeated="4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x</text:p>
          </table:table-cell>
          <table:table-cell table:formula="of:=VLOOKUP([.D10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3~14B</text:p>
          </table:table-cell>
          <table:table-cell table:number-columns-repeated="2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103]; &quot; &quot;; [.J103]; &quot; &quot;; [.K103]; &quot; &quot;; [.M103])" office:value-type="string" office:string-value="1S1588  Diode " calcext:value-type="string">
            <text:p>1S1588 <text:s/>Diode </text:p>
          </table:table-cell>
          <table:table-cell/>
          <table:table-cell office:value-type="string" calcext:value-type="string">
            <text:p>found as 30 V 100 mA If, 10 mA forward 300 mW, 4nS dio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x</text:p>
          </table:table-cell>
          <table:table-cell table:formula="of:=VLOOKUP([.D10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5~16</text:p>
          </table:table-cell>
          <table:table-cell table:style-name="ce53"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1 A</text:p>
          </table:table-cell>
          <table:table-cell office:value-type="float" office:value="1" calcext:value-type="float">
            <text:p>1</text:p>
          </table:table-cell>
          <table:table-cell table:formula="of:=CONCATENATE([.I104]; &quot; &quot;; [.J104]; &quot; &quot;; [.K104]; &quot; &quot;; [.M104])" office:value-type="string" office:string-value="1S2473D  Diode " calcext:value-type="string">
            <text:p>1S2473D <text:s/>Diode </text:p>
          </table:table-cell>
          <table:table-cell table:number-columns-repeated="2"/>
          <table:table-cell office:value-type="string" calcext:value-type="string">
            <text:p>1N4148* but this listed as 17~18 is oddanother part</text:p>
          </table:table-cell>
          <table:table-cell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x</text:p>
          </table:table-cell>
          <table:table-cell table:formula="of:=VLOOKUP([.D10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style-name="ce53" office:value-type="string" calcext:value-type="string">
            <text:p>D15~16B</text:p>
          </table:table-cell>
          <table:table-cell table:number-columns-repeated="2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105]; &quot; &quot;; [.J105]; &quot; &quot;; [.K105]; &quot; &quot;; [.M105])" office:value-type="string" office:string-value="1S1588  Diode " calcext:value-type="string">
            <text:p>1S1588 <text:s/>Diode </text:p>
          </table:table-cell>
          <table:table-cell table:number-columns-repeated="4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x</text:p>
          </table:table-cell>
          <table:table-cell table:formula="of:=VLOOKUP([.D10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3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06]; &quot; &quot;; [.J106]; &quot; &quot;; [.K106]; &quot; &quot;; [.M106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x</text:p>
          </table:table-cell>
          <table:table-cell table:formula="of:=VLOOKUP([.D10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5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07]; &quot; &quot;; [.J107]; &quot; &quot;; [.K107]; &quot; &quot;; [.M107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x</text:p>
          </table:table-cell>
          <table:table-cell table:formula="of:=VLOOKUP([.D10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7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08]; &quot; &quot;; [.J108]; &quot; &quot;; [.K108]; &quot; &quot;; [.M108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x</text:p>
          </table:table-cell>
          <table:table-cell table:formula="of:=VLOOKUP([.D10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1, 02</text:p>
          </table:table-cell>
          <table:table-cell table:number-columns-repeated="2"/>
          <table:table-cell office:value-type="string" calcext:value-type="string">
            <text:p>04322290</text:p>
          </table:table-cell>
          <table:table-cell office:value-type="string" calcext:value-type="string">
            <text:p>5 A 125V Power Fuse UL, CSA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 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x</text:p>
          </table:table-cell>
          <table:table-cell table:formula="of:=VLOOKUP([.D11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1, 02</text:p>
          </table:table-cell>
          <table:table-cell table:number-columns-repeated="2"/>
          <table:table-cell office:value-type="string" calcext:value-type="string">
            <text:p>0202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L110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I110]; &quot; &quot;; [.J110]; &quot; &quot;; [.K110]; &quot; &quot;; [.M110])" office:value-type="string" office:string-value="3.3 kOhm  Non. Flammable Resistor 2W" calcext:value-type="string">
            <text:p>3.3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x</text:p>
          </table:table-cell>
          <table:table-cell table:formula="of:=VLOOKUP([.D11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3, 04</text:p>
          </table:table-cell>
          <table:table-cell table:number-columns-repeated="2"/>
          <table:table-cell office:value-type="string" calcext:value-type="string">
            <text:p>0202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L11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I111]; &quot; &quot;; [.J111]; &quot; &quot;; [.K111]; &quot; &quot;; [.M111])" office:value-type="string" office:string-value="3.3 kOhm  Non. Flammable Resistor 2W" calcext:value-type="string">
            <text:p>3.3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x</text:p>
          </table:table-cell>
          <table:table-cell table:formula="of:=VLOOKUP([.D11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5, 06</text:p>
          </table:table-cell>
          <table:table-cell table:number-columns-repeated="2"/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L112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12]; &quot; &quot;; [.J112]; &quot; &quot;; [.K112]; &quot; &quot;; [.M112])" office:value-type="string" office:string-value="100 Ohm   Non. Flammable Resistor ½ W" calcext:value-type="string">
            <text:p>100 Ohm <text:s text:c="2"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x</text:p>
          </table:table-cell>
          <table:table-cell table:formula="of:=VLOOKUP([.D11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5, 16</text:p>
          </table:table-cell>
          <table:table-cell table:number-columns-repeated="2"/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L113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I113]; &quot; &quot;; [.J113]; &quot; &quot;; [.K113]; &quot; &quot;; [.M113])" office:value-type="string" office:string-value="100 Ohm   Non. Flammable Resistor ½ W" calcext:value-type="string">
            <text:p>100 Ohm <text:s text:c="2"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x</text:p>
          </table:table-cell>
          <table:table-cell table:formula="of:=VLOOKUP([.D11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7, 38</text:p>
          </table:table-cell>
          <table:table-cell table:number-columns-repeated="2"/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L114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I114]; &quot; &quot;; [.J114]; &quot; &quot;; [.K114]; &quot; &quot;; [.M114])" office:value-type="string" office:string-value="10 Ohm  Non. Flammable Resistor 2W" calcext:value-type="string">
            <text:p>1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x</text:p>
          </table:table-cell>
          <table:table-cell table:formula="of:=VLOOKUP([.D11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1</text:p>
          </table:table-cell>
          <table:table-cell table:number-columns-repeated="2"/>
          <table:table-cell office:value-type="string" calcext:value-type="string">
            <text:p>0202391</text:p>
          </table:table-cell>
          <table:table-cell office:value-type="string" calcext:value-type="string">
            <text:p>390 Ohm</text:p>
          </table:table-cell>
          <table:table-cell/>
          <table:table-cell table:formula="of:=VLOOKUP([.L115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15]; &quot; &quot;; [.J115]; &quot; &quot;; [.K115]; &quot; &quot;; [.M115])" office:value-type="string" office:string-value="390 Ohm  Non. Flammable Resistor 2W" calcext:value-type="string">
            <text:p>39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x</text:p>
          </table:table-cell>
          <table:table-cell table:formula="of:=VLOOKUP([.D11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2</text:p>
          </table:table-cell>
          <table:table-cell table:number-columns-repeated="2"/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L11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16]; &quot; &quot;; [.J116]; &quot; &quot;; [.K116]; &quot; &quot;; [.M116])" office:value-type="string" office:string-value="2.7 kOhm  Non. Flammable Resistor 2W" calcext:value-type="string">
            <text:p>2.7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x</text:p>
          </table:table-cell>
          <table:table-cell table:formula="of:=VLOOKUP([.D11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3</text:p>
          </table:table-cell>
          <table:table-cell table:number-columns-repeated="2"/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L117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17]; &quot; &quot;; [.J117]; &quot; &quot;; [.K117]; &quot; &quot;; [.M117])" office:value-type="string" office:string-value="2.7 kOhm  Non. Flammable Resistor 2W" calcext:value-type="string">
            <text:p>2.7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x</text:p>
          </table:table-cell>
          <table:table-cell table:formula="of:=VLOOKUP([.D11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17</text:p>
          </table:table-cell>
          <table:table-cell table:number-columns-repeated="2"/>
          <table:table-cell office:value-type="string" calcext:value-type="string">
            <text:p>0210472</text:p>
          </table:table-cell>
          <table:table-cell office:value-type="string" calcext:value-type="string">
            <text:p>4.7 kOhm</text:p>
          </table:table-cell>
          <table:table-cell/>
          <table:table-cell table:formula="of:=VLOOKUP([.L118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18]; &quot; &quot;; [.J118]; &quot; &quot;; [.K118]; &quot; &quot;; [.M118])" office:value-type="string" office:string-value="4.7 kOhm  Non. Flammable Resistor ½ W" calcext:value-type="string">
            <text:p>4.7 k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x</text:p>
          </table:table-cell>
          <table:table-cell table:formula="of:=VLOOKUP([.D11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L601</text:p>
          </table:table-cell>
          <table:table-cell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150250" calcext:value-type="float">
            <text:p>115025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/>
          <table:table-cell table:formula="of:=CONCATENATE([.I119]; &quot; &quot;; [.J119]; &quot; &quot;; [.K119]; &quot; &quot;; [.M119])" office:value-type="string" office:string-value="Relay   " calcext:value-type="string">
            <text:p>Relay <text:s text:c="2"/></text:p>
          </table:table-cell>
          <table:table-cell/>
          <table:table-cell table:style-name="ce56"/>
          <table:table-cell table:style-name="ce56" office:value-type="string" calcext:value-type="string">
            <text:p>Omron MY2-02-DC24</text:p>
          </table:table-cell>
          <table:table-cell/>
          <table:table-cell table:formula="of:=[.T119]" office:value-type="string" office:string-value="Omron MY2-02-DC24" calcext:value-type="string">
            <text:p>Omron MY2-02-DC24</text:p>
          </table:table-cell>
          <table:table-cell/>
          <table:table-cell office:value-type="string" calcext:value-type="string">
            <text:p>653-MY2-02DC24</text:p>
          </table:table-cell>
          <table:table-cell table:number-columns-repeated="4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x</text:p>
          </table:table-cell>
          <table:table-cell table:formula="of:=VLOOKUP([.D12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1, 02</text:p>
          </table:table-cell>
          <table:table-cell table:number-columns-repeated="2"/>
          <table:table-cell table:style-name="ce13" office:value-type="string" calcext:value-type="string">
            <text:p>'0308451, 2</text:p>
          </table:table-cell>
          <table:table-cell table:style-name="ce25" office:value-type="string" calcext:value-type="string">
            <text:p>2SD356 (D, E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20]; &quot; &quot;; [.J120]; &quot; &quot;; [.K120]; &quot; &quot;; [.M120])" office:value-type="string" office:string-value="2SD356 (D, E)  Transistor " calcext:value-type="string">
            <text:p>2SD356 (D, E) <text:s/>Transistor </text:p>
          </table:table-cell>
          <table:table-cell table:number-columns-repeated="4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x</text:p>
          </table:table-cell>
          <table:table-cell table:formula="of:=VLOOKUP([.D12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3, 04</text:p>
          </table:table-cell>
          <table:table-cell table:number-columns-repeated="2"/>
          <table:table-cell table:style-name="ce13" office:value-type="string" calcext:value-type="string">
            <text:p>'0303281, 2</text:p>
          </table:table-cell>
          <table:table-cell table:style-name="ce25" office:value-type="string" calcext:value-type="string">
            <text:p>2SB526 (D, E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I121]; &quot; &quot;; [.J121]; &quot; &quot;; [.K121]; &quot; &quot;; [.M121])" office:value-type="string" office:string-value="2SB526 (D, E)  Transistor " calcext:value-type="string">
            <text:p>2SB526 (D, E) <text:s/>Transistor </text:p>
          </table:table-cell>
          <table:table-cell table:number-columns-repeated="4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x</text:p>
          </table:table-cell>
          <table:table-cell table:formula="of:=VLOOKUP([.D12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5, 06</text:p>
          </table:table-cell>
          <table:table-cell table:number-columns-repeated="2"/>
          <table:table-cell table:style-name="ce13" office:value-type="string" calcext:value-type="string">
            <text:p>'0306270, 1</text:p>
          </table:table-cell>
          <table:table-cell table:style-name="ce25" office:value-type="string" calcext:value-type="string">
            <text:p>2SC1708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22]; &quot; &quot;; [.J122]; &quot; &quot;; [.K122]; &quot; &quot;; [.M122])" office:value-type="string" office:string-value="2SC1708 (E, U)  Transistor " calcext:value-type="string">
            <text:p>2SC1708 (E, U) <text:s/>Transistor </text:p>
          </table:table-cell>
          <table:table-cell office:value-type="string" calcext:value-type="string">
            <text:p>jwarch in leestereo thread post #160 replaced with KSC1845</text:p>
          </table:table-cell>
          <table:table-cell table:number-columns-repeated="46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x</text:p>
          </table:table-cell>
          <table:table-cell table:formula="of:=VLOOKUP([.D12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7, 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'0300710, 1</text:p>
          </table:table-cell>
          <table:table-cell table:style-name="ce25" office:value-type="string" calcext:value-type="string">
            <text:p>2SA847 (1)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I123]; &quot; &quot;; [.J123]; &quot; &quot;; [.K123]; &quot; &quot;; [.M123])" office:value-type="string" office:string-value="2SA847 (1)(F, G)  Transistor " calcext:value-type="string">
            <text:p>2SA847 (1)(F, G) <text:s/>Transistor </text:p>
          </table:table-cell>
          <table:table-cell office:value-type="string" calcext:value-type="string">
            <text:p>use opposite of KSC1845 KSA992, replacing to match gain</text:p>
          </table:table-cell>
          <table:table-cell table:number-columns-repeated="3"/>
          <table:table-cell office:value-type="string" calcext:value-type="string">
            <text:p>KSA992F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2-KSA992FTA</text:p>
          </table:table-cell>
          <table:table-cell table:number-columns-repeated="4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x</text:p>
          </table:table-cell>
          <table:table-cell table:formula="of:=VLOOKUP([.D12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11, 12</text:p>
          </table:table-cell>
          <table:table-cell table:number-columns-repeated="2"/>
          <table:table-cell table:style-name="ce13" office:value-type="string" calcext:value-type="string">
            <text:p>'0300710, 1</text:p>
          </table:table-cell>
          <table:table-cell table:style-name="ce25" office:value-type="string" calcext:value-type="string">
            <text:p>2SA847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I124]; &quot; &quot;; [.J124]; &quot; &quot;; [.K124]; &quot; &quot;; [.M124])" office:value-type="string" office:string-value="2SA847 (F, G)  Transistor " calcext:value-type="string">
            <text:p>2SA847 (F, G) <text:s/>Transistor </text:p>
          </table:table-cell>
          <table:table-cell table:number-columns-repeated="4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x</text:p>
          </table:table-cell>
          <table:table-cell table:formula="of:=VLOOKUP([.D125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1</text:p>
          </table:table-cell>
          <table:table-cell table:number-columns-repeated="2"/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25]; &quot; &quot;; [.J125]; &quot; &quot;; [.K125]; &quot; &quot;; [.M125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x</text:p>
          </table:table-cell>
          <table:table-cell table:formula="of:=VLOOKUP([.D126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2</text:p>
          </table:table-cell>
          <table:table-cell table:number-columns-repeated="2"/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26]; &quot; &quot;; [.J126]; &quot; &quot;; [.K126]; &quot; &quot;; [.M126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x</text:p>
          </table:table-cell>
          <table:table-cell table:formula="of:=VLOOKUP([.D127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4</text:p>
          </table:table-cell>
          <table:table-cell table:number-columns-repeated="2"/>
          <table:table-cell table:style-name="ce13" office:value-type="string" calcext:value-type="string">
            <text:p>'0300510, 1</text:p>
          </table:table-cell>
          <table:table-cell table:style-name="ce25" office:value-type="string" calcext:value-type="string">
            <text:p>2SA733 (P, Q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27]; &quot; &quot;; [.J127]; &quot; &quot;; [.K127]; &quot; &quot;; [.M127])" office:value-type="string" office:string-value="2SA733 (P, Q)  Transistor " calcext:value-type="string">
            <text:p>2SA733 (P, Q) <text:s/>Transistor </text:p>
          </table:table-cell>
          <table:table-cell table:number-columns-repeated="4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table:formula="of:=VLOOKUP([.D128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5</text:p>
          </table:table-cell>
          <table:table-cell table:number-columns-repeated="2"/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28]; &quot; &quot;; [.J128]; &quot; &quot;; [.K128]; &quot; &quot;; [.M128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x</text:p>
          </table:table-cell>
          <table:table-cell table:formula="of:=VLOOKUP([.D129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6</text:p>
          </table:table-cell>
          <table:table-cell table:number-columns-repeated="2"/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 B</text:p>
          </table:table-cell>
          <table:table-cell office:value-type="float" office:value="1" calcext:value-type="float">
            <text:p>1</text:p>
          </table:table-cell>
          <table:table-cell table:formula="of:=CONCATENATE([.I129]; &quot; &quot;; [.J129]; &quot; &quot;; [.K129]; &quot; &quot;; [.M129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x</text:p>
          </table:table-cell>
          <table:table-cell table:formula="of:=VLOOKUP([.D130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7</text:p>
          </table:table-cell>
          <table:table-cell table:number-columns-repeated="2"/>
          <table:table-cell table:style-name="ce13" office:value-type="string" calcext:value-type="string">
            <text:p>0305951. 2</text:p>
          </table:table-cell>
          <table:table-cell table:style-name="ce25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</text:p>
          </table:table-cell>
          <table:table-cell office:value-type="float" office:value="1" calcext:value-type="float">
            <text:p>1</text:p>
          </table:table-cell>
          <table:table-cell table:formula="of:=CONCATENATE([.I130]; &quot; &quot;; [.J130]; &quot; &quot;; [.K130]; &quot; &quot;; [.M130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x</text:p>
          </table:table-cell>
          <table:table-cell table:formula="of:=VLOOKUP([.D131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number-columns-repeated="3"/>
          <table:table-cell office:value-type="string" calcext:value-type="string">
            <text:p>0435170</text:p>
          </table:table-cell>
          <table:table-cell office:value-type="string" calcext:value-type="string">
            <text:p>5A-T AC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x</text:p>
          </table:table-cell>
          <table:table-cell table:formula="of:=VLOOKUP([.D132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number-columns-repeated="3"/>
          <table:table-cell table:style-name="ce13" office:value-type="float" office:value="1140370" calcext:value-type="float">
            <text:p>1140370</text:p>
          </table:table-cell>
          <table:table-cell office:value-type="string" calcext:value-type="string">
            <text:p>Relay</text:p>
          </table:table-cell>
          <table:table-cell/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56"/>
          <table:table-cell table:style-name="ce56" office:value-type="string" calcext:value-type="string">
            <text:p>Omron MY2-02-DC24</text:p>
          </table:table-cell>
          <table:table-cell/>
          <table:table-cell table:style-name="ce53" table:formula="of:=[.T132]" office:value-type="string" office:string-value="Omron MY2-02-DC24" calcext:value-type="string">
            <text:p>Omron MY2-02-DC24</text:p>
          </table:table-cell>
          <table:table-cell table:style-name="ce53"/>
          <table:table-cell table:style-name="ce52"/>
          <table:table-cell table:number-columns-repeated="4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x</text:p>
          </table:table-cell>
          <table:table-cell table:formula="of:=VLOOKUP([.D133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number-columns-repeated="3"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use Holder EU, BS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x</text:p>
          </table:table-cell>
          <table:table-cell table:formula="of:=VLOOKUP([.D134];[$part_translation.$A$20:$part_translation.$B$33];2;0)" office:value-type="string" office:string-value="Power Supply Protector AU-717" calcext:value-type="string">
            <text:p>Power Supply Protector AU-717</text:p>
          </table:table-cell>
          <table:table-cell office:value-type="string" calcext:value-type="string">
            <text:p>F-2663</text:p>
          </table:table-cell>
          <table:table-cell table:number-columns-repeated="3"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use Holder XX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 table:formula="of:=VLOOKUP([.D135];[$part_translation.$A$20:$part_translation.$B$33];2;0)" office:value-type="string" office:string-value="Bass &amp; Treble Volume AU-717" calcext:value-type="string">
            <text:p>Bass &amp; Treble Volume AU-717</text:p>
          </table:table-cell>
          <table:table-cell office:value-type="string" calcext:value-type="string">
            <text:p>F-2665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float" office:value="1131410" calcext:value-type="float">
            <text:p>1131410</text:p>
          </table:table-cell>
          <table:table-cell office:value-type="string" calcext:value-type="string">
            <text:p>Turn Over Push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  <table:table-cell table:style-name="ce52"/>
          <table:table-cell table:number-columns-repeated="4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 table:formula="of:=VLOOKUP([.D136];[$part_translation.$A$20:$part_translation.$B$33];2;0)" office:value-type="string" office:string-value="Bass &amp; Treble Volume AU-717" calcext:value-type="string">
            <text:p>Bass &amp; Treble Volume AU-717</text:p>
          </table:table-cell>
          <table:table-cell office:value-type="string" calcext:value-type="string">
            <text:p>F-2665</text:p>
          </table:table-cell>
          <table:table-cell office:value-type="string" calcext:value-type="string">
            <text:p>VR01, 02</text:p>
          </table:table-cell>
          <table:table-cell table:number-columns-repeated="2"/>
          <table:table-cell office:value-type="string" calcext:value-type="string">
            <text:p>1015230,1</text:p>
          </table:table-cell>
          <table:table-cell office:value-type="string" calcext:value-type="string">
            <text:p>100 kOhm (C ) x 2 Treble, Bass Volum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table:formula="of:=VLOOKUP([.D137];[$part_translation.$A$20:$part_translation.$B$33];2;0)" office:value-type="string" office:string-value="Tape Play" calcext:value-type="string">
            <text:p>Tape Play</text:p>
          </table:table-cell>
          <table:table-cell office:value-type="string" calcext:value-type="string">
            <text:p>F-2667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float" office:value="1131400" calcext:value-type="float">
            <text:p>1131400</text:p>
          </table:table-cell>
          <table:table-cell office:value-type="string" calcext:value-type="string">
            <text:p>Tape Push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x</text:p>
          </table:table-cell>
          <table:table-cell table:formula="of:=VLOOKUP([.D138];[$part_translation.$A$20:$part_translation.$B$33];2;0)" office:value-type="string" office:string-value="Tape Play" calcext:value-type="string">
            <text:p>Tape Play</text:p>
          </table:table-cell>
          <table:table-cell office:value-type="string" calcext:value-type="string">
            <text:p>F-2667</text:p>
          </table:table-cell>
          <table:table-cell table:number-columns-repeated="3"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x</text:p>
          </table:table-cell>
          <table:table-cell table:formula="of:=VLOOKUP([.D139];[$part_translation.$A$20:$part_translation.$B$33];2;0)" office:value-type="string" office:string-value="Tape Play" calcext:value-type="string">
            <text:p>Tape Play</text:p>
          </table:table-cell>
          <table:table-cell office:value-type="string" calcext:value-type="string">
            <text:p>F-2667</text:p>
          </table:table-cell>
          <table:table-cell table:number-columns-repeated="3"/>
          <table:table-cell office:value-type="float" office:value="2410700" calcext:value-type="float">
            <text:p>2410700</text:p>
          </table:table-cell>
          <table:table-cell office:value-type="string" calcext:value-type="string">
            <text:p>6P Pin Assy Type F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table:formula="of:=VLOOKUP([.D140];[$part_translation.$A$20:$part_translation.$B$33];2;0)" office:value-type="string" office:string-value="Input Terminal" calcext:value-type="string">
            <text:p>Input Terminal</text:p>
          </table:table-cell>
          <table:table-cell office:value-type="string" calcext:value-type="string">
            <text:p>F-2669</text:p>
          </table:table-cell>
          <table:table-cell table:number-columns-repeated="3"/>
          <table:table-cell office:value-type="float" office:value="2200480" calcext:value-type="float">
            <text:p>2200480</text:p>
          </table:table-cell>
          <table:table-cell office:value-type="string" calcext:value-type="string">
            <text:p>8P Input Termina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table:formula="of:=VLOOKUP([.D141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float" office:value="1110290" calcext:value-type="float">
            <text:p>1110290</text:p>
          </table:table-cell>
          <table:table-cell office:value-type="string" calcext:value-type="string">
            <text:p>Pre-Main Slide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x</text:p>
          </table:table-cell>
          <table:table-cell table:formula="of:=VLOOKUP([.D142];[$part_translation.$A$20:$part_translation.$B$33];2;0)" office:value-type="string" office:string-value="Pre-Main Switch" calcext:value-type="string">
            <text:p>Pre-Main Switch</text:p>
          </table:table-cell>
          <table:table-cell office:value-type="string" calcext:value-type="string">
            <text:p>F-2670</text:p>
          </table:table-cell>
          <table:table-cell table:number-columns-repeated="3"/>
          <table:table-cell office:value-type="float" office:value="2200500" calcext:value-type="float">
            <text:p>2200500</text:p>
          </table:table-cell>
          <table:table-cell office:value-type="string" calcext:value-type="string">
            <text:p>4P Input Termina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  <table:table-cell table:style-name="ce61" table:formula="of:=VLOOKUP([.D143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C05, 06</text:p>
          </table:table-cell>
          <table:table-cell table:number-columns-repeated="2"/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L143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143]; &quot; &quot;; [.J143]; &quot; &quot;; [.K143]; &quot; &quot;; [.M143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number-columns-repeated="4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x</text:p>
          </table:table-cell>
          <table:table-cell table:style-name="ce61" table:formula="of:=VLOOKUP([.D144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CO1, 02</text:p>
          </table:table-cell>
          <table:table-cell table:number-columns-repeated="2"/>
          <table:table-cell office:value-type="string" calcext:value-type="string">
            <text:p>0620361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50 V</text:p>
          </table:table-cell>
          <table:table-cell table:formula="of:=VLOOKUP([.L144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formula="of:=CONCATENATE([.I144]; &quot; &quot;; [.J144]; &quot; &quot;; [.K144]; &quot; &quot;; [.M144])" office:value-type="string" office:string-value="360 pF 50 V Polystyrene Capacitor " calcext:value-type="string">
            <text:p>360 pF 50 V Polystyrene Capacitor </text:p>
          </table:table-cell>
          <table:table-cell table:number-columns-repeated="4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  <table:table-cell table:style-name="ce61" table:formula="of:=VLOOKUP([.D145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D01, 02</text:p>
          </table:table-cell>
          <table:table-cell table:number-columns-repeated="2"/>
          <table:table-cell table:style-name="ce13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 . 2B</text:p>
          </table:table-cell>
          <table:table-cell office:value-type="float" office:value="2" calcext:value-type="float">
            <text:p>2</text:p>
          </table:table-cell>
          <table:table-cell table:formula="of:=CONCATENATE([.I145]; &quot; &quot;; [.J145]; &quot; &quot;; [.K145]; &quot; &quot;; [.M145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table:number-columns-repeated="2"/>
          <table:table-cell office:value-type="string" calcext:value-type="string">
            <text:p>2 <text:span text:style-name="T5">1N4148 In series</text:span></text:p>
          </table:table-cell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 table:style-name="ce61" table:formula="of:=VLOOKUP([.D146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float" office:value="1171120" calcext:value-type="float">
            <text:p>1171120</text:p>
          </table:table-cell>
          <table:table-cell office:value-type="string" calcext:value-type="string">
            <text:p>Loudness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 A, B</text:p>
          </table:table-cell>
          <table:table-cell table:number-columns-repeated="4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x</text:p>
          </table:table-cell>
          <table:table-cell table:style-name="ce61" table:formula="of:=VLOOKUP([.D147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S02</text:p>
          </table:table-cell>
          <table:table-cell table:number-columns-repeated="2"/>
          <table:table-cell office:value-type="float" office:value="1171150" calcext:value-type="float">
            <text:p>1171150</text:p>
          </table:table-cell>
          <table:table-cell office:value-type="string" calcext:value-type="string">
            <text:p>Tone Defeat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table:number-columns-repeated="4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x</text:p>
          </table:table-cell>
          <table:table-cell table:style-name="ce61" table:formula="of:=VLOOKUP([.D148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S03</text:p>
          </table:table-cell>
          <table:table-cell table:number-columns-repeated="2"/>
          <table:table-cell office:value-type="float" office:value="1171120" calcext:value-type="float">
            <text:p>1171120</text:p>
          </table:table-cell>
          <table:table-cell office:value-type="string" calcext:value-type="string">
            <text:p>Subsonic Filter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table:number-columns-repeated="4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  <table:table-cell table:style-name="ce61" table:formula="of:=VLOOKUP([.D149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TR01, 02</text:p>
          </table:table-cell>
          <table:table-cell table:number-columns-repeated="2"/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I149]; &quot; &quot;; [.J149]; &quot; &quot;; [.K149]; &quot; &quot;; [.M149])" office:value-type="string" office:string-value="2SC1222(2) (U. E)   Transistor " calcext:value-type="string">
            <text:p>2SC1222(2) (U. E) <text:s text:c="2"/>Transistor </text:p>
          </table:table-cell>
          <table:table-cell table:number-columns-repeated="4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  <table:table-cell table:style-name="ce61" table:formula="of:=VLOOKUP([.D150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TR03, 04</text:p>
          </table:table-cell>
          <table:table-cell table:number-columns-repeated="2"/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I150]; &quot; &quot;; [.J150]; &quot; &quot;; [.K150]; &quot; &quot;; [.M150])" office:value-type="string" office:string-value="2SC1222(2) (U. E)   Transistor " calcext:value-type="string">
            <text:p>2SC1222(2) (U. E) <text:s text:c="2"/>Transistor </text:p>
          </table:table-cell>
          <table:table-cell table:number-columns-repeated="4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x</text:p>
          </table:table-cell>
          <table:table-cell table:style-name="ce61" table:formula="of:=VLOOKUP([.D151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TR05, 06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I151]; &quot; &quot;; [.J151]; &quot; &quot;; [.K151]; &quot; &quot;; [.M151])" office:value-type="string" office:string-value="2SA750(3) (E. U)  Transistor " calcext:value-type="string">
            <text:p>2SA750(3) (E. U) <text:s/>Transistor </text:p>
          </table:table-cell>
          <table:table-cell table:number-columns-repeated="4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x</text:p>
          </table:table-cell>
          <table:table-cell table:style-name="ce61" table:formula="of:=VLOOKUP([.D152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TR07, 08</text:p>
          </table:table-cell>
          <table:table-cell table:number-columns-repeated="2"/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152]; &quot; &quot;; [.J152]; &quot; &quot;; [.K152]; &quot; &quot;; [.M152])" office:value-type="string" office:string-value="2SC1222(2) (U. E)   Transistor " calcext:value-type="string">
            <text:p>2SC1222(2) (U. E) <text:s text:c="2"/>Transistor </text:p>
          </table:table-cell>
          <table:table-cell table:number-columns-repeated="4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table:style-name="ce61" table:formula="of:=VLOOKUP([.D153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office:value-type="string" calcext:value-type="string">
            <text:p>VR01</text:p>
          </table:table-cell>
          <table:table-cell table:number-columns-repeated="2"/>
          <table:table-cell office:value-type="string" calcext:value-type="string">
            <text:p>1015170, 1</text:p>
          </table:table-cell>
          <table:table-cell office:value-type="string" calcext:value-type="string">
            <text:p>250 kOhm (MN) x2 Balance V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table:number-columns-repeated="4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x</text:p>
          </table:table-cell>
          <table:table-cell table:style-name="ce61" table:formula="of:=VLOOKUP([.D154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table:number-columns-repeated="3"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1" table:formula="of:=VLOOKUP([.D155];[$part_translation.$A$20:$part_translation.$B$33];2;0)" office:value-type="string" office:string-value="Tone Control AU-517" calcext:value-type="string">
            <text:p>Tone Control AU-517</text:p>
          </table:table-cell>
          <table:table-cell table:style-name="ce61" office:value-type="string" calcext:value-type="string">
            <text:p>F-2673</text:p>
          </table:table-cell>
          <table:table-cell table:number-columns-repeated="3"/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in Assy Type D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 table:formula="of:=VLOOKUP([.D156];[$part_translation.$A$20:$part_translation.$B$33];2;0)" office:value-type="string" office:string-value="Bass &amp; Treble Volume AU-517" calcext:value-type="string">
            <text:p>Bass &amp; Treble Volume AU-517</text:p>
          </table:table-cell>
          <table:table-cell office:value-type="string" calcext:value-type="string">
            <text:p>F-2674</text:p>
          </table:table-cell>
          <table:table-cell office:value-type="string" calcext:value-type="string">
            <text:p>VR01, 02</text:p>
          </table:table-cell>
          <table:table-cell table:number-columns-repeated="2"/>
          <table:table-cell office:value-type="string" calcext:value-type="string">
            <text:p>1015230, 1</text:p>
          </table:table-cell>
          <table:table-cell office:value-type="string" calcext:value-type="string">
            <text:p>100kOhm (C ) x 2 Treble, Bass Volume</text:p>
          </table:table-cell>
          <table:table-cell table:number-columns-repeated="5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x</text:p>
          </table:table-cell>
          <table:table-cell table:style-name="ce61" table:formula="of:=VLOOKUP([.D157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C01, 02</text:p>
          </table:table-cell>
          <table:table-cell table:number-columns-repeated="2"/>
          <table:table-cell office:value-type="string" calcext:value-type="string">
            <text:p>0655103</text:p>
          </table:table-cell>
          <table:table-cell office:value-type="string" calcext:value-type="string">
            <text:p>10000 pF 500V</text:p>
          </table:table-cell>
          <table:table-cell office:value-type="string" calcext:value-type="string">
            <text:p>500 V</text:p>
          </table:table-cell>
          <table:table-cell table:formula="of:=VLOOKUP([.L157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57]; &quot; &quot;; [.J157]; &quot; &quot;; [.K157]; &quot; &quot;; [.M157])" office:value-type="string" office:string-value="10000 pF 500V 500 V Ceramic Capacitor " calcext:value-type="string">
            <text:p>10000 pF 500V 500 V Ceramic Capacitor </text:p>
          </table:table-cell>
          <table:table-cell table:number-columns-repeated="4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x</text:p>
          </table:table-cell>
          <table:table-cell table:style-name="ce61" table:formula="of:=VLOOKUP([.D158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C603</text:p>
          </table:table-cell>
          <table:table-cell table:number-columns-repeated="2"/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L158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58]; &quot; &quot;; [.J158]; &quot; &quot;; [.K158]; &quot; &quot;; [.M158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  <table:table-cell table:number-columns-repeated="46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x</text:p>
          </table:table-cell>
          <table:table-cell table:style-name="ce61" table:formula="of:=VLOOKUP([.D159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01, 02</text:p>
          </table:table-cell>
          <table:table-cell table:number-columns-repeated="2"/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 A. 3A</text:p>
          </table:table-cell>
          <table:table-cell office:value-type="float" office:value="2" calcext:value-type="float">
            <text:p>2</text:p>
          </table:table-cell>
          <table:table-cell table:formula="of:=CONCATENATE([.I159]; &quot; &quot;; [.J159]; &quot; &quot;; [.K159]; &quot; &quot;; [.M159])" office:value-type="string" office:string-value="30D2  Diode " calcext:value-type="string">
            <text:p>30D2 <text:s/>Diode </text:p>
          </table:table-cell>
          <table:table-cell table:number-columns-repeated="4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x</text:p>
          </table:table-cell>
          <table:table-cell table:style-name="ce61" table:formula="of:=VLOOKUP([.D160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03, 04</text:p>
          </table:table-cell>
          <table:table-cell table:number-columns-repeated="2"/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I160]; &quot; &quot;; [.J160]; &quot; &quot;; [.K160]; &quot; &quot;; [.M160])" office:value-type="string" office:string-value="30D2  Diode " calcext:value-type="string">
            <text:p>30D2 <text:s/>Diode </text:p>
          </table:table-cell>
          <table:table-cell table:number-columns-repeated="4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x</text:p>
          </table:table-cell>
          <table:table-cell table:style-name="ce61" table:formula="of:=VLOOKUP([.D161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05, 06</text:p>
          </table:table-cell>
          <table:table-cell table:number-columns-repeated="2"/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I161]; &quot; &quot;; [.J161]; &quot; &quot;; [.K161]; &quot; &quot;; [.M161])" office:value-type="string" office:string-value="30D2  Diode " calcext:value-type="string">
            <text:p>30D2 <text:s/>Diode </text:p>
          </table:table-cell>
          <table:table-cell table:number-columns-repeated="4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x</text:p>
          </table:table-cell>
          <table:table-cell table:style-name="ce61" table:formula="of:=VLOOKUP([.D162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07, 08</text:p>
          </table:table-cell>
          <table:table-cell table:number-columns-repeated="2"/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62]; &quot; &quot;; [.J162]; &quot; &quot;; [.K162]; &quot; &quot;; [.M162])" office:value-type="string" office:string-value="30D2  Diode " calcext:value-type="string">
            <text:p>30D2 <text:s/>Diode </text:p>
          </table:table-cell>
          <table:table-cell table:number-columns-repeated="4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x</text:p>
          </table:table-cell>
          <table:table-cell table:style-name="ce61" table:formula="of:=VLOOKUP([.D163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09, 10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63]; &quot; &quot;; [.J163]; &quot; &quot;; [.K163]; &quot; &quot;; [.M163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x</text:p>
          </table:table-cell>
          <table:table-cell table:style-name="ce61" table:formula="of:=VLOOKUP([.D164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11, 12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64]; &quot; &quot;; [.J164]; &quot; &quot;; [.K164]; &quot; &quot;; [.M164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x</text:p>
          </table:table-cell>
          <table:table-cell table:style-name="ce61" table:formula="of:=VLOOKUP([.D165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13, 14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65]; &quot; &quot;; [.J165]; &quot; &quot;; [.K165]; &quot; &quot;; [.M165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table:style-name="ce61" table:formula="of:=VLOOKUP([.D166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15, 16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 B. 3 B</text:p>
          </table:table-cell>
          <table:table-cell office:value-type="float" office:value="2" calcext:value-type="float">
            <text:p>2</text:p>
          </table:table-cell>
          <table:table-cell table:formula="of:=CONCATENATE([.I166]; &quot; &quot;; [.J166]; &quot; &quot;; [.K166]; &quot; &quot;; [.M166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table:style-name="ce61" table:formula="of:=VLOOKUP([.D167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style-name="ce53" office:value-type="string" calcext:value-type="string">
            <text:p>D17~18</text:p>
          </table:table-cell>
          <table:table-cell table:style-name="ce53"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67]; &quot; &quot;; [.J167]; &quot; &quot;; [.K167]; &quot; &quot;; [.M167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table:style-name="ce61" table:formula="of:=VLOOKUP([.D168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style-name="ce53" office:value-type="string" calcext:value-type="string">
            <text:p>D19~20</text:p>
          </table:table-cell>
          <table:table-cell table:style-name="ce53"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68]; &quot; &quot;; [.J168]; &quot; &quot;; [.K168]; &quot; &quot;; [.M168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table:style-name="ce61" table:formula="of:=VLOOKUP([.D169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1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69]; &quot; &quot;; [.J169]; &quot; &quot;; [.K169]; &quot; &quot;; [.M169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table:style-name="ce61" table:formula="of:=VLOOKUP([.D170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2</text:p>
          </table:table-cell>
          <table:table-cell table:number-columns-repeated="2"/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70]; &quot; &quot;; [.J170]; &quot; &quot;; [.K170]; &quot; &quot;; [.M170])" office:value-type="string" office:string-value="10D2 (1S2227)  Diode " calcext:value-type="string">
            <text:p>10D2 (1S2227) <text:s/>Diode </text:p>
          </table:table-cell>
          <table:table-cell table:number-columns-repeated="4"/>
          <table:table-cell table:style-name="ce56" office:value-type="string" calcext:value-type="string">
            <text:p>1N5393</text:p>
          </table:table-cell>
          <table:table-cell/>
          <table:table-cell office:value-type="string" calcext:value-type="string">
            <text:p>821-1N5393</text:p>
          </table:table-cell>
          <table:table-cell table:number-columns-repeated="4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table:style-name="ce61" table:formula="of:=VLOOKUP([.D171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3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71]; &quot; &quot;; [.J171]; &quot; &quot;; [.K171]; &quot; &quot;; [.M171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5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table:style-name="ce61" table:formula="of:=VLOOKUP([.D172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4</text:p>
          </table:table-cell>
          <table:table-cell table:number-columns-repeated="2"/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72]; &quot; &quot;; [.J172]; &quot; &quot;; [.K172]; &quot; &quot;; [.M172])" office:value-type="string" office:string-value="VD1212 Varistor  Varistor " calcext:value-type="string">
            <text:p>VD1212 Varistor <text:s/>Varistor </text:p>
          </table:table-cell>
          <table:table-cell office:value-type="string" calcext:value-type="string">
            <text:p><text:span text:style-name="T1">replace with 2 </text:span><text:span text:style-name="T2">1N4148 In series</text:span></text:p>
          </table:table-cell>
          <table:table-cell table:number-columns-repeated="2"/>
          <table:table-cell office:value-type="string" calcext:value-type="string">
            <text:p>2 <text:span text:style-name="T5">1N4148 In series</text:span></text:p>
          </table:table-cell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table:style-name="ce61" table:formula="of:=VLOOKUP([.D173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5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73]; &quot; &quot;; [.J173]; &quot; &quot;; [.K173]; &quot; &quot;; [.M173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table:style-name="ce61" table:formula="of:=VLOOKUP([.D174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6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74]; &quot; &quot;; [.J174]; &quot; &quot;; [.K174]; &quot; &quot;; [.M174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table:style-name="ce61" table:formula="of:=VLOOKUP([.D175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7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75]; &quot; &quot;; [.J175]; &quot; &quot;; [.K175]; &quot; &quot;; [.M175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x</text:p>
          </table:table-cell>
          <table:table-cell table:style-name="ce61" table:formula="of:=VLOOKUP([.D176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D608</text:p>
          </table:table-cell>
          <table:table-cell table:number-columns-repeated="2"/>
          <table:table-cell office:value-type="string" calcext:value-type="string">
            <text:p>0310340</text:p>
          </table:table-cell>
          <table:table-cell office:value-type="string" calcext:value-type="string">
            <text:p>10D1 (1S2226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76]; &quot; &quot;; [.J176]; &quot; &quot;; [.K176]; &quot; &quot;; [.M176])" office:value-type="string" office:string-value="10D1 (1S2226)  Diode " calcext:value-type="string">
            <text:p>10D1 (1S2226) <text:s/>Diode </text:p>
          </table:table-cell>
          <table:table-cell table:number-columns-repeated="4"/>
          <table:table-cell office:value-type="string" calcext:value-type="string">
            <text:p>Vishay 1N4004-E3/54</text:p>
          </table:table-cell>
          <table:table-cell table:number-columns-repeated="4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x</text:p>
          </table:table-cell>
          <table:table-cell table:style-name="ce61" table:formula="of:=VLOOKUP([.D177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F01, 02</text:p>
          </table:table-cell>
          <table:table-cell table:number-columns-repeated="2"/>
          <table:table-cell office:value-type="string" calcext:value-type="string">
            <text:p>0435160</text:p>
          </table:table-cell>
          <table:table-cell office:value-type="string" calcext:value-type="string">
            <text:p>4 A 125V Power Fuse UL, CSA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4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x</text:p>
          </table:table-cell>
          <table:table-cell table:style-name="ce61" table:formula="of:=VLOOKUP([.D178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01, 02</text:p>
          </table:table-cell>
          <table:table-cell table:number-columns-repeated="2"/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L178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78]; &quot; &quot;; [.J178]; &quot; &quot;; [.K178]; &quot; &quot;; [.M178])" office:value-type="string" office:string-value="2.7 kOhm  Non. Flammable Resistor 2W" calcext:value-type="string">
            <text:p>2.7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  <table:table-cell table:style-name="ce61" table:formula="of:=VLOOKUP([.D179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03, 04</text:p>
          </table:table-cell>
          <table:table-cell table:number-columns-repeated="2"/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L179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I179]; &quot; &quot;; [.J179]; &quot; &quot;; [.K179]; &quot; &quot;; [.M179])" office:value-type="string" office:string-value="2.7 kOhm  Non. Flammable Resistor 2W" calcext:value-type="string">
            <text:p>2.7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style-name="ce61" table:formula="of:=VLOOKUP([.D180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05, 06</text:p>
          </table:table-cell>
          <table:table-cell table:number-columns-repeated="2"/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L180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. 3 B</text:p>
          </table:table-cell>
          <table:table-cell office:value-type="float" office:value="2" calcext:value-type="float">
            <text:p>2</text:p>
          </table:table-cell>
          <table:table-cell table:formula="of:=CONCATENATE([.I180]; &quot; &quot;; [.J180]; &quot; &quot;; [.K180]; &quot; &quot;; [.M180])" office:value-type="string" office:string-value="100 Ohm   Non. Flammable Resistor ½ W" calcext:value-type="string">
            <text:p>100 Ohm <text:s text:c="2"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x</text:p>
          </table:table-cell>
          <table:table-cell table:style-name="ce61" table:formula="of:=VLOOKUP([.D181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07, 08</text:p>
          </table:table-cell>
          <table:table-cell table:number-columns-repeated="2"/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L18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81]; &quot; &quot;; [.J181]; &quot; &quot;; [.K181]; &quot; &quot;; [.M181])" office:value-type="string" office:string-value="100 Ohm   Non. Flammable Resistor ½ W" calcext:value-type="string">
            <text:p>100 Ohm <text:s text:c="2"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x</text:p>
          </table:table-cell>
          <table:table-cell table:style-name="ce61" table:formula="of:=VLOOKUP([.D182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19, 20</text:p>
          </table:table-cell>
          <table:table-cell table:number-columns-repeated="2"/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L182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I182]; &quot; &quot;; [.J182]; &quot; &quot;; [.K182]; &quot; &quot;; [.M182])" office:value-type="string" office:string-value="10 Ohm  Non. Flammable Resistor 2W" calcext:value-type="string">
            <text:p>1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x</text:p>
          </table:table-cell>
          <table:table-cell table:style-name="ce61" table:formula="of:=VLOOKUP([.D183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601</text:p>
          </table:table-cell>
          <table:table-cell table:number-columns-repeated="2"/>
          <table:table-cell office:value-type="string" calcext:value-type="string">
            <text:p>0202391</text:p>
          </table:table-cell>
          <table:table-cell office:value-type="string" calcext:value-type="string">
            <text:p>390 Ohm</text:p>
          </table:table-cell>
          <table:table-cell/>
          <table:table-cell table:formula="of:=VLOOKUP([.L183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83]; &quot; &quot;; [.J183]; &quot; &quot;; [.K183]; &quot; &quot;; [.M183])" office:value-type="string" office:string-value="390 Ohm  Non. Flammable Resistor 2W" calcext:value-type="string">
            <text:p>39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x</text:p>
          </table:table-cell>
          <table:table-cell table:style-name="ce61" table:formula="of:=VLOOKUP([.D184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602</text:p>
          </table:table-cell>
          <table:table-cell table:number-columns-repeated="2"/>
          <table:table-cell office:value-type="string" calcext:value-type="string">
            <text:p>0202222</text:p>
          </table:table-cell>
          <table:table-cell office:value-type="string" calcext:value-type="string">
            <text:p>2.2 kOhm</text:p>
          </table:table-cell>
          <table:table-cell/>
          <table:table-cell table:formula="of:=VLOOKUP([.L184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84]; &quot; &quot;; [.J184]; &quot; &quot;; [.K184]; &quot; &quot;; [.M184])" office:value-type="string" office:string-value="2.2 kOhm  Non. Flammable Resistor 2W" calcext:value-type="string">
            <text:p>2.2 kOhm <text:s/>Non. Flammable Resistor 2W</text:p>
          </table:table-cell>
          <table:table-cell table:number-columns-repeated="4"/>
          <table:table-cell table:style-name="ce52"/>
          <table:table-cell table:number-columns-repeated="4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x</text:p>
          </table:table-cell>
          <table:table-cell table:style-name="ce61" table:formula="of:=VLOOKUP([.D185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616</text:p>
          </table:table-cell>
          <table:table-cell table:number-columns-repeated="2"/>
          <table:table-cell office:value-type="string" calcext:value-type="string">
            <text:p>0210472</text:p>
          </table:table-cell>
          <table:table-cell office:value-type="string" calcext:value-type="string">
            <text:p>4.7 kOhm</text:p>
          </table:table-cell>
          <table:table-cell/>
          <table:table-cell table:formula="of:=VLOOKUP([.L185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85]; &quot; &quot;; [.J185]; &quot; &quot;; [.K185]; &quot; &quot;; [.M185])" office:value-type="string" office:string-value="4.7 kOhm  Non. Flammable Resistor ½ W" calcext:value-type="string">
            <text:p>4.7 k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x</text:p>
          </table:table-cell>
          <table:table-cell table:style-name="ce61" table:formula="of:=VLOOKUP([.D186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RL601</text:p>
          </table:table-cell>
          <table:table-cell table:number-columns-repeated="2"/>
          <table:table-cell office:value-type="float" office:value="1150250" calcext:value-type="float">
            <text:p>115025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table:number-columns-repeated="4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x</text:p>
          </table:table-cell>
          <table:table-cell table:style-name="ce61" table:formula="of:=VLOOKUP([.D187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01, 02</text:p>
          </table:table-cell>
          <table:table-cell table:number-columns-repeated="2"/>
          <table:table-cell office:value-type="string" calcext:value-type="string">
            <text:p>'0308521, 2</text:p>
          </table:table-cell>
          <table:table-cell office:value-type="string" calcext:value-type="string">
            <text:p>2SD438 (E, F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87]; &quot; &quot;; [.J187]; &quot; &quot;; [.K187]; &quot; &quot;; [.M187])" office:value-type="string" office:string-value="2SD438 (E, F)  Transistor " calcext:value-type="string">
            <text:p>2SD438 (E, F) <text:s/>Transistor </text:p>
          </table:table-cell>
          <table:table-cell table:number-columns-repeated="4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x</text:p>
          </table:table-cell>
          <table:table-cell table:style-name="ce61" table:formula="of:=VLOOKUP([.D188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03, 04</text:p>
          </table:table-cell>
          <table:table-cell table:number-columns-repeated="2"/>
          <table:table-cell office:value-type="string" calcext:value-type="string">
            <text:p>'0303361, 2</text:p>
          </table:table-cell>
          <table:table-cell office:value-type="string" calcext:value-type="string">
            <text:p>2SB560 (E, F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88]; &quot; &quot;; [.J188]; &quot; &quot;; [.K188]; &quot; &quot;; [.M188])" office:value-type="string" office:string-value="2SB560 (E, F)  Transistor " calcext:value-type="string">
            <text:p>2SB560 (E, F) <text:s/>Transistor </text:p>
          </table:table-cell>
          <table:table-cell table:number-columns-repeated="4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x</text:p>
          </table:table-cell>
          <table:table-cell table:style-name="ce61" table:formula="of:=VLOOKUP([.D189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1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89]; &quot; &quot;; [.J189]; &quot; &quot;; [.K189]; &quot; &quot;; [.M189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x</text:p>
          </table:table-cell>
          <table:table-cell table:style-name="ce61" table:formula="of:=VLOOKUP([.D190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2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0]; &quot; &quot;; [.J190]; &quot; &quot;; [.K190]; &quot; &quot;; [.M190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x</text:p>
          </table:table-cell>
          <table:table-cell table:style-name="ce61" table:formula="of:=VLOOKUP([.D191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3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I191]; &quot; &quot;; [.J191]; &quot; &quot;; [.K191]; &quot; &quot;; [.M191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x</text:p>
          </table:table-cell>
          <table:table-cell table:style-name="ce61" table:formula="of:=VLOOKUP([.D192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4</text:p>
          </table:table-cell>
          <table:table-cell table:number-columns-repeated="2"/>
          <table:table-cell office:value-type="string" calcext:value-type="string">
            <text:p>‘0300510, 1</text:p>
          </table:table-cell>
          <table:table-cell office:value-type="string" calcext:value-type="string">
            <text:p>2SA733 (P, Q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2]; &quot; &quot;; [.J192]; &quot; &quot;; [.K192]; &quot; &quot;; [.M192])" office:value-type="string" office:string-value="2SA733 (P, Q)  Transistor " calcext:value-type="string">
            <text:p>2SA733 (P, Q) <text:s/>Transistor </text:p>
          </table:table-cell>
          <table:table-cell table:number-columns-repeated="4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table:style-name="ce61" table:formula="of:=VLOOKUP([.D193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5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3]; &quot; &quot;; [.J193]; &quot; &quot;; [.K193]; &quot; &quot;; [.M193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1" table:formula="of:=VLOOKUP([.D194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6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4]; &quot; &quot;; [.J194]; &quot; &quot;; [.K194]; &quot; &quot;; [.M194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x</text:p>
          </table:table-cell>
          <table:table-cell table:style-name="ce61" table:formula="of:=VLOOKUP([.D195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TR607</text:p>
          </table:table-cell>
          <table:table-cell table:number-columns-repeated="2"/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5]; &quot; &quot;; [.J195]; &quot; &quot;; [.K195]; &quot; &quot;; [.M195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x</text:p>
          </table:table-cell>
          <table:table-cell table:style-name="ce61" table:formula="of:=VLOOKUP([.D196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ZD01, 02</text:p>
          </table:table-cell>
          <table:table-cell table:number-columns-repeated="2"/>
          <table:table-cell office:value-type="string" calcext:value-type="string">
            <text:p>0316570</text:p>
          </table:table-cell>
          <table:table-cell office:value-type="string" calcext:value-type="string">
            <text:p>RD3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96]; &quot; &quot;; [.J196]; &quot; &quot;; [.K196]; &quot; &quot;; [.M196])" office:value-type="string" office:string-value="RD33E (B)  Zener Diode " calcext:value-type="string">
            <text:p>RD33E (B) <text:s/>Zener Diode </text:p>
          </table:table-cell>
          <table:table-cell table:number-columns-repeated="4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x</text:p>
          </table:table-cell>
          <table:table-cell table:style-name="ce61" table:formula="of:=VLOOKUP([.D197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ZD03, 04</text:p>
          </table:table-cell>
          <table:table-cell table:number-columns-repeated="2"/>
          <table:table-cell office:value-type="string" calcext:value-type="string">
            <text:p>0316570</text:p>
          </table:table-cell>
          <table:table-cell office:value-type="string" calcext:value-type="string">
            <text:p>RD3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I197]; &quot; &quot;; [.J197]; &quot; &quot;; [.K197]; &quot; &quot;; [.M197])" office:value-type="string" office:string-value="RD33E (B)  Zener Diode " calcext:value-type="string">
            <text:p>RD33E (B) <text:s/>Zener Diode </text:p>
          </table:table-cell>
          <table:table-cell table:number-columns-repeated="4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x</text:p>
          </table:table-cell>
          <table:table-cell table:style-name="ce61" table:formula="of:=VLOOKUP([.D198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ZD601</text:p>
          </table:table-cell>
          <table:table-cell table:number-columns-repeated="2"/>
          <table:table-cell office:value-type="string" calcext:value-type="string">
            <text:p>0315760</text:p>
          </table:table-cell>
          <table:table-cell office:value-type="string" calcext:value-type="string">
            <text:p>EQA01-06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8]; &quot; &quot;; [.J198]; &quot; &quot;; [.K198]; &quot; &quot;; [.M198])" office:value-type="string" office:string-value="EQA01-06R  Zener Diode " calcext:value-type="string">
            <text:p>EQA01-06R <text:s/>Zener Diode </text:p>
          </table:table-cell>
          <table:table-cell table:number-columns-repeated="4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x</text:p>
          </table:table-cell>
          <table:table-cell table:style-name="ce61" table:formula="of:=VLOOKUP([.D199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office:value-type="string" calcext:value-type="string">
            <text:p>ZD602</text:p>
          </table:table-cell>
          <table:table-cell table:number-columns-repeated="2"/>
          <table:table-cell office:value-type="string" calcext:value-type="string">
            <text:p>0316390</text:p>
          </table:table-cell>
          <table:table-cell office:value-type="string" calcext:value-type="string">
            <text:p>RD6.2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I199]; &quot; &quot;; [.J199]; &quot; &quot;; [.K199]; &quot; &quot;; [.M199])" office:value-type="string" office:string-value="RD6.2E (B)  Zener Diode " calcext:value-type="string">
            <text:p>RD6.2E (B) <text:s/>Zener Diode </text:p>
          </table:table-cell>
          <table:table-cell table:number-columns-repeated="4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table:style-name="ce61" table:formula="of:=VLOOKUP([.D200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200]; &quot; &quot;; [.J200]; &quot; &quot;; [.K200]; &quot; &quot;; [.M200])" office:value-type="string" office:string-value="1S1588  Diode " calcext:value-type="string">
            <text:p>1S1588 <text:s/>Diode </text:p>
          </table:table-cell>
          <table:table-cell table:number-columns-repeated="4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table:style-name="ce61" table:formula="of:=VLOOKUP([.D201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201]; &quot; &quot;; [.J201]; &quot; &quot;; [.K201]; &quot; &quot;; [.M201])" office:value-type="string" office:string-value="1S1588  Diode " calcext:value-type="string">
            <text:p>1S1588 <text:s/>Diode </text:p>
          </table:table-cell>
          <table:table-cell table:number-columns-repeated="4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x</text:p>
          </table:table-cell>
          <table:table-cell table:style-name="ce61" table:formula="of:=VLOOKUP([.D202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string" calcext:value-type="string">
            <text:p>0435160</text:p>
          </table:table-cell>
          <table:table-cell office:value-type="string" calcext:value-type="string">
            <text:p>4A-T AC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x</text:p>
          </table:table-cell>
          <table:table-cell table:style-name="ce61" table:formula="of:=VLOOKUP([.D203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string" calcext:value-type="string">
            <text:p>0432300</text:p>
          </table:table-cell>
          <table:table-cell office:value-type="string" calcext:value-type="string">
            <text:p>6 A 125V AC Fuse XX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6 A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x</text:p>
          </table:table-cell>
          <table:table-cell table:style-name="ce61" table:formula="of:=VLOOKUP([.D204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use Holder EU, BS</text:p>
          </table:table-cell>
          <table:table-cell table:number-columns-repeated="5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x</text:p>
          </table:table-cell>
          <table:table-cell table:style-name="ce61" table:formula="of:=VLOOKUP([.D205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use Holder XX</text:p>
          </table:table-cell>
          <table:table-cell table:number-columns-repeated="5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x</text:p>
          </table:table-cell>
          <table:table-cell table:style-name="ce61" table:formula="of:=VLOOKUP([.D206];[$part_translation.$A$20:$part_translation.$B$33];2;0)" office:value-type="string" office:string-value="Power Supply Protector AU-517" calcext:value-type="string">
            <text:p>Power Supply Protector AU-517</text:p>
          </table:table-cell>
          <table:table-cell table:style-name="ce61" office:value-type="string" calcext:value-type="string">
            <text:p>F-2675</text:p>
          </table:table-cell>
          <table:table-cell table:number-columns-repeated="3"/>
          <table:table-cell table:style-name="ce13" office:value-type="float" office:value="1140370" calcext:value-type="float">
            <text:p>114037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table:number-columns-repeated="4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 table:formula="of:=VLOOKUP([.D20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1, 02</text:p>
          </table:table-cell>
          <table:table-cell table:number-columns-repeated="2"/>
          <table:table-cell office:value-type="string" calcext:value-type="string">
            <text:p>0620361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50V</text:p>
          </table:table-cell>
          <table:table-cell table:formula="of:=VLOOKUP([.L207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I207]; &quot; &quot;; [.J207]; &quot; &quot;; [.K207]; &quot; &quot;; [.M207])" office:value-type="string" office:string-value="360 pF 50V Polystyrene Capacitor " calcext:value-type="string">
            <text:p>360 pF 50V Polystyrene Capacitor </text:p>
          </table:table-cell>
          <table:table-cell table:number-columns-repeated="4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table:formula="of:=VLOOKUP([.D20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9, 10</text:p>
          </table:table-cell>
          <table:table-cell table:number-columns-repeated="2"/>
          <table:table-cell office:value-type="string" calcext:value-type="string">
            <text:p>'0620121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50V</text:p>
          </table:table-cell>
          <table:table-cell table:formula="of:=VLOOKUP([.L208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B. 1 A</text:p>
          </table:table-cell>
          <table:table-cell office:value-type="float" office:value="2" calcext:value-type="float">
            <text:p>2</text:p>
          </table:table-cell>
          <table:table-cell table:formula="of:=CONCATENATE([.I208]; &quot; &quot;; [.J208]; &quot; &quot;; [.K208]; &quot; &quot;; [.M208])" office:value-type="string" office:string-value="120 pF 50V Polystyrene Capacitor " calcext:value-type="string">
            <text:p>120 pF 50V Polystyrene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0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17, 18</text:p>
          </table:table-cell>
          <table:table-cell table:number-columns-repeated="3"/>
          <table:table-cell office:value-type="string" calcext:value-type="string">
            <text:p>.1 uF</text:p>
          </table:table-cell>
          <table:table-cell/>
          <table:table-cell table:formula="of:=VLOOKUP([.L209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schematic, no unit given, confirm, 7 mm LS</text:p>
          </table:table-cell>
          <table:table-cell table:style-name="ce56" table:number-columns-repeated="2"/>
          <table:table-cell table:number-columns-repeated="4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formula="of:=VLOOKUP([.D21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float" office:value="1171130" calcext:value-type="float">
            <text:p>1171130</text:p>
          </table:table-cell>
          <table:table-cell office:value-type="string" calcext:value-type="string">
            <text:p>Muting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table:number-columns-repeated="4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 table:formula="of:=VLOOKUP([.D21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2</text:p>
          </table:table-cell>
          <table:table-cell table:number-columns-repeated="2"/>
          <table:table-cell office:value-type="float" office:value="1171130" calcext:value-type="float">
            <text:p>1171130</text:p>
          </table:table-cell>
          <table:table-cell office:value-type="string" calcext:value-type="string">
            <text:p>Loudness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table:number-columns-repeated="4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formula="of:=VLOOKUP([.D21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3</text:p>
          </table:table-cell>
          <table:table-cell table:number-columns-repeated="2"/>
          <table:table-cell office:value-type="float" office:value="1171150" calcext:value-type="float">
            <text:p>1171150</text:p>
          </table:table-cell>
          <table:table-cell office:value-type="string" calcext:value-type="string">
            <text:p>Tone Defeat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C</text:p>
          </table:table-cell>
          <table:table-cell table:number-columns-repeated="8"/>
          <table:table-cell table:style-name="ce52"/>
          <table:table-cell table:number-columns-repeated="4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 table:formula="of:=VLOOKUP([.D21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4</text:p>
          </table:table-cell>
          <table:table-cell table:number-columns-repeated="2"/>
          <table:table-cell office:value-type="float" office:value="1171130" calcext:value-type="float">
            <text:p>1171130</text:p>
          </table:table-cell>
          <table:table-cell office:value-type="string" calcext:value-type="string">
            <text:p>Subsonic Filter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table:number-columns-repeated="4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 table:formula="of:=VLOOKUP([.D21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5</text:p>
          </table:table-cell>
          <table:table-cell table:number-columns-repeated="2"/>
          <table:table-cell office:value-type="float" office:value="1171130" calcext:value-type="float">
            <text:p>1171130</text:p>
          </table:table-cell>
          <table:table-cell office:value-type="string" calcext:value-type="string">
            <text:p>High Filter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x</text:p>
          </table:table-cell>
          <table:table-cell table:formula="of:=VLOOKUP([.D215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1, 02</text:p>
          </table:table-cell>
          <table:table-cell table:number-columns-repeated="2"/>
          <table:table-cell office:value-type="string" calcext:value-type="string">
            <text:p><text:s/>0360370-2</text:p>
          </table:table-cell>
          <table:table-cell office:value-type="string" calcext:value-type="string">
            <text:p>2SA798 (F, G,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B. 1 A</text:p>
          </table:table-cell>
          <table:table-cell office:value-type="float" office:value="2" calcext:value-type="float">
            <text:p>2</text:p>
          </table:table-cell>
          <table:table-cell table:formula="of:=CONCATENATE([.I215]; &quot; &quot;; [.J215]; &quot; &quot;; [.K215]; &quot; &quot;; [.M215])" office:value-type="string" office:string-value="2SA798 (F, G, H)  Transistor " calcext:value-type="string">
            <text:p>2SA798 (F, G, H) <text:s/>Transistor </text:p>
          </table:table-cell>
          <table:table-cell/>
          <table:table-cell office:value-type="string" calcext:value-type="string">
            <text:p>think TR01-6 same 2SA726; <text:s/>KSA992FB (HFE Match) TR1/TR5 &amp; TR2/TR6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x</text:p>
          </table:table-cell>
          <table:table-cell table:formula="of:=VLOOKUP([.D216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3, 04</text:p>
          </table:table-cell>
          <table:table-cell table:number-columns-repeated="2"/>
          <table:table-cell office:value-type="string" calcext:value-type="string">
            <text:p>0300470. 1</text:p>
          </table:table-cell>
          <table:table-cell office:value-type="string" calcext:value-type="string">
            <text:p>2SA726(W)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216]; &quot; &quot;; [.J216]; &quot; &quot;; [.K216]; &quot; &quot;; [.M216])" office:value-type="string" office:string-value="2SA726(W) (F, G)  Transistor " calcext:value-type="string">
            <text:p>2SA726(W) (F, G) <text:s/>Transistor </text:p>
          </table:table-cell>
          <table:table-cell/>
          <table:table-cell office:value-type="string" calcext:value-type="string">
            <text:p>think TR01-6 same 2SA726; <text:s/>KSA992FB (HFE Match) TR1/TR5 &amp; TR2/TR6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 table:formula="of:=VLOOKUP([.D217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5, 06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 C. l A</text:p>
          </table:table-cell>
          <table:table-cell office:value-type="float" office:value="2" calcext:value-type="float">
            <text:p>2</text:p>
          </table:table-cell>
          <table:table-cell table:formula="of:=CONCATENATE([.I217]; &quot; &quot;; [.J217]; &quot; &quot;; [.K217]; &quot; &quot;; [.M217])" office:value-type="string" office:string-value="2SC1400(1) (E, U)  Transistor " calcext:value-type="string">
            <text:p>2SC1400(1) (E, U) <text:s/>Transistor </text:p>
          </table:table-cell>
          <table:table-cell/>
          <table:table-cell office:value-type="string" calcext:value-type="string">
            <text:p>think TR01-6 same 2SA726; <text:s/>KSA992FB (HFE Match) TR1/TR5 &amp; TR2/TR6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x</text:p>
          </table:table-cell>
          <table:table-cell table:formula="of:=VLOOKUP([.D218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7, 08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218]; &quot; &quot;; [.J218]; &quot; &quot;; [.K218]; &quot; &quot;; [.M218])" office:value-type="string" office:string-value="2SA750(3) (E. U)  Transistor " calcext:value-type="string">
            <text:p>2SA750(3) (E. U) <text:s/>Transistor </text:p>
          </table:table-cell>
          <table:table-cell/>
          <table:table-cell table:number-columns-repeated="2"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x</text:p>
          </table:table-cell>
          <table:table-cell table:formula="of:=VLOOKUP([.D219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9, 10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219]; &quot; &quot;; [.J219]; &quot; &quot;; [.K219]; &quot; &quot;; [.M219])" office:value-type="string" office:string-value="2SC1400(1) (E, U)  Transistor " calcext:value-type="string">
            <text:p>2SC1400(1) (E, U) <text:s/>Transistor </text:p>
          </table:table-cell>
          <table:table-cell/>
          <table:table-cell table:number-columns-repeated="2"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 table:formula="of:=VLOOKUP([.D220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11, 12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220]; &quot; &quot;; [.J220]; &quot; &quot;; [.K220]; &quot; &quot;; [.M220])" office:value-type="string" office:string-value="2SC1400(1) (E, U)  Transistor " calcext:value-type="string">
            <text:p>2SC1400(1) (E, U) <text:s/>Transistor </text:p>
          </table:table-cell>
          <table:table-cell/>
          <table:table-cell table:number-columns-repeated="2"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x</text:p>
          </table:table-cell>
          <table:table-cell table:formula="of:=VLOOKUP([.D221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13, 14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I221]; &quot; &quot;; [.J221]; &quot; &quot;; [.K221]; &quot; &quot;; [.M221])" office:value-type="string" office:string-value="2SA750(3) (E. U)  Transistor " calcext:value-type="string">
            <text:p>2SA750(3) (E. U) <text:s/>Transistor </text:p>
          </table:table-cell>
          <table:table-cell/>
          <table:table-cell table:number-columns-repeated="2"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 table:formula="of:=VLOOKUP([.D222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VR01</text:p>
          </table:table-cell>
          <table:table-cell table:number-columns-repeated="2"/>
          <table:table-cell office:value-type="string" calcext:value-type="string">
            <text:p>1015170, 1</text:p>
          </table:table-cell>
          <table:table-cell office:value-type="string" calcext:value-type="string">
            <text:p>250 kOhm (MN) x2 Balance V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table:number-columns-repeated="4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 table:formula="of:=VLOOKUP([.D223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table:number-columns-repeated="3"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 table:formula="of:=VLOOKUP([.D224];[$part_translation.$A$20:$part_translation.$B$33];2;0)" office:value-type="string" office:string-value="Tone Control AU-717" calcext:value-type="string">
            <text:p>Tone Control AU-717</text:p>
          </table:table-cell>
          <table:table-cell office:value-type="string" calcext:value-type="string">
            <text:p>F-2720</text:p>
          </table:table-cell>
          <table:table-cell table:number-columns-repeated="3"/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in Assy Type D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 table:formula="of:=VLOOKUP([.D22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office:value-type="string" calcext:value-type="string">
            <text:p>'062010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50 V</text:p>
          </table:table-cell>
          <table:table-cell table:formula="of:=VLOOKUP([.L225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A. 4 D</text:p>
          </table:table-cell>
          <table:table-cell office:value-type="float" office:value="2" calcext:value-type="float">
            <text:p>2</text:p>
          </table:table-cell>
          <table:table-cell table:formula="of:=CONCATENATE([.I225]; &quot; &quot;; [.J225]; &quot; &quot;; [.K225]; &quot; &quot;; [.M225])" office:value-type="string" office:string-value="100 pF 50 V Polystyrene Capacitor " calcext:value-type="string">
            <text:p>100 pF 50 V Polystyrene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2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6</text:p>
          </table:table-cell>
          <table:table-cell table:number-columns-repeated="3"/>
          <table:table-cell office:value-type="string" calcext:value-type="string">
            <text:p>10 pF</text:p>
          </table:table-cell>
          <table:table-cell/>
          <table:table-cell table:formula="of:=VLOOKUP([.L226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26]; &quot; &quot;; [.J226]; &quot; &quot;; [.K226]; &quot; &quot;; [.M226])" office:value-type="string" office:string-value="10 pF  Ceramic Capacitor " calcext:value-type="string">
            <text:p>10 pF <text:s/>Ceramic Capacitor </text:p>
          </table:table-cell>
          <table:table-cell table:number-columns-repeated="4"/>
          <table:table-cell table:style-name="ce52" table:number-columns-repeated="3"/>
          <table:table-cell table:number-columns-repeated="40"/>
        </table:table-row>
        <table:table-row table:style-name="ro2">
          <table:table-cell table:number-columns-repeated="2"/>
          <table:table-cell table:formula="of:=VLOOKUP([.D22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8</text:p>
          </table:table-cell>
          <table:table-cell table:number-columns-repeated="3"/>
          <table:table-cell office:value-type="string" calcext:value-type="string">
            <text:p>10 pF</text:p>
          </table:table-cell>
          <table:table-cell/>
          <table:table-cell table:formula="of:=VLOOKUP([.L227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27]; &quot; &quot;; [.J227]; &quot; &quot;; [.K227]; &quot; &quot;; [.M227])" office:value-type="string" office:string-value="10 pF  Ceramic Capacitor " calcext:value-type="string">
            <text:p>10 pF <text:s/>Ceramic Capacitor </text:p>
          </table:table-cell>
          <table:table-cell table:number-columns-repeated="4"/>
          <table:table-cell table:style-name="ce52" table:number-columns-repeated="3"/>
          <table:table-cell table:number-columns-repeated="40"/>
        </table:table-row>
        <table:table-row table:style-name="ro2">
          <table:table-cell table:number-columns-repeated="2"/>
          <table:table-cell table:formula="of:=VLOOKUP([.D22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0.047 uF</text:p>
          </table:table-cell>
          <table:table-cell/>
          <table:table-cell table:formula="of:=VLOOKUP([.L228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28]; &quot; &quot;; [.J228]; &quot; &quot;; [.K228]; &quot; &quot;; [.M228])" office:value-type="string" office:string-value="0.047 uF  Mylar Capacitor " calcext:value-type="string">
            <text:p>0.047 uF <text:s/>Mylar Capacitor </text:p>
          </table:table-cell>
          <table:table-cell table:number-columns-repeated="4"/>
          <table:table-cell table:style-name="ce53" table:formula="of:=[.T228]" office:value-type="float" office:value="0" calcext:value-type="float">
            <text:p>0</text:p>
          </table:table-cell>
          <table:table-cell table:style-name="ce53"/>
          <table:table-cell table:style-name="ce52"/>
          <table:table-cell table:number-columns-repeated="40"/>
        </table:table-row>
        <table:table-row table:style-name="ro2">
          <table:table-cell table:number-columns-repeated="2"/>
          <table:table-cell table:formula="of:=VLOOKUP([.D22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0.0018 uF</text:p>
          </table:table-cell>
          <table:table-cell/>
          <table:table-cell table:formula="of:=VLOOKUP([.L229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29]; &quot; &quot;; [.J229]; &quot; &quot;; [.K229]; &quot; &quot;; [.M229])" office:value-type="string" office:string-value="0.0018 uF  Mylar Capacitor " calcext:value-type="string">
            <text:p>0.0018 uF <text:s/>Mylar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3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6</text:p>
          </table:table-cell>
          <table:table-cell table:number-columns-repeated="3"/>
          <table:table-cell office:value-type="string" calcext:value-type="string">
            <text:p>0.0018 uF</text:p>
          </table:table-cell>
          <table:table-cell/>
          <table:table-cell table:formula="of:=VLOOKUP([.L230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30]; &quot; &quot;; [.J230]; &quot; &quot;; [.K230]; &quot; &quot;; [.M230])" office:value-type="string" office:string-value="0.0018 uF  Mylar Capacitor " calcext:value-type="string">
            <text:p>0.0018 uF <text:s/>Mylar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3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7</text:p>
          </table:table-cell>
          <table:table-cell table:number-columns-repeated="3"/>
          <table:table-cell office:value-type="string" calcext:value-type="string">
            <text:p>33 pF</text:p>
          </table:table-cell>
          <table:table-cell/>
          <table:table-cell table:formula="of:=VLOOKUP([.L231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31]; &quot; &quot;; [.J231]; &quot; &quot;; [.K231]; &quot; &quot;; [.M231])" office:value-type="string" office:string-value="33 pF  Ceramic Capacitor " calcext:value-type="string">
            <text:p>33 pF <text:s/>Ceramic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3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CONCATENATE([.I232]; &quot; &quot;; [.J232]; &quot; &quot;; [.K232]; &quot; &quot;; [.M232])" office:value-type="string" office:string-value="   " calcext:value-type="string">
            <text:p><text:s text:c="3"/></text:p>
          </table:table-cell>
          <table:table-cell office:value-type="string" calcext:value-type="string">
            <text:p>where are these on schematic?</text:p>
          </table:table-cell>
          <table:table-cell table:number-columns-repeated="46"/>
        </table:table-row>
        <table:table-row table:style-name="ro2">
          <table:table-cell table:number-columns-repeated="2"/>
          <table:table-cell table:formula="of:=VLOOKUP([.D23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33 pF</text:p>
          </table:table-cell>
          <table:table-cell/>
          <table:table-cell table:formula="of:=VLOOKUP([.L233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33]; &quot; &quot;; [.J233]; &quot; &quot;; [.K233]; &quot; &quot;; [.M233])" office:value-type="string" office:string-value="33 pF  Ceramic Capacitor " calcext:value-type="string">
            <text:p>33 pF <text:s/>Ceramic Capacitor </text:p>
          </table:table-cell>
          <table:table-cell table:number-columns-repeated="47"/>
        </table:table-row>
        <table:table-row table:style-name="ro2">
          <table:table-cell table:number-columns-repeated="2"/>
          <table:table-cell table:formula="of:=VLOOKUP([.D23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0.047 uF</text:p>
          </table:table-cell>
          <table:table-cell/>
          <table:table-cell table:formula="of:=VLOOKUP([.L234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NCATENATE([.I234]; &quot; &quot;; [.J234]; &quot; &quot;; [.K234]; &quot; &quot;; [.M234])" office:value-type="string" office:string-value="0.047 uF  Mylar Capacitor " calcext:value-type="string">
            <text:p>0.047 uF <text:s/>Mylar Capacitor </text:p>
          </table:table-cell>
          <table:table-cell table:number-columns-repeated="4"/>
          <table:table-cell table:style-name="ce53" table:formula="of:=[.T234]" office:value-type="float" office:value="0" calcext:value-type="float">
            <text:p>0</text:p>
          </table:table-cell>
          <table:table-cell table:style-name="ce53"/>
          <table:table-cell table:style-name="ce52"/>
          <table:table-cell table:number-columns-repeated="40"/>
        </table:table-row>
        <table:table-row table:style-name="ro2">
          <table:table-cell table:number-columns-repeated="2"/>
          <table:table-cell table:formula="of:=VLOOKUP([.D23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2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CONCATENATE([.I235]; &quot; &quot;; [.J235]; &quot; &quot;; [.K235]; &quot; &quot;; [.M235])" office:value-type="string" office:string-value="   " calcext:value-type="string">
            <text:p><text:s text:c="3"/></text:p>
          </table:table-cell>
          <table:table-cell office:value-type="string" calcext:value-type="string">
            <text:p>where are these on schematic?</text:p>
          </table:table-cell>
          <table:table-cell table:number-columns-repeated="4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 table:formula="of:=VLOOKUP([.D23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3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2" calcext:value-type="float">
            <text:p>2</text:p>
          </table:table-cell>
          <table:table-cell table:formula="of:=CONCATENATE([.I236]; &quot; &quot;; [.J236]; &quot; &quot;; [.K236]; &quot; &quot;; [.M236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 table:formula="of:=VLOOKUP([.D23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4</text:p>
          </table:table-cell>
          <table:table-cell table:number-columns-repeated="2"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2" calcext:value-type="float">
            <text:p>2</text:p>
          </table:table-cell>
          <table:table-cell table:formula="of:=CONCATENATE([.I237]; &quot; &quot;; [.J237]; &quot; &quot;; [.K237]; &quot; &quot;; [.M237])" office:value-type="string" office:string-value="1S1588  Diode " calcext:value-type="string">
            <text:p>1S1588 <text:s/>Diode </text:p>
          </table:table-cell>
          <table:table-cell table:number-columns-repeated="4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 table:formula="of:=VLOOKUP([.D23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4</text:p>
          </table:table-cell>
          <table:table-cell table:number-columns-repeated="2"/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2" calcext:value-type="float">
            <text:p>2</text:p>
          </table:table-cell>
          <table:table-cell table:formula="of:=CONCATENATE([.I238]; &quot; &quot;; [.J238]; &quot; &quot;; [.K238]; &quot; &quot;; [.M238])" office:value-type="string" office:string-value="1S2473D  Diode " calcext:value-type="string">
            <text:p>1S2473D <text:s/>Diode </text:p>
          </table:table-cell>
          <table:table-cell table:number-columns-repeated="4"/>
          <table:table-cell table:style-name="ce52" office:value-type="string" calcext:value-type="string">
            <text:p>1N4148</text:p>
          </table:table-cell>
          <table:table-cell table:number-columns-repeated="4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 table:formula="of:=VLOOKUP([.D23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FT01</text:p>
          </table:table-cell>
          <table:table-cell table:number-columns-repeated="2"/>
          <table:table-cell office:value-type="string" calcext:value-type="string">
            <text:p>‘00370251. 2</text:p>
          </table:table-cell>
          <table:table-cell office:value-type="string" calcext:value-type="string">
            <text:p>2SK97</text:p>
          </table:table-cell>
          <table:table-cell/>
          <table:table-cell office:value-type="string" calcext:value-type="string">
            <text:p>FE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239]; &quot; &quot;; [.J239]; &quot; &quot;; [.K239]; &quot; &quot;; [.M239])" office:value-type="string" office:string-value="2SK97  FET " calcext:value-type="string">
            <text:p>2SK97 <text:s/>FET </text:p>
          </table:table-cell>
          <table:table-cell table:number-columns-repeated="4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x</text:p>
          </table:table-cell>
          <table:table-cell table:formula="of:=VLOOKUP([.D24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float" office:value="4210290" calcext:value-type="float">
            <text:p>4210290</text:p>
          </table:table-cell>
          <table:table-cell office:value-type="string" calcext:value-type="string">
            <text:p>1.5 uH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240]; &quot; &quot;; [.J240]; &quot; &quot;; [.K240]; &quot; &quot;; [.M240])" office:value-type="string" office:string-value="1.5 uH  inductor " calcext:value-type="string">
            <text:p>1.5 uH <text:s/>inductor </text:p>
          </table:table-cell>
          <table:table-cell table:number-columns-repeated="4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 table:formula="of:=VLOOKUP([.D24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4</text:p>
          </table:table-cell>
          <table:table-cell table:number-columns-repeated="2"/>
          <table:table-cell office:value-type="string" calcext:value-type="string">
            <text:p>0202222</text:p>
          </table:table-cell>
          <table:table-cell office:value-type="string" calcext:value-type="string">
            <text:p>2.2 kOhm</text:p>
          </table:table-cell>
          <table:table-cell/>
          <table:table-cell table:formula="of:=VLOOKUP([.L24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241]; &quot; &quot;; [.J241]; &quot; &quot;; [.K241]; &quot; &quot;; [.M241])" office:value-type="string" office:string-value="2.2 kOhm  Non. Flammable Resistor 2W" calcext:value-type="string">
            <text:p>2.2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formula="of:=VLOOKUP([.D24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0231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L242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242]; &quot; &quot;; [.J242]; &quot; &quot;; [.K242]; &quot; &quot;; [.M242])" office:value-type="string" office:string-value="3.3 kOhm  Metal Film Resistor ½ W" calcext:value-type="string">
            <text:p>3.3 k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 table:formula="of:=VLOOKUP([.D24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6</text:p>
          </table:table-cell>
          <table:table-cell table:number-columns-repeated="2"/>
          <table:table-cell office:value-type="string" calcext:value-type="string">
            <text:p>0231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L243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243]; &quot; &quot;; [.J243]; &quot; &quot;; [.K243]; &quot; &quot;; [.M243])" office:value-type="string" office:string-value="3.3 kOhm  Metal Film Resistor ½ W" calcext:value-type="string">
            <text:p>3.3 k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x</text:p>
          </table:table-cell>
          <table:table-cell table:formula="of:=VLOOKUP([.D24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9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0103392 </text:p>
          </table:table-cell>
          <table:table-cell office:value-type="string" calcext:value-type="string">
            <text:p>3.9 kOhm</text:p>
          </table:table-cell>
          <table:table-cell/>
          <table:table-cell table:formula="of:=VLOOKUP([.L244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244]; &quot; &quot;; [.J244]; &quot; &quot;; [.K244]; &quot; &quot;; [.M244])" office:value-type="string" office:string-value="3.9 kOhm  Carbon Resistor ½ W" calcext:value-type="string">
            <text:p>3.9 kOhm <text:s/>Carbon Resistor ½ W</text:p>
          </table:table-cell>
          <table:table-cell table:number-columns-repeated="4"/>
          <table:table-cell table:style-name="ce57" office:value-type="string" calcext:value-type="string">
            <text:p>Vishay MBB02070C3901FC100</text:p>
          </table:table-cell>
          <table:table-cell table:style-name="Default"/>
          <table:table-cell table:style-name="ce57" office:value-type="string" calcext:value-type="string">
            <text:p>594-MBB02070C3901FC1</text:p>
          </table:table-cell>
          <table:table-cell table:number-columns-repeated="4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x</text:p>
          </table:table-cell>
          <table:table-cell table:formula="of:=VLOOKUP([.D24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‘0202152</text:p>
          </table:table-cell>
          <table:table-cell office:value-type="string" calcext:value-type="string">
            <text:p>1.5 kOhm</text:p>
          </table:table-cell>
          <table:table-cell/>
          <table:table-cell table:formula="of:=VLOOKUP([.L245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245]; &quot; &quot;; [.J245]; &quot; &quot;; [.K245]; &quot; &quot;; [.M245])" office:value-type="string" office:string-value="1.5 kOhm  Non. Flammable Resistor 2W" calcext:value-type="string">
            <text:p>1.5 k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x</text:p>
          </table:table-cell>
          <table:table-cell table:formula="of:=VLOOKUP([.D24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8</text:p>
          </table:table-cell>
          <table:table-cell table:number-columns-repeated="2"/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L24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2" calcext:value-type="float">
            <text:p>2</text:p>
          </table:table-cell>
          <table:table-cell table:formula="of:=CONCATENATE([.I246]; &quot; &quot;; [.J246]; &quot; &quot;; [.K246]; &quot; &quot;; [.M246])" office:value-type="string" office:string-value="47 Ohm  Non. Flammable Resistor ½ W" calcext:value-type="string">
            <text:p>47 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x</text:p>
          </table:table-cell>
          <table:table-cell table:formula="of:=VLOOKUP([.D24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8</text:p>
          </table:table-cell>
          <table:table-cell table:number-columns-repeated="2"/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L247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 4D</text:p>
          </table:table-cell>
          <table:table-cell office:value-type="float" office:value="2" calcext:value-type="float">
            <text:p>2</text:p>
          </table:table-cell>
          <table:table-cell table:formula="of:=CONCATENATE([.I247]; &quot; &quot;; [.J247]; &quot; &quot;; [.K247]; &quot; &quot;; [.M247])" office:value-type="string" office:string-value="47 Ohm  Non. Flammable Resistor ½ W" calcext:value-type="string">
            <text:p>47 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x</text:p>
          </table:table-cell>
          <table:table-cell table:formula="of:=VLOOKUP([.D24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1</text:p>
          </table:table-cell>
          <table:table-cell table:number-columns-repeated="2"/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L248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2" calcext:value-type="float">
            <text:p>2</text:p>
          </table:table-cell>
          <table:table-cell table:formula="of:=CONCATENATE([.I248]; &quot; &quot;; [.J248]; &quot; &quot;; [.K248]; &quot; &quot;; [.M248])" office:value-type="string" office:string-value="47 Ohm  Non. Flammable Resistor ½ W" calcext:value-type="string">
            <text:p>47 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x</text:p>
          </table:table-cell>
          <table:table-cell table:formula="of:=VLOOKUP([.D24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1</text:p>
          </table:table-cell>
          <table:table-cell table:number-columns-repeated="2"/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L249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2" calcext:value-type="float">
            <text:p>2</text:p>
          </table:table-cell>
          <table:table-cell table:formula="of:=CONCATENATE([.I249]; &quot; &quot;; [.J249]; &quot; &quot;; [.K249]; &quot; &quot;; [.M249])" office:value-type="string" office:string-value="47 Ohm  Non. Flammable Resistor ½ W" calcext:value-type="string">
            <text:p>47 Ohm <text:s/>Non. Flammable Resistor ½ W</text:p>
          </table:table-cell>
          <table:table-cell table:number-columns-repeated="4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x</text:p>
          </table:table-cell>
          <table:table-cell table:formula="of:=VLOOKUP([.D25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6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<text:s/>0103560</text:p>
          </table:table-cell>
          <table:table-cell office:value-type="string" calcext:value-type="string">
            <text:p>56 ohm</text:p>
          </table:table-cell>
          <table:table-cell/>
          <table:table-cell table:formula="of:=VLOOKUP([.L250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C</text:p>
          </table:table-cell>
          <table:table-cell office:value-type="float" office:value="2" calcext:value-type="float">
            <text:p>2</text:p>
          </table:table-cell>
          <table:table-cell table:formula="of:=CONCATENATE([.I250]; &quot; &quot;; [.J250]; &quot; &quot;; [.K250]; &quot; &quot;; [.M250])" office:value-type="string" office:string-value="56 ohm  Carbon Resistor ½ W" calcext:value-type="string">
            <text:p>56 ohm <text:s/>Carbon Resistor ½ W</text:p>
          </table:table-cell>
          <table:table-cell table:number-columns-repeated="4"/>
          <table:table-cell office:value-type="string" calcext:value-type="string">
            <text:p>Vishay MBB02070C5609FC100</text:p>
          </table:table-cell>
          <table:table-cell table:style-name="Default"/>
          <table:table-cell office:value-type="string" calcext:value-type="string">
            <text:p>594-MBB02070C5609FC1</text:p>
          </table:table-cell>
          <table:table-cell table:number-columns-repeated="4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x</text:p>
          </table:table-cell>
          <table:table-cell table:formula="of:=VLOOKUP([.D25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7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<text:s/>0103560</text:p>
          </table:table-cell>
          <table:table-cell office:value-type="string" calcext:value-type="string">
            <text:p>56 ohm</text:p>
          </table:table-cell>
          <table:table-cell/>
          <table:table-cell table:formula="of:=VLOOKUP([.L251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2" calcext:value-type="float">
            <text:p>2</text:p>
          </table:table-cell>
          <table:table-cell table:formula="of:=CONCATENATE([.I251]; &quot; &quot;; [.J251]; &quot; &quot;; [.K251]; &quot; &quot;; [.M251])" office:value-type="string" office:string-value="56 ohm  Carbon Resistor ½ W" calcext:value-type="string">
            <text:p>56 ohm <text:s/>Carbon Resistor ½ W</text:p>
          </table:table-cell>
          <table:table-cell table:number-columns-repeated="4"/>
          <table:table-cell office:value-type="string" calcext:value-type="string">
            <text:p>Vishay MBB02070C5609FC100</text:p>
          </table:table-cell>
          <table:table-cell table:style-name="Default"/>
          <table:table-cell office:value-type="string" calcext:value-type="string">
            <text:p>594-MBB02070C5609FC1</text:p>
          </table:table-cell>
          <table:table-cell table:number-columns-repeated="4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x</text:p>
          </table:table-cell>
          <table:table-cell table:formula="of:=VLOOKUP([.D25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8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0103479</text:p>
          </table:table-cell>
          <table:table-cell office:value-type="string" calcext:value-type="string">
            <text:p>4.7 Ohm</text:p>
          </table:table-cell>
          <table:table-cell/>
          <table:table-cell table:formula="of:=VLOOKUP([.L252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D</text:p>
          </table:table-cell>
          <table:table-cell office:value-type="float" office:value="2" calcext:value-type="float">
            <text:p>2</text:p>
          </table:table-cell>
          <table:table-cell table:formula="of:=CONCATENATE([.I252]; &quot; &quot;; [.J252]; &quot; &quot;; [.K252]; &quot; &quot;; [.M252])" office:value-type="string" office:string-value="4.7 Ohm  Carbon Resistor ½ W" calcext:value-type="string">
            <text:p>4.7 Ohm <text:s/>Carbon Resistor ½ W</text:p>
          </table:table-cell>
          <table:table-cell table:number-columns-repeated="4"/>
          <table:table-cell table:style-name="ce57" office:value-type="string" calcext:value-type="string">
            <text:p>Vishay MBB02070C4708FCT00</text:p>
          </table:table-cell>
          <table:table-cell table:style-name="ce57"/>
          <table:table-cell office:value-type="string" calcext:value-type="string">
            <text:p>594-MBB02070C4708FCT</text:p>
          </table:table-cell>
          <table:table-cell table:number-columns-repeated="4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x</text:p>
          </table:table-cell>
          <table:table-cell table:formula="of:=VLOOKUP([.D25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3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0103479</text:p>
          </table:table-cell>
          <table:table-cell office:value-type="string" calcext:value-type="string">
            <text:p>4.7 Ohm</text:p>
          </table:table-cell>
          <table:table-cell/>
          <table:table-cell table:formula="of:=VLOOKUP([.L253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2" calcext:value-type="float">
            <text:p>2</text:p>
          </table:table-cell>
          <table:table-cell table:formula="of:=CONCATENATE([.I253]; &quot; &quot;; [.J253]; &quot; &quot;; [.K253]; &quot; &quot;; [.M253])" office:value-type="string" office:string-value="4.7 Ohm  Carbon Resistor ½ W" calcext:value-type="string">
            <text:p>4.7 Ohm <text:s/>Carbon Resistor ½ W</text:p>
          </table:table-cell>
          <table:table-cell table:number-columns-repeated="4"/>
          <table:table-cell table:style-name="ce57" office:value-type="string" calcext:value-type="string">
            <text:p>Vishay MBB02070C4708FCT00</text:p>
          </table:table-cell>
          <table:table-cell table:style-name="ce57"/>
          <table:table-cell office:value-type="string" calcext:value-type="string">
            <text:p>594-MBB02070C4708FCT</text:p>
          </table:table-cell>
          <table:table-cell table:number-columns-repeated="4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formula="of:=VLOOKUP([.D25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4</text:p>
          </table:table-cell>
          <table:table-cell table:number-columns-repeated="2"/>
          <table:table-cell office:value-type="string" calcext:value-type="string">
            <text:p>0135338</text:p>
          </table:table-cell>
          <table:table-cell office:value-type="string" calcext:value-type="string">
            <text:p>0.33 Ohm</text:p>
          </table:table-cell>
          <table:table-cell/>
          <table:table-cell table:formula="of:=VLOOKUP([.L254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5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2" calcext:value-type="float">
            <text:p>2</text:p>
          </table:table-cell>
          <table:table-cell table:formula="of:=CONCATENATE([.I254]; &quot; &quot;; [.J254]; &quot; &quot;; [.K254]; &quot; &quot;; [.M254])" office:value-type="string" office:string-value="0.33 Ohm  Cement Resistor 5W" calcext:value-type="string">
            <text:p>0.33 Ohm <text:s/>Cement Resistor 5W</text:p>
          </table:table-cell>
          <table:table-cell table:number-columns-repeated="4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x</text:p>
          </table:table-cell>
          <table:table-cell table:formula="of:=VLOOKUP([.D25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5</text:p>
          </table:table-cell>
          <table:table-cell table:number-columns-repeated="2"/>
          <table:table-cell office:value-type="string" calcext:value-type="string">
            <text:p>0135338</text:p>
          </table:table-cell>
          <table:table-cell office:value-type="string" calcext:value-type="string">
            <text:p>0.33 Ohm</text:p>
          </table:table-cell>
          <table:table-cell/>
          <table:table-cell table:formula="of:=VLOOKUP([.L255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5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2" calcext:value-type="float">
            <text:p>2</text:p>
          </table:table-cell>
          <table:table-cell table:formula="of:=CONCATENATE([.I255]; &quot; &quot;; [.J255]; &quot; &quot;; [.K255]; &quot; &quot;; [.M255])" office:value-type="string" office:string-value="0.33 Ohm  Cement Resistor 5W" calcext:value-type="string">
            <text:p>0.33 Ohm <text:s/>Cement Resistor 5W</text:p>
          </table:table-cell>
          <table:table-cell table:number-columns-repeated="4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x</text:p>
          </table:table-cell>
          <table:table-cell table:formula="of:=VLOOKUP([.D25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6</text:p>
          </table:table-cell>
          <table:table-cell table:number-columns-repeated="2"/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L25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B 4C.D</text:p>
          </table:table-cell>
          <table:table-cell office:value-type="float" office:value="2" calcext:value-type="float">
            <text:p>2</text:p>
          </table:table-cell>
          <table:table-cell table:formula="of:=CONCATENATE([.I256]; &quot; &quot;; [.J256]; &quot; &quot;; [.K256]; &quot; &quot;; [.M256])" office:value-type="string" office:string-value="10 Ohm  Non. Flammable Resistor 2W" calcext:value-type="string">
            <text:p>1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x</text:p>
          </table:table-cell>
          <table:table-cell table:formula="of:=VLOOKUP([.D25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7</text:p>
          </table:table-cell>
          <table:table-cell table:number-columns-repeated="2"/>
          <table:table-cell office:value-type="string" calcext:value-type="string">
            <text:p>0132229</text:p>
          </table:table-cell>
          <table:table-cell office:value-type="string" calcext:value-type="string">
            <text:p>2.2 Ohm</text:p>
          </table:table-cell>
          <table:table-cell/>
          <table:table-cell table:formula="of:=VLOOKUP([.L257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 4C</text:p>
          </table:table-cell>
          <table:table-cell office:value-type="float" office:value="2" calcext:value-type="float">
            <text:p>2</text:p>
          </table:table-cell>
          <table:table-cell table:formula="of:=CONCATENATE([.I257]; &quot; &quot;; [.J257]; &quot; &quot;; [.K257]; &quot; &quot;; [.M257])" office:value-type="string" office:string-value="2.2 Ohm  Cement Resistor 2W" calcext:value-type="string">
            <text:p>2.2 Ohm <text:s/>Cement Resistor 2W</text:p>
          </table:table-cell>
          <table:table-cell table:number-columns-repeated="4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 table:formula="of:=VLOOKUP([.D25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1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258]; &quot; &quot;; [.J258]; &quot; &quot;; [.K258]; &quot; &quot;; [.M258])" office:value-type="string" office:string-value="2SC1400(1) (E, U)  Transistor " calcext:value-type="string">
            <text:p>2SC1400(1) (E, U) <text:s/>Transistor </text:p>
          </table:table-cell>
          <table:table-cell table:style-name="ce56" office:value-type="string" calcext:value-type="string">
            <text:p>2SC1400 ECB </text:p>
          </table:table-cell>
          <table:table-cell office:value-type="string" calcext:value-type="string">
            <text:p>HFE Match 1</text:p>
          </table:table-cell>
          <table:table-cell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 table:formula="of:=VLOOKUP([.D259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2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259]; &quot; &quot;; [.J259]; &quot; &quot;; [.K259]; &quot; &quot;; [.M259])" office:value-type="string" office:string-value="2SC1400(1) (E, U)  Transistor " calcext:value-type="string">
            <text:p>2SC1400(1) (E, U) <text:s/>Transistor </text:p>
          </table:table-cell>
          <table:table-cell table:style-name="ce56" office:value-type="string" calcext:value-type="string">
            <text:p>2SC1400 ECB </text:p>
          </table:table-cell>
          <table:table-cell office:value-type="string" calcext:value-type="string">
            <text:p>HFE Match 2</text:p>
          </table:table-cell>
          <table:table-cell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table:formula="of:=VLOOKUP([.D260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4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260]; &quot; &quot;; [.J260]; &quot; &quot;; [.K260]; &quot; &quot;; [.M260])" office:value-type="string" office:string-value="2SA750(3) (E. U)  Transistor " calcext:value-type="string">
            <text:p>2SA750(3) (E. U) <text:s/>Transistor </text:p>
          </table:table-cell>
          <table:table-cell table:number-columns-repeated="4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formula="of:=VLOOKUP([.D261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5</text:p>
          </table:table-cell>
          <table:table-cell table:number-columns-repeated="2"/>
          <table:table-cell office:value-type="string" calcext:value-type="string">
            <text:p>'0300791. 2</text:p>
          </table:table-cell>
          <table:table-cell office:value-type="string" calcext:value-type="string">
            <text:p>2SA899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261]; &quot; &quot;; [.J261]; &quot; &quot;; [.K261]; &quot; &quot;; [.M261])" office:value-type="string" office:string-value="2SA899 (B, V)  Transistor " calcext:value-type="string">
            <text:p>2SA899 (B, V) <text:s/>Transistor </text:p>
          </table:table-cell>
          <table:table-cell table:number-columns-repeated="4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table:formula="of:=VLOOKUP([.D262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6</text:p>
          </table:table-cell>
          <table:table-cell table:number-columns-repeated="2"/>
          <table:table-cell office:value-type="string" calcext:value-type="string">
            <text:p>'0305951.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2" calcext:value-type="float">
            <text:p>2</text:p>
          </table:table-cell>
          <table:table-cell table:formula="of:=CONCATENATE([.I262]; &quot; &quot;; [.J262]; &quot; &quot;; [.K262]; &quot; &quot;; [.M262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 table:formula="of:=VLOOKUP([.D263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7</text:p>
          </table:table-cell>
          <table:table-cell table:number-columns-repeated="2"/>
          <table:table-cell office:value-type="string" calcext:value-type="string">
            <text:p>'0306401. 2</text:p>
          </table:table-cell>
          <table:table-cell office:value-type="string" calcext:value-type="string">
            <text:p>2SC1904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2" calcext:value-type="float">
            <text:p>2</text:p>
          </table:table-cell>
          <table:table-cell table:formula="of:=CONCATENATE([.I263]; &quot; &quot;; [.J263]; &quot; &quot;; [.K263]; &quot; &quot;; [.M263])" office:value-type="string" office:string-value="2SC1904 (B, V)  Transistor " calcext:value-type="string">
            <text:p>2SC1904 (B, V) <text:s/>Transistor </text:p>
          </table:table-cell>
          <table:table-cell table:number-columns-repeated="4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 table:formula="of:=VLOOKUP([.D264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8</text:p>
          </table:table-cell>
          <table:table-cell table:number-columns-repeated="2"/>
          <table:table-cell office:value-type="string" calcext:value-type="string">
            <text:p>'0306401. 2</text:p>
          </table:table-cell>
          <table:table-cell office:value-type="string" calcext:value-type="string">
            <text:p>2SC1904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B 4C</text:p>
          </table:table-cell>
          <table:table-cell office:value-type="float" office:value="2" calcext:value-type="float">
            <text:p>2</text:p>
          </table:table-cell>
          <table:table-cell table:formula="of:=CONCATENATE([.I264]; &quot; &quot;; [.J264]; &quot; &quot;; [.K264]; &quot; &quot;; [.M264])" office:value-type="string" office:string-value="2SC1904 (B, V)  Transistor " calcext:value-type="string">
            <text:p>2SC1904 (B, V) <text:s/>Transistor </text:p>
          </table:table-cell>
          <table:table-cell table:number-columns-repeated="4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 table:formula="of:=VLOOKUP([.D265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9</text:p>
          </table:table-cell>
          <table:table-cell table:number-columns-repeated="2"/>
          <table:table-cell office:value-type="string" calcext:value-type="string">
            <text:p>'0305951.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, 2B.3, 4C</text:p>
          </table:table-cell>
          <table:table-cell office:value-type="float" office:value="2" calcext:value-type="float">
            <text:p>2</text:p>
          </table:table-cell>
          <table:table-cell table:formula="of:=CONCATENATE([.I265]; &quot; &quot;; [.J265]; &quot; &quot;; [.K265]; &quot; &quot;; [.M265])" office:value-type="string" office:string-value="2SC945 (Q, P)  Transistor " calcext:value-type="string">
            <text:p>2SC945 (Q, P) <text:s/>Transistor </text:p>
          </table:table-cell>
          <table:table-cell table:number-columns-repeated="4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 table:formula="of:=VLOOKUP([.D266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1</text:p>
          </table:table-cell>
          <table:table-cell table:number-columns-repeated="2"/>
          <table:table-cell office:value-type="string" calcext:value-type="string">
            <text:p>'0300791. 2</text:p>
          </table:table-cell>
          <table:table-cell office:value-type="string" calcext:value-type="string">
            <text:p>2SA899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2" calcext:value-type="float">
            <text:p>2</text:p>
          </table:table-cell>
          <table:table-cell table:formula="of:=CONCATENATE([.I266]; &quot; &quot;; [.J266]; &quot; &quot;; [.K266]; &quot; &quot;; [.M266])" office:value-type="string" office:string-value="2SA899 (B, V)  Transistor " calcext:value-type="string">
            <text:p>2SA899 (B, V) <text:s/>Transistor </text:p>
          </table:table-cell>
          <table:table-cell table:number-columns-repeated="4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 table:formula="of:=VLOOKUP([.D267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2</text:p>
          </table:table-cell>
          <table:table-cell table:number-columns-repeated="2"/>
          <table:table-cell office:value-type="string" calcext:value-type="string">
            <text:p>'0308441-3</text:p>
          </table:table-cell>
          <table:table-cell office:value-type="string" calcext:value-type="string">
            <text:p>2SD382 (M, L, K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B, 4C</text:p>
          </table:table-cell>
          <table:table-cell office:value-type="float" office:value="2" calcext:value-type="float">
            <text:p>2</text:p>
          </table:table-cell>
          <table:table-cell table:formula="of:=CONCATENATE([.I267]; &quot; &quot;; [.J267]; &quot; &quot;; [.K267]; &quot; &quot;; [.M267])" office:value-type="string" office:string-value="2SD382 (M, L, K)  Transistor " calcext:value-type="string">
            <text:p>2SD382 (M, L, K) <text:s/>Transistor </text:p>
          </table:table-cell>
          <table:table-cell table:number-columns-repeated="4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 table:formula="of:=VLOOKUP([.D268];[$part_translation.$A$20:$part_translation.$B$33];2;0)" office:value-type="string" office:string-value="Driver" calcext:value-type="string">
            <text:p>Driver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3</text:p>
          </table:table-cell>
          <table:table-cell table:number-columns-repeated="2"/>
          <table:table-cell office:value-type="string" calcext:value-type="string">
            <text:p>'0303271, 2</text:p>
          </table:table-cell>
          <table:table-cell office:value-type="string" calcext:value-type="string">
            <text:p>2SB537 (M, L, K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2" calcext:value-type="float">
            <text:p>2</text:p>
          </table:table-cell>
          <table:table-cell table:formula="of:=CONCATENATE([.I268]; &quot; &quot;; [.J268]; &quot; &quot;; [.K268]; &quot; &quot;; [.M268])" office:value-type="string" office:string-value="2SB537 (M, L, K)  Transistor " calcext:value-type="string">
            <text:p>2SB537 (M, L, K) <text:s/>Transistor </text:p>
          </table:table-cell>
          <table:table-cell table:number-columns-repeated="4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table:formula="of:=VLOOKUP([.D26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7, 08</text:p>
          </table:table-cell>
          <table:table-cell table:number-columns-repeated="2"/>
          <table:table-cell office:value-type="string" calcext:value-type="string">
            <text:p>'0620121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50 V</text:p>
          </table:table-cell>
          <table:table-cell table:formula="of:=VLOOKUP([.L269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B, 2B</text:p>
          </table:table-cell>
          <table:table-cell office:value-type="float" office:value="2" calcext:value-type="float">
            <text:p>2</text:p>
          </table:table-cell>
          <table:table-cell table:formula="of:=CONCATENATE([.I269]; &quot; &quot;; [.J269]; &quot; &quot;; [.K269]; &quot; &quot;; [.M269])" office:value-type="string" office:string-value="120 pF 50 V Polystyrene Capacitor " calcext:value-type="string">
            <text:p>120 pF 50 V Polystyrene Capacitor </text:p>
          </table:table-cell>
          <table:table-cell table:number-columns-repeated="4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formula="of:=VLOOKUP([.D27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3, 14</text:p>
          </table:table-cell>
          <table:table-cell table:number-columns-repeated="2"/>
          <table:table-cell office:value-type="string" calcext:value-type="string">
            <text:p>'062015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50 V</text:p>
          </table:table-cell>
          <table:table-cell table:formula="of:=VLOOKUP([.L270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0]; &quot; &quot;; [.J270]; &quot; &quot;; [.K270]; &quot; &quot;; [.M270])" office:value-type="string" office:string-value="150 pF 50 V Polystyrene Capacitor " calcext:value-type="string">
            <text:p>150 pF 50 V Polystyrene Capacitor </text:p>
          </table:table-cell>
          <table:table-cell table:number-columns-repeated="4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table:formula="of:=VLOOKUP([.D27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5, 16</text:p>
          </table:table-cell>
          <table:table-cell table:number-columns-repeated="2"/>
          <table:table-cell office:value-type="string" calcext:value-type="string">
            <text:p>'0625272</text:p>
          </table:table-cell>
          <table:table-cell office:value-type="string" calcext:value-type="string">
            <text:p>2700 pF</text:p>
          </table:table-cell>
          <table:table-cell office:value-type="string" calcext:value-type="string">
            <text:p>50 V</text:p>
          </table:table-cell>
          <table:table-cell table:formula="of:=VLOOKUP([.L271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1]; &quot; &quot;; [.J271]; &quot; &quot;; [.K271]; &quot; &quot;; [.M271])" office:value-type="string" office:string-value="2700 pF 50 V Polystyrene Capacitor " calcext:value-type="string">
            <text:p>2700 pF 50 V Polystyrene Capacitor </text:p>
          </table:table-cell>
          <table:table-cell table:number-columns-repeated="4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 table:formula="of:=VLOOKUP([.D27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3, 24</text:p>
          </table:table-cell>
          <table:table-cell table:number-columns-repeated="2"/>
          <table:table-cell office:value-type="string" calcext:value-type="string">
            <text:p>'0625103</text:p>
          </table:table-cell>
          <table:table-cell office:value-type="string" calcext:value-type="string">
            <text:p>10000 pF</text:p>
          </table:table-cell>
          <table:table-cell office:value-type="string" calcext:value-type="string">
            <text:p>50 V</text:p>
          </table:table-cell>
          <table:table-cell table:formula="of:=VLOOKUP([.L272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2]; &quot; &quot;; [.J272]; &quot; &quot;; [.K272]; &quot; &quot;; [.M272])" office:value-type="string" office:string-value="10000 pF 50 V Polystyrene Capacitor " calcext:value-type="string">
            <text:p>10000 pF 50 V Polystyrene Capacitor </text:p>
          </table:table-cell>
          <table:table-cell table:number-columns-repeated="4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formula="of:=VLOOKUP([.D27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17, 18</text:p>
          </table:table-cell>
          <table:table-cell table:number-columns-repeated="2"/>
          <table:table-cell office:value-type="string" calcext:value-type="string">
            <text:p>0231561</text:p>
          </table:table-cell>
          <table:table-cell office:value-type="string" calcext:value-type="string">
            <text:p>560 ohm</text:p>
          </table:table-cell>
          <table:table-cell/>
          <table:table-cell table:formula="of:=VLOOKUP([.L273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3]; &quot; &quot;; [.J273]; &quot; &quot;; [.K273]; &quot; &quot;; [.M273])" office:value-type="string" office:string-value="560 ohm  Metal Film Resistor ½ W" calcext:value-type="string">
            <text:p>560 ohm <text:s/>Metal Film Resistor ½ W</text:p>
          </table:table-cell>
          <table:table-cell table:number-columns-repeated="4"/>
          <table:table-cell table:style-name="ce57" table:number-columns-repeated="2"/>
          <table:table-cell table:number-columns-repeated="4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table:formula="of:=VLOOKUP([.D27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19, 20</text:p>
          </table:table-cell>
          <table:table-cell table:number-columns-repeated="2"/>
          <table:table-cell office:value-type="string" calcext:value-type="string">
            <text:p>'0231220</text:p>
          </table:table-cell>
          <table:table-cell office:value-type="string" calcext:value-type="string">
            <text:p>22 ohm</text:p>
          </table:table-cell>
          <table:table-cell/>
          <table:table-cell table:formula="of:=VLOOKUP([.L274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4]; &quot; &quot;; [.J274]; &quot; &quot;; [.K274]; &quot; &quot;; [.M274])" office:value-type="string" office:string-value="22 ohm  Metal Film Resistor ½ W" calcext:value-type="string">
            <text:p>22 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table:formula="of:=VLOOKUP([.D275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23, 24</text:p>
          </table:table-cell>
          <table:table-cell table:number-columns-repeated="2"/>
          <table:table-cell office:value-type="string" calcext:value-type="string">
            <text:p>'0231273</text:p>
          </table:table-cell>
          <table:table-cell office:value-type="string" calcext:value-type="string">
            <text:p>27 kOhm</text:p>
          </table:table-cell>
          <table:table-cell/>
          <table:table-cell table:formula="of:=VLOOKUP([.L275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5]; &quot; &quot;; [.J275]; &quot; &quot;; [.K275]; &quot; &quot;; [.M275])" office:value-type="string" office:string-value="27 kOhm  Metal Film Resistor ½ W" calcext:value-type="string">
            <text:p>27 k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 table:formula="of:=VLOOKUP([.D276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33, 34</text:p>
          </table:table-cell>
          <table:table-cell table:number-columns-repeated="2"/>
          <table:table-cell office:value-type="string" calcext:value-type="string">
            <text:p>'0231153</text:p>
          </table:table-cell>
          <table:table-cell office:value-type="string" calcext:value-type="string">
            <text:p>15 kOhm</text:p>
          </table:table-cell>
          <table:table-cell/>
          <table:table-cell table:formula="of:=VLOOKUP([.L276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6]; &quot; &quot;; [.J276]; &quot; &quot;; [.K276]; &quot; &quot;; [.M276])" office:value-type="string" office:string-value="15 kOhm  Metal Film Resistor ½ W" calcext:value-type="string">
            <text:p>15 k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  <table:table-cell table:formula="of:=VLOOKUP([.D27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35, 36</text:p>
          </table:table-cell>
          <table:table-cell table:number-columns-repeated="2"/>
          <table:table-cell office:value-type="string" calcext:value-type="string">
            <text:p>'0231304</text:p>
          </table:table-cell>
          <table:table-cell office:value-type="string" calcext:value-type="string">
            <text:p>300 kOhm</text:p>
          </table:table-cell>
          <table:table-cell/>
          <table:table-cell table:formula="of:=VLOOKUP([.L277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I277]; &quot; &quot;; [.J277]; &quot; &quot;; [.K277]; &quot; &quot;; [.M277])" office:value-type="string" office:string-value="300 kOhm  Metal Film Resistor ½ W" calcext:value-type="string">
            <text:p>300 kOhm <text:s/>Metal Film Resistor ½ W</text:p>
          </table:table-cell>
          <table:table-cell table:number-columns-repeated="4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formula="of:=VLOOKUP([.D278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S01</text:p>
          </table:table-cell>
          <table:table-cell table:number-columns-repeated="2"/>
          <table:table-cell office:value-type="string" calcext:value-type="string">
            <text:p>1190420</text:p>
          </table:table-cell>
          <table:table-cell office:value-type="string" calcext:value-type="string">
            <text:p>Input Rotary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 B. C</text:p>
          </table:table-cell>
          <table:table-cell table:number-columns-repeated="4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x</text:p>
          </table:table-cell>
          <table:table-cell table:formula="of:=VLOOKUP([.D27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S02</text:p>
          </table:table-cell>
          <table:table-cell table:number-columns-repeated="2"/>
          <table:table-cell office:value-type="string" calcext:value-type="string">
            <text:p>1190420</text:p>
          </table:table-cell>
          <table:table-cell office:value-type="string" calcext:value-type="string">
            <text:p>Tape Copy Rotary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 B. C</text:p>
          </table:table-cell>
          <table:table-cell table:number-columns-repeated="4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table:formula="of:=VLOOKUP([.D280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1, 02</text:p>
          </table:table-cell>
          <table:table-cell table:number-columns-repeated="2"/>
          <table:table-cell office:value-type="string" calcext:value-type="string">
            <text:p>0300900. 1</text:p>
          </table:table-cell>
          <table:table-cell office:value-type="string" calcext:value-type="string">
            <text:p>2SA906 (G.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I280]; &quot; &quot;; [.J280]; &quot; &quot;; [.K280]; &quot; &quot;; [.M280])" office:value-type="string" office:string-value="2SA906 (G. H)  Transistor " calcext:value-type="string">
            <text:p>2SA906 (G. H) <text:s/>Transistor </text:p>
          </table:table-cell>
          <table:table-cell/>
          <table:table-cell office:value-type="string" calcext:value-type="string">
            <text:p><text:s/>KSA992FB (HFE Match) TR1/TR5 &amp; TR2/TR6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table:formula="of:=VLOOKUP([.D281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3, 04</text:p>
          </table:table-cell>
          <table:table-cell table:number-columns-repeated="2"/>
          <table:table-cell office:value-type="string" calcext:value-type="string">
            <text:p>0300470. 1</text:p>
          </table:table-cell>
          <table:table-cell office:value-type="string" calcext:value-type="string">
            <text:p>2SA726(W)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float" office:value="2" calcext:value-type="float">
            <text:p>2</text:p>
          </table:table-cell>
          <table:table-cell table:formula="of:=CONCATENATE([.I281]; &quot; &quot;; [.J281]; &quot; &quot;; [.K281]; &quot; &quot;; [.M281])" office:value-type="string" office:string-value="2SA726(W) (F, G)  Transistor " calcext:value-type="string">
            <text:p>2SA726(W) (F, G) <text:s/>Transistor </text:p>
          </table:table-cell>
          <table:table-cell/>
          <table:table-cell office:value-type="string" calcext:value-type="string">
            <text:p><text:s/>KSA992FB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VLOOKUP([.D282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5, 06</text:p>
          </table:table-cell>
          <table:table-cell table:number-columns-repeated="2"/>
          <table:table-cell office:value-type="string" calcext:value-type="string">
            <text:p>0300900. 1</text:p>
          </table:table-cell>
          <table:table-cell office:value-type="string" calcext:value-type="string">
            <text:p>2SA906 (G.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I282]; &quot; &quot;; [.J282]; &quot; &quot;; [.K282]; &quot; &quot;; [.M282])" office:value-type="string" office:string-value="2SA906 (G. H)  Transistor " calcext:value-type="string">
            <text:p>2SA906 (G. H) <text:s/>Transistor </text:p>
          </table:table-cell>
          <table:table-cell/>
          <table:table-cell office:value-type="string" calcext:value-type="string">
            <text:p><text:s/>KSA992FB (HFE Match) TR1/TR5 &amp; TR2/TR6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table:formula="of:=VLOOKUP([.D283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7, 08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I283]; &quot; &quot;; [.J283]; &quot; &quot;; [.K283]; &quot; &quot;; [.M283])" office:value-type="string" office:string-value="2SC1400(1) (E. U)  Transistor " calcext:value-type="string">
            <text:p>2SC1400(1) (E. U) <text:s/>Transistor </text:p>
          </table:table-cell>
          <table:table-cell/>
          <table:table-cell office:value-type="string" calcext:value-type="string">
            <text:p><text:s/>KSC1845F</text:p>
          </table:table-cell>
          <table:table-cell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table:formula="of:=VLOOKUP([.D284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9, 10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284]; &quot; &quot;; [.J284]; &quot; &quot;; [.K284]; &quot; &quot;; [.M284])" office:value-type="string" office:string-value="2SA750(3) (E. U)  Transistor " calcext:value-type="string">
            <text:p>2SA750(3) (E. U) <text:s/>Transistor </text:p>
          </table:table-cell>
          <table:table-cell/>
          <table:table-cell office:value-type="string" calcext:value-type="string">
            <text:p><text:s/>KSA992FB</text:p>
          </table:table-cell>
          <table:table-cell office:value-type="string" calcext:value-type="string">
            <text:p>KSA992FB</text:p>
          </table:table-cell>
          <table:table-cell table:number-columns-repeated="4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formula="of:=VLOOKUP([.D285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1, 12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285]; &quot; &quot;; [.J285]; &quot; &quot;; [.K285]; &quot; &quot;; [.M285])" office:value-type="string" office:string-value="2SC1400(1) (E. U)  Transistor " calcext:value-type="string">
            <text:p>2SC1400(1) (E. U) <text:s/>Transistor </text:p>
          </table:table-cell>
          <table:table-cell/>
          <table:table-cell office:value-type="string" calcext:value-type="string">
            <text:p><text:s/>KSC1845F</text:p>
          </table:table-cell>
          <table:table-cell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table:formula="of:=VLOOKUP([.D286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3, 14</text:p>
          </table:table-cell>
          <table:table-cell table:number-columns-repeated="2"/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286]; &quot; &quot;; [.J286]; &quot; &quot;; [.K286]; &quot; &quot;; [.M286])" office:value-type="string" office:string-value="2SC1400(1) (E. U)  Transistor " calcext:value-type="string">
            <text:p>2SC1400(1) (E. U) <text:s/>Transistor </text:p>
          </table:table-cell>
          <table:table-cell/>
          <table:table-cell office:value-type="string" calcext:value-type="string">
            <text:p><text:s/>KSC1845F</text:p>
          </table:table-cell>
          <table:table-cell office:value-type="string" calcext:value-type="string">
            <text:p>KSC1845F</text:p>
          </table:table-cell>
          <table:table-cell table:number-columns-repeated="4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table:formula="of:=VLOOKUP([.D287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5,16</text:p>
          </table:table-cell>
          <table:table-cell table:number-columns-repeated="2"/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I287]; &quot; &quot;; [.J287]; &quot; &quot;; [.K287]; &quot; &quot;; [.M287])" office:value-type="string" office:string-value="2SA750(3) (E. U)  Transistor " calcext:value-type="string">
            <text:p>2SA750(3) (E. U) <text:s/>Transistor </text:p>
          </table:table-cell>
          <table:table-cell/>
          <table:table-cell office:value-type="string" calcext:value-type="string">
            <text:p><text:s/>KSA992FB</text:p>
          </table:table-cell>
          <table:table-cell office:value-type="string" calcext:value-type="string">
            <text:p>KSA992FB </text:p>
          </table:table-cell>
          <table:table-cell table:number-columns-repeated="4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x</text:p>
          </table:table-cell>
          <table:table-cell table:formula="of:=VLOOKUP([.D288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table:number-columns-repeated="3"/>
          <table:table-cell office:value-type="float" office:value="2410910" calcext:value-type="float">
            <text:p>2410910</text:p>
          </table:table-cell>
          <table:table-cell office:value-type="string" calcext:value-type="string">
            <text:p>2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formula="of:=VLOOKUP([.D289];[$part_translation.$A$20:$part_translation.$B$33];2;0)" office:value-type="string" office:string-value="Equalizer" calcext:value-type="string">
            <text:p>Equalizer</text:p>
          </table:table-cell>
          <table:table-cell office:value-type="string" calcext:value-type="string">
            <text:p>F-2723</text:p>
          </table:table-cell>
          <table:table-cell table:number-columns-repeated="3"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VLOOKUP([.D290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5066280" calcext:value-type="float">
            <text:p>5066280</text:p>
          </table:table-cell>
          <table:table-cell office:value-type="string" calcext:value-type="string">
            <text:p>AC outlet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VLOOKUP([.D291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450060" calcext:value-type="float">
            <text:p>2450060</text:p>
          </table:table-cell>
          <table:table-cell office:value-type="string" calcext:value-type="string">
            <text:p>AC outlet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VLOOKUP([.D292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230052" calcext:value-type="float">
            <text:p>2230052</text:p>
          </table:table-cell>
          <table:table-cell office:value-type="string" calcext:value-type="string">
            <text:p>Ground Termin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VLOOKUP([.D293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3800320" calcext:value-type="float">
            <text:p>3800320</text:p>
          </table:table-cell>
          <table:table-cell office:value-type="string" calcext:value-type="string">
            <text:p>Power Cord 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VLOOKUP([.D294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3800190" calcext:value-type="float">
            <text:p>3800190</text:p>
          </table:table-cell>
          <table:table-cell office:value-type="string" calcext:value-type="string">
            <text:p>Power Cord EU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VLOOKUP([.D295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3800010" calcext:value-type="float">
            <text:p>3800010</text:p>
          </table:table-cell>
          <table:table-cell office:value-type="string" calcext:value-type="string">
            <text:p>Power Cord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VLOOKUP([.D296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300060" calcext:value-type="float">
            <text:p>2300060</text:p>
          </table:table-cell>
          <table:table-cell office:value-type="string" calcext:value-type="string">
            <text:p>Power Fuse Holder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VLOOKUP([.D297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300090" calcext:value-type="float">
            <text:p>2300090</text:p>
          </table:table-cell>
          <table:table-cell office:value-type="string" calcext:value-type="string">
            <text:p>Power Fuse Holder,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VLOOKUP([.D298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290190" calcext:value-type="float">
            <text:p>2290190</text:p>
          </table:table-cell>
          <table:table-cell office:value-type="string" calcext:value-type="string">
            <text:p>Speaker Termin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VLOOKUP([.D299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410091" calcext:value-type="float">
            <text:p>2410091</text:p>
          </table:table-cell>
          <table:table-cell office:value-type="string" calcext:value-type="string">
            <text:p>Voltage Selector Plug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VLOOKUP([.D300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410830" calcext:value-type="float">
            <text:p>2410830</text:p>
          </table:table-cell>
          <table:table-cell office:value-type="string" calcext:value-type="string">
            <text:p>Voltage Selector Socket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VLOOKUP([.D301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table:number-columns-repeated="2"/>
          <table:table-cell office:value-type="float" office:value="2411240" calcext:value-type="float">
            <text:p>2411240</text:p>
          </table:table-cell>
          <table:table-cell office:value-type="string" calcext:value-type="string">
            <text:p>Voltage Selector SW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VLOOKUP([.D302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1-704</text:p>
          </table:table-cell>
          <table:table-cell table:number-columns-repeated="2"/>
          <table:table-cell office:value-type="string" calcext:value-type="string">
            <text:p>0559520</text:p>
          </table:table-cell>
          <table:table-cell office:value-type="string" calcext:value-type="string">
            <text:p>15000 uF</text:p>
          </table:table-cell>
          <table:table-cell office:value-type="string" calcext:value-type="string">
            <text:p>63 V</text:p>
          </table:table-cell>
          <table:table-cell table:formula="of:=VLOOKUP([.L302];[$part_translation.$A$1:$part_translation.$B$15];2;0)" office:value-type="string" office:string-value="Electrolytic Capacitor" calcext:value-type="string">
            <text:p>Electrolytic Capacitor</text:p>
          </table:table-cell>
          <table:table-cell office:value-type="string" calcext:value-type="string">
            <text:p>E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CONCATENATE([.I302]; &quot; &quot;; [.J302]; &quot; &quot;; [.K302]; &quot; &quot;; [.M302])" office:value-type="string" office:string-value="15000 uF 63 V Electrolytic Capacitor " calcext:value-type="string">
            <text:p>15000 uF 63 V Electrolytic Capacitor </text:p>
          </table:table-cell>
          <table:table-cell office:value-type="string" calcext:value-type="string">
            <text:p>duplicate with F-2663 list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VLOOKUP([.D303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5</text:p>
          </table:table-cell>
          <table:table-cell table:number-columns-repeated="2"/>
          <table:table-cell office:value-type="string" calcext:value-type="string">
            <text:p>0659801</text:p>
          </table:table-cell>
          <table:table-cell office:value-type="string" calcext:value-type="string">
            <text:p>0.01 uF</text:p>
          </table:table-cell>
          <table:table-cell office:value-type="string" calcext:value-type="string">
            <text:p>150V</text:p>
          </table:table-cell>
          <table:table-cell table:formula="of:=VLOOKUP([.L303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I303]; &quot; &quot;; [.J303]; &quot; &quot;; [.K303]; &quot; &quot;; [.M303])" office:value-type="string" office:string-value="0.01 uF 150V Mylar Capacitor " calcext:value-type="string">
            <text:p>0.01 uF 150V Mylar Capacitor </text:p>
          </table:table-cell>
          <table:table-cell table:number-columns-repeated="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VLOOKUP([.D304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7-714</text:p>
          </table:table-cell>
          <table:table-cell table:number-columns-repeated="2"/>
          <table:table-cell office:value-type="string" calcext:value-type="string">
            <text:p>0602109</text:p>
          </table:table-cell>
          <table:table-cell office:value-type="string" calcext:value-type="string">
            <text:p>1.0 uF</text:p>
          </table:table-cell>
          <table:table-cell office:value-type="string" calcext:value-type="string">
            <text:p>100V</text:p>
          </table:table-cell>
          <table:table-cell table:formula="of:=VLOOKUP([.L304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CONCATENATE([.I304]; &quot; &quot;; [.J304]; &quot; &quot;; [.K304]; &quot; &quot;; [.M304])" office:value-type="string" office:string-value="1.0 uF 100V Mylar Capacitor " calcext:value-type="string">
            <text:p>1.0 uF 100V Mylar Capacitor </text:p>
          </table:table-cell>
          <table:table-cell table:number-columns-repeated="4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formula="of:=VLOOKUP([.D305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701</text:p>
          </table:table-cell>
          <table:table-cell table:number-columns-repeated="2"/>
          <table:table-cell office:value-type="string" calcext:value-type="string">
            <text:p>0432290</text:p>
          </table:table-cell>
          <table:table-cell office:value-type="string" calcext:value-type="string">
            <text:p>5A 125V power fuse XX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VLOOKUP([.D306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701,702</text:p>
          </table:table-cell>
          <table:table-cell table:number-columns-repeated="2"/>
          <table:table-cell office:value-type="string" calcext:value-type="string">
            <text:p>0202221</text:p>
          </table:table-cell>
          <table:table-cell office:value-type="string" calcext:value-type="string">
            <text:p>220 ohm</text:p>
          </table:table-cell>
          <table:table-cell/>
          <table:table-cell table:formula="of:=VLOOKUP([.L30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306]; &quot; &quot;; [.J306]; &quot; &quot;; [.K306]; &quot; &quot;; [.M306])" office:value-type="string" office:string-value="220 ohm  Non. Flammable Resistor 2W" calcext:value-type="string">
            <text:p>220 ohm <text:s/>Non. Flammable Resistor 2W</text:p>
          </table:table-cell>
          <table:table-cell table:number-columns-repeated="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VLOOKUP([.D307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701, 702</text:p>
          </table:table-cell>
          <table:table-cell table:number-columns-repeated="2"/>
          <table:table-cell office:value-type="float" office:value="4002580" calcext:value-type="float">
            <text:p>4002580</text:p>
          </table:table-cell>
          <table:table-cell office:value-type="string" calcext:value-type="string">
            <text:p>Power Transformer,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VLOOKUP([.D308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701, 702</text:p>
          </table:table-cell>
          <table:table-cell table:number-columns-repeated="2"/>
          <table:table-cell office:value-type="string" calcext:value-type="string">
            <text:p>0305840-2</text:p>
          </table:table-cell>
          <table:table-cell office:value-type="string" calcext:value-type="string">
            <text:p>2SC1116</text:p>
          </table:table-cell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R.O.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308]; &quot; &quot;; [.J308]; &quot; &quot;; [.K308]; &quot; &quot;; [.M308])" office:value-type="string" office:string-value="2SC1116  Transistor " calcext:value-type="string">
            <text:p>2SC1116 <text:s/>Transistor </text:p>
          </table:table-cell>
          <table:table-cell table:number-columns-repeated="4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formula="of:=VLOOKUP([.D309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703, 704</text:p>
          </table:table-cell>
          <table:table-cell table:number-columns-repeated="2"/>
          <table:table-cell office:value-type="string" calcext:value-type="string">
            <text:p>0300520-2</text:p>
          </table:table-cell>
          <table:table-cell office:value-type="string" calcext:value-type="string">
            <text:p>2SA747</text:p>
          </table:table-cell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R.O.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I309]; &quot; &quot;; [.J309]; &quot; &quot;; [.K309]; &quot; &quot;; [.M309])" office:value-type="string" office:string-value="2SA747  Transistor " calcext:value-type="string">
            <text:p>2SA747 <text:s/>Transistor </text:p>
          </table:table-cell>
          <table:table-cell table:number-columns-repeated="4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formula="of:=VLOOKUP([.D310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0434060</text:p>
          </table:table-cell>
          <table:table-cell office:value-type="string" calcext:value-type="string">
            <text:p>10 A, 250V power fuse XX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VLOOKUP([.D311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0435150</text:p>
          </table:table-cell>
          <table:table-cell office:value-type="string" calcext:value-type="string">
            <text:p>3.15A power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table:formula="of:=VLOOKUP([.D312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0319110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formula="of:=VLOOKUP([.D313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5336600" calcext:value-type="float">
            <text:p>5336600</text:p>
          </table:table-cell>
          <table:table-cell office:value-type="string" calcext:value-type="string">
            <text:p>Badg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formula="of:=VLOOKUP([.D314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5006670" calcext:value-type="float">
            <text:p>5006670</text:p>
          </table:table-cell>
          <table:table-cell office:value-type="string" calcext:value-type="string">
            <text:p>Bonn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table:formula="of:=VLOOKUP([.D315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Bottom Pla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table:formula="of:=VLOOKUP([.D316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7007570" calcext:value-type="float">
            <text:p>7007570</text:p>
          </table:table-cell>
          <table:table-cell office:value-type="string" calcext:value-type="string">
            <text:p>Front Panel Assembl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VLOOKUP([.D317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H-7 Type Knob, 150 kOhm x 2, 5kOhm x 2, Volume (L=25, P=9)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formula="of:=VLOOKUP([.D318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2430290" calcext:value-type="float">
            <text:p>2430290</text:p>
          </table:table-cell>
          <table:table-cell office:value-type="string" calcext:value-type="string">
            <text:p>Head Phone Jac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formula="of:=VLOOKUP([.D319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I-7 Type Knob, rotary switch, Input Selecto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formula="of:=VLOOKUP([.D320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18840 1015230,1</text:p>
          </table:table-cell>
          <table:table-cell office:value-type="string" calcext:value-type="string">
            <text:p>K-7 Type Knob, 100 kOhm (C) x 2 Treble, Bass volume (L=25, P=7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formula="of:=VLOOKUP([.D321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K-7 Type Knob, rotary switch, Speaker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formula="of:=VLOOKUP([.D322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K-7 Type Knob, rotary switch, Tape Cop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formula="of:=VLOOKUP([.D323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5507070" calcext:value-type="float">
            <text:p>5507070</text:p>
          </table:table-cell>
          <table:table-cell office:value-type="string" calcext:value-type="string">
            <text:p>Le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formula="of:=VLOOKUP([.D324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High Filt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formula="of:=VLOOKUP([.D325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Loudnes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formula="of:=VLOOKUP([.D326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26611 11 71120</text:p>
          </table:table-cell>
          <table:table-cell office:value-type="string" calcext:value-type="string">
            <text:p>Lever Switch, Mut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formula="of:=VLOOKUP([.D327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Lever Switch, Pow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formula="of:=VLOOKUP([.D328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Subsonic fil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formula="of:=VLOOKUP([.D329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Lever Switch, Tone Defea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formula="of:=VLOOKUP([.D330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0319110</text:p>
          </table:table-cell>
          <table:table-cell office:value-type="string" calcext:value-type="string">
            <text:p>Light Emitting Diod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VLOOKUP([.D331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5318850 1015170.1</text:p>
          </table:table-cell>
          <table:table-cell office:value-type="string" calcext:value-type="string">
            <text:p>N-7 Type Knob, 250 kOhm (MN) x 2 balance volume (L=25, P=5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VLOOKUP([.D332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4002584" calcext:value-type="float">
            <text:p>4002584</text:p>
          </table:table-cell>
          <table:table-cell office:value-type="string" calcext:value-type="string">
            <text:p>Power Transformer,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formula="of:=VLOOKUP([.D333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4002582" calcext:value-type="float">
            <text:p>4002582</text:p>
          </table:table-cell>
          <table:table-cell office:value-type="string" calcext:value-type="string">
            <text:p>Power Transformer, UL, CS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formula="of:=VLOOKUP([.D334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131400" calcext:value-type="float">
            <text:p>1131400</text:p>
          </table:table-cell>
          <table:table-cell office:value-type="string" calcext:value-type="string">
            <text:p>Push Switch Knob, Knob Guide, Push switch, tape pla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"/>
          <table:table-cell table:style-name="ce52"/>
          <table:table-cell table:number-columns-repeated="4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  <table:table-cell table:formula="of:=VLOOKUP([.D335];[$part_translation.$A$20:$part_translation.$B$33];2;0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Push Switch Knob, Knob Guide, Push switch, turn ov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dc power filter not au-717</text:p>
          </table:table-cell>
          <table:table-cell office:value-type="string" calcext:value-type="string">
            <text:p>an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33 uH shielded 26A VER2923-333KL</text:p>
          </table:table-cell>
          <table:table-cell/>
          <table:table-cell office:value-type="string" calcext:value-type="string">
            <text:p>994-VER2923-333KL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dc power filter not au-717</text:p>
          </table:table-cell>
          <table:table-cell office:value-type="string" calcext:value-type="string">
            <text:p>an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47 uF 225 mA ripple 160VDC aluminum electrolytic cap 476TTA160M</text:p>
          </table:table-cell>
          <table:table-cell/>
          <table:table-cell office:value-type="string" calcext:value-type="string">
            <text:p>598-476TTA160M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dc power filter not au-717</text:p>
          </table:table-cell>
          <table:table-cell office:value-type="string" calcext:value-type="string">
            <text:p>an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TB002-500-02BE Fixed Terminal Blocks Terminal block, screw type, 5.00, horizontal, 2 poles, CUI Blue, slotted screw, PCB mount</text:p>
          </table:table-cell>
          <table:table-cell/>
          <table:table-cell office:value-type="string" calcext:value-type="string">
            <text:p>490-TB002-500-02BE</text:p>
          </table:table-cell>
          <table:table-cell table:number-columns-repeated="40"/>
        </table:table-row>
        <table:table-row table:style-name="ro2" table:number-rows-repeated="10482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s_list" table:style-name="ta1">
        <table:table-column table:style-name="co3" table:number-columns-repeated="4" table:default-cell-style-name="Default"/>
        <table:table-column table:style-name="co6" table:default-cell-style-name="ce64"/>
        <table:table-column table:style-name="co14" table:default-cell-style-name="Default"/>
        <table:table-column table:style-name="co3" table:number-columns-repeated="7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iginal Order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arts No.</text:p>
          </table:table-cell>
          <table:table-cell office:value-type="string" calcext:value-type="string">
            <text:p>Stock No. (not confirmed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d Type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0103392 </text:p>
          </table:table-cell>
          <table:table-cell office:value-type="string" calcext:value-type="string">
            <text:p>3.9 kOhm</text:p>
          </table:table-cell>
          <table:table-cell/>
          <table:table-cell table:formula="of:=VLOOKUP([.I2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1" calcext:value-type="float">
            <text:p>1</text:p>
          </table:table-cell>
          <table:table-cell table:formula="of:=CONCATENATE([.F2]; &quot; &quot;; [.G2]; &quot; &quot;; [.H2]; &quot; &quot;; [.J2])" office:value-type="string" office:string-value="3.9 kOhm  Carbon Resistor ½ W" calcext:value-type="string">
            <text:p>3.9 kOhm <text:s/>Carbon Resistor ½ W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<text:s/>0103560</text:p>
          </table:table-cell>
          <table:table-cell office:value-type="string" calcext:value-type="string">
            <text:p>56 ohm</text:p>
          </table:table-cell>
          <table:table-cell/>
          <table:table-cell table:formula="of:=VLOOKUP([.I3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C</text:p>
          </table:table-cell>
          <table:table-cell office:value-type="float" office:value="1" calcext:value-type="float">
            <text:p>1</text:p>
          </table:table-cell>
          <table:table-cell table:formula="of:=CONCATENATE([.F3]; &quot; &quot;; [.G3]; &quot; &quot;; [.H3]; &quot; &quot;; [.J3])" office:value-type="string" office:string-value="56 ohm  Carbon Resistor ½ W" calcext:value-type="string">
            <text:p>56 ohm <text:s/>Carbon Resistor ½ W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<text:s/>0103560</text:p>
          </table:table-cell>
          <table:table-cell office:value-type="string" calcext:value-type="string">
            <text:p>56 ohm</text:p>
          </table:table-cell>
          <table:table-cell/>
          <table:table-cell table:formula="of:=VLOOKUP([.I4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1" calcext:value-type="float">
            <text:p>1</text:p>
          </table:table-cell>
          <table:table-cell table:formula="of:=CONCATENATE([.F4]; &quot; &quot;; [.G4]; &quot; &quot;; [.H4]; &quot; &quot;; [.J4])" office:value-type="string" office:string-value="56 ohm  Carbon Resistor ½ W" calcext:value-type="string">
            <text:p>56 ohm <text:s/>Carbon Resistor ½ W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0103479</text:p>
          </table:table-cell>
          <table:table-cell office:value-type="string" calcext:value-type="string">
            <text:p>4.7 Ohm</text:p>
          </table:table-cell>
          <table:table-cell/>
          <table:table-cell table:formula="of:=VLOOKUP([.I5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B 4D</text:p>
          </table:table-cell>
          <table:table-cell office:value-type="float" office:value="1" calcext:value-type="float">
            <text:p>1</text:p>
          </table:table-cell>
          <table:table-cell table:formula="of:=CONCATENATE([.F5]; &quot; &quot;; [.G5]; &quot; &quot;; [.H5]; &quot; &quot;; [.J5])" office:value-type="string" office:string-value="4.7 Ohm  Carbon Resistor ½ W" calcext:value-type="string">
            <text:p>4.7 Ohm <text:s/>Carbon Resistor ½ W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0103479</text:p>
          </table:table-cell>
          <table:table-cell office:value-type="string" calcext:value-type="string">
            <text:p>4.7 Ohm</text:p>
          </table:table-cell>
          <table:table-cell/>
          <table:table-cell table:formula="of:=VLOOKUP([.I6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1" calcext:value-type="float">
            <text:p>1</text:p>
          </table:table-cell>
          <table:table-cell table:formula="of:=CONCATENATE([.F6]; &quot; &quot;; [.G6]; &quot; &quot;; [.H6]; &quot; &quot;; [.J6])" office:value-type="string" office:string-value="4.7 Ohm  Carbon Resistor ½ W" calcext:value-type="string">
            <text:p>4.7 Ohm <text:s/>Carbon Resistor ½ W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3</text:p>
          </table:table-cell>
          <table:table-cell table:style-name="Default" office:value-type="string" calcext:value-type="string">
            <text:p>'0107122</text:p>
          </table:table-cell>
          <table:table-cell office:value-type="string" calcext:value-type="string">
            <text:p>1.2 kOhm</text:p>
          </table:table-cell>
          <table:table-cell/>
          <table:table-cell table:formula="of:=VLOOKUP([.I7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1" calcext:value-type="float">
            <text:p>1</text:p>
          </table:table-cell>
          <table:table-cell table:formula="of:=CONCATENATE([.F7]; &quot; &quot;; [.G7]; &quot; &quot;; [.H7]; &quot; &quot;; [.J7])" office:value-type="string" office:string-value="1.2 kOhm  Carbon Resistor ¼ W" calcext:value-type="string">
            <text:p>1.2 kOhm <text:s/>Carbon Resistor ¼ W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107273</text:p>
          </table:table-cell>
          <table:table-cell office:value-type="string" calcext:value-type="string">
            <text:p>27 kOhm</text:p>
          </table:table-cell>
          <table:table-cell/>
          <table:table-cell table:formula="of:=VLOOKUP([.I8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B 3C,D</text:p>
          </table:table-cell>
          <table:table-cell office:value-type="float" office:value="1" calcext:value-type="float">
            <text:p>1</text:p>
          </table:table-cell>
          <table:table-cell table:formula="of:=CONCATENATE([.F8]; &quot; &quot;; [.G8]; &quot; &quot;; [.H8]; &quot; &quot;; [.J8])" office:value-type="string" office:string-value="27 kOhm  Carbon Resistor ¼ W" calcext:value-type="string">
            <text:p>27 kOhm <text:s/>Carbon Resistor ¼ W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107103</text:p>
          </table:table-cell>
          <table:table-cell office:value-type="string" calcext:value-type="string">
            <text:p>10 kOhm</text:p>
          </table:table-cell>
          <table:table-cell/>
          <table:table-cell table:formula="of:=VLOOKUP([.I9];[$part_translation.$A$1:$part_translation.$B$15];2;0)" office:value-type="string" office:string-value="Carbon Resistor" calcext:value-type="string">
            <text:p>Carbon Resistor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¼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1" calcext:value-type="float">
            <text:p>1</text:p>
          </table:table-cell>
          <table:table-cell table:formula="of:=CONCATENATE([.F9]; &quot; &quot;; [.G9]; &quot; &quot;; [.H9]; &quot; &quot;; [.J9])" office:value-type="string" office:string-value="10 kOhm  Carbon Resistor ¼ W" calcext:value-type="string">
            <text:p>10 kOhm <text:s/>Carbon Resistor ¼ W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0135338</text:p>
          </table:table-cell>
          <table:table-cell office:value-type="string" calcext:value-type="string">
            <text:p>0.33 Ohm</text:p>
          </table:table-cell>
          <table:table-cell/>
          <table:table-cell table:formula="of:=VLOOKUP([.I10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5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1" calcext:value-type="float">
            <text:p>1</text:p>
          </table:table-cell>
          <table:table-cell table:formula="of:=CONCATENATE([.F10]; &quot; &quot;; [.G10]; &quot; &quot;; [.H10]; &quot; &quot;; [.J10])" office:value-type="string" office:string-value="0.33 Ohm  Cement Resistor 5W" calcext:value-type="string">
            <text:p>0.33 Ohm <text:s/>Cement Resistor 5W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0135338</text:p>
          </table:table-cell>
          <table:table-cell office:value-type="string" calcext:value-type="string">
            <text:p>0.33 Ohm</text:p>
          </table:table-cell>
          <table:table-cell/>
          <table:table-cell table:formula="of:=VLOOKUP([.I11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5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1" calcext:value-type="float">
            <text:p>1</text:p>
          </table:table-cell>
          <table:table-cell table:formula="of:=CONCATENATE([.F11]; &quot; &quot;; [.G11]; &quot; &quot;; [.H11]; &quot; &quot;; [.J11])" office:value-type="string" office:string-value="0.33 Ohm  Cement Resistor 5W" calcext:value-type="string">
            <text:p>0.33 Ohm <text:s/>Cement Resistor 5W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0132229</text:p>
          </table:table-cell>
          <table:table-cell office:value-type="string" calcext:value-type="string">
            <text:p>2.2 Ohm</text:p>
          </table:table-cell>
          <table:table-cell/>
          <table:table-cell table:formula="of:=VLOOKUP([.I12];[$part_translation.$A$1:$part_translation.$B$15];2;0)" office:value-type="string" office:string-value="Cement Resistor" calcext:value-type="string">
            <text:p>Cement Resistor</text:p>
          </table:table-cell>
          <table:table-cell office:value-type="string" calcext:value-type="string">
            <text:p>Ce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 4C</text:p>
          </table:table-cell>
          <table:table-cell office:value-type="float" office:value="1" calcext:value-type="float">
            <text:p>1</text:p>
          </table:table-cell>
          <table:table-cell table:formula="of:=CONCATENATE([.F12]; &quot; &quot;; [.G12]; &quot; &quot;; [.H12]; &quot; &quot;; [.J12])" office:value-type="string" office:string-value="2.2 Ohm  Cement Resistor 2W" calcext:value-type="string">
            <text:p>2.2 Ohm <text:s/>Cement Resistor 2W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'0669505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50 V</text:p>
          </table:table-cell>
          <table:table-cell table:formula="of:=VLOOKUP([.I13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1" calcext:value-type="float">
            <text:p>1</text:p>
          </table:table-cell>
          <table:table-cell table:formula="of:=CONCATENATE([.F13]; &quot; &quot;; [.G13]; &quot; &quot;; [.H13]; &quot; &quot;; [.J13])" office:value-type="string" office:string-value="5 pF 50 V Ceramic Capacitor " calcext:value-type="string">
            <text:p>5 pF 50 V Ceramic Capacitor 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C01, 02</text:p>
          </table:table-cell>
          <table:table-cell office:value-type="string" calcext:value-type="string">
            <text:p>0655103</text:p>
          </table:table-cell>
          <table:table-cell office:value-type="string" calcext:value-type="string">
            <text:p>10000 pF 500V</text:p>
          </table:table-cell>
          <table:table-cell office:value-type="string" calcext:value-type="string">
            <text:p>500 V</text:p>
          </table:table-cell>
          <table:table-cell table:formula="of:=VLOOKUP([.I14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4]; &quot; &quot;; [.G14]; &quot; &quot;; [.H14]; &quot; &quot;; [.J14])" office:value-type="string" office:string-value="10000 pF 500V 500 V Ceramic Capacitor " calcext:value-type="string">
            <text:p>10000 pF 500V 500 V Ceramic Capacitor 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1, 02</text:p>
          </table:table-cell>
          <table:table-cell office:value-type="string" calcext:value-type="string">
            <text:p>0655103</text:p>
          </table:table-cell>
          <table:table-cell office:value-type="string" calcext:value-type="string">
            <text:p>10000 pF 500V</text:p>
          </table:table-cell>
          <table:table-cell office:value-type="string" calcext:value-type="string">
            <text:p>500 V</text:p>
          </table:table-cell>
          <table:table-cell table:formula="of:=VLOOKUP([.I15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F15]; &quot; &quot;; [.G15]; &quot; &quot;; [.H15]; &quot; &quot;; [.J15])" office:value-type="string" office:string-value="10000 pF 500V 500 V Ceramic Capacitor " calcext:value-type="string">
            <text:p>10000 pF 500V 500 V Ceramic Capacitor 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03, 04</text:p>
          </table:table-cell>
          <table:table-cell office:value-type="string" calcext:value-type="string">
            <text:p>0655103</text:p>
          </table:table-cell>
          <table:table-cell office:value-type="string" calcext:value-type="string">
            <text:p>10000 pF 500V</text:p>
          </table:table-cell>
          <table:table-cell office:value-type="string" calcext:value-type="string">
            <text:p>500 V</text:p>
          </table:table-cell>
          <table:table-cell table:formula="of:=VLOOKUP([.I16];[$part_translation.$A$1:$part_translation.$B$15];2;0)" office:value-type="string" office:string-value="Ceramic Capacitor" calcext:value-type="string">
            <text:p>Ceramic Capacitor</text:p>
          </table:table-cell>
          <table:table-cell office:value-type="string" calcext:value-type="string">
            <text:p>C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F16]; &quot; &quot;; [.G16]; &quot; &quot;; [.H16]; &quot; &quot;; [.J16])" office:value-type="string" office:string-value="10000 pF 500V 500 V Ceramic Capacitor " calcext:value-type="string">
            <text:p>10000 pF 500V 500 V Ceramic Capacitor 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1" calcext:value-type="float">
            <text:p>1</text:p>
          </table:table-cell>
          <table:table-cell table:formula="of:=CONCATENATE([.F17]; &quot; &quot;; [.G17]; &quot; &quot;; [.H17]; &quot; &quot;; [.J17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A. 4c</text:p>
          </table:table-cell>
          <table:table-cell office:value-type="float" office:value="1" calcext:value-type="float">
            <text:p>1</text:p>
          </table:table-cell>
          <table:table-cell table:formula="of:=CONCATENATE([.F18]; &quot; &quot;; [.G18]; &quot; &quot;; [.H18]; &quot; &quot;; [.J18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B. 3C</text:p>
          </table:table-cell>
          <table:table-cell office:value-type="float" office:value="1" calcext:value-type="float">
            <text:p>1</text:p>
          </table:table-cell>
          <table:table-cell table:formula="of:=CONCATENATE([.F19]; &quot; &quot;; [.G19]; &quot; &quot;; [.H19]; &quot; &quot;; [.J19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1" calcext:value-type="float">
            <text:p>1</text:p>
          </table:table-cell>
          <table:table-cell table:formula="of:=CONCATENATE([.F20]; &quot; &quot;; [.G20]; &quot; &quot;; [.H20]; &quot; &quot;; [.J20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 B. 4C</text:p>
          </table:table-cell>
          <table:table-cell office:value-type="float" office:value="1" calcext:value-type="float">
            <text:p>1</text:p>
          </table:table-cell>
          <table:table-cell table:formula="of:=CONCATENATE([.F21]; &quot; &quot;; [.G21]; &quot; &quot;; [.H21]; &quot; &quot;; [.J21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01, 02</text:p>
          </table:table-cell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 A. 3A</text:p>
          </table:table-cell>
          <table:table-cell office:value-type="float" office:value="2" calcext:value-type="float">
            <text:p>2</text:p>
          </table:table-cell>
          <table:table-cell table:formula="of:=CONCATENATE([.F22]; &quot; &quot;; [.G22]; &quot; &quot;; [.H22]; &quot; &quot;; [.J22])" office:value-type="string" office:string-value="30D2  Diode " calcext:value-type="string">
            <text:p>30D2 <text:s/>Diode 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03, 04</text:p>
          </table:table-cell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F23]; &quot; &quot;; [.G23]; &quot; &quot;; [.H23]; &quot; &quot;; [.J23])" office:value-type="string" office:string-value="30D2  Diode " calcext:value-type="string">
            <text:p>30D2 <text:s/>Diode 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05, 06</text:p>
          </table:table-cell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F24]; &quot; &quot;; [.G24]; &quot; &quot;; [.H24]; &quot; &quot;; [.J24])" office:value-type="string" office:string-value="30D2  Diode " calcext:value-type="string">
            <text:p>30D2 <text:s/>Diode 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07, 08</text:p>
          </table:table-cell>
          <table:table-cell office:value-type="string" calcext:value-type="string">
            <text:p>0310530</text:p>
          </table:table-cell>
          <table:table-cell office:value-type="string" calcext:value-type="string">
            <text:p>30D2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25]; &quot; &quot;; [.G25]; &quot; &quot;; [.H25]; &quot; &quot;; [.J25])" office:value-type="string" office:string-value="30D2  Diode " calcext:value-type="string">
            <text:p>30D2 <text:s/>Diode 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09, 10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26]; &quot; &quot;; [.G26]; &quot; &quot;; [.H26]; &quot; &quot;; [.J26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11, 12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27]; &quot; &quot;; [.G27]; &quot; &quot;; [.H27]; &quot; &quot;; [.J27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13, 14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28]; &quot; &quot;; [.G28]; &quot; &quot;; [.H28]; &quot; &quot;; [.J28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15, 16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 B. 3 B</text:p>
          </table:table-cell>
          <table:table-cell office:value-type="float" office:value="2" calcext:value-type="float">
            <text:p>2</text:p>
          </table:table-cell>
          <table:table-cell table:formula="of:=CONCATENATE([.F29]; &quot; &quot;; [.G29]; &quot; &quot;; [.H29]; &quot; &quot;; [.J29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table:style-name="ce46" office:value-type="string" calcext:value-type="string">
            <text:p>D17~18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0]; &quot; &quot;; [.G30]; &quot; &quot;; [.H30]; &quot; &quot;; [.J30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31]; &quot; &quot;; [.G31]; &quot; &quot;; [.H31]; &quot; &quot;; [.J31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table:style-name="ce46" office:value-type="string" calcext:value-type="string">
            <text:p>D19~20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2]; &quot; &quot;; [.G32]; &quot; &quot;; [.H32]; &quot; &quot;; [.J32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33]; &quot; &quot;; [.G33]; &quot; &quot;; [.H33]; &quot; &quot;; [.J33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1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34]; &quot; &quot;; [.G34]; &quot; &quot;; [.H34]; &quot; &quot;; [.J34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35]; &quot; &quot;; [.G35]; &quot; &quot;; [.H35]; &quot; &quot;; [.J35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3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6]; &quot; &quot;; [.G36]; &quot; &quot;; [.H36]; &quot; &quot;; [.J36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5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7]; &quot; &quot;; [.G37]; &quot; &quot;; [.H37]; &quot; &quot;; [.J37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6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8]; &quot; &quot;; [.G38]; &quot; &quot;; [.H38]; &quot; &quot;; [.J38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7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39]; &quot; &quot;; [.G39]; &quot; &quot;; [.H39]; &quot; &quot;; [.J39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8</text:p>
          </table:table-cell>
          <table:table-cell office:value-type="string" calcext:value-type="string">
            <text:p>0310340</text:p>
          </table:table-cell>
          <table:table-cell office:value-type="string" calcext:value-type="string">
            <text:p>10D1 (1S2226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40]; &quot; &quot;; [.G40]; &quot; &quot;; [.H40]; &quot; &quot;; [.J40])" office:value-type="string" office:string-value="10D1 (1S2226)  Diode " calcext:value-type="string">
            <text:p>10D1 (1S2226) <text:s/>Diode 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1, 02</text:p>
          </table:table-cell>
          <table:table-cell table:style-name="Default" office:value-type="string" calcext:value-type="string">
            <text:p>0311290</text:p>
          </table:table-cell>
          <table:table-cell table:style-name="ce64" office:value-type="string" calcext:value-type="string">
            <text:p>SS-3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1]; &quot; &quot;; [.G41]; &quot; &quot;; [.H41]; &quot; &quot;; [.J41])" office:value-type="string" office:string-value="SS-3  Diode " calcext:value-type="string">
            <text:p>SS-3 <text:s/>Diode 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3, 04</text:p>
          </table:table-cell>
          <table:table-cell table:style-name="Default" office:value-type="string" calcext:value-type="string">
            <text:p>0311300</text:p>
          </table:table-cell>
          <table:table-cell table:style-name="ce64" office:value-type="string" calcext:value-type="string">
            <text:p>SS-3R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2]; &quot; &quot;; [.G42]; &quot; &quot;; [.H42]; &quot; &quot;; [.J42])" office:value-type="string" office:string-value="SS-3R  Diode " calcext:value-type="string">
            <text:p>SS-3R <text:s/>Diode 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5, 06</text:p>
          </table:table-cell>
          <table:table-cell table:style-name="Default" office:value-type="string" calcext:value-type="string">
            <text:p>0310350</text:p>
          </table:table-cell>
          <table:table-cell table:style-name="ce64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3]; &quot; &quot;; [.G43]; &quot; &quot;; [.H43]; &quot; &quot;; [.J43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7, 08</text:p>
          </table:table-cell>
          <table:table-cell table:style-name="Default" office:value-type="string" calcext:value-type="string">
            <text:p>0310350</text:p>
          </table:table-cell>
          <table:table-cell table:style-name="ce64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4]; &quot; &quot;; [.G44]; &quot; &quot;; [.H44]; &quot; &quot;; [.J44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09, 10</text:p>
          </table:table-cell>
          <table:table-cell table:style-name="Default" office:value-type="string" calcext:value-type="string">
            <text:p>0310350</text:p>
          </table:table-cell>
          <table:table-cell table:style-name="ce64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5]; &quot; &quot;; [.G45]; &quot; &quot;; [.H45]; &quot; &quot;; [.J45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11, 12</text:p>
          </table:table-cell>
          <table:table-cell table:style-name="Default" office:value-type="string" calcext:value-type="string">
            <text:p>0310350</text:p>
          </table:table-cell>
          <table:table-cell table:style-name="ce64"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46]; &quot; &quot;; [.G46]; &quot; &quot;; [.H46]; &quot; &quot;; [.J46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table:style-name="ce46" office:value-type="string" calcext:value-type="string">
            <text:p>D13~14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1 A</text:p>
          </table:table-cell>
          <table:table-cell office:value-type="float" office:value="1" calcext:value-type="float">
            <text:p>1</text:p>
          </table:table-cell>
          <table:table-cell table:formula="of:=CONCATENATE([.F47]; &quot; &quot;; [.G47]; &quot; &quot;; [.H47]; &quot; &quot;; [.J47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48]; &quot; &quot;; [.G48]; &quot; &quot;; [.H48]; &quot; &quot;; [.J48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table:style-name="ce46" office:value-type="string" calcext:value-type="string">
            <text:p>D15~16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1 A</text:p>
          </table:table-cell>
          <table:table-cell office:value-type="float" office:value="1" calcext:value-type="float">
            <text:p>1</text:p>
          </table:table-cell>
          <table:table-cell table:formula="of:=CONCATENATE([.F49]; &quot; &quot;; [.G49]; &quot; &quot;; [.H49]; &quot; &quot;; [.J49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50]; &quot; &quot;; [.G50]; &quot; &quot;; [.H50]; &quot; &quot;; [.J50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table:style-name="ce46" office:value-type="string" calcext:value-type="string">
            <text:p>D17~18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1" calcext:value-type="float">
            <text:p>1</text:p>
          </table:table-cell>
          <table:table-cell table:formula="of:=CONCATENATE([.F51]; &quot; &quot;; [.G51]; &quot; &quot;; [.H51]; &quot; &quot;; [.J51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string" calcext:value-type="string">
            <text:p>0311180</text:p>
          </table:table-cell>
          <table:table-cell office:value-type="string" calcext:value-type="string">
            <text:p>1S1588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52]; &quot; &quot;; [.G52]; &quot; &quot;; [.H52]; &quot; &quot;; [.J52])" office:value-type="string" office:string-value="1S1588  Diode " calcext:value-type="string">
            <text:p>1S1588 <text:s/>Diode 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1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53]; &quot; &quot;; [.G53]; &quot; &quot;; [.H53]; &quot; &quot;; [.J53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0310350</text:p>
          </table:table-cell>
          <table:table-cell office:value-type="string" calcext:value-type="string">
            <text:p>10D2 (1S2227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54]; &quot; &quot;; [.G54]; &quot; &quot;; [.H54]; &quot; &quot;; [.J54])" office:value-type="string" office:string-value="10D2 (1S2227)  Diode " calcext:value-type="string">
            <text:p>10D2 (1S2227) <text:s/>Diode 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3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55]; &quot; &quot;; [.G55]; &quot; &quot;; [.H55]; &quot; &quot;; [.J55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5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56]; &quot; &quot;; [.G56]; &quot; &quot;; [.H56]; &quot; &quot;; [.J56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6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57]; &quot; &quot;; [.G57]; &quot; &quot;; [.H57]; &quot; &quot;; [.J57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7</text:p>
          </table:table-cell>
          <table:table-cell office:value-type="string" calcext:value-type="string">
            <text:p>0311160</text:p>
          </table:table-cell>
          <table:table-cell office:value-type="string" calcext:value-type="string">
            <text:p>1S2473D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58]; &quot; &quot;; [.G58]; &quot; &quot;; [.H58]; &quot; &quot;; [.J58])" office:value-type="string" office:string-value="1S2473D  Diode " calcext:value-type="string">
            <text:p>1S2473D <text:s/>Diode 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8</text:p>
          </table:table-cell>
          <table:table-cell office:value-type="string" calcext:value-type="string">
            <text:p>0310340</text:p>
          </table:table-cell>
          <table:table-cell office:value-type="string" calcext:value-type="string">
            <text:p>10D1 (1S2226)</text:p>
          </table:table-cell>
          <table:table-cell/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59]; &quot; &quot;; [.G59]; &quot; &quot;; [.H59]; &quot; &quot;; [.J59])" office:value-type="string" office:string-value="10D1 (1S2226)  Diode " calcext:value-type="string">
            <text:p>10D1 (1S2226) <text:s/>Diode 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1-704</text:p>
          </table:table-cell>
          <table:table-cell office:value-type="string" calcext:value-type="string">
            <text:p>0559520</text:p>
          </table:table-cell>
          <table:table-cell office:value-type="string" calcext:value-type="string">
            <text:p>15000 uF</text:p>
          </table:table-cell>
          <table:table-cell office:value-type="string" calcext:value-type="string">
            <text:p>63 V</text:p>
          </table:table-cell>
          <table:table-cell table:formula="of:=VLOOKUP([.I60];[$part_translation.$A$1:$part_translation.$B$15];2;0)" office:value-type="string" office:string-value="Electrolytic Capacitor" calcext:value-type="string">
            <text:p>Electrolytic Capacitor</text:p>
          </table:table-cell>
          <table:table-cell office:value-type="string" calcext:value-type="string">
            <text:p>E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CONCATENATE([.F60]; &quot; &quot;; [.G60]; &quot; &quot;; [.H60]; &quot; &quot;; [.J60])" office:value-type="string" office:string-value="15000 uF 63 V Electrolytic Capacitor " calcext:value-type="string">
            <text:p>15000 uF 63 V Electrolytic Capacitor 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FT01</text:p>
          </table:table-cell>
          <table:table-cell office:value-type="string" calcext:value-type="string">
            <text:p>‘00370251. 2</text:p>
          </table:table-cell>
          <table:table-cell office:value-type="string" calcext:value-type="string">
            <text:p>2SK97</text:p>
          </table:table-cell>
          <table:table-cell/>
          <table:table-cell office:value-type="string" calcext:value-type="string">
            <text:p>FE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61]; &quot; &quot;; [.G61]; &quot; &quot;; [.H61]; &quot; &quot;; [.J61])" office:value-type="string" office:string-value="2SK97  FET " calcext:value-type="string">
            <text:p>2SK97 <text:s/>FET 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701</text:p>
          </table:table-cell>
          <table:table-cell office:value-type="string" calcext:value-type="string">
            <text:p>0432290</text:p>
          </table:table-cell>
          <table:table-cell office:value-type="string" calcext:value-type="string">
            <text:p>5A 125V power fuse XX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0434060</text:p>
          </table:table-cell>
          <table:table-cell office:value-type="string" calcext:value-type="string">
            <text:p>10 A, 250V power fuse XX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0435150</text:p>
          </table:table-cell>
          <table:table-cell office:value-type="string" calcext:value-type="string">
            <text:p>3.15A power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F01, 02</text:p>
          </table:table-cell>
          <table:table-cell office:value-type="string" calcext:value-type="string">
            <text:p>0435160</text:p>
          </table:table-cell>
          <table:table-cell office:value-type="string" calcext:value-type="string">
            <text:p>4 A 125V Power Fuse UL, CSA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4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string" calcext:value-type="string">
            <text:p>0432300</text:p>
          </table:table-cell>
          <table:table-cell office:value-type="string" calcext:value-type="string">
            <text:p>6 A 125V AC Fuse XX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6 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string" calcext:value-type="string">
            <text:p>0435160</text:p>
          </table:table-cell>
          <table:table-cell office:value-type="string" calcext:value-type="string">
            <text:p>4A-T AC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1, 02</text:p>
          </table:table-cell>
          <table:table-cell office:value-type="string" calcext:value-type="string">
            <text:p>04322290</text:p>
          </table:table-cell>
          <table:table-cell office:value-type="string" calcext:value-type="string">
            <text:p>5 A 125V Power Fuse UL, CSA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 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F01~ 04</text:p>
          </table:table-cell>
          <table:table-cell office:value-type="string" calcext:value-type="string">
            <text:p>0432500</text:p>
          </table:table-cell>
          <table:table-cell office:value-type="string" calcext:value-type="string">
            <text:p>7 A 125V AC Fuse XX</text:p>
          </table:table-cell>
          <table:table-cell office:value-type="string" calcext:value-type="string">
            <text:p>125V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7 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B</text:p>
          </table:table-cell>
          <table:table-cell table:number-columns-repeated="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string" calcext:value-type="string">
            <text:p>0435170</text:p>
          </table:table-cell>
          <table:table-cell office:value-type="string" calcext:value-type="string">
            <text:p>5A-T AC fuse EU, BS</text:p>
          </table:table-cell>
          <table:table-cell/>
          <table:table-cell office:value-type="string" calcext:value-type="string">
            <text:p>fu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7, 48</text:p>
          </table:table-cell>
          <table:table-cell office:value-type="string" calcext:value-type="string">
            <text:p><text:s/>0193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I71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71]; &quot; &quot;; [.G71]; &quot; &quot;; [.H71]; &quot; &quot;; [.J71])" office:value-type="string" office:string-value="82 Ohm  Fusing Resistor ¼ W" calcext:value-type="string">
            <text:p>82 Ohm <text:s/>Fusing Resistor ¼ W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49, 50</text:p>
          </table:table-cell>
          <table:table-cell office:value-type="string" calcext:value-type="string">
            <text:p><text:s/>0193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I72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72]; &quot; &quot;; [.G72]; &quot; &quot;; [.H72]; &quot; &quot;; [.J72])" office:value-type="string" office:string-value="82 Ohm  Fusing Resistor ¼ W" calcext:value-type="string">
            <text:p>82 Ohm <text:s/>Fusing Resistor ¼ W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7, 38</text:p>
          </table:table-cell>
          <table:table-cell office:value-type="string" calcext:value-type="string">
            <text:p>0191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I73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1 B</text:p>
          </table:table-cell>
          <table:table-cell office:value-type="float" office:value="2" calcext:value-type="float">
            <text:p>2</text:p>
          </table:table-cell>
          <table:table-cell table:formula="of:=CONCATENATE([.F73]; &quot; &quot;; [.G73]; &quot; &quot;; [.H73]; &quot; &quot;; [.J73])" office:value-type="string" office:string-value="82 Ohm  Fusing Resistor ¼ W" calcext:value-type="string">
            <text:p>82 Ohm <text:s/>Fusing Resistor ¼ W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R39, 40</text:p>
          </table:table-cell>
          <table:table-cell office:value-type="string" calcext:value-type="string">
            <text:p>0191820</text:p>
          </table:table-cell>
          <table:table-cell office:value-type="string" calcext:value-type="string">
            <text:p>82 Ohm</text:p>
          </table:table-cell>
          <table:table-cell/>
          <table:table-cell table:formula="of:=VLOOKUP([.I74];[$part_translation.$A$1:$part_translation.$B$15];2;0)" office:value-type="string" office:string-value="Fusing Resistor" calcext:value-type="string">
            <text:p>Fusing Resistor</text:p>
          </table:table-cell>
          <table:table-cell office:value-type="string" calcext:value-type="string">
            <text:p>F.R.</text:p>
          </table:table-cell>
          <table:table-cell office:value-type="string" calcext:value-type="string">
            <text:p>¼ 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C. l A</text:p>
          </table:table-cell>
          <table:table-cell office:value-type="float" office:value="2" calcext:value-type="float">
            <text:p>2</text:p>
          </table:table-cell>
          <table:table-cell table:formula="of:=CONCATENATE([.F74]; &quot; &quot;; [.G74]; &quot; &quot;; [.H74]; &quot; &quot;; [.J74])" office:value-type="string" office:string-value="82 Ohm  Fusing Resistor ¼ W" calcext:value-type="string">
            <text:p>82 Ohm <text:s/>Fusing Resistor ¼ W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0319110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17, 18</text:p>
          </table:table-cell>
          <table:table-cell office:value-type="string" calcext:value-type="string">
            <text:p>0231561</text:p>
          </table:table-cell>
          <table:table-cell office:value-type="string" calcext:value-type="string">
            <text:p>560 ohm</text:p>
          </table:table-cell>
          <table:table-cell/>
          <table:table-cell table:formula="of:=VLOOKUP([.I76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76]; &quot; &quot;; [.G76]; &quot; &quot;; [.H76]; &quot; &quot;; [.J76])" office:value-type="string" office:string-value="560 ohm  Metal Film Resistor ½ W" calcext:value-type="string">
            <text:p>560 ohm <text:s/>Metal Film Resistor ½ W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19, 20</text:p>
          </table:table-cell>
          <table:table-cell office:value-type="string" calcext:value-type="string">
            <text:p>'0231220</text:p>
          </table:table-cell>
          <table:table-cell office:value-type="string" calcext:value-type="string">
            <text:p>22 ohm</text:p>
          </table:table-cell>
          <table:table-cell/>
          <table:table-cell table:formula="of:=VLOOKUP([.I77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77]; &quot; &quot;; [.G77]; &quot; &quot;; [.H77]; &quot; &quot;; [.J77])" office:value-type="string" office:string-value="22 ohm  Metal Film Resistor ½ W" calcext:value-type="string">
            <text:p>22 ohm <text:s/>Metal Film Resistor ½ W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23, 24</text:p>
          </table:table-cell>
          <table:table-cell office:value-type="string" calcext:value-type="string">
            <text:p>'0231273</text:p>
          </table:table-cell>
          <table:table-cell office:value-type="string" calcext:value-type="string">
            <text:p>27 kOhm</text:p>
          </table:table-cell>
          <table:table-cell/>
          <table:table-cell table:formula="of:=VLOOKUP([.I78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78]; &quot; &quot;; [.G78]; &quot; &quot;; [.H78]; &quot; &quot;; [.J78])" office:value-type="string" office:string-value="27 kOhm  Metal Film Resistor ½ W" calcext:value-type="string">
            <text:p>27 kOhm <text:s/>Metal Film Resistor ½ W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33, 34</text:p>
          </table:table-cell>
          <table:table-cell office:value-type="string" calcext:value-type="string">
            <text:p>'0231153</text:p>
          </table:table-cell>
          <table:table-cell office:value-type="string" calcext:value-type="string">
            <text:p>15 kOhm</text:p>
          </table:table-cell>
          <table:table-cell/>
          <table:table-cell table:formula="of:=VLOOKUP([.I79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79]; &quot; &quot;; [.G79]; &quot; &quot;; [.H79]; &quot; &quot;; [.J79])" office:value-type="string" office:string-value="15 kOhm  Metal Film Resistor ½ W" calcext:value-type="string">
            <text:p>15 kOhm <text:s/>Metal Film Resistor ½ W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R35, 36</text:p>
          </table:table-cell>
          <table:table-cell office:value-type="string" calcext:value-type="string">
            <text:p>'0231304</text:p>
          </table:table-cell>
          <table:table-cell office:value-type="string" calcext:value-type="string">
            <text:p>300 kOhm</text:p>
          </table:table-cell>
          <table:table-cell/>
          <table:table-cell table:formula="of:=VLOOKUP([.I80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80]; &quot; &quot;; [.G80]; &quot; &quot;; [.H80]; &quot; &quot;; [.J80])" office:value-type="string" office:string-value="300 kOhm  Metal Film Resistor ½ W" calcext:value-type="string">
            <text:p>300 kOhm <text:s/>Metal Film Resistor ½ W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0231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I81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1" calcext:value-type="float">
            <text:p>1</text:p>
          </table:table-cell>
          <table:table-cell table:formula="of:=CONCATENATE([.F81]; &quot; &quot;; [.G81]; &quot; &quot;; [.H81]; &quot; &quot;; [.J81])" office:value-type="string" office:string-value="3.3 kOhm  Metal Film Resistor ½ W" calcext:value-type="string">
            <text:p>3.3 kOhm <text:s/>Metal Film Resistor ½ W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0231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I82];[$part_translation.$A$1:$part_translation.$B$15];2;0)" office:value-type="string" office:string-value="Metal Film Resistor" calcext:value-type="string">
            <text:p>Metal Film Resistor</text:p>
          </table:table-cell>
          <table:table-cell office:value-type="string" calcext:value-type="string">
            <text:p>M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1" calcext:value-type="float">
            <text:p>1</text:p>
          </table:table-cell>
          <table:table-cell table:formula="of:=CONCATENATE([.F82]; &quot; &quot;; [.G82]; &quot; &quot;; [.H82]; &quot; &quot;; [.J82])" office:value-type="string" office:string-value="3.3 kOhm  Metal Film Resistor ½ W" calcext:value-type="string">
            <text:p>3.3 kOhm <text:s/>Metal Film Resistor ½ W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5</text:p>
          </table:table-cell>
          <table:table-cell office:value-type="string" calcext:value-type="string">
            <text:p>0659801</text:p>
          </table:table-cell>
          <table:table-cell office:value-type="string" calcext:value-type="string">
            <text:p>0.01 uF</text:p>
          </table:table-cell>
          <table:table-cell office:value-type="string" calcext:value-type="string">
            <text:p>150V</text:p>
          </table:table-cell>
          <table:table-cell table:formula="of:=VLOOKUP([.I83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[.F83]; &quot; &quot;; [.G83]; &quot; &quot;; [.H83]; &quot; &quot;; [.J83])" office:value-type="string" office:string-value="0.01 uF 150V Mylar Capacitor " calcext:value-type="string">
            <text:p>0.01 uF 150V Mylar Capacitor 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707-714</text:p>
          </table:table-cell>
          <table:table-cell office:value-type="string" calcext:value-type="string">
            <text:p>0602109</text:p>
          </table:table-cell>
          <table:table-cell office:value-type="string" calcext:value-type="string">
            <text:p>1.0 uF</text:p>
          </table:table-cell>
          <table:table-cell office:value-type="string" calcext:value-type="string">
            <text:p>100V</text:p>
          </table:table-cell>
          <table:table-cell table:formula="of:=VLOOKUP([.I84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CONCATENATE([.F84]; &quot; &quot;; [.G84]; &quot; &quot;; [.H84]; &quot; &quot;; [.J84])" office:value-type="string" office:string-value="1.0 uF 100V Mylar Capacitor " calcext:value-type="string">
            <text:p>1.0 uF 100V Mylar Capacitor 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O1, 02</text:p>
          </table:table-cell>
          <table:table-cell office:value-type="string" calcext:value-type="string">
            <text:p>0602109</text:p>
          </table:table-cell>
          <table:table-cell office:value-type="string" calcext:value-type="string">
            <text:p>1.0 uF</text:p>
          </table:table-cell>
          <table:table-cell office:value-type="string" calcext:value-type="string">
            <text:p>100V</text:p>
          </table:table-cell>
          <table:table-cell table:formula="of:=VLOOKUP([.I85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C, 2C</text:p>
          </table:table-cell>
          <table:table-cell office:value-type="float" office:value="2" calcext:value-type="float">
            <text:p>2</text:p>
          </table:table-cell>
          <table:table-cell table:formula="of:=CONCATENATE([.F85]; &quot; &quot;; [.G85]; &quot; &quot;; [.H85]; &quot; &quot;; [.J85])" office:value-type="string" office:string-value="1.0 uF 100V Mylar Capacitor " calcext:value-type="string">
            <text:p>1.0 uF 100V Mylar Capacitor 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C05, 06</text:p>
          </table:table-cell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I86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F86]; &quot; &quot;; [.G86]; &quot; &quot;; [.H86]; &quot; &quot;; [.J86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5, 06</text:p>
          </table:table-cell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I87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formula="of:=CONCATENATE([.F87]; &quot; &quot;; [.G87]; &quot; &quot;; [.H87]; &quot; &quot;; [.J87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C603</text:p>
          </table:table-cell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I88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88]; &quot; &quot;; [.G88]; &quot; &quot;; [.H88]; &quot; &quot;; [.J88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C603</text:p>
          </table:table-cell>
          <table:table-cell office:value-type="string" calcext:value-type="string">
            <text:p>0602338</text:p>
          </table:table-cell>
          <table:table-cell office:value-type="string" calcext:value-type="string">
            <text:p>0.33 uF</text:p>
          </table:table-cell>
          <table:table-cell office:value-type="string" calcext:value-type="string">
            <text:p>100V</text:p>
          </table:table-cell>
          <table:table-cell table:formula="of:=VLOOKUP([.I89];[$part_translation.$A$1:$part_translation.$B$15];2;0)" office:value-type="string" office:string-value="Mylar Capacitor" calcext:value-type="string">
            <text:p>Mylar Capacitor</text:p>
          </table:table-cell>
          <table:table-cell office:value-type="string" calcext:value-type="string">
            <text:p>M.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89]; &quot; &quot;; [.G89]; &quot; &quot;; [.H89]; &quot; &quot;; [.J89])" office:value-type="string" office:string-value="0.33 uF 100V Mylar Capacitor " calcext:value-type="string">
            <text:p>0.33 uF 100V Mylar Capacitor </text:p>
          </table:table-cell>
          <table:table-cell office:value-type="string" calcext:value-type="string">
            <text:p>listed as 100V and 100W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701,702</text:p>
          </table:table-cell>
          <table:table-cell office:value-type="string" calcext:value-type="string">
            <text:p>0202221</text:p>
          </table:table-cell>
          <table:table-cell office:value-type="string" calcext:value-type="string">
            <text:p>220 ohm</text:p>
          </table:table-cell>
          <table:table-cell/>
          <table:table-cell table:formula="of:=VLOOKUP([.I90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F90]; &quot; &quot;; [.G90]; &quot; &quot;; [.H90]; &quot; &quot;; [.J90])" office:value-type="string" office:string-value="220 ohm  Non. Flammable Resistor 2W" calcext:value-type="string">
            <text:p>220 ohm <text:s/>Non. Flammable Resistor 2W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0202222</text:p>
          </table:table-cell>
          <table:table-cell office:value-type="string" calcext:value-type="string">
            <text:p>2.2 kOhm</text:p>
          </table:table-cell>
          <table:table-cell/>
          <table:table-cell table:formula="of:=VLOOKUP([.I9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1" calcext:value-type="float">
            <text:p>1</text:p>
          </table:table-cell>
          <table:table-cell table:formula="of:=CONCATENATE([.F91]; &quot; &quot;; [.G91]; &quot; &quot;; [.H91]; &quot; &quot;; [.J91])" office:value-type="string" office:string-value="2.2 kOhm  Non. Flammable Resistor 2W" calcext:value-type="string">
            <text:p>2.2 kOhm <text:s/>Non. Flammable Resistor 2W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‘0202152</text:p>
          </table:table-cell>
          <table:table-cell office:value-type="string" calcext:value-type="string">
            <text:p>1.5 kOhm</text:p>
          </table:table-cell>
          <table:table-cell/>
          <table:table-cell table:formula="of:=VLOOKUP([.I92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1" calcext:value-type="float">
            <text:p>1</text:p>
          </table:table-cell>
          <table:table-cell table:formula="of:=CONCATENATE([.F92]; &quot; &quot;; [.G92]; &quot; &quot;; [.H92]; &quot; &quot;; [.J92])" office:value-type="string" office:string-value="1.5 kOhm  Non. Flammable Resistor 2W" calcext:value-type="string">
            <text:p>1.5 kOhm <text:s/>Non. Flammable Resistor 2W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I93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office:value-type="float" office:value="1" calcext:value-type="float">
            <text:p>1</text:p>
          </table:table-cell>
          <table:table-cell table:formula="of:=CONCATENATE([.F93]; &quot; &quot;; [.G93]; &quot; &quot;; [.H93]; &quot; &quot;; [.J93])" office:value-type="string" office:string-value="47 Ohm  Non. Flammable Resistor ½ W" calcext:value-type="string">
            <text:p>47 Ohm <text:s/>Non. Flammable Resistor ½ W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I94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office:value-type="float" office:value="1" calcext:value-type="float">
            <text:p>1</text:p>
          </table:table-cell>
          <table:table-cell table:formula="of:=CONCATENATE([.F94]; &quot; &quot;; [.G94]; &quot; &quot;; [.H94]; &quot; &quot;; [.J94])" office:value-type="string" office:string-value="47 Ohm  Non. Flammable Resistor ½ W" calcext:value-type="string">
            <text:p>47 Ohm <text:s/>Non. Flammable Resistor ½ W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I95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.B 4C.D</text:p>
          </table:table-cell>
          <table:table-cell office:value-type="float" office:value="1" calcext:value-type="float">
            <text:p>1</text:p>
          </table:table-cell>
          <table:table-cell table:formula="of:=CONCATENATE([.F95]; &quot; &quot;; [.G95]; &quot; &quot;; [.H95]; &quot; &quot;; [.J95])" office:value-type="string" office:string-value="10 Ohm  Non. Flammable Resistor 2W" calcext:value-type="string">
            <text:p>10 Ohm <text:s/>Non. Flammable Resistor 2W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I9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 4D</text:p>
          </table:table-cell>
          <table:table-cell office:value-type="float" office:value="1" calcext:value-type="float">
            <text:p>1</text:p>
          </table:table-cell>
          <table:table-cell table:formula="of:=CONCATENATE([.F96]; &quot; &quot;; [.G96]; &quot; &quot;; [.H96]; &quot; &quot;; [.J96])" office:value-type="string" office:string-value="47 Ohm  Non. Flammable Resistor ½ W" calcext:value-type="string">
            <text:p>47 Ohm <text:s/>Non. Flammable Resistor ½ W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0210470</text:p>
          </table:table-cell>
          <table:table-cell office:value-type="string" calcext:value-type="string">
            <text:p>47 Ohm</text:p>
          </table:table-cell>
          <table:table-cell/>
          <table:table-cell table:formula="of:=VLOOKUP([.I97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1" calcext:value-type="float">
            <text:p>1</text:p>
          </table:table-cell>
          <table:table-cell table:formula="of:=CONCATENATE([.F97]; &quot; &quot;; [.G97]; &quot; &quot;; [.H97]; &quot; &quot;; [.J97])" office:value-type="string" office:string-value="47 Ohm  Non. Flammable Resistor ½ W" calcext:value-type="string">
            <text:p>47 Ohm <text:s/>Non. Flammable Resistor ½ W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01, 02</text:p>
          </table:table-cell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I98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98]; &quot; &quot;; [.G98]; &quot; &quot;; [.H98]; &quot; &quot;; [.J98])" office:value-type="string" office:string-value="2.7 kOhm  Non. Flammable Resistor 2W" calcext:value-type="string">
            <text:p>2.7 kOhm <text:s/>Non. Flammable Resistor 2W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03, 04</text:p>
          </table:table-cell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I99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A. 3A</text:p>
          </table:table-cell>
          <table:table-cell office:value-type="float" office:value="2" calcext:value-type="float">
            <text:p>2</text:p>
          </table:table-cell>
          <table:table-cell table:formula="of:=CONCATENATE([.F99]; &quot; &quot;; [.G99]; &quot; &quot;; [.H99]; &quot; &quot;; [.J99])" office:value-type="string" office:string-value="2.7 kOhm  Non. Flammable Resistor 2W" calcext:value-type="string">
            <text:p>2.7 kOhm <text:s/>Non. Flammable Resistor 2W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05, 06</text:p>
          </table:table-cell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I100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. 3 B</text:p>
          </table:table-cell>
          <table:table-cell office:value-type="float" office:value="2" calcext:value-type="float">
            <text:p>2</text:p>
          </table:table-cell>
          <table:table-cell table:formula="of:=CONCATENATE([.F100]; &quot; &quot;; [.G100]; &quot; &quot;; [.H100]; &quot; &quot;; [.J100])" office:value-type="string" office:string-value="100 Ohm   Non. Flammable Resistor ½ W" calcext:value-type="string">
            <text:p>100 Ohm <text:s text:c="2"/>Non. Flammable Resistor ½ W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07, 08</text:p>
          </table:table-cell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I10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01]; &quot; &quot;; [.G101]; &quot; &quot;; [.H101]; &quot; &quot;; [.J101])" office:value-type="string" office:string-value="100 Ohm   Non. Flammable Resistor ½ W" calcext:value-type="string">
            <text:p>100 Ohm <text:s text:c="2"/>Non. Flammable Resistor ½ W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19, 20</text:p>
          </table:table-cell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I102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F102]; &quot; &quot;; [.G102]; &quot; &quot;; [.H102]; &quot; &quot;; [.J102])" office:value-type="string" office:string-value="10 Ohm  Non. Flammable Resistor 2W" calcext:value-type="string">
            <text:p>10 Ohm <text:s/>Non. Flammable Resistor 2W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0202391</text:p>
          </table:table-cell>
          <table:table-cell office:value-type="string" calcext:value-type="string">
            <text:p>390 Ohm</text:p>
          </table:table-cell>
          <table:table-cell/>
          <table:table-cell table:formula="of:=VLOOKUP([.I103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03]; &quot; &quot;; [.G103]; &quot; &quot;; [.H103]; &quot; &quot;; [.J103])" office:value-type="string" office:string-value="390 Ohm  Non. Flammable Resistor 2W" calcext:value-type="string">
            <text:p>390 Ohm <text:s/>Non. Flammable Resistor 2W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602</text:p>
          </table:table-cell>
          <table:table-cell office:value-type="string" calcext:value-type="string">
            <text:p>0202222</text:p>
          </table:table-cell>
          <table:table-cell office:value-type="string" calcext:value-type="string">
            <text:p>2.2 kOhm</text:p>
          </table:table-cell>
          <table:table-cell/>
          <table:table-cell table:formula="of:=VLOOKUP([.I104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04]; &quot; &quot;; [.G104]; &quot; &quot;; [.H104]; &quot; &quot;; [.J104])" office:value-type="string" office:string-value="2.2 kOhm  Non. Flammable Resistor 2W" calcext:value-type="string">
            <text:p>2.2 kOhm <text:s/>Non. Flammable Resistor 2W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616</text:p>
          </table:table-cell>
          <table:table-cell office:value-type="string" calcext:value-type="string">
            <text:p>0210472</text:p>
          </table:table-cell>
          <table:table-cell office:value-type="string" calcext:value-type="string">
            <text:p>4.7 kOhm</text:p>
          </table:table-cell>
          <table:table-cell/>
          <table:table-cell table:formula="of:=VLOOKUP([.I105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05]; &quot; &quot;; [.G105]; &quot; &quot;; [.H105]; &quot; &quot;; [.J105])" office:value-type="string" office:string-value="4.7 kOhm  Non. Flammable Resistor ½ W" calcext:value-type="string">
            <text:p>4.7 kOhm <text:s/>Non. Flammable Resistor ½ W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1, 02</text:p>
          </table:table-cell>
          <table:table-cell office:value-type="string" calcext:value-type="string">
            <text:p>0202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I106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F106]; &quot; &quot;; [.G106]; &quot; &quot;; [.H106]; &quot; &quot;; [.J106])" office:value-type="string" office:string-value="3.3 kOhm  Non. Flammable Resistor 2W" calcext:value-type="string">
            <text:p>3.3 kOhm <text:s/>Non. Flammable Resistor 2W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3, 04</text:p>
          </table:table-cell>
          <table:table-cell office:value-type="string" calcext:value-type="string">
            <text:p>0202332</text:p>
          </table:table-cell>
          <table:table-cell office:value-type="string" calcext:value-type="string">
            <text:p>3.3 kOhm</text:p>
          </table:table-cell>
          <table:table-cell/>
          <table:table-cell table:formula="of:=VLOOKUP([.I107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A. 3 A</text:p>
          </table:table-cell>
          <table:table-cell office:value-type="float" office:value="2" calcext:value-type="float">
            <text:p>2</text:p>
          </table:table-cell>
          <table:table-cell table:formula="of:=CONCATENATE([.F107]; &quot; &quot;; [.G107]; &quot; &quot;; [.H107]; &quot; &quot;; [.J107])" office:value-type="string" office:string-value="3.3 kOhm  Non. Flammable Resistor 2W" calcext:value-type="string">
            <text:p>3.3 kOhm <text:s/>Non. Flammable Resistor 2W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05, 06</text:p>
          </table:table-cell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I108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08]; &quot; &quot;; [.G108]; &quot; &quot;; [.H108]; &quot; &quot;; [.J108])" office:value-type="string" office:string-value="100 Ohm   Non. Flammable Resistor ½ W" calcext:value-type="string">
            <text:p>100 Ohm <text:s text:c="2"/>Non. Flammable Resistor ½ W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15, 16</text:p>
          </table:table-cell>
          <table:table-cell office:value-type="string" calcext:value-type="string">
            <text:p>0210101</text:p>
          </table:table-cell>
          <table:table-cell office:value-type="string" calcext:value-type="string">
            <text:p>100 Ohm </text:p>
          </table:table-cell>
          <table:table-cell/>
          <table:table-cell table:formula="of:=VLOOKUP([.I109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F109]; &quot; &quot;; [.G109]; &quot; &quot;; [.H109]; &quot; &quot;; [.J109])" office:value-type="string" office:string-value="100 Ohm   Non. Flammable Resistor ½ W" calcext:value-type="string">
            <text:p>100 Ohm <text:s text:c="2"/>Non. Flammable Resistor ½ W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37, 38</text:p>
          </table:table-cell>
          <table:table-cell office:value-type="string" calcext:value-type="string">
            <text:p>0202100</text:p>
          </table:table-cell>
          <table:table-cell office:value-type="string" calcext:value-type="string">
            <text:p>10 Ohm</text:p>
          </table:table-cell>
          <table:table-cell/>
          <table:table-cell table:formula="of:=VLOOKUP([.I110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2" calcext:value-type="float">
            <text:p>2</text:p>
          </table:table-cell>
          <table:table-cell table:formula="of:=CONCATENATE([.F110]; &quot; &quot;; [.G110]; &quot; &quot;; [.H110]; &quot; &quot;; [.J110])" office:value-type="string" office:string-value="10 Ohm  Non. Flammable Resistor 2W" calcext:value-type="string">
            <text:p>10 Ohm <text:s/>Non. Flammable Resistor 2W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0202391</text:p>
          </table:table-cell>
          <table:table-cell office:value-type="string" calcext:value-type="string">
            <text:p>390 Ohm</text:p>
          </table:table-cell>
          <table:table-cell/>
          <table:table-cell table:formula="of:=VLOOKUP([.I111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11]; &quot; &quot;; [.G111]; &quot; &quot;; [.H111]; &quot; &quot;; [.J111])" office:value-type="string" office:string-value="390 Ohm  Non. Flammable Resistor 2W" calcext:value-type="string">
            <text:p>390 Ohm <text:s/>Non. Flammable Resistor 2W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2</text:p>
          </table:table-cell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I112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12]; &quot; &quot;; [.G112]; &quot; &quot;; [.H112]; &quot; &quot;; [.J112])" office:value-type="string" office:string-value="2.7 kOhm  Non. Flammable Resistor 2W" calcext:value-type="string">
            <text:p>2.7 kOhm <text:s/>Non. Flammable Resistor 2W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03</text:p>
          </table:table-cell>
          <table:table-cell office:value-type="string" calcext:value-type="string">
            <text:p>0202272</text:p>
          </table:table-cell>
          <table:table-cell office:value-type="string" calcext:value-type="string">
            <text:p>2.7 kOhm</text:p>
          </table:table-cell>
          <table:table-cell/>
          <table:table-cell table:formula="of:=VLOOKUP([.I113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2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13]; &quot; &quot;; [.G113]; &quot; &quot;; [.H113]; &quot; &quot;; [.J113])" office:value-type="string" office:string-value="2.7 kOhm  Non. Flammable Resistor 2W" calcext:value-type="string">
            <text:p>2.7 kOhm <text:s/>Non. Flammable Resistor 2W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617</text:p>
          </table:table-cell>
          <table:table-cell office:value-type="string" calcext:value-type="string">
            <text:p>0210472</text:p>
          </table:table-cell>
          <table:table-cell office:value-type="string" calcext:value-type="string">
            <text:p>4.7 kOhm</text:p>
          </table:table-cell>
          <table:table-cell/>
          <table:table-cell table:formula="of:=VLOOKUP([.I114];[$part_translation.$A$1:$part_translation.$B$15];2;0)" office:value-type="string" office:string-value="Non. Flammable Resistor" calcext:value-type="string">
            <text:p>Non. Flammable Resistor</text:p>
          </table:table-cell>
          <table:table-cell office:value-type="string" calcext:value-type="string">
            <text:p>N.I.R.</text:p>
          </table:table-cell>
          <table:table-cell office:value-type="string" calcext:value-type="string">
            <text:p>½ 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14]; &quot; &quot;; [.G114]; &quot; &quot;; [.H114]; &quot; &quot;; [.J114])" office:value-type="string" office:string-value="4.7 kOhm  Non. Flammable Resistor ½ W" calcext:value-type="string">
            <text:p>4.7 kOhm <text:s/>Non. Flammable Resistor ½ W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07, 08</text:p>
          </table:table-cell>
          <table:table-cell office:value-type="string" calcext:value-type="string">
            <text:p>'0620121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50 V</text:p>
          </table:table-cell>
          <table:table-cell table:formula="of:=VLOOKUP([.I115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B, 2B</text:p>
          </table:table-cell>
          <table:table-cell office:value-type="float" office:value="2" calcext:value-type="float">
            <text:p>2</text:p>
          </table:table-cell>
          <table:table-cell table:formula="of:=CONCATENATE([.F115]; &quot; &quot;; [.G115]; &quot; &quot;; [.H115]; &quot; &quot;; [.J115])" office:value-type="string" office:string-value="120 pF 50 V Polystyrene Capacitor " calcext:value-type="string">
            <text:p>120 pF 50 V Polystyrene Capacitor 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3, 14</text:p>
          </table:table-cell>
          <table:table-cell office:value-type="string" calcext:value-type="string">
            <text:p>'062015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50 V</text:p>
          </table:table-cell>
          <table:table-cell table:formula="of:=VLOOKUP([.I116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116]; &quot; &quot;; [.G116]; &quot; &quot;; [.H116]; &quot; &quot;; [.J116])" office:value-type="string" office:string-value="150 pF 50 V Polystyrene Capacitor " calcext:value-type="string">
            <text:p>150 pF 50 V Polystyrene Capacitor 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15, 16</text:p>
          </table:table-cell>
          <table:table-cell office:value-type="string" calcext:value-type="string">
            <text:p>'0625272</text:p>
          </table:table-cell>
          <table:table-cell office:value-type="string" calcext:value-type="string">
            <text:p>2700 pF</text:p>
          </table:table-cell>
          <table:table-cell office:value-type="string" calcext:value-type="string">
            <text:p>50 V</text:p>
          </table:table-cell>
          <table:table-cell table:formula="of:=VLOOKUP([.I117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117]; &quot; &quot;; [.G117]; &quot; &quot;; [.H117]; &quot; &quot;; [.J117])" office:value-type="string" office:string-value="2700 pF 50 V Polystyrene Capacitor " calcext:value-type="string">
            <text:p>2700 pF 50 V Polystyrene Capacitor 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C23, 24</text:p>
          </table:table-cell>
          <table:table-cell office:value-type="string" calcext:value-type="string">
            <text:p>'0625103</text:p>
          </table:table-cell>
          <table:table-cell office:value-type="string" calcext:value-type="string">
            <text:p>10000 pF</text:p>
          </table:table-cell>
          <table:table-cell office:value-type="string" calcext:value-type="string">
            <text:p>50 V</text:p>
          </table:table-cell>
          <table:table-cell table:formula="of:=VLOOKUP([.I118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A, 2A</text:p>
          </table:table-cell>
          <table:table-cell office:value-type="float" office:value="2" calcext:value-type="float">
            <text:p>2</text:p>
          </table:table-cell>
          <table:table-cell table:formula="of:=CONCATENATE([.F118]; &quot; &quot;; [.G118]; &quot; &quot;; [.H118]; &quot; &quot;; [.J118])" office:value-type="string" office:string-value="10000 pF 50 V Polystyrene Capacitor " calcext:value-type="string">
            <text:p>10000 pF 50 V Polystyrene Capacitor 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CO1, 02</text:p>
          </table:table-cell>
          <table:table-cell office:value-type="string" calcext:value-type="string">
            <text:p>0620361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50 V</text:p>
          </table:table-cell>
          <table:table-cell table:formula="of:=VLOOKUP([.I119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formula="of:=CONCATENATE([.F119]; &quot; &quot;; [.G119]; &quot; &quot;; [.H119]; &quot; &quot;; [.J119])" office:value-type="string" office:string-value="360 pF 50 V Polystyrene Capacitor " calcext:value-type="string">
            <text:p>360 pF 50 V Polystyrene Capacitor 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1, 02</text:p>
          </table:table-cell>
          <table:table-cell office:value-type="string" calcext:value-type="string">
            <text:p>0620361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50V</text:p>
          </table:table-cell>
          <table:table-cell table:formula="of:=VLOOKUP([.I120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F120]; &quot; &quot;; [.G120]; &quot; &quot;; [.H120]; &quot; &quot;; [.J120])" office:value-type="string" office:string-value="360 pF 50V Polystyrene Capacitor " calcext:value-type="string">
            <text:p>360 pF 50V Polystyrene Capacitor 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C09, 10</text:p>
          </table:table-cell>
          <table:table-cell office:value-type="string" calcext:value-type="string">
            <text:p>'0620121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50V</text:p>
          </table:table-cell>
          <table:table-cell table:formula="of:=VLOOKUP([.I121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B. 1 A</text:p>
          </table:table-cell>
          <table:table-cell office:value-type="float" office:value="2" calcext:value-type="float">
            <text:p>2</text:p>
          </table:table-cell>
          <table:table-cell table:formula="of:=CONCATENATE([.F121]; &quot; &quot;; [.G121]; &quot; &quot;; [.H121]; &quot; &quot;; [.J121])" office:value-type="string" office:string-value="120 pF 50V Polystyrene Capacitor " calcext:value-type="string">
            <text:p>120 pF 50V Polystyrene Capacitor 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'0620101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50 V</text:p>
          </table:table-cell>
          <table:table-cell table:formula="of:=VLOOKUP([.I122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A. 4 D</text:p>
          </table:table-cell>
          <table:table-cell office:value-type="float" office:value="1" calcext:value-type="float">
            <text:p>1</text:p>
          </table:table-cell>
          <table:table-cell table:formula="of:=CONCATENATE([.F122]; &quot; &quot;; [.G122]; &quot; &quot;; [.H122]; &quot; &quot;; [.J122])" office:value-type="string" office:string-value="100 pF 50 V Polystyrene Capacitor " calcext:value-type="string">
            <text:p>100 pF 50 V Polystyrene Capacitor 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062033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50 V</text:p>
          </table:table-cell>
          <table:table-cell table:formula="of:=VLOOKUP([.I123];[$part_translation.$A$1:$part_translation.$B$15];2;0)" office:value-type="string" office:string-value="Polystyrene Capacitor" calcext:value-type="string">
            <text:p>Polystyrene Capacitor</text:p>
          </table:table-cell>
          <table:table-cell office:value-type="string" calcext:value-type="string">
            <text:p>P.C.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A. 4 D</text:p>
          </table:table-cell>
          <table:table-cell office:value-type="float" office:value="1" calcext:value-type="float">
            <text:p>1</text:p>
          </table:table-cell>
          <table:table-cell table:formula="of:=CONCATENATE([.F123]; &quot; &quot;; [.G123]; &quot; &quot;; [.H123]; &quot; &quot;; [.J123])" office:value-type="string" office:string-value="330 pF 50 V Polystyrene Capacitor " calcext:value-type="string">
            <text:p>330 pF 50 V Polystyrene Capacitor 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701, 702</text:p>
          </table:table-cell>
          <table:table-cell office:value-type="string" calcext:value-type="string">
            <text:p>0305840-2</text:p>
          </table:table-cell>
          <table:table-cell office:value-type="string" calcext:value-type="string">
            <text:p>2SC1116</text:p>
          </table:table-cell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R.O.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F124]; &quot; &quot;; [.G124]; &quot; &quot;; [.H124]; &quot; &quot;; [.J124])" office:value-type="string" office:string-value="2SC1116  Transistor " calcext:value-type="string">
            <text:p>2SC1116 <text:s/>Transistor 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703, 704</text:p>
          </table:table-cell>
          <table:table-cell office:value-type="string" calcext:value-type="string">
            <text:p>0300520-2</text:p>
          </table:table-cell>
          <table:table-cell office:value-type="string" calcext:value-type="string">
            <text:p>2SA747</text:p>
          </table:table-cell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R.O.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F125]; &quot; &quot;; [.G125]; &quot; &quot;; [.H125]; &quot; &quot;; [.J125])" office:value-type="string" office:string-value="2SA747  Transistor " calcext:value-type="string">
            <text:p>2SA747 <text:s/>Transistor 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1, 02</text:p>
          </table:table-cell>
          <table:table-cell office:value-type="string" calcext:value-type="string">
            <text:p>0300900. 1</text:p>
          </table:table-cell>
          <table:table-cell office:value-type="string" calcext:value-type="string">
            <text:p>2SA906 (G.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F126]; &quot; &quot;; [.G126]; &quot; &quot;; [.H126]; &quot; &quot;; [.J126])" office:value-type="string" office:string-value="2SA906 (G. H)  Transistor " calcext:value-type="string">
            <text:p>2SA906 (G. H) <text:s/>Transistor 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3, 04</text:p>
          </table:table-cell>
          <table:table-cell office:value-type="string" calcext:value-type="string">
            <text:p>0300470. 1</text:p>
          </table:table-cell>
          <table:table-cell office:value-type="string" calcext:value-type="string">
            <text:p>2SA726(W)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float" office:value="2" calcext:value-type="float">
            <text:p>2</text:p>
          </table:table-cell>
          <table:table-cell table:formula="of:=CONCATENATE([.F127]; &quot; &quot;; [.G127]; &quot; &quot;; [.H127]; &quot; &quot;; [.J127])" office:value-type="string" office:string-value="2SA726(W) (F, G)  Transistor " calcext:value-type="string">
            <text:p>2SA726(W) (F, G) <text:s/>Transistor 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5, 06</text:p>
          </table:table-cell>
          <table:table-cell office:value-type="string" calcext:value-type="string">
            <text:p>0300900. 1</text:p>
          </table:table-cell>
          <table:table-cell office:value-type="string" calcext:value-type="string">
            <text:p>2SA906 (G.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F128]; &quot; &quot;; [.G128]; &quot; &quot;; [.H128]; &quot; &quot;; [.J128])" office:value-type="string" office:string-value="2SA906 (G. H)  Transistor " calcext:value-type="string">
            <text:p>2SA906 (G. H) <text:s/>Transistor 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7, 08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B. 2 B</text:p>
          </table:table-cell>
          <table:table-cell office:value-type="float" office:value="2" calcext:value-type="float">
            <text:p>2</text:p>
          </table:table-cell>
          <table:table-cell table:formula="of:=CONCATENATE([.F129]; &quot; &quot;; [.G129]; &quot; &quot;; [.H129]; &quot; &quot;; [.J129])" office:value-type="string" office:string-value="2SC1400(1) (E. U)  Transistor " calcext:value-type="string">
            <text:p>2SC1400(1) (E. U) <text:s/>Transistor 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09, 10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130]; &quot; &quot;; [.G130]; &quot; &quot;; [.H130]; &quot; &quot;; [.J130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1, 12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131]; &quot; &quot;; [.G131]; &quot; &quot;; [.H131]; &quot; &quot;; [.J131])" office:value-type="string" office:string-value="2SC1400(1) (E. U)  Transistor " calcext:value-type="string">
            <text:p>2SC1400(1) (E. U) <text:s/>Transistor 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3, 14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132]; &quot; &quot;; [.G132]; &quot; &quot;; [.H132]; &quot; &quot;; [.J132])" office:value-type="string" office:string-value="2SC1400(1) (E. U)  Transistor " calcext:value-type="string">
            <text:p>2SC1400(1) (E. U) <text:s/>Transistor 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TR15,16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133]; &quot; &quot;; [.G133]; &quot; &quot;; [.H133]; &quot; &quot;; [.J133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TR01, 02</text:p>
          </table:table-cell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F134]; &quot; &quot;; [.G134]; &quot; &quot;; [.H134]; &quot; &quot;; [.J134])" office:value-type="string" office:string-value="2SC1222(2) (U. E)   Transistor " calcext:value-type="string">
            <text:p>2SC1222(2) (U. E) <text:s text:c="2"/>Transistor 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TR03, 04</text:p>
          </table:table-cell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F135]; &quot; &quot;; [.G135]; &quot; &quot;; [.H135]; &quot; &quot;; [.J135])" office:value-type="string" office:string-value="2SC1222(2) (U. E)   Transistor " calcext:value-type="string">
            <text:p>2SC1222(2) (U. E) <text:s text:c="2"/>Transistor 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TR05, 06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. 1A</text:p>
          </table:table-cell>
          <table:table-cell office:value-type="float" office:value="2" calcext:value-type="float">
            <text:p>2</text:p>
          </table:table-cell>
          <table:table-cell table:formula="of:=CONCATENATE([.F136]; &quot; &quot;; [.G136]; &quot; &quot;; [.H136]; &quot; &quot;; [.J136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TR07, 08</text:p>
          </table:table-cell>
          <table:table-cell office:value-type="string" calcext:value-type="string">
            <text:p>‘0306010, 1</text:p>
          </table:table-cell>
          <table:table-cell office:value-type="string" calcext:value-type="string">
            <text:p>2SC1222(2) (U. E) 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NCATENATE([.F137]; &quot; &quot;; [.G137]; &quot; &quot;; [.H137]; &quot; &quot;; [.J137])" office:value-type="string" office:string-value="2SC1222(2) (U. E)   Transistor " calcext:value-type="string">
            <text:p>2SC1222(2) (U. E) <text:s text:c="2"/>Transistor 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1, 02</text:p>
          </table:table-cell>
          <table:table-cell office:value-type="string" calcext:value-type="string">
            <text:p><text:s/>0360370-2</text:p>
          </table:table-cell>
          <table:table-cell office:value-type="string" calcext:value-type="string">
            <text:p>2SA798 (F, G, H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B. 1 A</text:p>
          </table:table-cell>
          <table:table-cell office:value-type="float" office:value="2" calcext:value-type="float">
            <text:p>2</text:p>
          </table:table-cell>
          <table:table-cell table:formula="of:=CONCATENATE([.F138]; &quot; &quot;; [.G138]; &quot; &quot;; [.H138]; &quot; &quot;; [.J138])" office:value-type="string" office:string-value="2SA798 (F, G, H)  Transistor " calcext:value-type="string">
            <text:p>2SA798 (F, G, H) <text:s/>Transistor 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3, 04</text:p>
          </table:table-cell>
          <table:table-cell office:value-type="string" calcext:value-type="string">
            <text:p>0300470. 1</text:p>
          </table:table-cell>
          <table:table-cell office:value-type="string" calcext:value-type="string">
            <text:p>2SA726(W)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39]; &quot; &quot;; [.G139]; &quot; &quot;; [.H139]; &quot; &quot;; [.J139])" office:value-type="string" office:string-value="2SA726(W) (F, G)  Transistor " calcext:value-type="string">
            <text:p>2SA726(W) (F, G) <text:s/>Transistor 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5, 06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 C. l A</text:p>
          </table:table-cell>
          <table:table-cell office:value-type="float" office:value="2" calcext:value-type="float">
            <text:p>2</text:p>
          </table:table-cell>
          <table:table-cell table:formula="of:=CONCATENATE([.F140]; &quot; &quot;; [.G140]; &quot; &quot;; [.H140]; &quot; &quot;; [.J140])" office:value-type="string" office:string-value="2SC1400(1) (E, U)  Transistor " calcext:value-type="string">
            <text:p>2SC1400(1) (E, U) <text:s/>Transistor 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7, 08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41]; &quot; &quot;; [.G141]; &quot; &quot;; [.H141]; &quot; &quot;; [.J141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09, 10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42]; &quot; &quot;; [.G142]; &quot; &quot;; [.H142]; &quot; &quot;; [.J142])" office:value-type="string" office:string-value="2SC1400(1) (E, U)  Transistor " calcext:value-type="string">
            <text:p>2SC1400(1) (E, U) <text:s/>Transistor 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11, 12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43]; &quot; &quot;; [.G143]; &quot; &quot;; [.H143]; &quot; &quot;; [.J143])" office:value-type="string" office:string-value="2SC1400(1) (E, U)  Transistor " calcext:value-type="string">
            <text:p>2SC1400(1) (E, U) <text:s/>Transistor 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TR13, 14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44]; &quot; &quot;; [.G144]; &quot; &quot;; [.H144]; &quot; &quot;; [.J144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1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45]; &quot; &quot;; [.G145]; &quot; &quot;; [.H145]; &quot; &quot;; [.J145])" office:value-type="string" office:string-value="2SC1400(1) (E, U)  Transistor " calcext:value-type="string">
            <text:p>2SC1400(1) (E, U) <text:s/>Transistor 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2</text:p>
          </table:table-cell>
          <table:table-cell office:value-type="string" calcext:value-type="string">
            <text:p>0306290. 1</text:p>
          </table:table-cell>
          <table:table-cell office:value-type="string" calcext:value-type="string">
            <text:p>2SC1400(1)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46]; &quot; &quot;; [.G146]; &quot; &quot;; [.H146]; &quot; &quot;; [.J146])" office:value-type="string" office:string-value="2SC1400(1) (E, U)  Transistor " calcext:value-type="string">
            <text:p>2SC1400(1) (E, U) <text:s/>Transistor 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3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47]; &quot; &quot;; [.G147]; &quot; &quot;; [.H147]; &quot; &quot;; [.J147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4</text:p>
          </table:table-cell>
          <table:table-cell office:value-type="string" calcext:value-type="string">
            <text:p>'0300890, 1</text:p>
          </table:table-cell>
          <table:table-cell office:value-type="string" calcext:value-type="string">
            <text:p>2SA750(3) (E.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48]; &quot; &quot;; [.G148]; &quot; &quot;; [.H148]; &quot; &quot;; [.J148])" office:value-type="string" office:string-value="2SA750(3) (E. U)  Transistor " calcext:value-type="string">
            <text:p>2SA750(3) (E. U) <text:s/>Transistor 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5</text:p>
          </table:table-cell>
          <table:table-cell office:value-type="string" calcext:value-type="string">
            <text:p>'0300791. 2</text:p>
          </table:table-cell>
          <table:table-cell office:value-type="string" calcext:value-type="string">
            <text:p>2SA899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49]; &quot; &quot;; [.G149]; &quot; &quot;; [.H149]; &quot; &quot;; [.J149])" office:value-type="string" office:string-value="2SA899 (B, V)  Transistor " calcext:value-type="string">
            <text:p>2SA899 (B, V) <text:s/>Transistor 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6</text:p>
          </table:table-cell>
          <table:table-cell office:value-type="string" calcext:value-type="string">
            <text:p>'0305951.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1" calcext:value-type="float">
            <text:p>1</text:p>
          </table:table-cell>
          <table:table-cell table:formula="of:=CONCATENATE([.F150]; &quot; &quot;; [.G150]; &quot; &quot;; [.H150]; &quot; &quot;; [.J150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7</text:p>
          </table:table-cell>
          <table:table-cell office:value-type="string" calcext:value-type="string">
            <text:p>'0306401. 2</text:p>
          </table:table-cell>
          <table:table-cell office:value-type="string" calcext:value-type="string">
            <text:p>2SC1904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. 3 D</text:p>
          </table:table-cell>
          <table:table-cell office:value-type="float" office:value="1" calcext:value-type="float">
            <text:p>1</text:p>
          </table:table-cell>
          <table:table-cell table:formula="of:=CONCATENATE([.F151]; &quot; &quot;; [.G151]; &quot; &quot;; [.H151]; &quot; &quot;; [.J151])" office:value-type="string" office:string-value="2SC1904 (B, V)  Transistor " calcext:value-type="string">
            <text:p>2SC1904 (B, V) <text:s/>Transistor 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8</text:p>
          </table:table-cell>
          <table:table-cell office:value-type="string" calcext:value-type="string">
            <text:p>'0306401. 2</text:p>
          </table:table-cell>
          <table:table-cell office:value-type="string" calcext:value-type="string">
            <text:p>2SC1904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B 4C</text:p>
          </table:table-cell>
          <table:table-cell office:value-type="float" office:value="1" calcext:value-type="float">
            <text:p>1</text:p>
          </table:table-cell>
          <table:table-cell table:formula="of:=CONCATENATE([.F152]; &quot; &quot;; [.G152]; &quot; &quot;; [.H152]; &quot; &quot;; [.J152])" office:value-type="string" office:string-value="2SC1904 (B, V)  Transistor " calcext:value-type="string">
            <text:p>2SC1904 (B, V) <text:s/>Transistor 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09</text:p>
          </table:table-cell>
          <table:table-cell office:value-type="string" calcext:value-type="string">
            <text:p>'0305951.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, 2B.3, 4C</text:p>
          </table:table-cell>
          <table:table-cell office:value-type="float" office:value="1" calcext:value-type="float">
            <text:p>1</text:p>
          </table:table-cell>
          <table:table-cell table:formula="of:=CONCATENATE([.F153]; &quot; &quot;; [.G153]; &quot; &quot;; [.H153]; &quot; &quot;; [.J153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1</text:p>
          </table:table-cell>
          <table:table-cell office:value-type="string" calcext:value-type="string">
            <text:p>'0300791. 2</text:p>
          </table:table-cell>
          <table:table-cell office:value-type="string" calcext:value-type="string">
            <text:p>2SA899 (B, V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1" calcext:value-type="float">
            <text:p>1</text:p>
          </table:table-cell>
          <table:table-cell table:formula="of:=CONCATENATE([.F154]; &quot; &quot;; [.G154]; &quot; &quot;; [.H154]; &quot; &quot;; [.J154])" office:value-type="string" office:string-value="2SA899 (B, V)  Transistor " calcext:value-type="string">
            <text:p>2SA899 (B, V) <text:s/>Transistor 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2</text:p>
          </table:table-cell>
          <table:table-cell office:value-type="string" calcext:value-type="string">
            <text:p>'0308441-3</text:p>
          </table:table-cell>
          <table:table-cell office:value-type="string" calcext:value-type="string">
            <text:p>2SD382 (M, L, K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B, 4C</text:p>
          </table:table-cell>
          <table:table-cell office:value-type="float" office:value="1" calcext:value-type="float">
            <text:p>1</text:p>
          </table:table-cell>
          <table:table-cell table:formula="of:=CONCATENATE([.F155]; &quot; &quot;; [.G155]; &quot; &quot;; [.H155]; &quot; &quot;; [.J155])" office:value-type="string" office:string-value="2SD382 (M, L, K)  Transistor " calcext:value-type="string">
            <text:p>2SD382 (M, L, K) <text:s/>Transistor 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TR13</text:p>
          </table:table-cell>
          <table:table-cell office:value-type="string" calcext:value-type="string">
            <text:p>'0303271, 2</text:p>
          </table:table-cell>
          <table:table-cell office:value-type="string" calcext:value-type="string">
            <text:p>2SB537 (M, L, K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B, 3C</text:p>
          </table:table-cell>
          <table:table-cell office:value-type="float" office:value="1" calcext:value-type="float">
            <text:p>1</text:p>
          </table:table-cell>
          <table:table-cell table:formula="of:=CONCATENATE([.F156]; &quot; &quot;; [.G156]; &quot; &quot;; [.H156]; &quot; &quot;; [.J156])" office:value-type="string" office:string-value="2SB537 (M, L, K)  Transistor " calcext:value-type="string">
            <text:p>2SB537 (M, L, K) <text:s/>Transistor 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01, 02</text:p>
          </table:table-cell>
          <table:table-cell office:value-type="string" calcext:value-type="string">
            <text:p>'0308521, 2</text:p>
          </table:table-cell>
          <table:table-cell office:value-type="string" calcext:value-type="string">
            <text:p>2SD438 (E, F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57]; &quot; &quot;; [.G157]; &quot; &quot;; [.H157]; &quot; &quot;; [.J157])" office:value-type="string" office:string-value="2SD438 (E, F)  Transistor " calcext:value-type="string">
            <text:p>2SD438 (E, F) <text:s/>Transistor 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03, 04</text:p>
          </table:table-cell>
          <table:table-cell office:value-type="string" calcext:value-type="string">
            <text:p>'0303361, 2</text:p>
          </table:table-cell>
          <table:table-cell office:value-type="string" calcext:value-type="string">
            <text:p>2SB560 (E, F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58]; &quot; &quot;; [.G158]; &quot; &quot;; [.H158]; &quot; &quot;; [.J158])" office:value-type="string" office:string-value="2SB560 (E, F)  Transistor " calcext:value-type="string">
            <text:p>2SB560 (E, F) <text:s/>Transistor 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1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59]; &quot; &quot;; [.G159]; &quot; &quot;; [.H159]; &quot; &quot;; [.J159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2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60]; &quot; &quot;; [.G160]; &quot; &quot;; [.H160]; &quot; &quot;; [.J160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3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61]; &quot; &quot;; [.G161]; &quot; &quot;; [.H161]; &quot; &quot;; [.J161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4</text:p>
          </table:table-cell>
          <table:table-cell office:value-type="string" calcext:value-type="string">
            <text:p>‘0300510, 1</text:p>
          </table:table-cell>
          <table:table-cell office:value-type="string" calcext:value-type="string">
            <text:p>2SA733 (P, Q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62]; &quot; &quot;; [.G162]; &quot; &quot;; [.H162]; &quot; &quot;; [.J162])" office:value-type="string" office:string-value="2SA733 (P, Q)  Transistor " calcext:value-type="string">
            <text:p>2SA733 (P, Q) <text:s/>Transistor 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5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63]; &quot; &quot;; [.G163]; &quot; &quot;; [.H163]; &quot; &quot;; [.J163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6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64]; &quot; &quot;; [.G164]; &quot; &quot;; [.H164]; &quot; &quot;; [.J164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TR607</text:p>
          </table:table-cell>
          <table:table-cell office:value-type="string" calcext:value-type="string">
            <text:p>‘0305951, 2</text:p>
          </table:table-cell>
          <table:table-cell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65]; &quot; &quot;; [.G165]; &quot; &quot;; [.H165]; &quot; &quot;; [.J165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1, 02</text:p>
          </table:table-cell>
          <table:table-cell table:style-name="Default" office:value-type="string" calcext:value-type="string">
            <text:p>'0308451, 2</text:p>
          </table:table-cell>
          <table:table-cell table:style-name="ce64" office:value-type="string" calcext:value-type="string">
            <text:p>2SD356 (D, E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66]; &quot; &quot;; [.G166]; &quot; &quot;; [.H166]; &quot; &quot;; [.J166])" office:value-type="string" office:string-value="2SD356 (D, E)  Transistor " calcext:value-type="string">
            <text:p>2SD356 (D, E) <text:s/>Transistor 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3, 04</text:p>
          </table:table-cell>
          <table:table-cell table:style-name="Default" office:value-type="string" calcext:value-type="string">
            <text:p>'0303281, 2</text:p>
          </table:table-cell>
          <table:table-cell table:style-name="ce64" office:value-type="string" calcext:value-type="string">
            <text:p>2SB526 (D, E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F167]; &quot; &quot;; [.G167]; &quot; &quot;; [.H167]; &quot; &quot;; [.J167])" office:value-type="string" office:string-value="2SB526 (D, E)  Transistor " calcext:value-type="string">
            <text:p>2SB526 (D, E) <text:s/>Transistor 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5, 06</text:p>
          </table:table-cell>
          <table:table-cell table:style-name="Default" office:value-type="string" calcext:value-type="string">
            <text:p>'0306270, 1</text:p>
          </table:table-cell>
          <table:table-cell table:style-name="ce64" office:value-type="string" calcext:value-type="string">
            <text:p>2SC1708 (E, U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68]; &quot; &quot;; [.G168]; &quot; &quot;; [.H168]; &quot; &quot;; [.J168])" office:value-type="string" office:string-value="2SC1708 (E, U)  Transistor " calcext:value-type="string">
            <text:p>2SC1708 (E, U) <text:s/>Transistor 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7, 08</text:p>
          </table:table-cell>
          <table:table-cell table:style-name="Default" office:value-type="string" calcext:value-type="string">
            <text:p>'0300710, 1</text:p>
          </table:table-cell>
          <table:table-cell table:style-name="ce64" office:value-type="string" calcext:value-type="string">
            <text:p>2SA847 (1)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F169]; &quot; &quot;; [.G169]; &quot; &quot;; [.H169]; &quot; &quot;; [.J169])" office:value-type="string" office:string-value="2SA847 (1)(F, G)  Transistor " calcext:value-type="string">
            <text:p>2SA847 (1)(F, G) <text:s/>Transistor 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09, 10</text:p>
          </table:table-cell>
          <table:table-cell table:style-name="Default" office:value-type="string" calcext:value-type="string">
            <text:p>'0306270, 1</text:p>
          </table:table-cell>
          <table:table-cell table:style-name="ce64" office:value-type="string" calcext:value-type="string">
            <text:p>2SC1708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70]; &quot; &quot;; [.G170]; &quot; &quot;; [.H170]; &quot; &quot;; [.J170])" office:value-type="string" office:string-value="2SC1708 (F, G)  Transistor " calcext:value-type="string">
            <text:p>2SC1708 (F, G) <text:s/>Transistor 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11, 12</text:p>
          </table:table-cell>
          <table:table-cell table:style-name="Default" office:value-type="string" calcext:value-type="string">
            <text:p>'0300710, 1</text:p>
          </table:table-cell>
          <table:table-cell table:style-name="ce64" office:value-type="string" calcext:value-type="string">
            <text:p>2SA847 (F, G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2" calcext:value-type="float">
            <text:p>2</text:p>
          </table:table-cell>
          <table:table-cell table:formula="of:=CONCATENATE([.F171]; &quot; &quot;; [.G171]; &quot; &quot;; [.H171]; &quot; &quot;; [.J171])" office:value-type="string" office:string-value="2SA847 (F, G)  Transistor " calcext:value-type="string">
            <text:p>2SA847 (F, G) <text:s/>Transistor 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1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72]; &quot; &quot;; [.G172]; &quot; &quot;; [.H172]; &quot; &quot;; [.J172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2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73]; &quot; &quot;; [.G173]; &quot; &quot;; [.H173]; &quot; &quot;; [.J173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3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74]; &quot; &quot;; [.G174]; &quot; &quot;; [.H174]; &quot; &quot;; [.J174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4</text:p>
          </table:table-cell>
          <table:table-cell table:style-name="Default" office:value-type="string" calcext:value-type="string">
            <text:p>'0300510, 1</text:p>
          </table:table-cell>
          <table:table-cell table:style-name="ce64" office:value-type="string" calcext:value-type="string">
            <text:p>2SA733 (P, Q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75]; &quot; &quot;; [.G175]; &quot; &quot;; [.H175]; &quot; &quot;; [.J175])" office:value-type="string" office:string-value="2SA733 (P, Q)  Transistor " calcext:value-type="string">
            <text:p>2SA733 (P, Q) <text:s/>Transistor 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5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76]; &quot; &quot;; [.G176]; &quot; &quot;; [.H176]; &quot; &quot;; [.J176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6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 B</text:p>
          </table:table-cell>
          <table:table-cell office:value-type="float" office:value="1" calcext:value-type="float">
            <text:p>1</text:p>
          </table:table-cell>
          <table:table-cell table:formula="of:=CONCATENATE([.F177]; &quot; &quot;; [.G177]; &quot; &quot;; [.H177]; &quot; &quot;; [.J177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TR607</text:p>
          </table:table-cell>
          <table:table-cell table:style-name="Default" office:value-type="string" calcext:value-type="string">
            <text:p>0305951. 2</text:p>
          </table:table-cell>
          <table:table-cell table:style-name="ce64" office:value-type="string" calcext:value-type="string">
            <text:p>2SC945 (Q, P)</text:p>
          </table:table-cell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</text:p>
          </table:table-cell>
          <table:table-cell office:value-type="float" office:value="1" calcext:value-type="float">
            <text:p>1</text:p>
          </table:table-cell>
          <table:table-cell table:formula="of:=CONCATENATE([.F178]; &quot; &quot;; [.G178]; &quot; &quot;; [.H178]; &quot; &quot;; [.J178])" office:value-type="string" office:string-value="2SC945 (Q, P)  Transistor " calcext:value-type="string">
            <text:p>2SC945 (Q, P) <text:s/>Transistor 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1, 02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 B</text:p>
          </table:table-cell>
          <table:table-cell office:value-type="float" office:value="2" calcext:value-type="float">
            <text:p>2</text:p>
          </table:table-cell>
          <table:table-cell table:formula="of:=CONCATENATE([.F179]; &quot; &quot;; [.G179]; &quot; &quot;; [.H179]; &quot; &quot;; [.J179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D03, 04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A. 2A</text:p>
          </table:table-cell>
          <table:table-cell office:value-type="float" office:value="2" calcext:value-type="float">
            <text:p>2</text:p>
          </table:table-cell>
          <table:table-cell table:formula="of:=CONCATENATE([.F180]; &quot; &quot;; [.G180]; &quot; &quot;; [.H180]; &quot; &quot;; [.J180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D01, 02</text:p>
          </table:table-cell>
          <table:table-cell table:style-name="Default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B . 2B</text:p>
          </table:table-cell>
          <table:table-cell office:value-type="float" office:value="2" calcext:value-type="float">
            <text:p>2</text:p>
          </table:table-cell>
          <table:table-cell table:formula="of:=CONCATENATE([.F181]; &quot; &quot;; [.G181]; &quot; &quot;; [.H181]; &quot; &quot;; [.J181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D01, 02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C. 1 A</text:p>
          </table:table-cell>
          <table:table-cell office:value-type="float" office:value="2" calcext:value-type="float">
            <text:p>2</text:p>
          </table:table-cell>
          <table:table-cell table:formula="of:=CONCATENATE([.F182]; &quot; &quot;; [.G182]; &quot; &quot;; [.H182]; &quot; &quot;; [.J182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83]; &quot; &quot;; [.G183]; &quot; &quot;; [.H183]; &quot; &quot;; [.J183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4</text:p>
          </table:table-cell>
          <table:table-cell table:style-name="Default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84]; &quot; &quot;; [.G184]; &quot; &quot;; [.H184]; &quot; &quot;; [.J184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09</text:p>
          </table:table-cell>
          <table:table-cell table:style-name="Default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85]; &quot; &quot;; [.G185]; &quot; &quot;; [.H185]; &quot; &quot;; [.J185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D610</text:p>
          </table:table-cell>
          <table:table-cell table:style-name="Default" office:value-type="string" calcext:value-type="string">
            <text:p>0340120</text:p>
          </table:table-cell>
          <table:table-cell office:value-type="string" calcext:value-type="string">
            <text:p>VD1212 Varistor</text:p>
          </table:table-cell>
          <table:table-cell/>
          <table:table-cell office:value-type="string" calcext:value-type="string">
            <text:p>Varist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86]; &quot; &quot;; [.G186]; &quot; &quot;; [.H186]; &quot; &quot;; [.J186])" office:value-type="string" office:string-value="VD1212 Varistor  Varistor " calcext:value-type="string">
            <text:p>VD1212 Varistor <text:s/>Varistor 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1</text:p>
          </table:table-cell>
          <table:table-cell office:value-type="string" calcext:value-type="string">
            <text:p>0316170</text:p>
          </table:table-cell>
          <table:table-cell office:value-type="string" calcext:value-type="string">
            <text:p>EQB01-22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3"/>
          <table:table-cell office:value-type="string" calcext:value-type="string">
            <text:p>2A. 4 D</text:p>
          </table:table-cell>
          <table:table-cell office:value-type="float" office:value="1" calcext:value-type="float">
            <text:p>1</text:p>
          </table:table-cell>
          <table:table-cell table:formula="of:=CONCATENATE([.F187]; &quot; &quot;; [.G187]; &quot; &quot;; [.H187]; &quot; &quot;; [.J187])" office:value-type="string" office:string-value="EQB01-22  Zener Diode " calcext:value-type="string">
            <text:p>EQB01-22 <text:s/>Zener Diode 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ZD02</text:p>
          </table:table-cell>
          <table:table-cell office:value-type="string" calcext:value-type="string">
            <text:p>0316170</text:p>
          </table:table-cell>
          <table:table-cell office:value-type="string" calcext:value-type="string">
            <text:p>EQB01-22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 A, 3D</text:p>
          </table:table-cell>
          <table:table-cell office:value-type="float" office:value="1" calcext:value-type="float">
            <text:p>1</text:p>
          </table:table-cell>
          <table:table-cell table:formula="of:=CONCATENATE([.F188]; &quot; &quot;; [.G188]; &quot; &quot;; [.H188]; &quot; &quot;; [.J188])" office:value-type="string" office:string-value="EQB01-22  Zener Diode " calcext:value-type="string">
            <text:p>EQB01-22 <text:s/>Zener Diode 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ZD01, 02</text:p>
          </table:table-cell>
          <table:table-cell office:value-type="string" calcext:value-type="string">
            <text:p>0316570</text:p>
          </table:table-cell>
          <table:table-cell office:value-type="string" calcext:value-type="string">
            <text:p>RD3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89]; &quot; &quot;; [.G189]; &quot; &quot;; [.H189]; &quot; &quot;; [.J189])" office:value-type="string" office:string-value="RD33E (B)  Zener Diode " calcext:value-type="string">
            <text:p>RD33E (B) <text:s/>Zener Diode 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ZD03, 04</text:p>
          </table:table-cell>
          <table:table-cell office:value-type="string" calcext:value-type="string">
            <text:p>0316570</text:p>
          </table:table-cell>
          <table:table-cell office:value-type="string" calcext:value-type="string">
            <text:p>RD3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90]; &quot; &quot;; [.G190]; &quot; &quot;; [.H190]; &quot; &quot;; [.J190])" office:value-type="string" office:string-value="RD33E (B)  Zener Diode " calcext:value-type="string">
            <text:p>RD33E (B) <text:s/>Zener Diode 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ZD601</text:p>
          </table:table-cell>
          <table:table-cell office:value-type="string" calcext:value-type="string">
            <text:p>0315760</text:p>
          </table:table-cell>
          <table:table-cell office:value-type="string" calcext:value-type="string">
            <text:p>EQA01-06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91]; &quot; &quot;; [.G191]; &quot; &quot;; [.H191]; &quot; &quot;; [.J191])" office:value-type="string" office:string-value="EQA01-06R  Zener Diode " calcext:value-type="string">
            <text:p>EQA01-06R <text:s/>Zener Diode 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ZD602</text:p>
          </table:table-cell>
          <table:table-cell office:value-type="string" calcext:value-type="string">
            <text:p>0316390</text:p>
          </table:table-cell>
          <table:table-cell office:value-type="string" calcext:value-type="string">
            <text:p>RD6.2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2 B</text:p>
          </table:table-cell>
          <table:table-cell office:value-type="float" office:value="1" calcext:value-type="float">
            <text:p>1</text:p>
          </table:table-cell>
          <table:table-cell table:formula="of:=CONCATENATE([.F192]; &quot; &quot;; [.G192]; &quot; &quot;; [.H192]; &quot; &quot;; [.J192])" office:value-type="string" office:string-value="RD6.2E (B)  Zener Diode " calcext:value-type="string">
            <text:p>RD6.2E (B) <text:s/>Zener Diode 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01, 02</text:p>
          </table:table-cell>
          <table:table-cell office:value-type="string" calcext:value-type="string">
            <text:p>0316310</text:p>
          </table:table-cell>
          <table:table-cell office:value-type="string" calcext:value-type="string">
            <text:p>RD-13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B. 3 B</text:p>
          </table:table-cell>
          <table:table-cell office:value-type="float" office:value="2" calcext:value-type="float">
            <text:p>2</text:p>
          </table:table-cell>
          <table:table-cell table:formula="of:=CONCATENATE([.F193]; &quot; &quot;; [.G193]; &quot; &quot;; [.H193]; &quot; &quot;; [.J193])" office:value-type="string" office:string-value="RD-13E (B)  Zener Diode " calcext:value-type="string">
            <text:p>RD-13E (B) <text:s/>Zener Diode 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1</text:p>
          </table:table-cell>
          <table:table-cell office:value-type="string" calcext:value-type="string">
            <text:p>0315760</text:p>
          </table:table-cell>
          <table:table-cell office:value-type="string" calcext:value-type="string">
            <text:p>EQA01-06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office:value-type="float" office:value="1" calcext:value-type="float">
            <text:p>1</text:p>
          </table:table-cell>
          <table:table-cell table:formula="of:=CONCATENATE([.F194]; &quot; &quot;; [.G194]; &quot; &quot;; [.H194]; &quot; &quot;; [.J194])" office:value-type="string" office:string-value="EQA01-06R  Zener Diode " calcext:value-type="string">
            <text:p>EQA01-06R <text:s/>Zener Diode 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ZD602</text:p>
          </table:table-cell>
          <table:table-cell office:value-type="string" calcext:value-type="string">
            <text:p>0316390</text:p>
          </table:table-cell>
          <table:table-cell office:value-type="string" calcext:value-type="string">
            <text:p>RD-6.2E (B)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 A</text:p>
          </table:table-cell>
          <table:table-cell office:value-type="float" office:value="1" calcext:value-type="float">
            <text:p>1</text:p>
          </table:table-cell>
          <table:table-cell table:formula="of:=CONCATENATE([.F195]; &quot; &quot;; [.G195]; &quot; &quot;; [.H195]; &quot; &quot;; [.J195])" office:value-type="string" office:string-value="RD-6.2E (B)  Zener Diode " calcext:value-type="string">
            <text:p>RD-6.2E (B) <text:s/>Zener Diode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450060" calcext:value-type="float">
            <text:p>2450060</text:p>
          </table:table-cell>
          <table:table-cell office:value-type="string" calcext:value-type="string">
            <text:p>AC outlet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5066280" calcext:value-type="float">
            <text:p>5066280</text:p>
          </table:table-cell>
          <table:table-cell office:value-type="string" calcext:value-type="string">
            <text:p>AC outlet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290190" calcext:value-type="float">
            <text:p>2290190</text:p>
          </table:table-cell>
          <table:table-cell office:value-type="string" calcext:value-type="string">
            <text:p>Speaker Termin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3800010" calcext:value-type="float">
            <text:p>3800010</text:p>
          </table:table-cell>
          <table:table-cell office:value-type="string" calcext:value-type="string">
            <text:p>Power Cord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3800190" calcext:value-type="float">
            <text:p>3800190</text:p>
          </table:table-cell>
          <table:table-cell office:value-type="string" calcext:value-type="string">
            <text:p>Power Cord EU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3800320" calcext:value-type="float">
            <text:p>3800320</text:p>
          </table:table-cell>
          <table:table-cell office:value-type="string" calcext:value-type="string">
            <text:p>Power Cord 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300060" calcext:value-type="float">
            <text:p>2300060</text:p>
          </table:table-cell>
          <table:table-cell office:value-type="string" calcext:value-type="string">
            <text:p>Power Fuse Holder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300090" calcext:value-type="float">
            <text:p>2300090</text:p>
          </table:table-cell>
          <table:table-cell office:value-type="string" calcext:value-type="string">
            <text:p>Power Fuse Holder,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410091" calcext:value-type="float">
            <text:p>2410091</text:p>
          </table:table-cell>
          <table:table-cell office:value-type="string" calcext:value-type="string">
            <text:p>Voltage Selector Plug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410830" calcext:value-type="float">
            <text:p>2410830</text:p>
          </table:table-cell>
          <table:table-cell office:value-type="string" calcext:value-type="string">
            <text:p>Voltage Selector Socket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411240" calcext:value-type="float">
            <text:p>2411240</text:p>
          </table:table-cell>
          <table:table-cell office:value-type="string" calcext:value-type="string">
            <text:p>Voltage Selector SW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0701-7O3</text:p>
          </table:table-cell>
          <table:table-cell office:value-type="float" office:value="2230052" calcext:value-type="float">
            <text:p>2230052</text:p>
          </table:table-cell>
          <table:table-cell office:value-type="string" calcext:value-type="string">
            <text:p>Ground Termin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701, 702</text:p>
          </table:table-cell>
          <table:table-cell office:value-type="float" office:value="4002580" calcext:value-type="float">
            <text:p>4002580</text:p>
          </table:table-cell>
          <table:table-cell office:value-type="string" calcext:value-type="string">
            <text:p>Power Transformer, X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4002584" calcext:value-type="float">
            <text:p>4002584</text:p>
          </table:table-cell>
          <table:table-cell office:value-type="string" calcext:value-type="string">
            <text:p>Power Transformer, EU, B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4002582" calcext:value-type="float">
            <text:p>4002582</text:p>
          </table:table-cell>
          <table:table-cell office:value-type="string" calcext:value-type="string">
            <text:p>Power Transformer, UL, CS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18850 1015170.1</text:p>
          </table:table-cell>
          <table:table-cell office:value-type="string" calcext:value-type="string">
            <text:p>N-7 Type Knob, 250 kOhm (MN) x 2 balance volume (L=25, P=5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18840 1015230,1</text:p>
          </table:table-cell>
          <table:table-cell office:value-type="string" calcext:value-type="string">
            <text:p>K-7 Type Knob, 100 kOhm (C) x 2 Treble, Bass volume (L=25, P=7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K-7 Type Knob, rotary switch, Speaker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K-7 Type Knob, rotary switch, Tape Cop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I-7 Type Knob, rotary switch, Input Selecto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Lever Switch, Tone Defea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Lever Switch, Pow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1131400" calcext:value-type="float">
            <text:p>1131400</text:p>
          </table:table-cell>
          <table:table-cell office:value-type="string" calcext:value-type="string">
            <text:p>Push Switch Knob, Knob Guide, Push switch, tape pla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2430290" calcext:value-type="float">
            <text:p>2430290</text:p>
          </table:table-cell>
          <table:table-cell office:value-type="string" calcext:value-type="string">
            <text:p>Head Phone Jac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5006670" calcext:value-type="float">
            <text:p>5006670</text:p>
          </table:table-cell>
          <table:table-cell office:value-type="string" calcext:value-type="string">
            <text:p>Bonn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5336600" calcext:value-type="float">
            <text:p>5336600</text:p>
          </table:table-cell>
          <table:table-cell office:value-type="string" calcext:value-type="string">
            <text:p>Badg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0319110</text:p>
          </table:table-cell>
          <table:table-cell office:value-type="string" calcext:value-type="string">
            <text:p>Light Emitting Diod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5507070" calcext:value-type="float">
            <text:p>5507070</text:p>
          </table:table-cell>
          <table:table-cell office:value-type="string" calcext:value-type="string">
            <text:p>Le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Loudnes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Subsonic fil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H-7 Type Knob, 150 kOhm x 2, 5kOhm x 2, Volume (L=25, P=9)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26611 11 71120</text:p>
          </table:table-cell>
          <table:table-cell office:value-type="string" calcext:value-type="string">
            <text:p>Lever Switch, Mut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326611 11 71130</text:p>
          </table:table-cell>
          <table:table-cell office:value-type="string" calcext:value-type="string">
            <text:p>Lever Switch, High Filt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ush Switch Knob, Knob Guide, Push switch, turn ov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7007570" calcext:value-type="float">
            <text:p>7007570</text:p>
          </table:table-cell>
          <table:table-cell office:value-type="string" calcext:value-type="string">
            <text:p>Front Panel Assembly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Bottom Pla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9</text:p>
          </table:table-cell>
          <table:table-cell/>
          <table:table-cell office:value-type="float" office:value="2200480" calcext:value-type="float">
            <text:p>2200480</text:p>
          </table:table-cell>
          <table:table-cell office:value-type="string" calcext:value-type="string">
            <text:p>8P Input Termina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1190420</text:p>
          </table:table-cell>
          <table:table-cell office:value-type="string" calcext:value-type="string">
            <text:p>Input Rotary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 B. C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1190420</text:p>
          </table:table-cell>
          <table:table-cell office:value-type="string" calcext:value-type="string">
            <text:p>Tape Copy Rotary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 B. C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3</text:p>
          </table:table-cell>
          <table:table-cell/>
          <table:table-cell office:value-type="float" office:value="2410910" calcext:value-type="float">
            <text:p>2410910</text:p>
          </table:table-cell>
          <table:table-cell office:value-type="string" calcext:value-type="string">
            <text:p>2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VR01</text:p>
          </table:table-cell>
          <table:table-cell office:value-type="string" calcext:value-type="string">
            <text:p>1015170, 1</text:p>
          </table:table-cell>
          <table:table-cell office:value-type="string" calcext:value-type="string">
            <text:p>250 kOhm (MN) x2 Balance V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S01</text:p>
          </table:table-cell>
          <table:table-cell office:value-type="float" office:value="1171120" calcext:value-type="float">
            <text:p>1171120</text:p>
          </table:table-cell>
          <table:table-cell office:value-type="string" calcext:value-type="string">
            <text:p>Loudness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 A, B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S02</text:p>
          </table:table-cell>
          <table:table-cell office:value-type="float" office:value="1171150" calcext:value-type="float">
            <text:p>1171150</text:p>
          </table:table-cell>
          <table:table-cell office:value-type="string" calcext:value-type="string">
            <text:p>Tone Defeat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 office:value-type="string" calcext:value-type="string">
            <text:p>S03</text:p>
          </table:table-cell>
          <table:table-cell office:value-type="float" office:value="1171120" calcext:value-type="float">
            <text:p>1171120</text:p>
          </table:table-cell>
          <table:table-cell office:value-type="string" calcext:value-type="string">
            <text:p>Subsonic Filter Lever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/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in Assy Type D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3</text:p>
          </table:table-cell>
          <table:table-cell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4</text:p>
          </table:table-cell>
          <table:table-cell office:value-type="string" calcext:value-type="string">
            <text:p>VR01, 02</text:p>
          </table:table-cell>
          <table:table-cell office:value-type="string" calcext:value-type="string">
            <text:p>1015230, 1</text:p>
          </table:table-cell>
          <table:table-cell office:value-type="string" calcext:value-type="string">
            <text:p>100kOhm (C ) x 2 Treble, Bass Volume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0</text:p>
          </table:table-cell>
          <table:table-cell office:value-type="string" calcext:value-type="string">
            <text:p>S01</text:p>
          </table:table-cell>
          <table:table-cell office:value-type="float" office:value="1110290" calcext:value-type="float">
            <text:p>1110290</text:p>
          </table:table-cell>
          <table:table-cell office:value-type="string" calcext:value-type="string">
            <text:p>Pre-Main Slide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0</text:p>
          </table:table-cell>
          <table:table-cell/>
          <table:table-cell office:value-type="float" office:value="2200500" calcext:value-type="float">
            <text:p>2200500</text:p>
          </table:table-cell>
          <table:table-cell office:value-type="string" calcext:value-type="string">
            <text:p>4P Input Termina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7</text:p>
          </table:table-cell>
          <table:table-cell office:value-type="string" calcext:value-type="string">
            <text:p>S01</text:p>
          </table:table-cell>
          <table:table-cell office:value-type="float" office:value="1131400" calcext:value-type="float">
            <text:p>1131400</text:p>
          </table:table-cell>
          <table:table-cell office:value-type="string" calcext:value-type="string">
            <text:p>Tape Push Switc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7</text:p>
          </table:table-cell>
          <table:table-cell/>
          <table:table-cell office:value-type="float" office:value="2410700" calcext:value-type="float">
            <text:p>2410700</text:p>
          </table:table-cell>
          <table:table-cell office:value-type="string" calcext:value-type="string">
            <text:p>6P Pin Assy Type F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7</text:p>
          </table:table-cell>
          <table:table-cell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VR01</text:p>
          </table:table-cell>
          <table:table-cell office:value-type="string" calcext:value-type="string">
            <text:p>1015170, 1</text:p>
          </table:table-cell>
          <table:table-cell office:value-type="string" calcext:value-type="string">
            <text:p>250 kOhm (MN) x2 Balance V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1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Muting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2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Loudness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3</text:p>
          </table:table-cell>
          <table:table-cell office:value-type="float" office:value="1171150" calcext:value-type="float">
            <text:p>1171150</text:p>
          </table:table-cell>
          <table:table-cell office:value-type="string" calcext:value-type="string">
            <text:p>Tone Defeat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C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4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Subsonic Filter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 B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 office:value-type="string" calcext:value-type="string">
            <text:p>S05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High Filter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/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in Assy Type D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0</text:p>
          </table:table-cell>
          <table:table-cell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n Assy Type 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5</text:p>
          </table:table-cell>
          <table:table-cell office:value-type="string" calcext:value-type="string">
            <text:p>VR01, 02</text:p>
          </table:table-cell>
          <table:table-cell office:value-type="string" calcext:value-type="string">
            <text:p>1015230,1</text:p>
          </table:table-cell>
          <table:table-cell office:value-type="string" calcext:value-type="string">
            <text:p>100 kOhm (C ) x 2 Treble, Bass Volum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5</text:p>
          </table:table-cell>
          <table:table-cell office:value-type="string" calcext:value-type="string">
            <text:p>S01</text:p>
          </table:table-cell>
          <table:table-cell office:value-type="float" office:value="1131410" calcext:value-type="float">
            <text:p>1131410</text:p>
          </table:table-cell>
          <table:table-cell office:value-type="string" calcext:value-type="string">
            <text:p>Turn Over Push SW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L01</text:p>
          </table:table-cell>
          <table:table-cell office:value-type="float" office:value="4210290" calcext:value-type="float">
            <text:p>4210290</text:p>
          </table:table-cell>
          <table:table-cell office:value-type="string" calcext:value-type="string">
            <text:p>1.5 uH Coil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2A. 4 D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1</text:p>
          </table:table-cell>
          <table:table-cell office:value-type="float" office:value="1033570" calcext:value-type="float">
            <text:p>1033570</text:p>
          </table:table-cell>
          <table:table-cell office:value-type="string" calcext:value-type="string">
            <text:p>100 Ohm (B) Volum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2</text:p>
          </table:table-cell>
          <table:table-cell office:value-type="float" office:value="1035440" calcext:value-type="float">
            <text:p>1035440</text:p>
          </table:table-cell>
          <table:table-cell office:value-type="string" calcext:value-type="string">
            <text:p>2.2k Ohm (B) Volum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 A. 3D</text:p>
          </table:table-cell>
          <table:table-cell table:number-columns-repeated="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721</text:p>
          </table:table-cell>
          <table:table-cell office:value-type="string" calcext:value-type="string">
            <text:p>VR03</text:p>
          </table:table-cell>
          <table:table-cell office:value-type="float" office:value="1035310" calcext:value-type="float">
            <text:p>1035310</text:p>
          </table:table-cell>
          <table:table-cell office:value-type="string" calcext:value-type="string">
            <text:p>1k Ohm (B) Volum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2A 4D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 office:value-type="string" calcext:value-type="string">
            <text:p>RL601</text:p>
          </table:table-cell>
          <table:table-cell office:value-type="float" office:value="1150250" calcext:value-type="float">
            <text:p>115025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table:number-columns-repeated="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table:style-name="Default" office:value-type="float" office:value="1140370" calcext:value-type="float">
            <text:p>114037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2 A</text:p>
          </table:table-cell>
          <table:table-cell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use Holder XX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75</text:p>
          </table:table-cell>
          <table:table-cell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use Holder EU, BS</text:p>
          </table:table-cell>
          <table:table-cell table:number-columns-repeated="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 office:value-type="string" calcext:value-type="string">
            <text:p>RL601</text:p>
          </table:table-cell>
          <table:table-cell office:value-type="float" office:value="1150250" calcext:value-type="float">
            <text:p>115025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2 A</text:p>
          </table:table-cell>
          <table:table-cell table:number-columns-repeated="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table:style-name="Default" office:value-type="float" office:value="1140370" calcext:value-type="float">
            <text:p>1140370</text:p>
          </table:table-cell>
          <table:table-cell office:value-type="string" calcext:value-type="string">
            <text:p>Relay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use Holder XX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2663</text:p>
          </table:table-cell>
          <table:table-cell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use Holder EU, BS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 table:number-rows-repeated="104830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original_tabula_export" table:style-name="ta1">
        <table:table-column table:style-name="co3" table:number-columns-repeated="3" table:default-cell-style-name="ce6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arts No. Stock No.</text:p>
          </table:table-cell>
          <table:table-cell table:style-name="ce66"/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ClO5 0659801</text:p>
          </table:table-cell>
          <table:table-cell table:style-name="ce66"/>
          <table:table-cell office:value-type="string" calcext:value-type="string">
            <text:p>OlpF 150V M.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707-714 0602109</text:p>
          </table:table-cell>
          <table:table-cell table:style-name="ce66"/>
          <table:table-cell office:value-type="string" calcext:value-type="string">
            <text:p>1.0pF 100V M.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701,7O2 0202221</text:p>
          </table:table-cell>
          <table:table-cell table:style-name="ce66"/>
          <table:table-cell office:value-type="string" calcext:value-type="string">
            <text:p>2200 2W NH.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0701-7O3 2450060</text:p>
          </table:table-cell>
          <table:table-cell table:style-name="ce66"/>
          <table:table-cell office:value-type="string" calcext:value-type="string">
            <text:p>AC 0,11., X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066280" calcext:value-type="float">
            <text:p>5066280</text:p>
          </table:table-cell>
          <table:table-cell table:style-name="ce66"/>
          <table:table-cell office:value-type="string" calcext:value-type="string">
            <text:p>AC 0",., EU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0190" calcext:value-type="float">
            <text:p>2290190</text:p>
          </table:table-cell>
          <table:table-cell table:style-name="ce66"/>
          <table:table-cell office:value-type="string" calcext:value-type="string">
            <text:p>Sp.ok., r.,m;"ol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0010" calcext:value-type="float">
            <text:p>3800010</text:p>
          </table:table-cell>
          <table:table-cell table:style-name="ce66"/>
          <table:table-cell office:value-type="string" calcext:value-type="string">
            <text:p>Pow., Co,d X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00190" calcext:value-type="float">
            <text:p>3800190</text:p>
          </table:table-cell>
          <table:table-cell table:style-name="ce66"/>
          <table:table-cell office:value-type="string" calcext:value-type="string">
            <text:p>Pow., Co,d EU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00320" calcext:value-type="float">
            <text:p>3800320</text:p>
          </table:table-cell>
          <table:table-cell table:style-name="ce66"/>
          <table:table-cell office:value-type="string" calcext:value-type="string">
            <text:p>Pow., COld 8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0060" calcext:value-type="float">
            <text:p>2300060</text:p>
          </table:table-cell>
          <table:table-cell table:style-name="ce66"/>
          <table:table-cell office:value-type="string" calcext:value-type="string">
            <text:p>Pow., F". Hold.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0090" calcext:value-type="float">
            <text:p>2300090</text:p>
          </table:table-cell>
          <table:table-cell table:style-name="ce66"/>
          <table:table-cell office:value-type="string" calcext:value-type="string">
            <text:p>Pow., F". Hold., EU. 8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2410091" calcext:value-type="float">
            <text:p>2410091</text:p>
          </table:table-cell>
          <table:table-cell table:style-name="ce66"/>
          <table:table-cell office:value-type="string" calcext:value-type="string">
            <text:p>Vollog. S.I.clOt Pl'g X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2410830" calcext:value-type="float">
            <text:p>2410830</text:p>
          </table:table-cell>
          <table:table-cell table:style-name="ce66"/>
          <table:table-cell office:value-type="string" calcext:value-type="string">
            <text:p>Vol log. S.I.ctOl Sock.' X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s No. Stock No.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2411240" calcext:value-type="float">
            <text:p>2411240</text:p>
          </table:table-cell>
          <table:table-cell office:value-type="string" calcext:value-type="string">
            <text:p>Voltage S.I.cto' SW EU. 85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0052" calcext:value-type="float">
            <text:p>2230052</text:p>
          </table:table-cell>
          <table:table-cell office:value-type="string" calcext:value-type="string">
            <text:p>Gm""d r.,ml"ol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U-517 OnlY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701.702 0306450-</text:p>
          </table:table-cell>
          <table:table-cell office:value-type="string" calcext:value-type="string">
            <text:p>2SCI403AR, r,o","'o,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703, 704 0300830-2</text:p>
          </table:table-cell>
          <table:table-cell office:value-type="string" calcext:value-type="string">
            <text:p>2SA745A R, 0, Y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701-704 0559518</text:p>
          </table:table-cell>
          <table:table-cell office:value-type="string" calcext:value-type="string">
            <text:p>12000pF 63V E.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701.702 4002590</text:p>
          </table:table-cell>
          <table:table-cell office:value-type="string" calcext:value-type="string">
            <text:p>Pow., r,o",10,m., XX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4002594" calcext:value-type="float">
            <text:p>4002594</text:p>
          </table:table-cell>
          <table:table-cell office:value-type="string" calcext:value-type="string">
            <text:p>Pow., r,0",10,m., EU. 85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4002592" calcext:value-type="float">
            <text:p>4002592</text:p>
          </table:table-cell>
          <table:table-cell office:value-type="string" calcext:value-type="string">
            <text:p>Pow., r,o",10,m., Ul. CSA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7O1 0432270</text:p>
          </table:table-cell>
          <table:table-cell office:value-type="string" calcext:value-type="string">
            <text:p>5A 125V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 office:value-type="string" calcext:value-type="string">
            <text:p>7A 125V ow., ".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140" calcext:value-type="float">
            <text:p>435140</text:p>
          </table:table-cell>
          <table:table-cell office:value-type="string" calcext:value-type="string">
            <text:p>5A Pow., F". EU, 85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s No. Stock No.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U-717 Only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lOI,7O2 0305840-2</text:p>
          </table:table-cell>
          <table:table-cell office:value-type="string" calcext:value-type="string">
            <text:p>2SCI116R,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6"/>
          <table:table-cell office:value-type="string" calcext:value-type="string">
            <text:p>r,o",I,'o'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lO3,704 0300520-2</text:p>
          </table:table-cell>
          <table:table-cell office:value-type="string" calcext:value-type="string">
            <text:p>2SA747 R, 0, Y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t-704 0559520</text:p>
          </table:table-cell>
          <table:table-cell office:value-type="string" calcext:value-type="string">
            <text:p>15000pF 63V E.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7OI,7O2 4002580</text:p>
          </table:table-cell>
          <table:table-cell office:value-type="string" calcext:value-type="string">
            <text:p>Pow., r,o"do,m., XX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4002584" calcext:value-type="float">
            <text:p>4002584</text:p>
          </table:table-cell>
          <table:table-cell office:value-type="string" calcext:value-type="string">
            <text:p>Pow., r,o",fo,m., EU. 85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float" office:value="4002582" calcext:value-type="float">
            <text:p>4002582</text:p>
          </table:table-cell>
          <table:table-cell office:value-type="string" calcext:value-type="string">
            <text:p>Pow., r,o",fo,m., Ul. CSA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70t 0432290</text:p>
          </table:table-cell>
          <table:table-cell office:value-type="string" calcext:value-type="string">
            <text:p>5A 125V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060" calcext:value-type="float">
            <text:p>434060</text:p>
          </table:table-cell>
          <table:table-cell office:value-type="string" calcext:value-type="string">
            <text:p>lOA 250V Pow., F".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150" calcext:value-type="float">
            <text:p>435150</text:p>
          </table:table-cell>
          <table:table-cell office:value-type="string" calcext:value-type="string">
            <text:p>15A Pow., F". EU.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Parts List ~AU-517/717/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P."s No. Stock No. Descdpt;on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7 Type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01185815700. 250kO (MN)x2 80'00" Vo"me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=25 P=5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7 Type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01185824300. 100'0 (C)x2 T,eb". 80", Vol,m,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=25 P=7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7 Type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11081874800. 'Olo,y Switch, Sp,ok",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7 Type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1198084410 'oto,y Switch. Top' Copy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7 Typa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11980481300 'otOty SwiJ,h. 'op" Sel,"ot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"t SwitcKh 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151312761611510 L"" Switch,T ooe Del,ot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"" Switch Koob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1171630 La,et Switch. Pow"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r3121676161110 L"e' SwiJd. Powat EU. 8S</text:p>
          </table:table-cell>
          <table:table-cell table:style-name="Default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tock No.</text:p>
          </table:table-cell>
          <table:table-cell office:value-type="string" calcext:value-type="string">
            <text:p>De,cdpt;on</text:p>
          </table:table-cell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/>
          <table:table-cell office:value-type="string" calcext:value-type="string">
            <text:p>(326620</text:p>
          </table:table-cell>
          <table:table-cell office:value-type="string" calcext:value-type="string">
            <text:p>P"h Switch K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6"/>
          <table:table-cell office:value-type="float" office:value="5286721" calcext:value-type="float">
            <text:p>5286721</text:p>
          </table:table-cell>
          <table:table-cell office:value-type="string" calcext:value-type="string">
            <text:p>Koob G,id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table:style-name="ce66"/>
          <table:table-cell office:value-type="float" office:value="1131400" calcext:value-type="float">
            <text:p>1131400</text:p>
          </table:table-cell>
          <table:table-cell office:value-type="string" calcext:value-type="string">
            <text:p>P"h Switch.Top, Ploy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/>
          <table:table-cell office:value-type="float" office:value="2430290" calcext:value-type="float">
            <text:p>2430290</text:p>
          </table:table-cell>
          <table:table-cell office:value-type="string" calcext:value-type="string">
            <text:p>Haod Phooe Jock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6"/>
          <table:table-cell office:value-type="float" office:value="5006670" calcext:value-type="float">
            <text:p>5006670</text:p>
          </table:table-cell>
          <table:table-cell office:value-type="string" calcext:value-type="string">
            <text:p>8000ot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6"/>
          <table:table-cell office:value-type="float" office:value="5336600" calcext:value-type="float">
            <text:p>5336600</text:p>
          </table:table-cell>
          <table:table-cell office:value-type="string" calcext:value-type="string">
            <text:p>So",,, 80dg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/>
          <table:table-cell office:value-type="float" office:value="319110" calcext:value-type="float">
            <text:p>319110</text:p>
          </table:table-cell>
          <table:table-cell office:value-type="string" calcext:value-type="string">
            <text:p>light Emitt,d Dioda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6"/>
          <table:table-cell office:value-type="float" office:value="5507070" calcext:value-type="float">
            <text:p>5507070</text:p>
          </table:table-cell>
          <table:table-cell office:value-type="string" calcext:value-type="string">
            <text:p>Leg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.", No. Stock No.</text:p>
          </table:table-cell>
          <table:table-cell table:style-name="ce66"/>
          <table:table-cell office:value-type="string" calcext:value-type="string">
            <text:p>De,c';pt;on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U-717 Only</text:p>
          </table:table-cell>
          <table:table-cell table:style-name="ce66" table:number-columns-repeated="2"/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!5326611</text:p>
          </table:table-cell>
          <table:table-cell table:style-name="ce66"/>
          <table:table-cell office:value-type="string" calcext:value-type="string">
            <text:p>Le"t SwitcKh 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 71130</text:p>
          </table:table-cell>
          <table:table-cell table:style-name="ce66"/>
          <table:table-cell office:value-type="string" calcext:value-type="string">
            <text:p>L"" SwiJd. Lo,do"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!532661 I</text:p>
          </table:table-cell>
          <table:table-cell table:style-name="ce66"/>
          <table:table-cell office:value-type="string" calcext:value-type="string">
            <text:p>L"" SwiJ,hK 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171130" calcext:value-type="float">
            <text:p>1171130</text:p>
          </table:table-cell>
          <table:table-cell table:style-name="ce66"/>
          <table:table-cell office:value-type="string" calcext:value-type="string">
            <text:p>L"" Switch.S ,b,oo', Filt"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7 Type K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5130198082680" calcext:value-type="float">
            <text:p>15130198082680</text:p>
          </table:table-cell>
          <table:table-cell table:style-name="ce66"/>
          <table:table-cell office:value-type="string" calcext:value-type="string">
            <text:p>150l0 x2 5kO x 2VoI,me L=25 P=9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 table:number-columns-repeated="2"/>
          <table:table-cell office:value-type="string" calcext:value-type="string">
            <text:p>Le'et SwiJd K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312761611210" calcext:value-type="float">
            <text:p>151312761611210</text:p>
          </table:table-cell>
          <table:table-cell table:style-name="ce66"/>
          <table:table-cell office:value-type="string" calcext:value-type="string">
            <text:p>Le", SwitchM. ,tiog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 table:number-columns-repeated="2"/>
          <table:table-cell office:value-type="string" calcext:value-type="string">
            <text:p>Le"t Switd K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312761611310" calcext:value-type="float">
            <text:p>151312761611310</text:p>
          </table:table-cell>
          <table:table-cell table:style-name="ce66"/>
          <table:table-cell office:value-type="string" calcext:value-type="string">
            <text:p>Le'at SwiJd, High Filtet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6" table:number-columns-repeated="2"/>
          <table:table-cell office:value-type="string" calcext:value-type="string">
            <text:p>P"h Switch Koob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286721" calcext:value-type="float">
            <text:p>5286721</text:p>
          </table:table-cell>
          <table:table-cell table:style-name="ce66"/>
          <table:table-cell office:value-type="string" calcext:value-type="string">
            <text:p>Koob G,id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r312136164200</text:p>
          </table:table-cell>
          <table:table-cell table:style-name="ce66"/>
          <table:table-cell office:value-type="string" calcext:value-type="string">
            <text:p>P"h SwiJch.T"o 0"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7570" calcext:value-type="float">
            <text:p>7007570</text:p>
          </table:table-cell>
          <table:table-cell table:style-name="ce66"/>
          <table:table-cell office:value-type="string" calcext:value-type="string">
            <text:p>Fto" Pooal A"y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058730" calcext:value-type="float">
            <text:p>5058730</text:p>
          </table:table-cell>
          <table:table-cell table:style-name="ce66"/>
          <table:table-cell office:value-type="string" calcext:value-type="string">
            <text:p>80ttom Plot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110" calcext:value-type="float">
            <text:p>319110</text:p>
          </table:table-cell>
          <table:table-cell table:style-name="ce66"/>
          <table:table-cell office:value-type="string" calcext:value-type="string">
            <text:p>Light Emitt,d Diod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rts No.</text:p>
          </table:table-cell>
          <table:table-cell office:value-type="string" calcext:value-type="string">
            <text:p>Stock No.</text:p>
          </table:table-cell>
          <table:table-cell office:value-type="string" calcext:value-type="string">
            <text:p>De.cr'ption</text:p>
          </table:table-cell>
          <table:table-cell table:style-name="ce65" office:value-type="string" calcext:value-type="string">
            <text:p>Position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"o,</text:p>
          </table:table-cell>
          <table:table-cell office:value-type="float" office:value="300900" calcext:value-type="float">
            <text:p>300900</text:p>
          </table:table-cell>
          <table:table-cell office:value-type="string" calcext:value-type="string">
            <text:p>2SA906 (G. H)</text:p>
          </table:table-cell>
          <table:table-cell table:style-name="ce65" office:value-type="string" calcext:value-type="string">
            <text:p>, B. 2 B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O.</text:p>
          </table:table-cell>
          <table:table-cell table:style-name="ce67" office:value-type="string" calcext:value-type="string">
            <text:p>0300470. 1</text:p>
          </table:table-cell>
          <table:table-cell office:value-type="string" calcext:value-type="string">
            <text:p>2SA726(w) (F. G)</text:p>
          </table:table-cell>
          <table:table-cell table:style-name="ce65" office:value-type="string" calcext:value-type="string">
            <text:p>1 A. 2 B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05.</text:p>
          </table:table-cell>
          <table:table-cell table:style-name="ce67" office:value-type="string" calcext:value-type="string">
            <text:p>0300900. 1</text:p>
          </table:table-cell>
          <table:table-cell office:value-type="string" calcext:value-type="string">
            <text:p>2SA906 (G. H)</text:p>
          </table:table-cell>
          <table:table-cell table:style-name="ce65" office:value-type="string" calcext:value-type="string">
            <text:p>1 B. 2 B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l.</text:p>
          </table:table-cell>
          <table:table-cell table:style-name="ce67" office:value-type="string" calcext:value-type="string">
            <text:p>0306290. 1</text:p>
          </table:table-cell>
          <table:table-cell office:value-type="string" calcext:value-type="string">
            <text:p>2SC140011) (E.</text:p>
          </table:table-cell>
          <table:table-cell table:style-name="ce65" office:value-type="string" calcext:value-type="string">
            <text:p>1 B. 2 B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T.oo,'sto.</text:p>
          </table:table-cell>
          <table:table-cell table:style-name="ce66"/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o.</text:p>
          </table:table-cell>
          <table:table-cell office:value-type="string" calcext:value-type="string">
            <text:p>0300B90.</text:p>
          </table:table-cell>
          <table:table-cell office:value-type="string" calcext:value-type="string">
            <text:p>2SA750(3) (E. U)</text:p>
          </table:table-cell>
          <table:table-cell table:style-name="ce65" office:value-type="string" calcext:value-type="string">
            <text:p>1 A. 2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ll.</text:p>
          </table:table-cell>
          <table:table-cell office:value-type="float" office:value="306290" calcext:value-type="float">
            <text:p>306290</text:p>
          </table:table-cell>
          <table:table-cell office:value-type="string" calcext:value-type="string">
            <text:p>2SC14001I) (E.</text:p>
          </table:table-cell>
          <table:table-cell table:style-name="ce65" office:value-type="string" calcext:value-type="string">
            <text:p>1 A. 2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I3.</text:p>
          </table:table-cell>
          <table:table-cell office:value-type="float" office:value="306290" calcext:value-type="float">
            <text:p>306290</text:p>
          </table:table-cell>
          <table:table-cell office:value-type="string" calcext:value-type="string">
            <text:p>2SCI4001I)IE.</text:p>
          </table:table-cell>
          <table:table-cell table:style-name="ce65" office:value-type="string" calcext:value-type="string">
            <text:p>1 A. 2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15</text:p>
          </table:table-cell>
          <table:table-cell table:style-name="ce67" office:value-type="string" calcext:value-type="string">
            <text:p>0300890. 1</text:p>
          </table:table-cell>
          <table:table-cell office:value-type="string" calcext:value-type="string">
            <text:p>2SA750(3) (E. U)</text:p>
          </table:table-cell>
          <table:table-cell table:style-name="ce65" office:value-type="string" calcext:value-type="string">
            <text:p>1 A. 2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I.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O1212 )</text:p>
          </table:table-cell>
          <table:table-cell table:style-name="ce65" office:value-type="string" calcext:value-type="string">
            <text:p>1 A. 2 B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. 04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O1212 Vo"sto.</text:p>
          </table:table-cell>
          <table:table-cell table:style-name="ce65" office:value-type="string" calcext:value-type="string">
            <text:p>1 A. 2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rts No.</text:p>
          </table:table-cell>
          <table:table-cell office:value-type="string" calcext:value-type="string">
            <text:p>Stock No.</text:p>
          </table:table-cell>
          <table:table-cell table:style-name="ce66"/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Positio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I.</text:p>
          </table:table-cell>
          <table:table-cell office:value-type="float" office:value="602109" calcext:value-type="float">
            <text:p>602109</text:p>
          </table:table-cell>
          <table:table-cell office:value-type="string" calcext:value-type="string">
            <text:p>1.0pF</text:p>
          </table:table-cell>
          <table:table-cell table:style-name="ce65" office:value-type="string" calcext:value-type="string">
            <text:p>100V</text:p>
          </table:table-cell>
          <table:table-cell table:style-name="ce65" office:value-type="string" calcext:value-type="string">
            <text:p>1 C.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l. 08</text:p>
          </table:table-cell>
          <table:table-cell office:value-type="float" office:value="620121" calcext:value-type="float">
            <text:p>620121</text:p>
          </table:table-cell>
          <table:table-cell office:value-type="string" calcext:value-type="string">
            <text:p>120PF</text:p>
          </table:table-cell>
          <table:table-cell table:style-name="ce66"/>
          <table:table-cell table:style-name="ce65" office:value-type="string" calcext:value-type="string">
            <text:p>18. 2 B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I3.</text:p>
          </table:table-cell>
          <table:table-cell office:value-type="float" office:value="620151" calcext:value-type="float">
            <text:p>620151</text:p>
          </table:table-cell>
          <table:table-cell office:value-type="string" calcext:value-type="string">
            <text:p>150pF 50V</text:p>
          </table:table-cell>
          <table:table-cell table:style-name="ce66"/>
          <table:table-cell table:style-name="ce65" office:value-type="string" calcext:value-type="string">
            <text:p>1 A'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15.</text:p>
          </table:table-cell>
          <table:table-cell office:value-type="float" office:value="625272" calcext:value-type="float">
            <text:p>625272</text:p>
          </table:table-cell>
          <table:table-cell office:value-type="string" calcext:value-type="string">
            <text:p>2700pF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23.</text:p>
          </table:table-cell>
          <table:table-cell office:value-type="float" office:value="625103" calcext:value-type="float">
            <text:p>625103</text:p>
          </table:table-cell>
          <table:table-cell office:value-type="string" calcext:value-type="string">
            <text:p>10000pF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I7.</text:p>
          </table:table-cell>
          <table:table-cell office:value-type="float" office:value="231561" calcext:value-type="float">
            <text:p>231561</text:p>
          </table:table-cell>
          <table:table-cell office:value-type="string" calcext:value-type="string">
            <text:p>'"0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I9. 20</text:p>
          </table:table-cell>
          <table:table-cell office:value-type="float" office:value="231220" calcext:value-type="float">
            <text:p>231220</text:p>
          </table:table-cell>
          <table:table-cell office:value-type="string" calcext:value-type="string">
            <text:p>nrJ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23.</text:p>
          </table:table-cell>
          <table:table-cell office:value-type="float" office:value="231273" calcext:value-type="float">
            <text:p>231273</text:p>
          </table:table-cell>
          <table:table-cell office:value-type="string" calcext:value-type="string">
            <text:p>27krJ</text:p>
          </table:table-cell>
          <table:table-cell table:style-name="ce65" office:value-type="string" calcext:value-type="string">
            <text:p>y,W</text:p>
          </table:table-cell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33.</text:p>
          </table:table-cell>
          <table:table-cell office:value-type="float" office:value="231153" calcext:value-type="float">
            <text:p>231153</text:p>
          </table:table-cell>
          <table:table-cell office:value-type="string" calcext:value-type="string">
            <text:p>15krJ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35.</text:p>
          </table:table-cell>
          <table:table-cell office:value-type="float" office:value="231304" calcext:value-type="float">
            <text:p>231304</text:p>
          </table:table-cell>
          <table:table-cell office:value-type="string" calcext:value-type="string">
            <text:p>300krJ</text:p>
          </table:table-cell>
          <table:table-cell table:style-name="ce66"/>
          <table:table-cell table:style-name="ce65" office:value-type="string" calcext:value-type="string">
            <text:p>1 A.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s No. Stock No.</text:p>
          </table:table-cell>
          <table:table-cell table:style-name="ce66" table:number-columns-repeated="2"/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Positio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47. 0193820</text:p>
          </table:table-cell>
          <table:table-cell table:style-name="ce66"/>
          <table:table-cell office:value-type="string" calcext:value-type="string">
            <text:p>82rJ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49. 0193820</text:p>
          </table:table-cell>
          <table:table-cell table:style-name="ce66"/>
          <table:table-cell office:value-type="string" calcext:value-type="string">
            <text:p>82rJ ,W</text:p>
          </table:table-cell>
          <table:table-cell table:style-name="ce66"/>
          <table:table-cell table:style-name="ce65" office:value-type="string" calcext:value-type="string">
            <text:p>1 A. 2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 1190420</text:p>
          </table:table-cell>
          <table:table-cell table:style-name="ce66"/>
          <table:table-cell office:value-type="string" calcext:value-type="string">
            <text:p>lop", Ro'o.y Switch</text:p>
          </table:table-cell>
          <table:table-cell table:style-name="ce66"/>
          <table:table-cell table:style-name="ce65" office:value-type="string" calcext:value-type="string">
            <text:p>1 B. C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2 1190410</text:p>
          </table:table-cell>
          <table:table-cell table:style-name="ce66"/>
          <table:table-cell office:value-type="string" calcext:value-type="string">
            <text:p>Tope Copy Ro'o.y Switch</text:p>
          </table:table-cell>
          <table:table-cell table:style-name="ce66"/>
          <table:table-cell table:style-name="ce65" office:value-type="string" calcext:value-type="string">
            <text:p>2 B. C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920" calcext:value-type="float">
            <text:p>2410920</text:p>
          </table:table-cell>
          <table:table-cell table:style-name="ce66"/>
          <table:table-cell office:value-type="string" calcext:value-type="string">
            <text:p>3P Pio A,, y Type E</text:p>
          </table:table-cell>
          <table:table-cell table:style-name="ce66" table:number-columns-repeated="2"/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U-7T7 Only</text:p>
          </table:table-cell>
          <table:table-cell table:style-name="ce66" table:number-columns-repeated="4"/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410910" calcext:value-type="float">
            <text:p>2410910</text:p>
          </table:table-cell>
          <table:table-cell table:style-name="ce66"/>
          <table:table-cell office:value-type="string" calcext:value-type="string">
            <text:p>2PP'"A,,</text:p>
          </table:table-cell>
          <table:table-cell table:style-name="ce65" office:value-type="string" calcext:value-type="string">
            <text:p>yTypeE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.ts No. Stock No.</text:p>
          </table:table-cell>
          <table:table-cell office:value-type="string" calcext:value-type="string">
            <text:p>Dese.'ption posmon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l.02 0306010. I</text:p>
          </table:table-cell>
          <table:table-cell office:value-type="string" calcext:value-type="string">
            <text:p>2SCI222!2) (U. E) f lB. I A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RO3. 0306010.</text:p>
          </table:table-cell>
          <table:table-cell office:value-type="string" calcext:value-type="string">
            <text:p>2SCI222!2)(U. E) lB. I AT,o""!o,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05. 0300890. I</text:p>
          </table:table-cell>
          <table:table-cell office:value-type="string" calcext:value-type="string">
            <text:p>2SA750(31 (E. U) 1 B. I A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UB 0306010.</text:p>
          </table:table-cell>
          <table:table-cell office:value-type="string" calcext:value-type="string">
            <text:p>2SCI222(2) (U. E)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ol. 02 0340120</text:p>
          </table:table-cell>
          <table:table-cell office:value-type="string" calcext:value-type="string">
            <text:p>VD1212 Vo';"o, 1 B. 2 B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.02 0610361</text:p>
          </table:table-cell>
          <table:table-cell office:value-type="string" calcext:value-type="string">
            <text:p>360pF 50V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05. 060233B</text:p>
          </table:table-cell>
          <table:table-cell office:value-type="string" calcext:value-type="string">
            <text:p>33pF 100V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VROI 1015170. I</text:p>
          </table:table-cell>
          <table:table-cell office:value-type="string" calcext:value-type="string">
            <text:p>250kO(MN)x2 BoloooeVR2A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 1171120</text:p>
          </table:table-cell>
          <table:table-cell office:value-type="string" calcext:value-type="string">
            <text:p>lood"" lem SwHoh 2A. B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02 1171150</text:p>
          </table:table-cell>
          <table:table-cell office:value-type="string" calcext:value-type="string">
            <text:p>Toos Deleo! lew SwH,h 2 B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O3 1171120</text:p>
          </table:table-cell>
          <table:table-cell office:value-type="string" calcext:value-type="string">
            <text:p>Sob'o,l, Fllte' l.,a, SwH,h 2 B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I, A,, y Typa D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PI,A,, yTypaE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Default" table:number-columns-repeated="2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Pa.ts No. Stock No. Dese"ption</text:p>
          </table:table-cell>
          <table:table-cell table:style-name="Default" table:number-columns-repeated="2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VROI.02 1015230.1 IOOkO(C)x2 T,abla. Bo" Voloma</text:p>
          </table:table-cell>
          <table:table-cell table:style-name="Default" table:number-columns-repeated="2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 table:number-columns-repeated="2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s No. Stock No.</text:p>
          </table:table-cell>
          <table:table-cell table:style-name="ce66"/>
          <table:table-cell office:value-type="string" calcext:value-type="string">
            <text:p>Dese"ption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 1110290</text:p>
          </table:table-cell>
          <table:table-cell office:value-type="string" calcext:value-type="string">
            <text:p>PREM- AIN Sllda Sw'Ioh</text:p>
          </table:table-cell>
          <table:table-cell table:style-name="ce66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0500" calcext:value-type="float">
            <text:p>2200500</text:p>
          </table:table-cell>
          <table:table-cell office:value-type="string" calcext:value-type="string">
            <text:p>4P I,po' !a,m',ol</text:p>
          </table:table-cell>
          <table:table-cell table:style-name="ce66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.ts No. Stock No.</text:p>
          </table:table-cell>
          <table:table-cell office:value-type="string" calcext:value-type="string">
            <text:p>Dese"ption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 1131400</text:p>
          </table:table-cell>
          <table:table-cell office:value-type="string" calcext:value-type="string">
            <text:p>Topa P"h SwHoh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700" calcext:value-type="float">
            <text:p>2410700</text:p>
          </table:table-cell>
          <table:table-cell office:value-type="string" calcext:value-type="string">
            <text:p>6P PI, A,, y Typa F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I, A,, y Typa E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 table:number-columns-repeated="2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cts No. Stock No.</text:p>
          </table:table-cell>
          <table:table-cell office:value-type="string" calcext:value-type="string">
            <text:p>Desc'iption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1, 0360370-2</text:p>
          </table:table-cell>
          <table:table-cell office:value-type="string" calcext:value-type="string">
            <text:p>2SA798 (F, G, H)</text:p>
          </table:table-cell>
          <table:table-cell office:value-type="string" calcext:value-type="string">
            <text:p>lB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03, 0300470,</text:p>
          </table:table-cell>
          <table:table-cell office:value-type="string" calcext:value-type="string">
            <text:p>2SA726M') (F, G)</text:p>
          </table:table-cell>
          <table:table-cell office:value-type="string" calcext:value-type="string">
            <text:p>1 C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s, 06 0306290,</text:p>
          </table:table-cell>
          <table:table-cell office:value-type="string" calcext:value-type="string">
            <text:p>2SCI400(1) (E, U)</text:p>
          </table:table-cell>
          <table:table-cell office:value-type="string" calcext:value-type="string">
            <text:p>I C. l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07, 0300890,</text:p>
          </table:table-cell>
          <table:table-cell office:value-type="string" calcext:value-type="string">
            <text:p>2SA750(3) (E. U) T,o","'o,</text:p>
          </table:table-cell>
          <table:table-cell office:value-type="string" calcext:value-type="string">
            <text:p>1 C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09, 030629D,</text:p>
          </table:table-cell>
          <table:table-cell office:value-type="string" calcext:value-type="string">
            <text:p>2SCI400(I) (E, U)</text:p>
          </table:table-cell>
          <table:table-cell office:value-type="string" calcext:value-type="string">
            <text:p>1 C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II, 03D6290, 1</text:p>
          </table:table-cell>
          <table:table-cell office:value-type="string" calcext:value-type="string">
            <text:p>2SCI4DO(1) (E, U)</text:p>
          </table:table-cell>
          <table:table-cell office:value-type="string" calcext:value-type="string">
            <text:p>1 C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13, 14 0300890, I</text:p>
          </table:table-cell>
          <table:table-cell office:value-type="string" calcext:value-type="string">
            <text:p>2SA750(3) (E. U)</text:p>
          </table:table-cell>
          <table:table-cell office:value-type="string" calcext:value-type="string">
            <text:p>1 C. 1 A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"s No.</text:p>
          </table:table-cell>
          <table:table-cell office:value-type="string" calcext:value-type="string">
            <text:p>Stock No.</text:p>
          </table:table-cell>
          <table:table-cell office:value-type="string" calcext:value-type="string">
            <text:p>Desc,iption</text:p>
          </table:table-cell>
          <table:table-cell table:style-name="ce65" office:value-type="string" calcext:value-type="string">
            <text:p>Position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Ol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MO1log SW</text:p>
          </table:table-cell>
          <table:table-cell table:style-name="ce66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02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lo,doe" SW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float" office:value="1171150" calcext:value-type="float">
            <text:p>1171150</text:p>
          </table:table-cell>
          <table:table-cell office:value-type="string" calcext:value-type="string">
            <text:p>Tooe Deleot SW</text:p>
          </table:table-cell>
          <table:table-cell table:style-name="ce66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S,b,oolk FII", SW</text:p>
          </table:table-cell>
          <table:table-cell table:style-name="ce66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71130" calcext:value-type="float">
            <text:p>1171130</text:p>
          </table:table-cell>
          <table:table-cell office:value-type="string" calcext:value-type="string">
            <text:p>High Fllte, SW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66"/>
          <table:table-cell office:value-type="float" office:value="2410570" calcext:value-type="float">
            <text:p>2410570</text:p>
          </table:table-cell>
          <table:table-cell office:value-type="string" calcext:value-type="string">
            <text:p>5P Plo A" y Type D</text:p>
          </table:table-cell>
          <table:table-cell table:style-name="ce66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66"/>
          <table:table-cell office:value-type="float" office:value="2410920" calcext:value-type="float">
            <text:p>2410920</text:p>
          </table:table-cell>
          <table:table-cell office:value-type="string" calcext:value-type="string">
            <text:p>3P Plo A"y Type E</text:p>
          </table:table-cell>
          <table:table-cell table:style-name="ce66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s No. Stock No.</text:p>
          </table:table-cell>
          <table:table-cell table:style-name="ce66"/>
          <table:table-cell office:value-type="string" calcext:value-type="string">
            <text:p>Desc,iption</text:p>
          </table:table-cell>
          <table:table-cell table:style-name="ce66"/>
          <table:table-cell table:style-name="ce65" office:value-type="string" calcext:value-type="string">
            <text:p>Position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1, 0340120</text:p>
          </table:table-cell>
          <table:table-cell office:value-type="string" calcext:value-type="string">
            <text:p>VD1212</text:p>
          </table:table-cell>
          <table:table-cell office:value-type="string" calcext:value-type="string">
            <text:p>Vo""o'</text:p>
          </table:table-cell>
          <table:table-cell table:style-name="ce66"/>
          <table:table-cell table:style-name="ce65" office:value-type="string" calcext:value-type="string">
            <text:p>1 C. 1 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. 02 0620361</text:p>
          </table:table-cell>
          <table:table-cell office:value-type="string" calcext:value-type="string">
            <text:p>360pF</text:p>
          </table:table-cell>
          <table:table-cell office:value-type="string" calcext:value-type="string">
            <text:p>50V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S, 0602338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100WV</text:p>
          </table:table-cell>
          <table:table-cell table:style-name="ce66" table:number-columns-repeated="2"/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09, 0620121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50V</text:p>
          </table:table-cell>
          <table:table-cell table:style-name="ce66"/>
          <table:table-cell table:style-name="ce65" office:value-type="string" calcext:value-type="string">
            <text:p>lB. 1 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37, Dl91820</text:p>
          </table:table-cell>
          <table:table-cell office:value-type="float" office:value="820" calcext:value-type="float">
            <text:p>820</text:p>
          </table:table-cell>
          <table:table-cell table:style-name="ce66" table:number-columns-repeated="2"/>
          <table:table-cell table:style-name="ce65" office:value-type="string" calcext:value-type="string">
            <text:p>1 C. 1 B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; \!4WR39, 0191820</text:p>
          </table:table-cell>
          <table:table-cell office:value-type="string" calcext:value-type="string">
            <text:p>820 4</text:p>
          </table:table-cell>
          <table:table-cell table:style-name="ce66" table:number-columns-repeated="2"/>
          <table:table-cell table:style-name="ce65" office:value-type="string" calcext:value-type="string">
            <text:p>1 C. l 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VRO1 1015170.</text:p>
          </table:table-cell>
          <table:table-cell office:value-type="string" calcext:value-type="string">
            <text:p>250kO(MN) X 2 8010ooe VR</text:p>
          </table:table-cell>
          <table:table-cell table:style-name="ce66" table:number-columns-repeated="3"/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 table:number-columns-repeated="2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a,ts No. Stock No. Desc,iption</text:p>
          </table:table-cell>
          <table:table-cell table:style-name="ce66" table:number-columns-repeated="2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VROr.02 1015230,1 100kO(C)X2 T,eble,</text:p>
          </table:table-cell>
          <table:table-cell table:style-name="ce66"/>
          <table:table-cell office:value-type="string" calcext:value-type="string">
            <text:p>Bo"Vol,me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,ts No. Stock No.</text:p>
          </table:table-cell>
          <table:table-cell office:value-type="string" calcext:value-type="string">
            <text:p>Desc,;ption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O1 1131410</text:p>
          </table:table-cell>
          <table:table-cell office:value-type="string" calcext:value-type="string">
            <text:p>T010 am P"h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Pa,ts No. Stock No. Dasc"ptlon</text:p>
          </table:table-cell>
          <table:table-cell office:value-type="string" calcext:value-type="string">
            <text:p>Posmon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ol 0306290. 1 25CI400111(E. U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02 0306290. 1 25C140011l(E. U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o3 0300690. 25A750(3) (E. U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04 0300890. 1 25A750(3) (E. u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Ro5 0300791. 25A899 (6. V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R06 0305951. 2 25C945 (G. p)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'o,,;$lo'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o7 0306401. 2 25C1904 (6. V)</text:p>
          </table:table-cell>
          <table:table-cell office:value-type="string" calcext:value-type="string">
            <text:p>1 A. 3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oa 0306401. 2 25C1904 (6. V)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Roo 0305951. 2 25C945 (G. P)</text:p>
          </table:table-cell>
          <table:table-cell office:value-type="string" calcext:value-type="string">
            <text:p>1.26. 3.4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RIl 0300791. 2 25A699 (6. V)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12 0308441- 25D362 (M. l. K)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R13 0303271. 2 256537 (M. l. K)</text:p>
          </table:table-cell>
          <table:table-cell office:value-type="string" calcext:value-type="string">
            <text:p>1 B. 3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Tor 0370251. 2 25K97 fET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l 0311160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02 0311160 1 52473D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Do3 0311160 152473D mode</text:p>
          </table:table-cell>
          <table:table-cell office:value-type="string" calcext:value-type="string">
            <text:p>1 B. 3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152473D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.</text:p>
          </table:table-cell>
          <table:table-cell office:value-type="string" calcext:value-type="string">
            <text:p>2 B. 4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03311111160 151566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ZDol 0316170 EG6O1-</text:p>
          </table:table-cell>
          <table:table-cell office:value-type="string" calcext:value-type="string">
            <text:p>2A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aM' D;oda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ZD02 0316170 E 601.</text:p>
          </table:table-cell>
          <table:table-cell office:value-type="string" calcext:value-type="string">
            <text:p>1 A,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 0620101 100pf\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5 0620331 330pfl 50V P.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7 0669505 5pf 50V C.</text:p>
          </table:table-cell>
          <table:table-cell office:value-type="string" calcext:value-type="string">
            <text:p>1 B. 3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. 0202222 2'0 2 W N. J.'.</text:p>
          </table:table-cell>
          <table:table-cell office:value-type="string" calcext:value-type="string">
            <text:p>2A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s 0231332 3'0\ "</text:p>
          </table:table-cell>
          <table:table-cell office:value-type="string" calcext:value-type="string">
            <text:p>2A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, 0231332 3'01 "W M.</text:p>
          </table:table-cell>
          <table:table-cell office:value-type="string" calcext:value-type="string">
            <text:p>2A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o 0103392 9kO YzW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JO 0202152 1.5'0 2W N.J.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28 0210470 470\ "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4701 "W N. J.'.R3I 0210470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36 0103560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37 0103560</text:p>
          </table:table-cell>
          <table:table-cell office:value-type="string" calcext:value-type="string">
            <text:p>1 B. 3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"W CR.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103479 70 "</text:p>
          </table:table-cell>
          <table:table-cell office:value-type="string" calcext:value-type="string">
            <text:p>2 B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43 0103479</text:p>
          </table:table-cell>
          <table:table-cell office:value-type="string" calcext:value-type="string">
            <text:p>1 B. 3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4 0135338 330\</text:p>
          </table:table-cell>
          <table:table-cell office:value-type="string" calcext:value-type="string">
            <text:p>2 B. 4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5 0135338 3301 5 ~ Ca.</text:p>
          </table:table-cell>
          <table:table-cell office:value-type="string" calcext:value-type="string">
            <text:p>2 B. 4C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6 0202100 100 2W N.J.</text:p>
          </table:table-cell>
          <table:table-cell office:value-type="string" calcext:value-type="string">
            <text:p>2A. 4c.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.7 0132229 20 2 W Ca.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r 4210290 I.5pH Co;!</text:p>
          </table:table-cell>
          <table:table-cell office:value-type="string" calcext:value-type="string">
            <text:p>2A. 4 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VROI 1033570 1000(6) Vol,ma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VR02 1035330 2'0(6) Vol,ma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VRO3 1035310 !k0(6) Vol,ma</text:p>
          </table:table-cell>
          <table:table-cell office:value-type="string" calcext:value-type="string">
            <text:p>2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AU-517 OnlyRR1063 0107102 3C.R 2A.R2381 02105600210560 0107223 22'01 " 560\ " 5601 "W N. J.'. "0\ W .</text:p>
          </table:table-cell>
          <table:table-cell office:value-type="string" calcext:value-type="string">
            <text:p>1 A. 3DlA. 1 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U-717 Only</text:p>
          </table:table-cell>
          <table:table-cell table:style-name="ce66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1">
          <table:table-cell office:value-type="string" calcext:value-type="string">
            <text:p>RO3 1 A.R16 0107122 . 3C.RR2228 0107103 0107273 0210470 1.2'O2nO y.,W CR. 10'0 470</text:p>
          </table:table-cell>
          <table:table-cell office:value-type="string" calcext:value-type="string">
            <text:p>1 AB. 2A. 4 D1 A.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31 470 .2W N. J.'.0210470</text:p>
          </table:table-cell>
          <table:table-cell office:value-type="string" calcext:value-type="string">
            <text:p>1 A. 3D</text:p>
          </table:table-cell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 table:number-columns-repeated="2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.,ts No. Stock No.</text:p>
          </table:table-cell>
          <table:table-cell office:value-type="string" calcext:value-type="string">
            <text:p>D.se"ptlon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oL02 0308.521, 2</text:p>
          </table:table-cell>
          <table:table-cell office:value-type="string" calcext:value-type="string">
            <text:p>2.5D438 (E, F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03, 0303361, 2</text:p>
          </table:table-cell>
          <table:table-cell office:value-type="string" calcext:value-type="string">
            <text:p>25B560 (E, F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or 0305951, 2</text:p>
          </table:table-cell>
          <table:table-cell office:value-type="string" calcext:value-type="string">
            <text:p>25C945 (Q. P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2 0305951, 2</text:p>
          </table:table-cell>
          <table:table-cell office:value-type="string" calcext:value-type="string">
            <text:p>25C945 (Q, P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3 0305951, 2</text:p>
          </table:table-cell>
          <table:table-cell office:value-type="string" calcext:value-type="string">
            <text:p>25C945 (Q, P) T,a"I"ar</text:p>
          </table:table-cell>
          <table:table-cell table:style-name="ce66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4 0300.510,</text:p>
          </table:table-cell>
          <table:table-cell office:value-type="string" calcext:value-type="string">
            <text:p>25A733 (P, Q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5 0305951, 2</text:p>
          </table:table-cell>
          <table:table-cell office:value-type="string" calcext:value-type="string">
            <text:p>25C945 (Q, p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6 0305951, 2</text:p>
          </table:table-cell>
          <table:table-cell office:value-type="string" calcext:value-type="string">
            <text:p>25C945 (Q, P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607 0305951, 2</text:p>
          </table:table-cell>
          <table:table-cell office:value-type="string" calcext:value-type="string">
            <text:p>25C945 (Q, P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L 02 0311530</text:p>
          </table:table-cell>
          <table:table-cell office:value-type="string" calcext:value-type="string">
            <text:p>30D2</text:p>
          </table:table-cell>
          <table:table-cell office:value-type="string" calcext:value-type="string">
            <text:p>I A. 3A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03, 0311530</text:p>
          </table:table-cell>
          <table:table-cell office:value-type="string" calcext:value-type="string">
            <text:p>30D2</text:p>
          </table:table-cell>
          <table:table-cell table:style-name="ce66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s. 06 0311530</text:p>
          </table:table-cell>
          <table:table-cell office:value-type="string" calcext:value-type="string">
            <text:p>30D2</text:p>
          </table:table-cell>
          <table:table-cell office:value-type="string" calcext:value-type="string">
            <text:p>1 A. 3 A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07. 0311.530</text:p>
          </table:table-cell>
          <table:table-cell office:value-type="string" calcext:value-type="string">
            <text:p>30D2</text:p>
          </table:table-cell>
          <table:table-cell office:value-type="string" calcext:value-type="string">
            <text:p>1 A. 3A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09, 0310350</text:p>
          </table:table-cell>
          <table:table-cell office:value-type="string" calcext:value-type="string">
            <text:p>10D2(152227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I, 03103.50</text:p>
          </table:table-cell>
          <table:table-cell office:value-type="string" calcext:value-type="string">
            <text:p>1 OD2 (15 2227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3, 03103.50</text:p>
          </table:table-cell>
          <table:table-cell office:value-type="string" calcext:value-type="string">
            <text:p>1 OD2 (15 2227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5, 0310350</text:p>
          </table:table-cell>
          <table:table-cell office:value-type="string" calcext:value-type="string">
            <text:p>1 OD2 (15 2227) Dlod.</text:p>
          </table:table-cell>
          <table:table-cell office:value-type="string" calcext:value-type="string">
            <text:p>3 B. 3 B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"s No.</text:p>
          </table:table-cell>
          <table:table-cell office:value-type="string" calcext:value-type="string">
            <text:p>Stock No.</text:p>
          </table:table-cell>
          <table:table-cell table:style-name="ce66"/>
          <table:table-cell table:style-name="ce65" office:value-type="string" calcext:value-type="string">
            <text:p>D.se"ptlon</text:p>
          </table:table-cell>
          <table:table-cell table:style-name="ce65" office:value-type="string" calcext:value-type="string">
            <text:p>Position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603</text:p>
          </table:table-cell>
          <table:table-cell office:value-type="float" office:value="602338" calcext:value-type="float">
            <text:p>602338</text:p>
          </table:table-cell>
          <table:table-cell office:value-type="string" calcext:value-type="string">
            <text:p>33pF</text:p>
          </table:table-cell>
          <table:table-cell table:style-name="ce65" office:value-type="string" calcext:value-type="string">
            <text:p>100WV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OL 02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</text:p>
          </table:table-cell>
          <table:table-cell table:style-name="ce66"/>
          <table:table-cell table:style-name="ce65" office:value-type="string" calcext:value-type="string">
            <text:p>1 A. 3A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J.R.</text:p>
          </table:table-cell>
          <table:table-cell table:style-name="ce66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03.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</text:p>
          </table:table-cell>
          <table:table-cell table:style-name="ce66"/>
          <table:table-cell table:style-name="ce65" office:value-type="string" calcext:value-type="string">
            <text:p>1 A. 3A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es, 06</text:p>
          </table:table-cell>
          <table:table-cell office:value-type="float" office:value="210101" calcext:value-type="float">
            <text:p>210101</text:p>
          </table:table-cell>
          <table:table-cell office:value-type="float" office:value="1000" calcext:value-type="float">
            <text:p>1000</text:p>
          </table:table-cell>
          <table:table-cell table:style-name="ce66"/>
          <table:table-cell table:style-name="ce65" office:value-type="string" calcext:value-type="string">
            <text:p>2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J.R.</text:p>
          </table:table-cell>
          <table:table-cell table:style-name="ce66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07,</text:p>
          </table:table-cell>
          <table:table-cell office:value-type="float" office:value="210101" calcext:value-type="float">
            <text:p>210101</text:p>
          </table:table-cell>
          <table:table-cell office:value-type="string" calcext:value-type="string">
            <text:p>1000t r2;,W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I9.</text:p>
          </table:table-cell>
          <table:table-cell office:value-type="float" office:value="202100" calcext:value-type="float">
            <text:p>202100</text:p>
          </table:table-cell>
          <table:table-cell office:value-type="float" office:value="100" calcext:value-type="float">
            <text:p>100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or</text:p>
          </table:table-cell>
          <table:table-cell office:value-type="float" office:value="202391" calcext:value-type="float">
            <text:p>202391</text:p>
          </table:table-cell>
          <table:table-cell office:value-type="string" calcext:value-type="string">
            <text:p>3900 2 W</text:p>
          </table:table-cell>
          <table:table-cell table:style-name="ce65" office:value-type="string" calcext:value-type="string">
            <text:p>J.R.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02</text:p>
          </table:table-cell>
          <table:table-cell office:value-type="float" office:value="202222" calcext:value-type="float">
            <text:p>202222</text:p>
          </table:table-cell>
          <table:table-cell office:value-type="string" calcext:value-type="string">
            <text:p>2kO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I6</text:p>
          </table:table-cell>
          <table:table-cell office:value-type="float" office:value="210472" calcext:value-type="float">
            <text:p>210472</text:p>
          </table:table-cell>
          <table:table-cell office:value-type="string" calcext:value-type="string">
            <text:p>7k0</text:p>
          </table:table-cell>
          <table:table-cell table:style-name="ce65" office:value-type="string" calcext:value-type="string">
            <text:p>y,W J.R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R.lay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l601</text:p>
          </table:table-cell>
          <table:table-cell table:style-name="ce66" table:number-columns-repeated="4"/>
          <table:table-cell/>
          <table:table-cell office:value-type="float" office:value="9" calcext:value-type="float">
            <text:p>9</text:p>
          </table:table-cell>
        </table:table-row>
        <table:table-row table:style-name="ro7">
          <table:table-cell table:style-name="ce66"/>
          <table:table-cell office:value-type="string" calcext:value-type="string">
            <text:p>r1 115500327500</text:p>
          </table:table-cell>
          <table:table-cell office:value-type="string" calcext:value-type="string">
            <text:p>R.lay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FOL 02</text:p>
          </table:table-cell>
          <table:table-cell office:value-type="float" office:value="435160" calcext:value-type="float">
            <text:p>435160</text:p>
          </table:table-cell>
          <table:table-cell office:value-type="string" calcext:value-type="string">
            <text:p>4A 12.5VPow., I". Ul, C5A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432300" calcext:value-type="float">
            <text:p>432300</text:p>
          </table:table-cell>
          <table:table-cell office:value-type="string" calcext:value-type="string">
            <text:p>6A 125V AC f". XX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435160" calcext:value-type="float">
            <text:p>435160</text:p>
          </table:table-cell>
          <table:table-cell office:value-type="string" calcext:value-type="string">
            <text:p>4A- AC I". EU.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". Hold.r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". Hold.,E U. B5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.,ts No.</text:p>
          </table:table-cell>
          <table:table-cell office:value-type="string" calcext:value-type="string">
            <text:p>Stock No.</text:p>
          </table:table-cell>
          <table:table-cell office:value-type="string" calcext:value-type="string">
            <text:p>D.se"ptlon</text:p>
          </table:table-cell>
          <table:table-cell table:style-name="ce65" office:value-type="string" calcext:value-type="string">
            <text:p>Position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string" calcext:value-type="string">
            <text:p>(0311160</text:p>
          </table:table-cell>
          <table:table-cell office:value-type="string" calcext:value-type="string">
            <text:p>152473D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17-18</text:p>
          </table:table-cell>
          <table:table-cell table:style-name="ce66" table:number-columns-repeated="2"/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float" office:value="311180" calcext:value-type="float">
            <text:p>311180</text:p>
          </table:table-cell>
          <table:table-cell office:value-type="float" office:value="151588" calcext:value-type="float">
            <text:p>151588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string" calcext:value-type="string">
            <text:p>(0311160</text:p>
          </table:table-cell>
          <table:table-cell office:value-type="string" calcext:value-type="string">
            <text:p>152473D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INO</text:p>
          </table:table-cell>
          <table:table-cell table:style-name="ce66" table:number-columns-repeated="2"/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float" office:value="311180" calcext:value-type="float">
            <text:p>311180</text:p>
          </table:table-cell>
          <table:table-cell office:value-type="float" office:value="151588" calcext:value-type="float">
            <text:p>151588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6or</text:p>
          </table:table-cell>
          <table:table-cell office:value-type="float" office:value="310350" calcext:value-type="float">
            <text:p>310350</text:p>
          </table:table-cell>
          <table:table-cell office:value-type="string" calcext:value-type="string">
            <text:p>10D2 (152227)</text:p>
          </table:table-cell>
          <table:table-cell table:style-name="ce65" office:value-type="string" calcext:value-type="string">
            <text:p>2 A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602</text:p>
          </table:table-cell>
          <table:table-cell office:value-type="float" office:value="310350" calcext:value-type="float">
            <text:p>310350</text:p>
          </table:table-cell>
          <table:table-cell office:value-type="string" calcext:value-type="string">
            <text:p>10D2(152227)</text:p>
          </table:table-cell>
          <table:table-cell table:style-name="ce65" office:value-type="string" calcext:value-type="string">
            <text:p>2 A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603</text:p>
          </table:table-cell>
          <table:table-cell office:value-type="float" office:value="311160" calcext:value-type="float">
            <text:p>311160</text:p>
          </table:table-cell>
          <table:table-cell office:value-type="string" calcext:value-type="string">
            <text:p>152473D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604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D1212 Vari"or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605</text:p>
          </table:table-cell>
          <table:table-cell office:value-type="float" office:value="311160" calcext:value-type="float">
            <text:p>311160</text:p>
          </table:table-cell>
          <table:table-cell office:value-type="string" calcext:value-type="string">
            <text:p>152473D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606</text:p>
          </table:table-cell>
          <table:table-cell office:value-type="float" office:value="311160" calcext:value-type="float">
            <text:p>31116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Dlod.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607</text:p>
          </table:table-cell>
          <table:table-cell office:value-type="float" office:value="311160" calcext:value-type="float">
            <text:p>31116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6O8</text:p>
          </table:table-cell>
          <table:table-cell office:value-type="float" office:value="310340" calcext:value-type="float">
            <text:p>310340</text:p>
          </table:table-cell>
          <table:table-cell office:value-type="string" calcext:value-type="string">
            <text:p>10Dl (152226)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ZDor,</text:p>
          </table:table-cell>
          <table:table-cell office:value-type="float" office:value="316570" calcext:value-type="float">
            <text:p>316570</text:p>
          </table:table-cell>
          <table:table-cell office:value-type="string" calcext:value-type="string">
            <text:p>RD33E (B) r</text:p>
          </table:table-cell>
          <table:table-cell table:style-name="ce65" office:value-type="string" calcext:value-type="string">
            <text:p>1 B. 3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ZD03.</text:p>
          </table:table-cell>
          <table:table-cell office:value-type="float" office:value="316570" calcext:value-type="float">
            <text:p>316570</text:p>
          </table:table-cell>
          <table:table-cell office:value-type="string" calcext:value-type="string">
            <text:p>RD33E (B)</text:p>
          </table:table-cell>
          <table:table-cell table:style-name="ce65" office:value-type="string" calcext:value-type="string">
            <text:p>1 B. 3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Z, r DI</text:p>
          </table:table-cell>
          <table:table-cell table:style-name="ce66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D601</text:p>
          </table:table-cell>
          <table:table-cell office:value-type="float" office:value="315760" calcext:value-type="float">
            <text:p>315760</text:p>
          </table:table-cell>
          <table:table-cell office:value-type="string" calcext:value-type="string">
            <text:p>EQAOI.06R .. 0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ZD602</text:p>
          </table:table-cell>
          <table:table-cell office:value-type="float" office:value="316390" calcext:value-type="float">
            <text:p>316390</text:p>
          </table:table-cell>
          <table:table-cell office:value-type="string" calcext:value-type="string">
            <text:p>RD6.2E (B)</text:p>
          </table:table-cell>
          <table:table-cell table:style-name="ce65" office:value-type="string" calcext:value-type="string">
            <text:p>2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I-02</text:p>
          </table:table-cell>
          <table:table-cell office:value-type="float" office:value="655103" calcext:value-type="float">
            <text:p>655103</text:p>
          </table:table-cell>
          <table:table-cell office:value-type="string" calcext:value-type="string">
            <text:p>10000pF 500V</text:p>
          </table:table-cell>
          <table:table-cell table:style-name="ce65" office:value-type="string" calcext:value-type="string">
            <text:p>1 B. 3 B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a"s No.</text:p>
          </table:table-cell>
          <table:table-cell office:value-type="string" calcext:value-type="string">
            <text:p>Stock No.</text:p>
          </table:table-cell>
          <table:table-cell table:style-name="ce66"/>
          <table:table-cell table:style-name="ce65" office:value-type="string" calcext:value-type="string">
            <text:p>D.se"ptlon</text:p>
          </table:table-cell>
          <table:table-cell table:style-name="ce65" office:value-type="string" calcext:value-type="string">
            <text:p>Position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603</text:p>
          </table:table-cell>
          <table:table-cell office:value-type="float" office:value="602338" calcext:value-type="float">
            <text:p>602338</text:p>
          </table:table-cell>
          <table:table-cell office:value-type="string" calcext:value-type="string">
            <text:p>33pF</text:p>
          </table:table-cell>
          <table:table-cell table:style-name="ce65" office:value-type="string" calcext:value-type="string">
            <text:p>100WV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OL 02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</text:p>
          </table:table-cell>
          <table:table-cell table:style-name="ce66"/>
          <table:table-cell table:style-name="ce65" office:value-type="string" calcext:value-type="string">
            <text:p>1 A. 3A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J.R.</text:p>
          </table:table-cell>
          <table:table-cell table:style-name="ce66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03.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</text:p>
          </table:table-cell>
          <table:table-cell table:style-name="ce66"/>
          <table:table-cell table:style-name="ce65" office:value-type="string" calcext:value-type="string">
            <text:p>1 A. 3A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es, 06</text:p>
          </table:table-cell>
          <table:table-cell office:value-type="float" office:value="210101" calcext:value-type="float">
            <text:p>210101</text:p>
          </table:table-cell>
          <table:table-cell office:value-type="float" office:value="1000" calcext:value-type="float">
            <text:p>1000</text:p>
          </table:table-cell>
          <table:table-cell table:style-name="ce66"/>
          <table:table-cell table:style-name="ce65" office:value-type="string" calcext:value-type="string">
            <text:p>2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J.R.</text:p>
          </table:table-cell>
          <table:table-cell table:style-name="ce66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07,</text:p>
          </table:table-cell>
          <table:table-cell office:value-type="float" office:value="210101" calcext:value-type="float">
            <text:p>210101</text:p>
          </table:table-cell>
          <table:table-cell office:value-type="string" calcext:value-type="string">
            <text:p>1000t r2;,W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I9.</text:p>
          </table:table-cell>
          <table:table-cell office:value-type="float" office:value="202100" calcext:value-type="float">
            <text:p>202100</text:p>
          </table:table-cell>
          <table:table-cell office:value-type="float" office:value="100" calcext:value-type="float">
            <text:p>100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or</text:p>
          </table:table-cell>
          <table:table-cell office:value-type="float" office:value="202391" calcext:value-type="float">
            <text:p>202391</text:p>
          </table:table-cell>
          <table:table-cell office:value-type="string" calcext:value-type="string">
            <text:p>3900 2 W</text:p>
          </table:table-cell>
          <table:table-cell table:style-name="ce65" office:value-type="string" calcext:value-type="string">
            <text:p>J.R.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02</text:p>
          </table:table-cell>
          <table:table-cell office:value-type="float" office:value="202222" calcext:value-type="float">
            <text:p>202222</text:p>
          </table:table-cell>
          <table:table-cell office:value-type="string" calcext:value-type="string">
            <text:p>2kO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6I6</text:p>
          </table:table-cell>
          <table:table-cell office:value-type="float" office:value="210472" calcext:value-type="float">
            <text:p>210472</text:p>
          </table:table-cell>
          <table:table-cell office:value-type="string" calcext:value-type="string">
            <text:p>7k0</text:p>
          </table:table-cell>
          <table:table-cell table:style-name="ce65" office:value-type="string" calcext:value-type="string">
            <text:p>y,W J.R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 table:number-columns-repeated="2"/>
          <table:table-cell office:value-type="string" calcext:value-type="string">
            <text:p>R.lay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l601</text:p>
          </table:table-cell>
          <table:table-cell table:style-name="ce66" table:number-columns-repeated="4"/>
          <table:table-cell/>
          <table:table-cell office:value-type="float" office:value="9" calcext:value-type="float">
            <text:p>9</text:p>
          </table:table-cell>
        </table:table-row>
        <table:table-row table:style-name="ro7">
          <table:table-cell table:style-name="ce66"/>
          <table:table-cell office:value-type="string" calcext:value-type="string">
            <text:p>r1 115500327500</text:p>
          </table:table-cell>
          <table:table-cell office:value-type="string" calcext:value-type="string">
            <text:p>R.lay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FOL 02</text:p>
          </table:table-cell>
          <table:table-cell office:value-type="float" office:value="435160" calcext:value-type="float">
            <text:p>435160</text:p>
          </table:table-cell>
          <table:table-cell office:value-type="string" calcext:value-type="string">
            <text:p>4A 12.5VPow., I". Ul, C5A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432300" calcext:value-type="float">
            <text:p>432300</text:p>
          </table:table-cell>
          <table:table-cell office:value-type="string" calcext:value-type="string">
            <text:p>6A 125V AC f". XX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435160" calcext:value-type="float">
            <text:p>435160</text:p>
          </table:table-cell>
          <table:table-cell office:value-type="string" calcext:value-type="string">
            <text:p>4A- AC I". EU.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66"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". Hold.r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6"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". Hold.,E U. B5</text:p>
          </table:table-cell>
          <table:table-cell table:style-name="ce66" table:number-columns-repeated="2"/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arts List</text:p>
          </table:table-cell>
          <table:table-cell table:style-name="ce66" table:number-columns-repeated="2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ts No. Stock No.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J. 0308451.</text:p>
          </table:table-cell>
          <table:table-cell office:value-type="string" calcext:value-type="string">
            <text:p>250356 (0. E)</text:p>
          </table:table-cell>
          <table:table-cell office:value-type="string" calcext:value-type="string">
            <text:p>18. 3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3. 0303281. 2</text:p>
          </table:table-cell>
          <table:table-cell office:value-type="string" calcext:value-type="string">
            <text:p>25B526 (0. E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'. 0306270. 1</text:p>
          </table:table-cell>
          <table:table-cell office:value-type="string" calcext:value-type="string">
            <text:p>25C1708 (E, U)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7. 030071 O. I</text:p>
          </table:table-cell>
          <table:table-cell office:value-type="string" calcext:value-type="string">
            <text:p>25A847(I)(f. G)</text:p>
          </table:table-cell>
          <table:table-cell table:style-name="ce66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09. 0306270. I</text:p>
          </table:table-cell>
          <table:table-cell office:value-type="string" calcext:value-type="string">
            <text:p>25CI708(f.</text:p>
          </table:table-cell>
          <table:table-cell office:value-type="string" calcext:value-type="string">
            <text:p>1 B. 3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11, 0300710,</text:p>
          </table:table-cell>
          <table:table-cell office:value-type="string" calcext:value-type="string">
            <text:p>2SA847 (f, G)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1 0305951. 2</text:p>
          </table:table-cell>
          <table:table-cell office:value-type="string" calcext:value-type="string">
            <text:p>25C945 (Q, p) T,oO$lst..</text:p>
          </table:table-cell>
          <table:table-cell office:value-type="string" calcext:value-type="string">
            <text:p>2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2 0305951. 2</text:p>
          </table:table-cell>
          <table:table-cell office:value-type="string" calcext:value-type="string">
            <text:p>25C945 (Q. P)</text:p>
          </table:table-cell>
          <table:table-cell table:style-name="ce66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3 0305951,</text:p>
          </table:table-cell>
          <table:table-cell office:value-type="string" calcext:value-type="string">
            <text:p>25C945 (Q. P)</text:p>
          </table:table-cell>
          <table:table-cell table:style-name="ce66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. 0300510,</text:p>
          </table:table-cell>
          <table:table-cell office:value-type="string" calcext:value-type="string">
            <text:p>25A733 (P.</text:p>
          </table:table-cell>
          <table:table-cell table:style-name="ce66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' 0305951. 2</text:p>
          </table:table-cell>
          <table:table-cell office:value-type="string" calcext:value-type="string">
            <text:p>25C945 (Q. P)</text:p>
          </table:table-cell>
          <table:table-cell table:style-name="ce66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" 0305951.</text:p>
          </table:table-cell>
          <table:table-cell office:value-type="string" calcext:value-type="string">
            <text:p>25C945 (Q. p)</text:p>
          </table:table-cell>
          <table:table-cell office:value-type="string" calcext:value-type="string">
            <text:p>I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607 0305951. 2</text:p>
          </table:table-cell>
          <table:table-cell office:value-type="string" calcext:value-type="string">
            <text:p>25C945 (Q, P)</text:p>
          </table:table-cell>
          <table:table-cell office:value-type="string" calcext:value-type="string">
            <text:p>1 B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ol, 03112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A.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o3. 0311300</text:p>
          </table:table-cell>
          <table:table-cell table:style-name="ce67" office:value-type="string" calcext:value-type="string">
            <text:p>55-</text:p>
          </table:table-cell>
          <table:table-cell office:value-type="string" calcext:value-type="string">
            <text:p>1 A.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"06 0310350</text:p>
          </table:table-cell>
          <table:table-cell office:value-type="string" calcext:value-type="string">
            <text:p>1002(152227)</text:p>
          </table:table-cell>
          <table:table-cell office:value-type="string" calcext:value-type="string">
            <text:p>1 A.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l. os 0310350</text:p>
          </table:table-cell>
          <table:table-cell office:value-type="string" calcext:value-type="string">
            <text:p>1002(152227)</text:p>
          </table:table-cell>
          <table:table-cell office:value-type="string" calcext:value-type="string">
            <text:p>I A.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,. 10 0310350</text:p>
          </table:table-cell>
          <table:table-cell office:value-type="string" calcext:value-type="string">
            <text:p>1002(152227)</text:p>
          </table:table-cell>
          <table:table-cell office:value-type="string" calcext:value-type="string">
            <text:p>I A.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!.12 0310350</text:p>
          </table:table-cell>
          <table:table-cell office:value-type="string" calcext:value-type="string">
            <text:p>1002 (IS2227)</text:p>
          </table:table-cell>
          <table:table-cell office:value-type="string" calcext:value-type="string">
            <text:p>1 A. 3A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.rts No.</text:p>
          </table:table-cell>
          <table:table-cell office:value-type="string" calcext:value-type="string">
            <text:p>Stock No.</text:p>
          </table:table-cell>
          <table:table-cell table:style-name="ce66"/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Po.ltlon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string" calcext:value-type="string">
            <text:p>(0311160</text:p>
          </table:table-cell>
          <table:table-cell office:value-type="float" office:value="1524730" calcext:value-type="float">
            <text:p>1524730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13-14</text:p>
          </table:table-cell>
          <table:table-cell table:style-name="ce66" table:number-columns-repeated="3"/>
          <table:table-cell table:style-name="ce65" office:value-type="string" calcext:value-type="string">
            <text:p>1 B. 1 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float" office:value="311180" calcext:value-type="float">
            <text:p>311180</text:p>
          </table:table-cell>
          <table:table-cell office:value-type="float" office:value="151588" calcext:value-type="float">
            <text:p>151588</text:p>
          </table:table-cell>
          <table:table-cell table:style-name="ce65" office:value-type="string" calcext:value-type="string">
            <text:p>Diode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 table:number-columns-repeated="2"/>
          <table:table-cell office:value-type="float" office:value="1524730" calcext:value-type="float">
            <text:p>1524730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5-16</text:p>
          </table:table-cell>
          <table:table-cell table:style-name="ce66" table:number-columns-repeated="3"/>
          <table:table-cell table:style-name="ce65" office:value-type="string" calcext:value-type="string">
            <text:p>lB. 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float" office:value="103111860" calcext:value-type="float">
            <text:p>103111860</text:p>
          </table:table-cell>
          <table:table-cell office:value-type="float" office:value="151588" calcext:value-type="float">
            <text:p>151588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 table:number-columns-repeated="2"/>
          <table:table-cell office:value-type="float" office:value="1524730" calcext:value-type="float">
            <text:p>1524730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"-18</text:p>
          </table:table-cell>
          <table:table-cell table:style-name="ce66" table:number-columns-repeated="3"/>
          <table:table-cell table:style-name="ce65" office:value-type="string" calcext:value-type="string">
            <text:p>1 B. 3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float" office:value="103111680" calcext:value-type="float">
            <text:p>103111680</text:p>
          </table:table-cell>
          <table:table-cell office:value-type="float" office:value="151588" calcext:value-type="float">
            <text:p>151588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o'</text:p>
          </table:table-cell>
          <table:table-cell office:value-type="float" office:value="310350" calcext:value-type="float">
            <text:p>310350</text:p>
          </table:table-cell>
          <table:table-cell office:value-type="string" calcext:value-type="string">
            <text:p>1002(152227)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o2</text:p>
          </table:table-cell>
          <table:table-cell office:value-type="float" office:value="310350" calcext:value-type="float">
            <text:p>310350</text:p>
          </table:table-cell>
          <table:table-cell office:value-type="string" calcext:value-type="string">
            <text:p>1002(152227)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.o3</text:p>
          </table:table-cell>
          <table:table-cell office:value-type="float" office:value="311160" calcext:value-type="float">
            <text:p>311160</text:p>
          </table:table-cell>
          <table:table-cell office:value-type="float" office:value="1524730" calcext:value-type="float">
            <text:p>152473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o4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O1212</text:p>
          </table:table-cell>
          <table:table-cell table:style-name="ce65" office:value-type="string" calcext:value-type="string">
            <text:p>Vodsto,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os</text:p>
          </table:table-cell>
          <table:table-cell office:value-type="float" office:value="311160" calcext:value-type="float">
            <text:p>311160</text:p>
          </table:table-cell>
          <table:table-cell office:value-type="float" office:value="1524730" calcext:value-type="float">
            <text:p>152473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06</text:p>
          </table:table-cell>
          <table:table-cell office:value-type="string" calcext:value-type="string">
            <text:p>, 0311160</text:p>
          </table:table-cell>
          <table:table-cell office:value-type="float" office:value="1524730" calcext:value-type="float">
            <text:p>152473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DIode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07</text:p>
          </table:table-cell>
          <table:table-cell office:value-type="float" office:value="311160" calcext:value-type="float">
            <text:p>311160</text:p>
          </table:table-cell>
          <table:table-cell office:value-type="float" office:value="1524730" calcext:value-type="float">
            <text:p>152473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6o'</text:p>
          </table:table-cell>
          <table:table-cell office:value-type="float" office:value="310340" calcext:value-type="float">
            <text:p>310340</text:p>
          </table:table-cell>
          <table:table-cell office:value-type="string" calcext:value-type="string">
            <text:p>1001 (152226)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609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O1212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6IO</text:p>
          </table:table-cell>
          <table:table-cell office:value-type="float" office:value="340120" calcext:value-type="float">
            <text:p>340120</text:p>
          </table:table-cell>
          <table:table-cell office:value-type="string" calcext:value-type="string">
            <text:p>VO1212 Vo",'o'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ZDo!.02</text:p>
          </table:table-cell>
          <table:table-cell office:value-type="float" office:value="316310" calcext:value-type="float">
            <text:p>316310</text:p>
          </table:table-cell>
          <table:table-cell office:value-type="string" calcext:value-type="string">
            <text:p>RO-13E (B)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D601</text:p>
          </table:table-cell>
          <table:table-cell office:value-type="float" office:value="315760" calcext:value-type="float">
            <text:p>315760</text:p>
          </table:table-cell>
          <table:table-cell office:value-type="string" calcext:value-type="string">
            <text:p>EQAOI.06R Z.n., Diode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ZD60'</text:p>
          </table:table-cell>
          <table:table-cell office:value-type="float" office:value="316390" calcext:value-type="float">
            <text:p>316390</text:p>
          </table:table-cell>
          <table:table-cell office:value-type="string" calcext:value-type="string">
            <text:p>RO. 2E (B)</text:p>
          </table:table-cell>
          <table:table-cell table:style-name="ce66"/>
          <table:table-cell table:style-name="ce65" office:value-type="string" calcext:value-type="string">
            <text:p>1 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.rt. No.</text:p>
          </table:table-cell>
          <table:table-cell office:value-type="string" calcext:value-type="string">
            <text:p>Stock No.</text:p>
          </table:table-cell>
          <table:table-cell table:style-name="ce66"/>
          <table:table-cell table:style-name="ce65" office:value-type="string" calcext:value-type="string">
            <text:p>D..crlptlon</text:p>
          </table:table-cell>
          <table:table-cell table:style-name="ce65" office:value-type="string" calcext:value-type="string">
            <text:p>Po.ltlon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!.02</text:p>
          </table:table-cell>
          <table:table-cell office:value-type="float" office:value="655103" calcext:value-type="float">
            <text:p>655103</text:p>
          </table:table-cell>
          <table:table-cell office:value-type="string" calcext:value-type="string">
            <text:p>1O000Pf</text:p>
          </table:table-cell>
          <table:table-cell table:style-name="ce66"/>
          <table:table-cell table:style-name="ce65" office:value-type="string" calcext:value-type="string">
            <text:p>1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3.</text:p>
          </table:table-cell>
          <table:table-cell office:value-type="float" office:value="655103" calcext:value-type="float">
            <text:p>655103</text:p>
          </table:table-cell>
          <table:table-cell office:value-type="string" calcext:value-type="string">
            <text:p>10000pf1 500V</text:p>
          </table:table-cell>
          <table:table-cell table:style-name="ce66"/>
          <table:table-cell table:style-name="ce65" office:value-type="string" calcext:value-type="string">
            <text:p>1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603</text:p>
          </table:table-cell>
          <table:table-cell office:value-type="float" office:value="602338" calcext:value-type="float">
            <text:p>602338</text:p>
          </table:table-cell>
          <table:table-cell office:value-type="string" calcext:value-type="string">
            <text:p>33pf</text:p>
          </table:table-cell>
          <table:table-cell table:style-name="ce65" office:value-type="string" calcext:value-type="string">
            <text:p>100WV</text:p>
          </table:table-cell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O!.O2</text:p>
          </table:table-cell>
          <table:table-cell office:value-type="float" office:value="202332" calcext:value-type="float">
            <text:p>202332</text:p>
          </table:table-cell>
          <table:table-cell office:value-type="string" calcext:value-type="string">
            <text:p>3k0</text:p>
          </table:table-cell>
          <table:table-cell table:style-name="ce66"/>
          <table:table-cell table:style-name="ce65" office:value-type="string" calcext:value-type="string">
            <text:p>1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N.I.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O3.</text:p>
          </table:table-cell>
          <table:table-cell office:value-type="float" office:value="202332" calcext:value-type="float">
            <text:p>202332</text:p>
          </table:table-cell>
          <table:table-cell office:value-type="string" calcext:value-type="string">
            <text:p>3kO 1 2W</text:p>
          </table:table-cell>
          <table:table-cell table:style-name="ce66"/>
          <table:table-cell table:style-name="ce65" office:value-type="string" calcext:value-type="string">
            <text:p>1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o""</text:p>
          </table:table-cell>
          <table:table-cell office:value-type="float" office:value="210101" calcext:value-type="float">
            <text:p>210101</text:p>
          </table:table-cell>
          <table:table-cell office:value-type="float" office:value="1000" calcext:value-type="float">
            <text:p>1000</text:p>
          </table:table-cell>
          <table:table-cell table:style-name="ce66"/>
          <table:table-cell table:style-name="ce65" office:value-type="string" calcext:value-type="string">
            <text:p>1 B. 3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I5,</text:p>
          </table:table-cell>
          <table:table-cell office:value-type="float" office:value="210101" calcext:value-type="float">
            <text:p>210101</text:p>
          </table:table-cell>
          <table:table-cell office:value-type="string" calcext:value-type="string">
            <text:p>10001 y2,w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37,</text:p>
          </table:table-cell>
          <table:table-cell office:value-type="float" office:value="202100" calcext:value-type="float">
            <text:p>202100</text:p>
          </table:table-cell>
          <table:table-cell office:value-type="string" calcext:value-type="string">
            <text:p>lOO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60'</text:p>
          </table:table-cell>
          <table:table-cell office:value-type="float" office:value="202391" calcext:value-type="float">
            <text:p>202391</text:p>
          </table:table-cell>
          <table:table-cell office:value-type="float" office:value="3900" calcext:value-type="float">
            <text:p>3900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 table:number-columns-repeated="3"/>
          <table:table-cell table:style-name="ce65" office:value-type="string" calcext:value-type="string">
            <text:p>I.R.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602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 2 W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603</text:p>
          </table:table-cell>
          <table:table-cell office:value-type="float" office:value="202272" calcext:value-type="float">
            <text:p>202272</text:p>
          </table:table-cell>
          <table:table-cell office:value-type="string" calcext:value-type="string">
            <text:p>7kO</text:p>
          </table:table-cell>
          <table:table-cell table:style-name="ce66"/>
          <table:table-cell table:style-name="ce65" office:value-type="string" calcext:value-type="string">
            <text:p>2 B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6"</text:p>
          </table:table-cell>
          <table:table-cell office:value-type="float" office:value="210472" calcext:value-type="float">
            <text:p>210472</text:p>
          </table:table-cell>
          <table:table-cell office:value-type="string" calcext:value-type="string">
            <text:p>7kO</text:p>
          </table:table-cell>
          <table:table-cell table:style-name="ce65" office:value-type="string" calcext:value-type="string">
            <text:p>y,W I.R.</text:p>
          </table:table-cell>
          <table:table-cell table:style-name="ce66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string" calcext:value-type="string">
            <text:p>("50250</text:p>
          </table:table-cell>
          <table:table-cell office:value-type="string" calcext:value-type="string">
            <text:p>R.loy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L601</text:p>
          </table:table-cell>
          <table:table-cell table:style-name="ce66" table:number-columns-repeated="4"/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6"/>
          <table:table-cell office:value-type="float" office:value="1150370" calcext:value-type="float">
            <text:p>1150370</text:p>
          </table:table-cell>
          <table:table-cell office:value-type="string" calcext:value-type="string">
            <text:p>R.loy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!.02</text:p>
          </table:table-cell>
          <table:table-cell office:value-type="float" office:value="432290" calcext:value-type="float">
            <text:p>432290</text:p>
          </table:table-cell>
          <table:table-cell office:value-type="string" calcext:value-type="string">
            <text:p>5A 125V</text:p>
          </table:table-cell>
          <table:table-cell table:style-name="ce65" office:value-type="string" calcext:value-type="string">
            <text:p>Pow., fuse UL, C5A</text:p>
          </table:table-cell>
          <table:table-cell table:style-name="ce65" office:value-type="string" calcext:value-type="string">
            <text:p>I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01-0'</text:p>
          </table:table-cell>
          <table:table-cell office:value-type="float" office:value="432500" calcext:value-type="float">
            <text:p>432500</text:p>
          </table:table-cell>
          <table:table-cell office:value-type="string" calcext:value-type="string">
            <text:p>7A 125V</text:p>
          </table:table-cell>
          <table:table-cell table:style-name="ce65" office:value-type="string" calcext:value-type="string">
            <text:p>AC Ius. XX</text:p>
          </table:table-cell>
          <table:table-cell table:style-name="ce65" office:value-type="string" calcext:value-type="string">
            <text:p>1 A.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6"/>
          <table:table-cell office:value-type="float" office:value="435170" calcext:value-type="float">
            <text:p>435170</text:p>
          </table:table-cell>
          <table:table-cell office:value-type="string" calcext:value-type="string">
            <text:p>5A. AC luso EU, B5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6"/>
          <table:table-cell office:value-type="float" office:value="2310220" calcext:value-type="float">
            <text:p>2310220</text:p>
          </table:table-cell>
          <table:table-cell office:value-type="string" calcext:value-type="string">
            <text:p>fuse Hold., XX</text:p>
          </table:table-cell>
          <table:table-cell table:style-name="ce66" table:number-columns-repeated="2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6"/>
          <table:table-cell office:value-type="float" office:value="2310230" calcext:value-type="float">
            <text:p>2310230</text:p>
          </table:table-cell>
          <table:table-cell office:value-type="string" calcext:value-type="string">
            <text:p>fuse Holde, EU, B5</text:p>
          </table:table-cell>
          <table:table-cell table:style-name="ce66"/>
          <table:table-cell table:number-columns-repeated="2"/>
          <table:table-cell office:value-type="float" office:value="10" calcext:value-type="float">
            <text:p>10</text:p>
          </table:table-cell>
        </table:table-row>
      </table:table>
      <table:table table:name="part_translation" table:style-name="ta1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2">
          <table:table-cell table:style-name="ce65" office:value-type="string" calcext:value-type="string">
            <text:p>Abbreviations</text:p>
          </table:table-cell>
          <table:table-cell office:value-type="string" calcext:value-type="string">
            <text:p>Description</text:p>
          </table:table-cell>
          <table:table-cell table:style-name="ce66"/>
        </table:table-row>
        <table:table-row table:style-name="ro2">
          <table:table-cell office:value-type="string" calcext:value-type="string">
            <text:p>C.R.</text:p>
          </table:table-cell>
          <table:table-cell table:style-name="ce65" office:value-type="string" calcext:value-type="string">
            <text:p>Carbon Resistor</text:p>
          </table:table-cell>
          <table:table-cell/>
        </table:table-row>
        <table:table-row table:style-name="ro2">
          <table:table-cell office:value-type="string" calcext:value-type="string">
            <text:p>S.R.</text:p>
          </table:table-cell>
          <table:table-cell table:style-name="ce65" office:value-type="string" calcext:value-type="string">
            <text:p>Solid Resistor</text:p>
          </table:table-cell>
          <table:table-cell/>
        </table:table-row>
        <table:table-row table:style-name="ro2">
          <table:table-cell office:value-type="string" calcext:value-type="string">
            <text:p>Ce.R.</text:p>
          </table:table-cell>
          <table:table-cell table:style-name="ce65" office:value-type="string" calcext:value-type="string">
            <text:p>Cement Resistor</text:p>
          </table:table-cell>
          <table:table-cell/>
        </table:table-row>
        <table:table-row table:style-name="ro2">
          <table:table-cell office:value-type="string" calcext:value-type="string">
            <text:p>M.R.</text:p>
          </table:table-cell>
          <table:table-cell table:style-name="ce65" office:value-type="string" calcext:value-type="string">
            <text:p>Metal Film Resistor</text:p>
          </table:table-cell>
          <table:table-cell/>
        </table:table-row>
        <table:table-row table:style-name="ro2">
          <table:table-cell office:value-type="string" calcext:value-type="string">
            <text:p>F.R.</text:p>
          </table:table-cell>
          <table:table-cell table:style-name="ce65" office:value-type="string" calcext:value-type="string">
            <text:p>Fusing Resistor</text:p>
          </table:table-cell>
          <table:table-cell/>
        </table:table-row>
        <table:table-row table:style-name="ro2">
          <table:table-cell office:value-type="string" calcext:value-type="string">
            <text:p>N.I.R.</text:p>
          </table:table-cell>
          <table:table-cell table:style-name="ce65" office:value-type="string" calcext:value-type="string">
            <text:p>Non. Flammable Resistor</text:p>
          </table:table-cell>
          <table:table-cell/>
        </table:table-row>
        <table:table-row table:style-name="ro2">
          <table:table-cell office:value-type="string" calcext:value-type="string">
            <text:p>M.C.</text:p>
          </table:table-cell>
          <table:table-cell table:style-name="ce65" office:value-type="string" calcext:value-type="string">
            <text:p>Mylar Capacitor</text:p>
          </table:table-cell>
          <table:table-cell/>
        </table:table-row>
        <table:table-row table:style-name="ro2">
          <table:table-cell office:value-type="string" calcext:value-type="string">
            <text:p>E.C.</text:p>
          </table:table-cell>
          <table:table-cell table:style-name="ce65" office:value-type="string" calcext:value-type="string">
            <text:p>Electrolytic Capacitor</text:p>
          </table:table-cell>
          <table:table-cell/>
        </table:table-row>
        <table:table-row table:style-name="ro2">
          <table:table-cell office:value-type="string" calcext:value-type="string">
            <text:p>BP.E.C.</text:p>
          </table:table-cell>
          <table:table-cell table:style-name="ce65" office:value-type="string" calcext:value-type="string">
            <text:p>Bi.Polar Electrolytic Capacitor</text:p>
          </table:table-cell>
          <table:table-cell table:style-name="ce66"/>
        </table:table-row>
        <table:table-row table:style-name="ro2">
          <table:table-cell office:value-type="string" calcext:value-type="string">
            <text:p>C.C.</text:p>
          </table:table-cell>
          <table:table-cell table:style-name="ce65" office:value-type="string" calcext:value-type="string">
            <text:p>Ceramic Capacitor</text:p>
          </table:table-cell>
          <table:table-cell/>
        </table:table-row>
        <table:table-row table:style-name="ro2">
          <table:table-cell office:value-type="string" calcext:value-type="string">
            <text:p>Mi.C.</text:p>
          </table:table-cell>
          <table:table-cell office:value-type="string" calcext:value-type="string">
            <text:p>Mica Capacitor</text:p>
          </table:table-cell>
          <table:table-cell/>
        </table:table-row>
        <table:table-row table:style-name="ro2">
          <table:table-cell office:value-type="string" calcext:value-type="string">
            <text:p>O.C.</text:p>
          </table:table-cell>
          <table:table-cell table:style-name="ce65" office:value-type="string" calcext:value-type="string">
            <text:p>Oil Capacitor</text:p>
          </table:table-cell>
          <table:table-cell/>
        </table:table-row>
        <table:table-row table:style-name="ro2">
          <table:table-cell office:value-type="string" calcext:value-type="string">
            <text:p>P.C.</text:p>
          </table:table-cell>
          <table:table-cell table:style-name="ce65" office:value-type="string" calcext:value-type="string">
            <text:p>Polystyrene Capacitor</text:p>
          </table:table-cell>
          <table:table-cell/>
        </table:table-row>
        <table:table-row table:style-name="ro2">
          <table:table-cell office:value-type="string" calcext:value-type="string">
            <text:p>T.C.</text:p>
          </table:table-cell>
          <table:table-cell table:style-name="ce65" office:value-type="string" calcext:value-type="string">
            <text:p>Tantalum Capacitor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Board Code</text:p>
          </table:table-cell>
          <table:table-cell office:value-type="string" calcext:value-type="string">
            <text:p>Board Name</text:p>
          </table:table-cell>
          <table:table-cell/>
        </table:table-row>
        <table:table-row table:style-name="ro2">
          <table:table-cell office:value-type="string" calcext:value-type="string">
            <text:p>F-2669</text:p>
          </table:table-cell>
          <table:table-cell office:value-type="string" calcext:value-type="string">
            <text:p>Input Terminal</text:p>
          </table:table-cell>
          <table:table-cell/>
        </table:table-row>
        <table:table-row table:style-name="ro2">
          <table:table-cell office:value-type="string" calcext:value-type="string">
            <text:p>F-2723</text:p>
          </table:table-cell>
          <table:table-cell office:value-type="string" calcext:value-type="string">
            <text:p>Equalizer</text:p>
          </table:table-cell>
          <table:table-cell/>
        </table:table-row>
        <table:table-row table:style-name="ro2">
          <table:table-cell office:value-type="string" calcext:value-type="string">
            <text:p>F-2673</text:p>
          </table:table-cell>
          <table:table-cell office:value-type="string" calcext:value-type="string">
            <text:p>Tone Control AU-517</text:p>
          </table:table-cell>
          <table:table-cell/>
        </table:table-row>
        <table:table-row table:style-name="ro2">
          <table:table-cell office:value-type="string" calcext:value-type="string">
            <text:p>F-2674</text:p>
          </table:table-cell>
          <table:table-cell office:value-type="string" calcext:value-type="string">
            <text:p>Bass &amp; Treble Volume AU-517</text:p>
          </table:table-cell>
          <table:table-cell/>
        </table:table-row>
        <table:table-row table:style-name="ro2">
          <table:table-cell office:value-type="string" calcext:value-type="string">
            <text:p>F-2670</text:p>
          </table:table-cell>
          <table:table-cell office:value-type="string" calcext:value-type="string">
            <text:p>Pre-Main Switch</text:p>
          </table:table-cell>
          <table:table-cell/>
        </table:table-row>
        <table:table-row table:style-name="ro2">
          <table:table-cell office:value-type="string" calcext:value-type="string">
            <text:p>F-2667</text:p>
          </table:table-cell>
          <table:table-cell office:value-type="string" calcext:value-type="string">
            <text:p>Tape Play</text:p>
          </table:table-cell>
          <table:table-cell/>
        </table:table-row>
        <table:table-row table:style-name="ro2">
          <table:table-cell office:value-type="string" calcext:value-type="string">
            <text:p>F-2720</text:p>
          </table:table-cell>
          <table:table-cell office:value-type="string" calcext:value-type="string">
            <text:p>Tone Control AU-717</text:p>
          </table:table-cell>
          <table:table-cell/>
        </table:table-row>
        <table:table-row table:style-name="ro2">
          <table:table-cell office:value-type="string" calcext:value-type="string">
            <text:p>F-2665</text:p>
          </table:table-cell>
          <table:table-cell office:value-type="string" calcext:value-type="string">
            <text:p>Bass &amp; Treble Volume AU-717</text:p>
          </table:table-cell>
          <table:table-cell/>
        </table:table-row>
        <table:table-row table:style-name="ro2">
          <table:table-cell office:value-type="string" calcext:value-type="string">
            <text:p>F-2666</text:p>
          </table:table-cell>
          <table:table-cell office:value-type="string" calcext:value-type="string">
            <text:p>Turn Over</text:p>
          </table:table-cell>
          <table:table-cell/>
        </table:table-row>
        <table:table-row table:style-name="ro2">
          <table:table-cell office:value-type="string" calcext:value-type="string">
            <text:p>F-2721</text:p>
          </table:table-cell>
          <table:table-cell office:value-type="string" calcext:value-type="string">
            <text:p>Driver</text:p>
          </table:table-cell>
          <table:table-cell/>
        </table:table-row>
        <table:table-row table:style-name="ro2">
          <table:table-cell office:value-type="string" calcext:value-type="string">
            <text:p>F-2722</text:p>
          </table:table-cell>
          <table:table-cell office:value-type="string" calcext:value-type="string">
            <text:p>Driver</text:p>
          </table:table-cell>
          <table:table-cell/>
        </table:table-row>
        <table:table-row table:style-name="ro2">
          <table:table-cell office:value-type="string" calcext:value-type="string">
            <text:p>F-2675</text:p>
          </table:table-cell>
          <table:table-cell office:value-type="string" calcext:value-type="string">
            <text:p>Power Supply Protector AU-517</text:p>
          </table:table-cell>
          <table:table-cell/>
        </table:table-row>
        <table:table-row table:style-name="ro2">
          <table:table-cell office:value-type="string" calcext:value-type="string">
            <text:p>F-2663</text:p>
          </table:table-cell>
          <table:table-cell office:value-type="string" calcext:value-type="string">
            <text:p>Power Supply Protector AU-717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ther</text:p>
          </table:table-cell>
          <table:table-cell/>
        </table:table-row>
      </table:table>
      <table:named-expressions/>
      <table:database-ranges>
        <table:database-range table:name="__Anonymous_Sheet_DB__0" table:target-range-address="parts_list_replace_track.E1:parts_list_replace_track.N189" table:display-filter-buttons="true">
          <table:filter>
            <table:filter-and>
              <table:filter-condition table:field-number="3" table:value="1" table:operator="=">
                <table:filter-set-item table:value="1"/>
                <table:filter-set-item table:value="2"/>
              </table:filter-condition>
            </table:filter-and>
          </table:filter>
          <table:sort>
            <table:sort-by table:field-number="8" table:data-type="automatic"/>
          </table:sort>
        </table:database-range>
        <table:database-range table:name="__Anonymous_Sheet_DB__2" table:target-range-address="parts_list_mods.A1:parts_list_mods.U338" table:display-filter-buttons="true">
          <table:sort>
            <table:sort-by table:field-number="8" table:data-type="automatic"/>
          </table:sort>
        </table:database-range>
        <table:database-range table:name="__Anonymous_Sheet_DB__3" table:target-range-address="parts_list.A1:parts_list.AMJ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9:24:37.372303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1:06:33.730021660</meta:creation-date>
    <dc:date>2021-10-10T09:31:40.263685917</dc:date>
    <meta:editing-duration>P1DT12H39M3S</meta:editing-duration>
    <meta:editing-cycles>159</meta:editing-cycles>
    <meta:generator>LibreOffice/6.0.7.3$Linux_x86 LibreOffice_project/00m0$Build-3</meta:generator>
    <meta:document-statistic meta:table-count="6" meta:cell-count="11025" meta:object-count="0"/>
  </office:meta>
</office:document-meta>
</file>